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_32_2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0" style:family="table-cell" style:parent-style-name="Normal_32_2_32_2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_32_2" style:data-style-name="N0">
      <style:table-cell-properties fo:border-top="2pt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_32_2" style:data-style-name="N0">
      <style:table-cell-properties fo:border-top="2pt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_32_2" style:data-style-name="N0">
      <style:table-cell-properties fo:border-top="2pt solid #000000" fo:border-bottom="none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_32_2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_32_2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_32_2" style:data-style-name="N0">
      <style:table-cell-properties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_32_2" style:data-style-name="N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7" style:family="table-cell" style:parent-style-name="Normal_32_2_32_2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70108_32_updated" style:data-style-name="N0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10pt" style:font-size-asian="10pt" style:font-size-complex="10pt"/>
    </style:style>
    <style:style style:name="ce29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30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31" style:family="table-cell" style:parent-style-name="Normal_32_2_32_2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32" style:family="table-cell" style:parent-style-name="Normal_70108_32_updated" style:data-style-name="N0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8pt" style:font-size-asian="8pt" style:font-size-complex="8pt" fo:font-style="italic" style:font-style-asian="italic" style:font-style-complex="italic"/>
    </style:style>
    <style:style style:name="ce33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text-position="33%" style:font-family-generic="swiss"/>
    </style:style>
    <style:style style:name="ce34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35" style:family="table-cell" style:parent-style-name="Normal_70108_32_updated" style:data-style-name="N0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10pt" style:font-size-asian="10pt" style:font-size-complex="10pt"/>
    </style:style>
    <style:style style:name="ce36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7" style:family="table-cell" style:parent-style-name="Normal_70108_32_updated" style:data-style-name="N0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_32_2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2_32_2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/>
    </style:style>
    <style:style style:name="ce40" style:family="table-cell" style:parent-style-name="Normal_32_2_32_2" style:data-style-name="N38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_32_2" style:data-style-name="N38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Normal_32_2_32_2" style:data-style-name="N0">
      <style:table-cell-properties style:vertical-align="top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TRA9901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Main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TRA99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TRA9901" style:data-style-name="N38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7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8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9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60" style:family="table-cell" style:parent-style-name="Normal_TRA9901" style:data-style-name="N0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2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3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4" style:family="table-cell" style:parent-style-name="Normal_TRA9901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Normal_32_2_32_2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67" style:family="table-cell" style:parent-style-name="Normal_TRA2501_32_3" style:data-style-name="N39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8" style:family="table-cell" style:parent-style-name="Normal_TRA2501_32_3" style:data-style-name="N37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9" style:family="table-cell" style:parent-style-name="Normal_TRA2501_32_3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0" style:family="table-cell" style:parent-style-name="Normal_TRA9901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Hyperlink_32_3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73" style:family="table-cell" style:parent-style-name="Normal_TRA2501_32_3" style:data-style-name="N39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Normal_TRA2501_32_3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Normal_TRA2501_32_3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7" style:family="table-cell" style:parent-style-name="Normal_TRA9901_32_3" style:data-style-name="N4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TRA9901_32_3" style:data-style-name="N4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9" style:family="table-cell" style:parent-style-name="Normal_Main_32_3" style:data-style-name="N39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Normal_TRA9901_32_3" style:data-style-name="N40">
      <style:table-cell-properties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TRA2501_32_3" style:data-style-name="N39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Normal_32_2_32_2_32_3" style:data-style-name="N0">
      <style:table-cell-properties style:vertical-align="to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Normal_32_2_32_2_32_3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2_32_2_32_3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2_32_2_32_3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/>
    </style:style>
    <style:style style:name="ce88" style:family="table-cell" style:parent-style-name="Normal_32_2_32_2_32_3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Normal_70108_32_updated_32_3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32_2_32_2_32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Normal_70108_32_updated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text-position="33%" style:font-family-generic="swiss"/>
    </style:style>
    <style:style style:name="ce92" style:family="table-cell" style:parent-style-name="Normal_32_2_32_2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3" style:family="table-cell" style:parent-style-name="Normal_70108_32_updated_32_3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/>
    </style:style>
    <style:style style:name="ce94" style:family="table-cell" style:parent-style-name="Normal_70108_32_updated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5" style:family="table-cell" style:parent-style-name="Normal_70108_32_updated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96" style:family="table-cell" style:parent-style-name="Normal_32_2_32_2_32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97" style:family="table-cell" style:parent-style-name="Normal_1._32_DM_32_PERSONAL_32_TRAVEL_32_ab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98" style:family="table-cell" style:parent-style-name="Normal_70108_32_updated_32_3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70108_32_updated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100" style:family="table-cell" style:parent-style-name="Normal_32_2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1" style:family="table-cell" style:parent-style-name="Normal_32_2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2" style:family="table-cell" style:parent-style-name="Normal_32_2_32_2_32_3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3" style:family="table-cell" style:parent-style-name="Normal_32_2_32_2_32_3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_32_2_32_3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_32_2_32_3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6" style:family="table-cell" style:parent-style-name="Normal_32_2_32_2_32_3" style:data-style-name="N0">
      <style:table-cell-properties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_32_2_32_3" style:data-style-name="N0">
      <style:table-cell-properties fo:border-top="2pt solid #000000" fo:border-bottom="none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08" style:family="table-cell" style:parent-style-name="Normal_32_2_32_2_32_3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_32_2_32_3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_32_2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Normal_32_2_32_2_32_3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12" style:family="table-cell" style:parent-style-name="Normal_32_2_32_2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_32_2_32_3" style:data-style-name="N0">
      <style:table-cell-properties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114" style:family="table-cell" style:parent-style-name="Heading_6._32_New_32_topics_32_3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15" style:family="table-cell" style:parent-style-name="Heading_6._32_New_32_topics_32_3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16" style:family="table-cell" style:parent-style-name="Normal_32_2_32_2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7" style:family="table-cell" style:parent-style-name="Normal_32_2_32_2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8" style:family="table-cell" style:parent-style-name="Normal_32_2_32_2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19" style:family="table-cell" style:parent-style-name="Normal_TRA2501_32_3" style:data-style-name="N39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0" style:family="table-cell" style:parent-style-name="Normal_TRA2501_32_3" style:data-style-name="N37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1" style:family="table-cell" style:parent-style-name="Normal_TRA2501_32_3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2" style:family="table-cell" style:parent-style-name="Normal_TRA9901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23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4" style:family="table-cell" style:parent-style-name="Hyperlink_32_2_32_2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125" style:family="table-cell" style:parent-style-name="Normal_TRA2501_32_3" style:data-style-name="N39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6" style:family="table-cell" style:parent-style-name="Normal_TRA2501_32_3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7" style:family="table-cell" style:parent-style-name="Normal_TRA2501_32_3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8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29" style:family="table-cell" style:parent-style-name="Normal_TRA9901_32_3" style:data-style-name="N4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0" style:family="table-cell" style:parent-style-name="Normal_TRA9901_32_3" style:data-style-name="N4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1" style:family="table-cell" style:parent-style-name="Normal_Main_32_3" style:data-style-name="N39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2" style:family="table-cell" style:parent-style-name="Normal_TRA9901_32_3" style:data-style-name="N40">
      <style:table-cell-properties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3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4" style:family="table-cell" style:parent-style-name="Normal_TRA2501_32_3" style:data-style-name="N39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Normal_32_2_32_2_32_3" style:data-style-name="N0">
      <style:table-cell-properties style:vertical-align="to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37" style:family="table-cell" style:parent-style-name="Normal_70108_32_updated_32_3" style:data-style-name="N37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/>
    </style:style>
    <style:style style:name="ce138" style:family="table-cell" style:parent-style-name="Normal_32_2_32_2_32_3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2_32_2_32_3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40" style:family="table-cell" style:parent-style-name="Normal_32_2_32_2_32_3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/>
    </style:style>
    <style:style style:name="ce141" style:family="table-cell" style:parent-style-name="Normal_32_2_32_2_32_3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70108_32_updated_32_3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 fo:font-weight="bold" style:font-weight-asian="bold" style:font-weight-complex="bold"/>
    </style:style>
    <style:style style:name="ce143" style:family="table-cell" style:parent-style-name="Normal_32_2_32_2_32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44" style:family="table-cell" style:parent-style-name="Normal_70108_32_updated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text-position="33%" style:font-family-generic="swiss"/>
    </style:style>
    <style:style style:name="ce145" style:family="table-cell" style:parent-style-name="Normal_32_2_32_2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70108_32_updated_32_3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/>
    </style:style>
    <style:style style:name="ce147" style:family="table-cell" style:parent-style-name="Normal_70108_32_updated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8" style:family="table-cell" style:parent-style-name="Normal_70108_32_updated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149" style:family="table-cell" style:parent-style-name="Normal_32_2_32_2_32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150" style:family="table-cell" style:parent-style-name="Normal_1._32_DM_32_PERSONAL_32_TRAVEL_32_ab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151" style:family="table-cell" style:parent-style-name="Normal_70108_32_updated_32_3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8pt" style:font-size-asian="8pt" style:font-size-complex="8pt" fo:font-style="italic" style:font-style-asian="italic" style:font-style-complex="italic"/>
    </style:style>
    <style:style style:name="ce152" style:family="table-cell" style:parent-style-name="Normal_70108_32_updated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153" style:family="table-cell" style:parent-style-name="Normal_32_2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4" style:family="table-cell" style:parent-style-name="Normal_32_2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5" style:family="table-cell" style:parent-style-name="Normal_32_2_32_2_32_3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6" style:family="table-cell" style:parent-style-name="Normal_32_2_32_2_32_3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7" style:family="table-cell" style:parent-style-name="Normal_32_2_32_2_32_3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8" style:family="table-cell" style:parent-style-name="Normal_32_2_32_2_32_3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9" style:family="table-cell" style:parent-style-name="Normal_32_2_32_2_32_3" style:data-style-name="N0">
      <style:table-cell-properties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0" style:family="table-cell" style:parent-style-name="Normal_32_2_32_2_32_3" style:data-style-name="N0">
      <style:table-cell-properties fo:border-top="2pt solid #000000" fo:border-bottom="none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61" style:family="table-cell" style:parent-style-name="Normal_32_2_32_2_32_3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2" style:family="table-cell" style:parent-style-name="Normal_32_2_32_2_32_3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3" style:family="table-cell" style:parent-style-name="Normal_32_2_32_2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64" style:family="table-cell" style:parent-style-name="Normal_32_2_32_2_32_3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65" style:family="table-cell" style:parent-style-name="Normal_32_2_32_2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6" style:family="table-cell" style:parent-style-name="Normal_32_2_32_2_32_3" style:data-style-name="N0">
      <style:table-cell-properties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167" style:family="table-cell" style:parent-style-name="Heading_6._32_New_32_topics_32_3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68" style:family="table-cell" style:parent-style-name="Heading_6._32_New_32_topics_32_3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69" style:family="table-cell" style:parent-style-name="Normal_32_2_32_2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0" style:family="table-cell" style:parent-style-name="Normal_32_2_32_2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1" style:family="table-cell" style:parent-style-name="Hyperlink_WebTable_32_Template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72" style:family="table-cell" style:parent-style-name="Hyperlink_32_2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173" style:family="table-cell" style:parent-style-name="Normal_32_2_32_2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4" style:family="table-cell" style:parent-style-name="Normal_32_2_32_2_32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23812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0.2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6.75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5.2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203_(2017)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16368" table:default-cell-style-name="ce6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9" table:style-name="ce2"/>
          <table:table-cell table:number-columns-repeated="3" table:style-name="ce3"/>
          <table:table-cell table:number-columns-repeated="16370" table:style-name="ce2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2" table:style-name="ce5"/>
          <table:table-cell table:number-columns-repeated="16370" table:style-name="ce6"/>
        </table:table-row>
        <table:table-row table:style-name="ro3">
          <table:table-cell office:value-type="string" table:style-name="ce7">
            <text:p>Table TRA0203</text:p>
          </table:table-cell>
          <table:table-cell table:style-name="ce7"/>
          <table:table-cell table:number-columns-repeated="9" table:style-name="ce2"/>
          <table:table-cell table:number-columns-repeated="3" table:style-name="ce3"/>
          <table:table-cell table:number-columns-repeated="16370" table:style-name="ce2"/>
        </table:table-row>
        <table:table-row table:style-name="ro4">
          <table:table-cell office:value-type="string" table:style-name="ce7">
            <text:p>Motor vehicle traffic (vehicle kilometres) by road class and region and country in Great Britain, annual 2017</text:p>
          </table:table-cell>
          <table:table-cell table:style-name="ce7"/>
          <table:table-cell table:number-columns-repeated="8" table:style-name="ce8"/>
          <table:table-cell table:style-name="ce9"/>
          <table:table-cell table:number-columns-repeated="5" table:style-name="ce8"/>
          <table:table-cell table:number-columns-repeated="16368" table:style-name="ce2"/>
        </table:table-row>
        <table:table-row table:style-name="ro5">
          <table:table-cell table:number-columns-repeated="5" table:style-name="ce10"/>
          <table:table-cell table:number-columns-repeated="10" table:style-name="ce11"/>
          <table:table-cell office:value-type="string" table:style-name="ce12">
            <text:p>Billion vehicle kilometres</text:p>
          </table:table-cell>
          <table:table-cell table:number-columns-repeated="16368"/>
        </table:table-row>
        <table:table-row table:style-name="ro4">
          <table:table-cell table:number-columns-repeated="2" table:style-name="ce13"/>
          <table:table-cell office:value-type="string" table:number-columns-spanned="10" table:number-rows-spanned="1" table:style-name="ce14">
            <text:p>Major roads</text:p>
          </table:table-cell>
          <table:covered-table-cell table:number-columns-repeated="9"/>
          <table:table-cell table:number-columns-repeated="2" table:style-name="ce15"/>
          <table:table-cell table:style-name="ce16"/>
          <table:table-cell table:style-name="ce17"/>
          <table:table-cell table:number-columns-repeated="16368"/>
        </table:table-row>
        <table:table-row table:style-name="ro4">
          <table:table-cell table:number-columns-repeated="3" table:style-name="ce13"/>
          <table:table-cell office:value-type="string" table:number-columns-spanned="8" table:number-rows-spanned="1" table:style-name="ce18">
            <text:p>'A' roads</text:p>
          </table:table-cell>
          <table:covered-table-cell table:number-columns-repeated="7"/>
          <table:table-cell table:style-name="ce5"/>
          <table:table-cell table:number-columns-repeated="3" table:style-name="ce6"/>
          <table:table-cell table:style-name="ce17"/>
          <table:table-cell table:number-columns-repeated="16368"/>
        </table:table-row>
        <table:table-row table:style-name="ro4">
          <table:table-cell table:number-columns-repeated="3" table:style-name="ce13"/>
          <table:table-cell office:value-type="string" table:number-columns-spanned="3" table:number-rows-spanned="1" table:style-name="ce19">
            <text:p>Rural</text:p>
          </table:table-cell>
          <table:covered-table-cell table:number-columns-repeated="2"/>
          <table:table-cell table:style-name="ce20"/>
          <table:table-cell office:value-type="string" table:number-columns-spanned="3" table:number-rows-spanned="1" table:style-name="ce19">
            <text:p>Urban</text:p>
          </table:table-cell>
          <table:covered-table-cell table:number-columns-repeated="2"/>
          <table:table-cell table:style-name="ce20"/>
          <table:table-cell table:style-name="ce5"/>
          <table:table-cell office:value-type="string" table:number-columns-spanned="3" table:number-rows-spanned="1" table:style-name="ce21">
            <text:p>Minor roads</text:p>
          </table:table-cell>
          <table:covered-table-cell table:number-columns-repeated="2"/>
          <table:table-cell table:style-name="ce17"/>
          <table:table-cell table:number-columns-repeated="16368"/>
        </table:table-row>
        <table:table-row table:style-name="ro6">
          <table:table-cell table:number-columns-repeated="2" table:style-name="ce22"/>
          <table:table-cell office:value-type="string" table:style-name="ce23">
            <text:p>Motorway<text:s/><text:span text:style-name="T1">1</text:span></text:p>
          </table:table-cell>
          <table:table-cell office:value-type="string" table:style-name="ce23">
            <text:p>Trunk</text:p>
          </table:table-cell>
          <table:table-cell office:value-type="string" table:style-name="ce23">
            <text:p>Principal</text:p>
          </table:table-cell>
          <table:table-cell office:value-type="string" table:style-name="ce24">
            <text:p>Total</text:p>
          </table:table-cell>
          <table:table-cell table:style-name="ce24"/>
          <table:table-cell office:value-type="string" table:style-name="ce23">
            <text:p>Trunk</text:p>
          </table:table-cell>
          <table:table-cell office:value-type="string" table:style-name="ce23">
            <text:p>Principal</text:p>
          </table:table-cell>
          <table:table-cell office:value-type="string" table:style-name="ce24">
            <text:p>Total</text:p>
          </table:table-cell>
          <table:table-cell office:value-type="string" table:style-name="ce23">
            <text:p>All 'A' roads</text:p>
          </table:table-cell>
          <table:table-cell office:value-type="string" table:style-name="ce24">
            <text:p>All major roads</text:p>
          </table:table-cell>
          <table:table-cell office:value-type="string" table:style-name="ce24">
            <text:p>Rural</text:p>
          </table:table-cell>
          <table:table-cell office:value-type="string" table:style-name="ce24">
            <text:p>Urban</text:p>
          </table:table-cell>
          <table:table-cell office:value-type="string" table:style-name="ce24">
            <text:p>All minor roads</text:p>
          </table:table-cell>
          <table:table-cell office:value-type="string" table:style-name="ce24">
            <text:p>All roads</text:p>
          </table:table-cell>
          <table:table-cell table:number-columns-repeated="16368"/>
        </table:table-row>
        <table:table-row table:style-name="ro7">
          <table:table-cell office:value-type="string" table:style-name="ce25">
            <text:p>North East<text:s/><text:span text:style-name="T1">2</text:span></text:p>
          </table:table-cell>
          <table:table-cell table:style-name="ce26"/>
          <table:table-cell office:value-type="float" office:value="1.2" table:style-name="ce27">
            <text:p>1.2</text:p>
          </table:table-cell>
          <table:table-cell office:value-type="float" office:value="3.8" table:style-name="ce27">
            <text:p>3.8</text:p>
          </table:table-cell>
          <table:table-cell office:value-type="float" office:value="4" table:style-name="ce27">
            <text:p>4.0</text:p>
          </table:table-cell>
          <table:table-cell office:value-type="float" office:value="7.8" table:style-name="ce27">
            <text:p>7.8</text:p>
          </table:table-cell>
          <table:table-cell table:style-name="ce27"/>
          <table:table-cell office:value-type="float" office:value="0.6" table:style-name="ce27">
            <text:p>0.6</text:p>
          </table:table-cell>
          <table:table-cell office:value-type="float" office:value="2.6" table:style-name="ce27">
            <text:p>2.6</text:p>
          </table:table-cell>
          <table:table-cell office:value-type="float" office:value="3.2" table:style-name="ce27">
            <text:p>3.2</text:p>
          </table:table-cell>
          <table:table-cell office:value-type="float" office:value="11" table:style-name="ce27">
            <text:p>11.0</text:p>
          </table:table-cell>
          <table:table-cell office:value-type="float" office:value="12.3" table:style-name="ce27">
            <text:p>12.3</text:p>
          </table:table-cell>
          <table:table-cell office:value-type="float" office:value="1.9" table:style-name="ce27">
            <text:p>1.9</text:p>
          </table:table-cell>
          <table:table-cell office:value-type="float" office:value="5.3" table:style-name="ce27">
            <text:p>5.3</text:p>
          </table:table-cell>
          <table:table-cell office:value-type="float" office:value="7.1" table:style-name="ce27">
            <text:p>7.1</text:p>
          </table:table-cell>
          <table:table-cell office:value-type="float" office:value="19.399999999999999" table:style-name="ce27">
            <text:p>19.4</text:p>
          </table:table-cell>
          <table:table-cell table:number-columns-repeated="16368" table:style-name="ce28"/>
        </table:table-row>
        <table:table-row-group>
          <table:table-row table:style-name="ro8">
            <table:table-cell office:value-type="string" table:style-name="ce29">
              <text:p>of which:</text:p>
            </table:table-cell>
            <table:table-cell table:style-name="ce26"/>
            <table:table-cell table:number-columns-repeated="14" table:style-name="ce27"/>
            <table:table-cell table:number-columns-repeated="16368" table:style-name="ce28"/>
          </table:table-row>
          <table:table-row table:style-name="ro8">
            <table:table-cell office:value-type="string" table:style-name="ce29">
              <text:p><text:s text:c="2"/>Tyne and Wear FMC</text:p>
            </table:table-cell>
            <table:table-cell table:style-name="ce30"/>
            <table:table-cell office:value-type="float" office:value="0.2" table:style-name="ce31">
              <text:p>0.2</text:p>
            </table:table-cell>
            <table:table-cell office:value-type="float" office:value="1.1000000000000001" table:style-name="ce31">
              <text:p>1.1</text:p>
            </table:table-cell>
            <table:table-cell office:value-type="float" office:value="0.8" table:style-name="ce31">
              <text:p>0.8</text:p>
            </table:table-cell>
            <table:table-cell office:value-type="float" office:value="1.9" table:style-name="ce31">
              <text:p>1.9</text:p>
            </table:table-cell>
            <table:table-cell table:style-name="ce31"/>
            <table:table-cell office:value-type="float" office:value="0.4" table:style-name="ce31">
              <text:p>0.4</text:p>
            </table:table-cell>
            <table:table-cell office:value-type="float" office:value="1.5" table:style-name="ce31">
              <text:p>1.5</text:p>
            </table:table-cell>
            <table:table-cell office:value-type="float" office:value="1.9" table:style-name="ce31">
              <text:p>1.9</text:p>
            </table:table-cell>
            <table:table-cell office:value-type="float" office:value="3.9" table:style-name="ce31">
              <text:p>3.9</text:p>
            </table:table-cell>
            <table:table-cell office:value-type="float" office:value="4.0999999999999996" table:style-name="ce31">
              <text:p>4.1</text:p>
            </table:table-cell>
            <table:table-cell office:value-type="float" office:value="0.3" table:style-name="ce31">
              <text:p>0.3</text:p>
            </table:table-cell>
            <table:table-cell office:value-type="float" office:value="2.9" table:style-name="ce31">
              <text:p>2.9</text:p>
            </table:table-cell>
            <table:table-cell office:value-type="float" office:value="3.2" table:style-name="ce31">
              <text:p>3.2</text:p>
            </table:table-cell>
            <table:table-cell office:value-type="float" office:value="7.3" table:style-name="ce31">
              <text:p>7.3</text:p>
            </table:table-cell>
            <table:table-cell table:number-columns-repeated="16368" table:style-name="ce32"/>
          </table:table-row>
          <table:table-row table:style-name="ro8">
            <table:table-cell office:value-type="string" table:style-name="ce29">
              <text:p><text:s text:c="2"/>Rest of North East</text:p>
            </table:table-cell>
            <table:table-cell table:style-name="ce30"/>
            <table:table-cell office:value-type="float" office:value="1" table:style-name="ce31">
              <text:p>1.0</text:p>
            </table:table-cell>
            <table:table-cell office:value-type="float" office:value="2.7" table:style-name="ce31">
              <text:p>2.7</text:p>
            </table:table-cell>
            <table:table-cell office:value-type="float" office:value="3.2" table:style-name="ce31">
              <text:p>3.2</text:p>
            </table:table-cell>
            <table:table-cell office:value-type="float" office:value="5.9" table:style-name="ce31">
              <text:p>5.9</text:p>
            </table:table-cell>
            <table:table-cell table:style-name="ce31"/>
            <table:table-cell office:value-type="float" office:value="0.2" table:style-name="ce31">
              <text:p>0.2</text:p>
            </table:table-cell>
            <table:table-cell office:value-type="float" office:value="1.1000000000000001" table:style-name="ce31">
              <text:p>1.1</text:p>
            </table:table-cell>
            <table:table-cell office:value-type="float" office:value="1.3" table:style-name="ce31">
              <text:p>1.3</text:p>
            </table:table-cell>
            <table:table-cell office:value-type="float" office:value="7.2" table:style-name="ce31">
              <text:p>7.2</text:p>
            </table:table-cell>
            <table:table-cell office:value-type="float" office:value="8.1" table:style-name="ce31">
              <text:p>8.1</text:p>
            </table:table-cell>
            <table:table-cell office:value-type="float" office:value="1.6" table:style-name="ce31">
              <text:p>1.6</text:p>
            </table:table-cell>
            <table:table-cell office:value-type="float" office:value="2.4" table:style-name="ce31">
              <text:p>2.4</text:p>
            </table:table-cell>
            <table:table-cell office:value-type="float" office:value="4" table:style-name="ce31">
              <text:p>4.0</text:p>
            </table:table-cell>
            <table:table-cell office:value-type="float" office:value="12.1" table:style-name="ce31">
              <text:p>12.1</text:p>
            </table:table-cell>
            <table:table-cell table:number-columns-repeated="16368" table:style-name="ce32"/>
          </table:table-row>
        </table:table-row-group>
        <table:table-row table:style-name="ro9">
          <table:table-cell office:value-type="string" table:style-name="ce25">
            <text:p>North West<text:span text:style-name="T1"><text:s/>2</text:span></text:p>
          </table:table-cell>
          <table:table-cell table:style-name="ce26"/>
          <table:table-cell office:value-type="float" office:value="19.2" table:style-name="ce27">
            <text:p>19.2</text:p>
          </table:table-cell>
          <table:table-cell office:value-type="float" office:value="2.1" table:style-name="ce27">
            <text:p>2.1</text:p>
          </table:table-cell>
          <table:table-cell office:value-type="float" office:value="8.1" table:style-name="ce27">
            <text:p>8.1</text:p>
          </table:table-cell>
          <table:table-cell office:value-type="float" office:value="10.199999999999999" table:style-name="ce27">
            <text:p>10.2</text:p>
          </table:table-cell>
          <table:table-cell table:style-name="ce27"/>
          <table:table-cell office:value-type="float" office:value="0.4" table:style-name="ce27">
            <text:p>0.4</text:p>
          </table:table-cell>
          <table:table-cell office:value-type="float" office:value="9.5" table:style-name="ce27">
            <text:p>9.5</text:p>
          </table:table-cell>
          <table:table-cell office:value-type="float" office:value="9.8000000000000007" table:style-name="ce27">
            <text:p>9.8</text:p>
          </table:table-cell>
          <table:table-cell office:value-type="float" office:value="20" table:style-name="ce27">
            <text:p>20.0</text:p>
          </table:table-cell>
          <table:table-cell office:value-type="float" office:value="39.200000000000003" table:style-name="ce27">
            <text:p>39.2</text:p>
          </table:table-cell>
          <table:table-cell office:value-type="float" office:value="4.8" table:style-name="ce27">
            <text:p>4.8</text:p>
          </table:table-cell>
          <table:table-cell office:value-type="float" office:value="12.9" table:style-name="ce27">
            <text:p>12.9</text:p>
          </table:table-cell>
          <table:table-cell office:value-type="float" office:value="17.7" table:style-name="ce27">
            <text:p>17.7</text:p>
          </table:table-cell>
          <table:table-cell office:value-type="float" office:value="56.9" table:style-name="ce27">
            <text:p>56.9</text:p>
          </table:table-cell>
          <table:table-cell table:number-columns-repeated="16368" table:style-name="ce28"/>
        </table:table-row>
        <table:table-row-group>
          <table:table-row table:style-name="ro8">
            <table:table-cell office:value-type="string" table:style-name="ce29">
              <text:p>of which:</text:p>
            </table:table-cell>
            <table:table-cell table:style-name="ce26"/>
            <table:table-cell table:number-columns-repeated="14" table:style-name="ce27"/>
            <table:table-cell table:number-columns-repeated="16368" table:style-name="ce28"/>
          </table:table-row>
          <table:table-row table:style-name="ro8">
            <table:table-cell office:value-type="string" table:style-name="ce29">
              <text:p><text:s text:c="2"/>Greater Manchester FMC</text:p>
            </table:table-cell>
            <table:table-cell table:style-name="ce26"/>
            <table:table-cell office:value-type="float" office:value="6.4" table:style-name="ce31">
              <text:p>6.4</text:p>
            </table:table-cell>
            <table:table-cell office:value-type="float" office:value="0" table:style-name="ce31">
              <text:p>0.0</text:p>
            </table:table-cell>
            <table:table-cell office:value-type="float" office:value="1" table:style-name="ce31">
              <text:p>1.0</text:p>
            </table:table-cell>
            <table:table-cell office:value-type="float" office:value="1" table:style-name="ce31">
              <text:p>1.0</text:p>
            </table:table-cell>
            <table:table-cell table:style-name="ce31"/>
            <table:table-cell office:value-type="float" office:value="0.1" table:style-name="ce31">
              <text:p>0.1</text:p>
            </table:table-cell>
            <table:table-cell office:value-type="float" office:value="4.3" table:style-name="ce31">
              <text:p>4.3</text:p>
            </table:table-cell>
            <table:table-cell office:value-type="float" office:value="4.4000000000000004" table:style-name="ce31">
              <text:p>4.4</text:p>
            </table:table-cell>
            <table:table-cell office:value-type="float" office:value="5.4" table:style-name="ce31">
              <text:p>5.4</text:p>
            </table:table-cell>
            <table:table-cell office:value-type="float" office:value="11.8" table:style-name="ce31">
              <text:p>11.8</text:p>
            </table:table-cell>
            <table:table-cell office:value-type="float" office:value="0.4" table:style-name="ce31">
              <text:p>0.4</text:p>
            </table:table-cell>
            <table:table-cell office:value-type="float" office:value="5.8" table:style-name="ce31">
              <text:p>5.8</text:p>
            </table:table-cell>
            <table:table-cell office:value-type="float" office:value="6.1" table:style-name="ce31">
              <text:p>6.1</text:p>
            </table:table-cell>
            <table:table-cell office:value-type="float" office:value="17.899999999999999" table:style-name="ce31">
              <text:p>17.9</text:p>
            </table:table-cell>
            <table:table-cell table:number-columns-repeated="16368" table:style-name="ce28"/>
          </table:table-row>
          <table:table-row table:style-name="ro8">
            <table:table-cell office:value-type="string" table:style-name="ce29">
              <text:p><text:s text:c="2"/>Merseyside FMC</text:p>
            </table:table-cell>
            <table:table-cell table:style-name="ce26"/>
            <table:table-cell office:value-type="float" office:value="1.8" table:style-name="ce31">
              <text:p>1.8</text:p>
            </table:table-cell>
            <table:table-cell office:value-type="float" office:value="0.1" table:style-name="ce31">
              <text:p>0.1</text:p>
            </table:table-cell>
            <table:table-cell office:value-type="float" office:value="0.9" table:style-name="ce31">
              <text:p>0.9</text:p>
            </table:table-cell>
            <table:table-cell office:value-type="float" office:value="0.9" table:style-name="ce31">
              <text:p>0.9</text:p>
            </table:table-cell>
            <table:table-cell table:style-name="ce31"/>
            <table:table-cell office:value-type="float" office:value="0.1" table:style-name="ce31">
              <text:p>0.1</text:p>
            </table:table-cell>
            <table:table-cell office:value-type="float" office:value="2.1" table:style-name="ce31">
              <text:p>2.1</text:p>
            </table:table-cell>
            <table:table-cell office:value-type="float" office:value="2.2000000000000002" table:style-name="ce31">
              <text:p>2.2</text:p>
            </table:table-cell>
            <table:table-cell office:value-type="float" office:value="3.1" table:style-name="ce31">
              <text:p>3.1</text:p>
            </table:table-cell>
            <table:table-cell office:value-type="float" office:value="4.9000000000000004" table:style-name="ce31">
              <text:p>4.9</text:p>
            </table:table-cell>
            <table:table-cell office:value-type="float" office:value="0.2" table:style-name="ce31">
              <text:p>0.2</text:p>
            </table:table-cell>
            <table:table-cell office:value-type="float" office:value="3" table:style-name="ce31">
              <text:p>3.0</text:p>
            </table:table-cell>
            <table:table-cell office:value-type="float" office:value="3.2" table:style-name="ce31">
              <text:p>3.2</text:p>
            </table:table-cell>
            <table:table-cell office:value-type="float" office:value="8.1" table:style-name="ce31">
              <text:p>8.1</text:p>
            </table:table-cell>
            <table:table-cell table:number-columns-repeated="16368" table:style-name="ce28"/>
          </table:table-row>
          <table:table-row table:style-name="ro8">
            <table:table-cell office:value-type="string" table:style-name="ce29">
              <text:p><text:s text:c="2"/>Rest of North West</text:p>
            </table:table-cell>
            <table:table-cell table:style-name="ce26"/>
            <table:table-cell office:value-type="float" office:value="11" table:style-name="ce31">
              <text:p>11.0</text:p>
            </table:table-cell>
            <table:table-cell office:value-type="float" office:value="2" table:style-name="ce31">
              <text:p>2.0</text:p>
            </table:table-cell>
            <table:table-cell office:value-type="float" office:value="6.2" table:style-name="ce31">
              <text:p>6.2</text:p>
            </table:table-cell>
            <table:table-cell office:value-type="float" office:value="8.3000000000000007" table:style-name="ce31">
              <text:p>8.3</text:p>
            </table:table-cell>
            <table:table-cell table:style-name="ce31"/>
            <table:table-cell office:value-type="float" office:value="0.2" table:style-name="ce31">
              <text:p>0.2</text:p>
            </table:table-cell>
            <table:table-cell office:value-type="float" office:value="3.1" table:style-name="ce31">
              <text:p>3.1</text:p>
            </table:table-cell>
            <table:table-cell office:value-type="float" office:value="3.2" table:style-name="ce31">
              <text:p>3.2</text:p>
            </table:table-cell>
            <table:table-cell office:value-type="float" office:value="11.5" table:style-name="ce31">
              <text:p>11.5</text:p>
            </table:table-cell>
            <table:table-cell office:value-type="float" office:value="22.5" table:style-name="ce31">
              <text:p>22.5</text:p>
            </table:table-cell>
            <table:table-cell office:value-type="float" office:value="4.2" table:style-name="ce31">
              <text:p>4.2</text:p>
            </table:table-cell>
            <table:table-cell office:value-type="float" office:value="4.2" table:style-name="ce31">
              <text:p>4.2</text:p>
            </table:table-cell>
            <table:table-cell office:value-type="float" office:value="8.4" table:style-name="ce31">
              <text:p>8.4</text:p>
            </table:table-cell>
            <table:table-cell office:value-type="float" office:value="30.9" table:style-name="ce31">
              <text:p>30.9</text:p>
            </table:table-cell>
            <table:table-cell table:number-columns-repeated="16368" table:style-name="ce28"/>
          </table:table-row>
        </table:table-row-group>
        <table:table-row table:style-name="ro9">
          <table:table-cell office:value-type="string" table:style-name="ce25">
            <text:p>Yorkshire and the Humber<text:span text:style-name="T1"><text:s/>2</text:span></text:p>
          </table:table-cell>
          <table:table-cell table:style-name="ce26"/>
          <table:table-cell office:value-type="float" office:value="11.7" table:style-name="ce27">
            <text:p>11.7</text:p>
          </table:table-cell>
          <table:table-cell office:value-type="float" office:value="2.9" table:style-name="ce27">
            <text:p>2.9</text:p>
          </table:table-cell>
          <table:table-cell office:value-type="float" office:value="8.1" table:style-name="ce27">
            <text:p>8.1</text:p>
          </table:table-cell>
          <table:table-cell office:value-type="float" office:value="11" table:style-name="ce27">
            <text:p>11.0</text:p>
          </table:table-cell>
          <table:table-cell table:style-name="ce27"/>
          <table:table-cell office:value-type="float" office:value="0.3" table:style-name="ce27">
            <text:p>0.3</text:p>
          </table:table-cell>
          <table:table-cell office:value-type="float" office:value="6.4" table:style-name="ce27">
            <text:p>6.4</text:p>
          </table:table-cell>
          <table:table-cell office:value-type="float" office:value="6.6" table:style-name="ce27">
            <text:p>6.6</text:p>
          </table:table-cell>
          <table:table-cell office:value-type="float" office:value="17.7" table:style-name="ce27">
            <text:p>17.7</text:p>
          </table:table-cell>
          <table:table-cell office:value-type="float" office:value="29.3" table:style-name="ce27">
            <text:p>29.3</text:p>
          </table:table-cell>
          <table:table-cell office:value-type="float" office:value="5.6" table:style-name="ce27">
            <text:p>5.6</text:p>
          </table:table-cell>
          <table:table-cell office:value-type="float" office:value="9.1" table:style-name="ce27">
            <text:p>9.1</text:p>
          </table:table-cell>
          <table:table-cell office:value-type="float" office:value="14.7" table:style-name="ce27">
            <text:p>14.7</text:p>
          </table:table-cell>
          <table:table-cell office:value-type="float" office:value="44.1" table:style-name="ce27">
            <text:p>44.1</text:p>
          </table:table-cell>
          <table:table-cell table:number-columns-repeated="16368" table:style-name="ce28"/>
        </table:table-row>
        <table:table-row-group>
          <table:table-row table:style-name="ro8">
            <table:table-cell office:value-type="string" table:style-name="ce29">
              <text:p>of which:</text:p>
            </table:table-cell>
            <table:table-cell table:style-name="ce26"/>
            <table:table-cell table:number-columns-repeated="14" table:style-name="ce27"/>
            <table:table-cell table:number-columns-repeated="16368" table:style-name="ce28"/>
          </table:table-row>
          <table:table-row table:style-name="ro8">
            <table:table-cell office:value-type="string" table:style-name="ce29">
              <text:p><text:s text:c="2"/>South Yorkshire FMC</text:p>
            </table:table-cell>
            <table:table-cell table:style-name="ce26"/>
            <table:table-cell office:value-type="float" office:value="3.4" table:style-name="ce31">
              <text:p>3.4</text:p>
            </table:table-cell>
            <table:table-cell office:value-type="float" office:value="0.3" table:style-name="ce31">
              <text:p>0.3</text:p>
            </table:table-cell>
            <table:table-cell office:value-type="float" office:value="1.3" table:style-name="ce31">
              <text:p>1.3</text:p>
            </table:table-cell>
            <table:table-cell office:value-type="float" office:value="1.6" table:style-name="ce31">
              <text:p>1.6</text:p>
            </table:table-cell>
            <table:table-cell table:style-name="ce31"/>
            <table:table-cell office:value-type="float" office:value="0" table:style-name="ce31">
              <text:p>0.0</text:p>
            </table:table-cell>
            <table:table-cell office:value-type="float" office:value="1.8" table:style-name="ce31">
              <text:p>1.8</text:p>
            </table:table-cell>
            <table:table-cell office:value-type="float" office:value="1.9" table:style-name="ce31">
              <text:p>1.9</text:p>
            </table:table-cell>
            <table:table-cell office:value-type="float" office:value="3.5" table:style-name="ce31">
              <text:p>3.5</text:p>
            </table:table-cell>
            <table:table-cell office:value-type="float" office:value="6.8" table:style-name="ce31">
              <text:p>6.8</text:p>
            </table:table-cell>
            <table:table-cell office:value-type="float" office:value="0.8" table:style-name="ce31">
              <text:p>0.8</text:p>
            </table:table-cell>
            <table:table-cell office:value-type="float" office:value="2.6" table:style-name="ce31">
              <text:p>2.6</text:p>
            </table:table-cell>
            <table:table-cell office:value-type="float" office:value="3.4" table:style-name="ce31">
              <text:p>3.4</text:p>
            </table:table-cell>
            <table:table-cell office:value-type="float" office:value="10.3" table:style-name="ce31">
              <text:p>10.3</text:p>
            </table:table-cell>
            <table:table-cell table:number-columns-repeated="16368" table:style-name="ce28"/>
          </table:table-row>
          <table:table-row table:style-name="ro8">
            <table:table-cell office:value-type="string" table:style-name="ce29">
              <text:p><text:s text:c="2"/>West Yorkshire FMC</text:p>
            </table:table-cell>
            <table:table-cell table:style-name="ce26"/>
            <table:table-cell office:value-type="float" office:value="5.5" table:style-name="ce31">
              <text:p>5.5</text:p>
            </table:table-cell>
            <table:table-cell office:value-type="float" office:value="0.2" table:style-name="ce31">
              <text:p>0.2</text:p>
            </table:table-cell>
            <table:table-cell office:value-type="float" office:value="1.9" table:style-name="ce31">
              <text:p>1.9</text:p>
            </table:table-cell>
            <table:table-cell office:value-type="float" office:value="2.2000000000000002" table:style-name="ce31">
              <text:p>2.2</text:p>
            </table:table-cell>
            <table:table-cell table:style-name="ce31"/>
            <table:table-cell office:value-type="float" office:value="0" table:style-name="ce31">
              <text:p>0.0</text:p>
            </table:table-cell>
            <table:table-cell office:value-type="float" office:value="3.5" table:style-name="ce31">
              <text:p>3.5</text:p>
            </table:table-cell>
            <table:table-cell office:value-type="float" office:value="3.5" table:style-name="ce31">
              <text:p>3.5</text:p>
            </table:table-cell>
            <table:table-cell office:value-type="float" office:value="5.6" table:style-name="ce31">
              <text:p>5.6</text:p>
            </table:table-cell>
            <table:table-cell office:value-type="float" office:value="11.1" table:style-name="ce31">
              <text:p>11.1</text:p>
            </table:table-cell>
            <table:table-cell office:value-type="float" office:value="1" table:style-name="ce31">
              <text:p>1.0</text:p>
            </table:table-cell>
            <table:table-cell office:value-type="float" office:value="4.3" table:style-name="ce31">
              <text:p>4.3</text:p>
            </table:table-cell>
            <table:table-cell office:value-type="float" office:value="5.3" table:style-name="ce31">
              <text:p>5.3</text:p>
            </table:table-cell>
            <table:table-cell office:value-type="float" office:value="16.399999999999999" table:style-name="ce31">
              <text:p>16.4</text:p>
            </table:table-cell>
            <table:table-cell table:number-columns-repeated="16368" table:style-name="ce28"/>
          </table:table-row>
          <table:table-row table:style-name="ro8">
            <table:table-cell office:value-type="string" table:style-name="ce29">
              <text:p><text:s text:c="2"/>Rest of Yorkshire and the Humber<text:s/></text:p>
            </table:table-cell>
            <table:table-cell table:style-name="ce26"/>
            <table:table-cell office:value-type="float" office:value="2.8" table:style-name="ce31">
              <text:p>2.8</text:p>
            </table:table-cell>
            <table:table-cell office:value-type="float" office:value="2.4" table:style-name="ce31">
              <text:p>2.4</text:p>
            </table:table-cell>
            <table:table-cell office:value-type="float" office:value="4.8" table:style-name="ce31">
              <text:p>4.8</text:p>
            </table:table-cell>
            <table:table-cell office:value-type="float" office:value="7.3" table:style-name="ce31">
              <text:p>7.3</text:p>
            </table:table-cell>
            <table:table-cell table:style-name="ce31"/>
            <table:table-cell office:value-type="float" office:value="0.3" table:style-name="ce31">
              <text:p>0.3</text:p>
            </table:table-cell>
            <table:table-cell office:value-type="float" office:value="1.1000000000000001" table:style-name="ce31">
              <text:p>1.1</text:p>
            </table:table-cell>
            <table:table-cell office:value-type="float" office:value="1.3" table:style-name="ce31">
              <text:p>1.3</text:p>
            </table:table-cell>
            <table:table-cell office:value-type="float" office:value="8.6" table:style-name="ce31">
              <text:p>8.6</text:p>
            </table:table-cell>
            <table:table-cell office:value-type="float" office:value="11.4" table:style-name="ce31">
              <text:p>11.4</text:p>
            </table:table-cell>
            <table:table-cell office:value-type="float" office:value="3.7" table:style-name="ce31">
              <text:p>3.7</text:p>
            </table:table-cell>
            <table:table-cell office:value-type="float" office:value="2.2000000000000002" table:style-name="ce31">
              <text:p>2.2</text:p>
            </table:table-cell>
            <table:table-cell office:value-type="float" office:value="6" table:style-name="ce31">
              <text:p>6.0</text:p>
            </table:table-cell>
            <table:table-cell office:value-type="float" office:value="17.3" table:style-name="ce31">
              <text:p>17.3</text:p>
            </table:table-cell>
            <table:table-cell table:number-columns-repeated="16368" table:style-name="ce28"/>
          </table:table-row>
        </table:table-row-group>
        <table:table-row table:style-name="ro9">
          <table:table-cell office:value-type="string" table:style-name="ce25">
            <text:p>East Midlands</text:p>
          </table:table-cell>
          <table:table-cell table:style-name="ce26"/>
          <table:table-cell office:value-type="float" office:value="7" table:style-name="ce27">
            <text:p>7.0</text:p>
          </table:table-cell>
          <table:table-cell office:value-type="float" office:value="7.9" table:style-name="ce27">
            <text:p>7.9</text:p>
          </table:table-cell>
          <table:table-cell office:value-type="float" office:value="10" table:style-name="ce27">
            <text:p>10.0</text:p>
          </table:table-cell>
          <table:table-cell office:value-type="float" office:value="17.899999999999999" table:style-name="ce27">
            <text:p>17.9</text:p>
          </table:table-cell>
          <table:table-cell table:style-name="ce27"/>
          <table:table-cell office:value-type="float" office:value="0.6" table:style-name="ce27">
            <text:p>0.6</text:p>
          </table:table-cell>
          <table:table-cell office:value-type="float" office:value="4.0999999999999996" table:style-name="ce27">
            <text:p>4.1</text:p>
          </table:table-cell>
          <table:table-cell office:value-type="float" office:value="4.7" table:style-name="ce27">
            <text:p>4.7</text:p>
          </table:table-cell>
          <table:table-cell office:value-type="float" office:value="22.7" table:style-name="ce27">
            <text:p>22.7</text:p>
          </table:table-cell>
          <table:table-cell office:value-type="float" office:value="29.7" table:style-name="ce27">
            <text:p>29.7</text:p>
          </table:table-cell>
          <table:table-cell office:value-type="float" office:value="7.1" table:style-name="ce27">
            <text:p>7.1</text:p>
          </table:table-cell>
          <table:table-cell office:value-type="float" office:value="7.4" table:style-name="ce27">
            <text:p>7.4</text:p>
          </table:table-cell>
          <table:table-cell office:value-type="float" office:value="14.5" table:style-name="ce27">
            <text:p>14.5</text:p>
          </table:table-cell>
          <table:table-cell office:value-type="float" office:value="44.2" table:style-name="ce27">
            <text:p>44.2</text:p>
          </table:table-cell>
          <table:table-cell table:number-columns-repeated="16368" table:style-name="ce28"/>
        </table:table-row>
        <table:table-row table:style-name="ro9">
          <table:table-cell office:value-type="string" table:style-name="ce25">
            <text:p>West Midlands<text:span text:style-name="T1"><text:s/>2</text:span></text:p>
          </table:table-cell>
          <table:table-cell table:style-name="ce26"/>
          <table:table-cell office:value-type="float" office:value="13.8" table:style-name="ce27">
            <text:p>13.8</text:p>
          </table:table-cell>
          <table:table-cell office:value-type="float" office:value="4.0999999999999996" table:style-name="ce27">
            <text:p>4.1</text:p>
          </table:table-cell>
          <table:table-cell office:value-type="float" office:value="7.9" table:style-name="ce27">
            <text:p>7.9</text:p>
          </table:table-cell>
          <table:table-cell office:value-type="float" office:value="11.9" table:style-name="ce27">
            <text:p>11.9</text:p>
          </table:table-cell>
          <table:table-cell table:style-name="ce27"/>
          <table:table-cell office:value-type="float" office:value="0.7" table:style-name="ce27">
            <text:p>0.7</text:p>
          </table:table-cell>
          <table:table-cell office:value-type="float" office:value="6.8" table:style-name="ce27">
            <text:p>6.8</text:p>
          </table:table-cell>
          <table:table-cell office:value-type="float" office:value="7.5" table:style-name="ce27">
            <text:p>7.5</text:p>
          </table:table-cell>
          <table:table-cell office:value-type="float" office:value="19.399999999999999" table:style-name="ce27">
            <text:p>19.4</text:p>
          </table:table-cell>
          <table:table-cell office:value-type="float" office:value="33.200000000000003" table:style-name="ce27">
            <text:p>33.2</text:p>
          </table:table-cell>
          <table:table-cell office:value-type="float" office:value="5.9" table:style-name="ce27">
            <text:p>5.9</text:p>
          </table:table-cell>
          <table:table-cell office:value-type="float" office:value="11.6" table:style-name="ce27">
            <text:p>11.6</text:p>
          </table:table-cell>
          <table:table-cell office:value-type="float" office:value="17.5" table:style-name="ce27">
            <text:p>17.5</text:p>
          </table:table-cell>
          <table:table-cell office:value-type="float" office:value="50.7" table:style-name="ce27">
            <text:p>50.7</text:p>
          </table:table-cell>
          <table:table-cell table:number-columns-repeated="16368" table:style-name="ce28"/>
        </table:table-row>
        <table:table-row-group>
          <table:table-row table:style-name="ro8">
            <table:table-cell office:value-type="string" table:style-name="ce29">
              <text:p>of which:</text:p>
            </table:table-cell>
            <table:table-cell table:style-name="ce26"/>
            <table:table-cell table:number-columns-repeated="14" table:style-name="ce27"/>
            <table:table-cell table:number-columns-repeated="16368" table:style-name="ce28"/>
          </table:table-row>
          <table:table-row table:style-name="ro10">
            <table:table-cell office:value-type="string" table:style-name="ce29">
              <text:p><text:s text:c="2"/>West Midlands FMC</text:p>
            </table:table-cell>
            <table:table-cell table:style-name="ce33"/>
            <table:table-cell office:value-type="float" office:value="3.5" table:style-name="ce31">
              <text:p>3.5</text:p>
            </table:table-cell>
            <table:table-cell office:value-type="float" office:value="0.1" table:style-name="ce31">
              <text:p>0.1</text:p>
            </table:table-cell>
            <table:table-cell office:value-type="float" office:value="0.7" table:style-name="ce31">
              <text:p>0.7</text:p>
            </table:table-cell>
            <table:table-cell office:value-type="float" office:value="0.9" table:style-name="ce31">
              <text:p>0.9</text:p>
            </table:table-cell>
            <table:table-cell table:style-name="ce31"/>
            <table:table-cell office:value-type="float" office:value="0" table:style-name="ce31">
              <text:p>0.0</text:p>
            </table:table-cell>
            <table:table-cell office:value-type="float" office:value="4.2" table:style-name="ce31">
              <text:p>4.2</text:p>
            </table:table-cell>
            <table:table-cell office:value-type="float" office:value="4.3" table:style-name="ce31">
              <text:p>4.3</text:p>
            </table:table-cell>
            <table:table-cell office:value-type="float" office:value="5.0999999999999996" table:style-name="ce31">
              <text:p>5.1</text:p>
            </table:table-cell>
            <table:table-cell office:value-type="float" office:value="8.6" table:style-name="ce31">
              <text:p>8.6</text:p>
            </table:table-cell>
            <table:table-cell office:value-type="float" office:value="0.3" table:style-name="ce31">
              <text:p>0.3</text:p>
            </table:table-cell>
            <table:table-cell office:value-type="float" office:value="7.8" table:style-name="ce31">
              <text:p>7.8</text:p>
            </table:table-cell>
            <table:table-cell office:value-type="float" office:value="8.1" table:style-name="ce31">
              <text:p>8.1</text:p>
            </table:table-cell>
            <table:table-cell office:value-type="float" office:value="16.7" table:style-name="ce31">
              <text:p>16.7</text:p>
            </table:table-cell>
            <table:table-cell table:number-columns-repeated="16368" table:style-name="ce28"/>
          </table:table-row>
          <table:table-row table:style-name="ro10">
            <table:table-cell office:value-type="string" table:style-name="ce29">
              <text:p><text:s text:c="2"/>Rest of West Midlands</text:p>
            </table:table-cell>
            <table:table-cell table:style-name="ce33"/>
            <table:table-cell office:value-type="float" office:value="10.3" table:style-name="ce31">
              <text:p>10.3</text:p>
            </table:table-cell>
            <table:table-cell office:value-type="float" office:value="3.9" table:style-name="ce31">
              <text:p>3.9</text:p>
            </table:table-cell>
            <table:table-cell office:value-type="float" office:value="7.1" table:style-name="ce31">
              <text:p>7.1</text:p>
            </table:table-cell>
            <table:table-cell office:value-type="float" office:value="11.1" table:style-name="ce31">
              <text:p>11.1</text:p>
            </table:table-cell>
            <table:table-cell table:style-name="ce31"/>
            <table:table-cell office:value-type="float" office:value="0.6" table:style-name="ce31">
              <text:p>0.6</text:p>
            </table:table-cell>
            <table:table-cell office:value-type="float" office:value="2.6" table:style-name="ce31">
              <text:p>2.6</text:p>
            </table:table-cell>
            <table:table-cell office:value-type="float" office:value="3.2" table:style-name="ce31">
              <text:p>3.2</text:p>
            </table:table-cell>
            <table:table-cell office:value-type="float" office:value="14.3" table:style-name="ce31">
              <text:p>14.3</text:p>
            </table:table-cell>
            <table:table-cell office:value-type="float" office:value="24.6" table:style-name="ce31">
              <text:p>24.6</text:p>
            </table:table-cell>
            <table:table-cell office:value-type="float" office:value="5.5" table:style-name="ce31">
              <text:p>5.5</text:p>
            </table:table-cell>
            <table:table-cell office:value-type="float" office:value="3.8" table:style-name="ce31">
              <text:p>3.8</text:p>
            </table:table-cell>
            <table:table-cell office:value-type="float" office:value="9.4" table:style-name="ce31">
              <text:p>9.4</text:p>
            </table:table-cell>
            <table:table-cell office:value-type="float" office:value="34" table:style-name="ce31">
              <text:p>34.0</text:p>
            </table:table-cell>
            <table:table-cell table:number-columns-repeated="16368" table:style-name="ce28"/>
          </table:table-row>
        </table:table-row-group>
        <table:table-row table:style-name="ro9">
          <table:table-cell office:value-type="string" table:style-name="ce25">
            <text:p>East of England</text:p>
          </table:table-cell>
          <table:table-cell table:style-name="ce26"/>
          <table:table-cell office:value-type="float" office:value="9.9" table:style-name="ce27">
            <text:p>9.9</text:p>
          </table:table-cell>
          <table:table-cell office:value-type="float" office:value="11" table:style-name="ce27">
            <text:p>11.0</text:p>
          </table:table-cell>
          <table:table-cell office:value-type="float" office:value="12.5" table:style-name="ce27">
            <text:p>12.5</text:p>
          </table:table-cell>
          <table:table-cell office:value-type="float" office:value="23.5" table:style-name="ce27">
            <text:p>23.5</text:p>
          </table:table-cell>
          <table:table-cell table:style-name="ce27"/>
          <table:table-cell office:value-type="float" office:value="0.7" table:style-name="ce27">
            <text:p>0.7</text:p>
          </table:table-cell>
          <table:table-cell office:value-type="float" office:value="4.5999999999999996" table:style-name="ce27">
            <text:p>4.6</text:p>
          </table:table-cell>
          <table:table-cell office:value-type="float" office:value="5.3" table:style-name="ce27">
            <text:p>5.3</text:p>
          </table:table-cell>
          <table:table-cell office:value-type="float" office:value="28.8" table:style-name="ce27">
            <text:p>28.8</text:p>
          </table:table-cell>
          <table:table-cell office:value-type="float" office:value="38.799999999999997" table:style-name="ce27">
            <text:p>38.8</text:p>
          </table:table-cell>
          <table:table-cell office:value-type="float" office:value="12.3" table:style-name="ce27">
            <text:p>12.3</text:p>
          </table:table-cell>
          <table:table-cell office:value-type="float" office:value="11.2" table:style-name="ce27">
            <text:p>11.2</text:p>
          </table:table-cell>
          <table:table-cell office:value-type="float" office:value="23.5" table:style-name="ce27">
            <text:p>23.5</text:p>
          </table:table-cell>
          <table:table-cell office:value-type="float" office:value="62.3" table:style-name="ce27">
            <text:p>62.3</text:p>
          </table:table-cell>
          <table:table-cell table:number-columns-repeated="16368" table:style-name="ce28"/>
        </table:table-row>
        <table:table-row table:style-name="ro9">
          <table:table-cell office:value-type="string" table:style-name="ce25">
            <text:p>London</text:p>
          </table:table-cell>
          <table:table-cell table:style-name="ce26"/>
          <table:table-cell office:value-type="float" office:value="2.5" table:style-name="ce27">
            <text:p>2.5</text:p>
          </table:table-cell>
          <table:table-cell office:value-type="float" office:value="0" table:style-name="ce27">
            <text:p>0.0</text:p>
          </table:table-cell>
          <table:table-cell office:value-type="float" office:value="1.5" table:style-name="ce27">
            <text:p>1.5</text:p>
          </table:table-cell>
          <table:table-cell office:value-type="float" office:value="1.5" table:style-name="ce27">
            <text:p>1.5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15.2" table:style-name="ce27">
            <text:p>15.2</text:p>
          </table:table-cell>
          <table:table-cell office:value-type="float" office:value="15.2" table:style-name="ce27">
            <text:p>15.2</text:p>
          </table:table-cell>
          <table:table-cell office:value-type="float" office:value="16.7" table:style-name="ce27">
            <text:p>16.7</text:p>
          </table:table-cell>
          <table:table-cell office:value-type="float" office:value="19.2" table:style-name="ce27">
            <text:p>19.2</text:p>
          </table:table-cell>
          <table:table-cell office:value-type="float" office:value="0.1" table:style-name="ce27">
            <text:p>0.1</text:p>
          </table:table-cell>
          <table:table-cell office:value-type="float" office:value="10.199999999999999" table:style-name="ce27">
            <text:p>10.2</text:p>
          </table:table-cell>
          <table:table-cell office:value-type="float" office:value="10.3" table:style-name="ce27">
            <text:p>10.3</text:p>
          </table:table-cell>
          <table:table-cell office:value-type="float" office:value="29.5" table:style-name="ce27">
            <text:p>29.5</text:p>
          </table:table-cell>
          <table:table-cell table:number-columns-repeated="16368" table:style-name="ce28"/>
        </table:table-row>
        <table:table-row table:style-name="ro9">
          <table:table-cell office:value-type="string" table:style-name="ce25">
            <text:p>South East</text:p>
          </table:table-cell>
          <table:table-cell table:style-name="ce26"/>
          <table:table-cell office:value-type="float" office:value="23.9" table:style-name="ce27">
            <text:p>23.9</text:p>
          </table:table-cell>
          <table:table-cell office:value-type="float" office:value="10.4" table:style-name="ce27">
            <text:p>10.4</text:p>
          </table:table-cell>
          <table:table-cell office:value-type="float" office:value="16.600000000000001" table:style-name="ce27">
            <text:p>16.6</text:p>
          </table:table-cell>
          <table:table-cell office:value-type="float" office:value="27" table:style-name="ce27">
            <text:p>27.0</text:p>
          </table:table-cell>
          <table:table-cell table:style-name="ce27"/>
          <table:table-cell office:value-type="float" office:value="1" table:style-name="ce27">
            <text:p>1.0</text:p>
          </table:table-cell>
          <table:table-cell office:value-type="float" office:value="8.5" table:style-name="ce27">
            <text:p>8.5</text:p>
          </table:table-cell>
          <table:table-cell office:value-type="float" office:value="9.5" table:style-name="ce27">
            <text:p>9.5</text:p>
          </table:table-cell>
          <table:table-cell office:value-type="float" office:value="36.6" table:style-name="ce27">
            <text:p>36.6</text:p>
          </table:table-cell>
          <table:table-cell office:value-type="float" office:value="60.4" table:style-name="ce27">
            <text:p>60.4</text:p>
          </table:table-cell>
          <table:table-cell office:value-type="float" office:value="12.5" table:style-name="ce27">
            <text:p>12.5</text:p>
          </table:table-cell>
          <table:table-cell office:value-type="float" office:value="16" table:style-name="ce27">
            <text:p>16.0</text:p>
          </table:table-cell>
          <table:table-cell office:value-type="float" office:value="28.5" table:style-name="ce27">
            <text:p>28.5</text:p>
          </table:table-cell>
          <table:table-cell office:value-type="float" office:value="88.9" table:style-name="ce27">
            <text:p>88.9</text:p>
          </table:table-cell>
          <table:table-cell table:number-columns-repeated="16368" table:style-name="ce28"/>
        </table:table-row>
        <table:table-row table:style-name="ro9">
          <table:table-cell office:value-type="string" table:style-name="ce25">
            <text:p>South West</text:p>
          </table:table-cell>
          <table:table-cell table:style-name="ce34"/>
          <table:table-cell office:value-type="float" office:value="9.5" table:style-name="ce27">
            <text:p>9.5</text:p>
          </table:table-cell>
          <table:table-cell office:value-type="float" office:value="6.9" table:style-name="ce27">
            <text:p>6.9</text:p>
          </table:table-cell>
          <table:table-cell office:value-type="float" office:value="12.3" table:style-name="ce27">
            <text:p>12.3</text:p>
          </table:table-cell>
          <table:table-cell office:value-type="float" office:value="19.2" table:style-name="ce27">
            <text:p>19.2</text:p>
          </table:table-cell>
          <table:table-cell table:style-name="ce27"/>
          <table:table-cell office:value-type="float" office:value="0.3" table:style-name="ce27">
            <text:p>0.3</text:p>
          </table:table-cell>
          <table:table-cell office:value-type="float" office:value="4.5" table:style-name="ce27">
            <text:p>4.5</text:p>
          </table:table-cell>
          <table:table-cell office:value-type="float" office:value="4.8" table:style-name="ce27">
            <text:p>4.8</text:p>
          </table:table-cell>
          <table:table-cell office:value-type="float" office:value="24.1" table:style-name="ce27">
            <text:p>24.1</text:p>
          </table:table-cell>
          <table:table-cell office:value-type="float" office:value="33.6" table:style-name="ce27">
            <text:p>33.6</text:p>
          </table:table-cell>
          <table:table-cell office:value-type="float" office:value="10.7" table:style-name="ce27">
            <text:p>10.7</text:p>
          </table:table-cell>
          <table:table-cell office:value-type="float" office:value="9.3000000000000007" table:style-name="ce27">
            <text:p>9.3</text:p>
          </table:table-cell>
          <table:table-cell office:value-type="float" office:value="20" table:style-name="ce27">
            <text:p>20.0</text:p>
          </table:table-cell>
          <table:table-cell office:value-type="float" office:value="53.6" table:style-name="ce27">
            <text:p>53.6</text:p>
          </table:table-cell>
          <table:table-cell table:number-columns-repeated="16368" table:style-name="ce35"/>
        </table:table-row>
        <table:table-row table:style-name="ro7">
          <table:table-cell office:value-type="string" table:style-name="ce25">
            <text:p>England</text:p>
          </table:table-cell>
          <table:table-cell table:style-name="ce36"/>
          <table:table-cell office:value-type="float" office:value="98.7" table:style-name="ce27">
            <text:p>98.7</text:p>
          </table:table-cell>
          <table:table-cell office:value-type="float" office:value="49.2" table:style-name="ce27">
            <text:p>49.2</text:p>
          </table:table-cell>
          <table:table-cell office:value-type="float" office:value="81" table:style-name="ce27">
            <text:p>81.0</text:p>
          </table:table-cell>
          <table:table-cell office:value-type="float" office:value="130.19999999999999" table:style-name="ce27">
            <text:p>130.2</text:p>
          </table:table-cell>
          <table:table-cell table:style-name="ce27"/>
          <table:table-cell office:value-type="float" office:value="4.5999999999999996" table:style-name="ce27">
            <text:p>4.6</text:p>
          </table:table-cell>
          <table:table-cell office:value-type="float" office:value="62.3" table:style-name="ce27">
            <text:p>62.3</text:p>
          </table:table-cell>
          <table:table-cell office:value-type="float" office:value="66.8" table:style-name="ce27">
            <text:p>66.8</text:p>
          </table:table-cell>
          <table:table-cell office:value-type="float" office:value="197" table:style-name="ce27">
            <text:p>197.0</text:p>
          </table:table-cell>
          <table:table-cell office:value-type="float" office:value="295.7" table:style-name="ce27">
            <text:p>295.7</text:p>
          </table:table-cell>
          <table:table-cell office:value-type="float" office:value="61" table:style-name="ce27">
            <text:p>61.0</text:p>
          </table:table-cell>
          <table:table-cell office:value-type="float" office:value="93" table:style-name="ce27">
            <text:p>93.0</text:p>
          </table:table-cell>
          <table:table-cell office:value-type="float" office:value="153.9" table:style-name="ce27">
            <text:p>153.9</text:p>
          </table:table-cell>
          <table:table-cell office:value-type="float" office:value="449.6" table:style-name="ce27">
            <text:p>449.6</text:p>
          </table:table-cell>
          <table:table-cell table:number-columns-repeated="16368" table:style-name="ce35"/>
        </table:table-row>
        <table:table-row table:style-name="ro9">
          <table:table-cell office:value-type="string" table:style-name="ce25">
            <text:p>Wales</text:p>
          </table:table-cell>
          <table:table-cell table:style-name="ce33"/>
          <table:table-cell office:value-type="float" office:value="3.8" table:style-name="ce27">
            <text:p>3.8</text:p>
          </table:table-cell>
          <table:table-cell office:value-type="float" office:value="6.6" table:style-name="ce27">
            <text:p>6.6</text:p>
          </table:table-cell>
          <table:table-cell office:value-type="float" office:value="5.4" table:style-name="ce27">
            <text:p>5.4</text:p>
          </table:table-cell>
          <table:table-cell office:value-type="float" office:value="12.1" table:style-name="ce27">
            <text:p>12.1</text:p>
          </table:table-cell>
          <table:table-cell table:style-name="ce27"/>
          <table:table-cell office:value-type="float" office:value="0.8" table:style-name="ce27">
            <text:p>0.8</text:p>
          </table:table-cell>
          <table:table-cell office:value-type="float" office:value="2.5" table:style-name="ce27">
            <text:p>2.5</text:p>
          </table:table-cell>
          <table:table-cell office:value-type="float" office:value="3.3" table:style-name="ce27">
            <text:p>3.3</text:p>
          </table:table-cell>
          <table:table-cell office:value-type="float" office:value="15.4" table:style-name="ce27">
            <text:p>15.4</text:p>
          </table:table-cell>
          <table:table-cell office:value-type="float" office:value="19.100000000000001" table:style-name="ce27">
            <text:p>19.1</text:p>
          </table:table-cell>
          <table:table-cell office:value-type="float" office:value="5.4" table:style-name="ce27">
            <text:p>5.4</text:p>
          </table:table-cell>
          <table:table-cell office:value-type="float" office:value="4.5999999999999996" table:style-name="ce27">
            <text:p>4.6</text:p>
          </table:table-cell>
          <table:table-cell office:value-type="float" office:value="10" table:style-name="ce27">
            <text:p>10.0</text:p>
          </table:table-cell>
          <table:table-cell office:value-type="float" office:value="29.1" table:style-name="ce27">
            <text:p>29.1</text:p>
          </table:table-cell>
          <table:table-cell table:number-columns-repeated="16368" table:style-name="ce28"/>
        </table:table-row>
        <table:table-row table:style-name="ro9">
          <table:table-cell office:value-type="string" table:style-name="ce25">
            <text:p>Scotland</text:p>
          </table:table-cell>
          <table:table-cell table:style-name="ce26"/>
          <table:table-cell office:value-type="float" office:value="8.1" table:style-name="ce27">
            <text:p>8.1</text:p>
          </table:table-cell>
          <table:table-cell office:value-type="float" office:value="8.6" table:style-name="ce27">
            <text:p>8.6</text:p>
          </table:table-cell>
          <table:table-cell office:value-type="float" office:value="7.5" table:style-name="ce27">
            <text:p>7.5</text:p>
          </table:table-cell>
          <table:table-cell office:value-type="float" office:value="16.100000000000001" table:style-name="ce27">
            <text:p>16.1</text:p>
          </table:table-cell>
          <table:table-cell table:style-name="ce27"/>
          <table:table-cell office:value-type="float" office:value="1.8" table:style-name="ce27">
            <text:p>1.8</text:p>
          </table:table-cell>
          <table:table-cell office:value-type="float" office:value="5.4" table:style-name="ce27">
            <text:p>5.4</text:p>
          </table:table-cell>
          <table:table-cell office:value-type="float" office:value="7.2" table:style-name="ce27">
            <text:p>7.2</text:p>
          </table:table-cell>
          <table:table-cell office:value-type="float" office:value="23.3" table:style-name="ce27">
            <text:p>23.3</text:p>
          </table:table-cell>
          <table:table-cell office:value-type="float" office:value="31.4" table:style-name="ce27">
            <text:p>31.4</text:p>
          </table:table-cell>
          <table:table-cell office:value-type="float" office:value="6.6" table:style-name="ce27">
            <text:p>6.6</text:p>
          </table:table-cell>
          <table:table-cell office:value-type="float" office:value="9.6999999999999993" table:style-name="ce27">
            <text:p>9.7</text:p>
          </table:table-cell>
          <table:table-cell office:value-type="float" office:value="16.3" table:style-name="ce27">
            <text:p>16.3</text:p>
          </table:table-cell>
          <table:table-cell office:value-type="float" office:value="47.7" table:style-name="ce27">
            <text:p>47.7</text:p>
          </table:table-cell>
          <table:table-cell table:number-columns-repeated="16368" table:style-name="ce28"/>
        </table:table-row>
        <table:table-row table:style-name="ro7">
          <table:table-cell office:value-type="string" table:style-name="ce25">
            <text:p>Great Britain</text:p>
          </table:table-cell>
          <table:table-cell table:style-name="ce33"/>
          <table:table-cell office:value-type="float" office:value="110.5" table:style-name="ce27">
            <text:p>110.5</text:p>
          </table:table-cell>
          <table:table-cell office:value-type="float" office:value="64.5" table:style-name="ce27">
            <text:p>64.5</text:p>
          </table:table-cell>
          <table:table-cell office:value-type="float" office:value="93.9" table:style-name="ce27">
            <text:p>93.9</text:p>
          </table:table-cell>
          <table:table-cell office:value-type="float" office:value="158.4" table:style-name="ce27">
            <text:p>158.4</text:p>
          </table:table-cell>
          <table:table-cell table:style-name="ce27"/>
          <table:table-cell office:value-type="float" office:value="7.2" table:style-name="ce27">
            <text:p>7.2</text:p>
          </table:table-cell>
          <table:table-cell office:value-type="float" office:value="70.2" table:style-name="ce27">
            <text:p>70.2</text:p>
          </table:table-cell>
          <table:table-cell office:value-type="float" office:value="77.3" table:style-name="ce27">
            <text:p>77.3</text:p>
          </table:table-cell>
          <table:table-cell office:value-type="float" office:value="235.7" table:style-name="ce27">
            <text:p>235.7</text:p>
          </table:table-cell>
          <table:table-cell office:value-type="float" office:value="346.2" table:style-name="ce27">
            <text:p>346.2</text:p>
          </table:table-cell>
          <table:table-cell office:value-type="float" office:value="73" table:style-name="ce27">
            <text:p>73.0</text:p>
          </table:table-cell>
          <table:table-cell office:value-type="float" office:value="107.3" table:style-name="ce27">
            <text:p>107.3</text:p>
          </table:table-cell>
          <table:table-cell office:value-type="float" office:value="180.2" table:style-name="ce27">
            <text:p>180.2</text:p>
          </table:table-cell>
          <table:table-cell office:value-type="float" office:value="526.4" table:style-name="ce27">
            <text:p>526.4</text:p>
          </table:table-cell>
          <table:table-cell table:number-columns-repeated="16368" table:style-name="ce37"/>
        </table:table-row>
        <table:table-row table:style-name="ro11">
          <table:table-cell table:style-name="ce38"/>
          <table:table-cell table:style-name="ce39"/>
          <table:table-cell table:number-columns-repeated="13" table:style-name="ce40"/>
          <table:table-cell table:style-name="ce41"/>
          <table:table-cell table:number-columns-repeated="16368" table:style-name="ce42"/>
        </table:table-row>
        <table:table-row table:style-name="ro12">
          <table:table-cell office:value-type="string" table:style-name="ce43">
            <text:p>1 Includes trunk motorways and principal motorways</text:p>
          </table:table-cell>
          <table:table-cell table:style-name="ce44"/>
          <table:table-cell table:style-name="ce45"/>
          <table:table-cell table:number-columns-repeated="4" table:style-name="ce46"/>
          <table:table-cell table:number-columns-repeated="8" table:style-name="ce47"/>
          <table:table-cell office:value-type="string" table:style-name="ce48">
            <text:p>Source: DfT National Road Traffic Survey</text:p>
          </table:table-cell>
          <table:table-cell table:number-columns-repeated="16368" table:style-name="ce49"/>
        </table:table-row>
        <table:table-row table:style-name="ro8">
          <table:table-cell office:value-type="string" table:style-name="ce64">
            <text:p>2 Urban roads: Major and minor roads within an urban area with a population of</text:p>
          </table:table-cell>
          <table:table-cell table:style-name="ce50"/>
          <table:table-cell table:style-name="ce51"/>
          <table:table-cell table:number-columns-repeated="12" table:style-name="ce47"/>
          <table:table-cell office:value-type="string" table:style-name="ce48">
            <text:p>Last updated: July 2018</text:p>
          </table:table-cell>
          <table:table-cell table:number-columns-repeated="16368" table:style-name="ce49"/>
        </table:table-row>
        <table:table-row table:style-name="ro13">
          <table:table-cell office:value-type="string" table:style-name="ce64">
            <text:p><text:s/>10,000 or more. These are based on the 2011 Cenus definitions of urban settlements.<text:s/></text:p>
          </table:table-cell>
          <table:table-cell table:number-columns-repeated="11" table:style-name="ce43"/>
          <table:table-cell table:number-columns-repeated="3" table:style-name="ce46"/>
          <table:table-cell office:value-type="string" table:style-name="ce52">
            <text:p>Next update: June 2019</text:p>
          </table:table-cell>
          <table:table-cell table:number-columns-repeated="16368" table:style-name="ce49"/>
        </table:table-row>
        <table:table-row table:style-name="ro2">
          <table:table-cell office:value-type="string" table:style-name="ce43">
            <text:p>3 Truck roads are those managed by Highways England within England</text:p>
          </table:table-cell>
          <table:table-cell table:number-columns-repeated="11" table:style-name="ce53"/>
          <table:table-cell table:number-columns-repeated="3" table:style-name="ce46"/>
          <table:table-cell table:style-name="ce52"/>
          <table:table-cell table:number-columns-repeated="16368" table:style-name="ce54"/>
        </table:table-row>
        <table:table-row table:style-name="ro8">
          <table:table-cell office:value-type="string" table:style-name="ce43">
            <text:p>4 Principal roads are those managed by local authorities</text:p>
          </table:table-cell>
          <table:table-cell table:number-columns-repeated="11" table:style-name="ce53"/>
          <table:table-cell table:number-columns-repeated="3" table:style-name="ce46"/>
          <table:table-cell table:style-name="ce52"/>
          <table:table-cell table:number-columns-repeated="16368" table:style-name="ce54"/>
        </table:table-row>
        <table:table-row table:style-name="ro14">
          <table:table-cell table:style-name="ce46"/>
          <table:table-cell table:style-name="ce44"/>
          <table:table-cell table:style-name="ce45"/>
          <table:table-cell table:number-columns-repeated="13" table:style-name="ce46"/>
          <table:table-cell table:number-columns-repeated="16368" table:style-name="ce54"/>
        </table:table-row>
        <table:table-row table:style-name="ro15">
          <table:table-cell office:value-type="string" table:style-name="ce55">
            <text:p>Telephone: 020 7944 3095</text:p>
          </table:table-cell>
          <table:table-cell table:style-name="ce44"/>
          <table:table-cell table:style-name="ce45"/>
          <table:table-cell table:number-columns-repeated="13" table:style-name="ce46"/>
          <table:table-cell table:number-columns-repeated="16368"/>
        </table:table-row>
        <table:table-row table:style-name="ro15">
          <table:table-cell office:value-type="string" table:style-name="ce55">
            <text:p>Email: roadtraff.stats@dft.gsi.gov.uk</text:p>
          </table:table-cell>
          <table:table-cell table:style-name="ce56"/>
          <table:table-cell table:style-name="ce57"/>
          <table:table-cell table:number-columns-repeated="13" table:style-name="ce58"/>
          <table:table-cell table:number-columns-repeated="16368"/>
        </table:table-row>
        <table:table-row table:style-name="ro15">
          <table:table-cell office:value-type="string" table:style-name="ce59">
            <text:p>Notes &amp; definitions:</text:p>
          </table:table-cell>
          <table:table-cell table:style-name="ce60"/>
          <table:table-cell table:style-name="ce61"/>
          <table:table-cell table:number-columns-repeated="13" table:style-name="ce62"/>
          <table:table-cell table:number-columns-repeated="16368"/>
        </table:table-row>
        <table:table-row table:style-name="ro10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4" table:style-name="ce62"/>
          <table:table-cell table:number-columns-repeated="16368"/>
        </table:table-row>
        <table:table-row table:style-name="ro15">
          <table:table-cell office:value-type="string" table:style-name="ce55">
            <text:p>The figures in this table are National Statistics.</text:p>
          </table:table-cell>
          <table:table-cell table:style-name="ce63"/>
          <table:table-cell table:style-name="ce61"/>
          <table:table-cell table:number-columns-repeated="13" table:style-name="ce62"/>
          <table:table-cell table:number-columns-repeated="16368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17).$A$1:TRA0203_(2017).$P$43" table:base-cell-address="TRA0203_(2017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16)" table:style-name="ta2">
        <table:table-column table:style-name="co1" table:default-cell-style-name="ce65"/>
        <table:table-column table:style-name="co2" table:default-cell-style-name="ce65"/>
        <table:table-column table:style-name="co3" table:number-columns-repeated="4" table:default-cell-style-name="ce65"/>
        <table:table-column table:style-name="co4" table:default-cell-style-name="ce65"/>
        <table:table-column table:style-name="co3" table:number-columns-repeated="9" table:default-cell-style-name="ce65"/>
        <table:table-column table:style-name="co5" table:number-columns-repeated="16368" table:default-cell-style-name="ce65"/>
        <table:table-row table:style-name="ro1">
          <table:table-cell office:value-type="string" table:style-name="ce117">
            <text:p>Department for Transport statistics</text:p>
          </table:table-cell>
          <table:table-cell table:style-name="ce117"/>
          <table:table-cell table:number-columns-repeated="16382" table:style-name="ce113"/>
        </table:table-row>
        <table:table-row table:style-name="ro16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4" table:style-name="ce65"/>
          <table:table-cell table:number-columns-repeated="16368" table:style-name="ce66"/>
        </table:table-row>
        <table:table-row table:style-name="ro3">
          <table:table-cell office:value-type="string" table:style-name="ce116">
            <text:p>Table TRA0203</text:p>
          </table:table-cell>
          <table:table-cell table:style-name="ce116"/>
          <table:table-cell table:number-columns-repeated="16382" table:style-name="ce113"/>
        </table:table-row>
        <table:table-row table:style-name="ro4">
          <table:table-cell office:value-type="string" table:style-name="ce116">
            <text:p>Motor vehicle traffic (vehicle kilometres) by road class and region and country in Great Britain, annual 2016 (revised)</text:p>
          </table:table-cell>
          <table:table-cell table:style-name="ce116"/>
          <table:table-cell table:number-columns-repeated="8" table:style-name="ce114"/>
          <table:table-cell table:style-name="ce115"/>
          <table:table-cell table:number-columns-repeated="5" table:style-name="ce114"/>
          <table:table-cell table:number-columns-repeated="16368" table:style-name="ce113"/>
        </table:table-row>
        <table:table-row table:style-name="ro5">
          <table:table-cell table:number-columns-repeated="5" table:style-name="ce112"/>
          <table:table-cell table:number-columns-repeated="10" table:style-name="ce111"/>
          <table:table-cell office:value-type="string" table:style-name="ce110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06"/>
          <table:table-cell office:value-type="string" table:number-columns-spanned="10" table:number-rows-spanned="1" table:style-name="ce109">
            <text:p>Major roads</text:p>
          </table:table-cell>
          <table:covered-table-cell table:number-columns-repeated="9"/>
          <table:table-cell table:number-columns-repeated="2" table:style-name="ce108"/>
          <table:table-cell table:style-name="ce107"/>
          <table:table-cell table:style-name="ce102"/>
          <table:table-cell table:number-columns-repeated="16368" table:style-name="ce66"/>
        </table:table-row>
        <table:table-row table:style-name="ro4">
          <table:table-cell table:number-columns-repeated="3" table:style-name="ce106"/>
          <table:table-cell office:value-type="string" table:number-columns-spanned="8" table:number-rows-spanned="1" table:style-name="ce105">
            <text:p>'A' roads</text:p>
          </table:table-cell>
          <table:covered-table-cell table:number-columns-repeated="7"/>
          <table:table-cell table:number-columns-repeated="4" table:style-name="ce65"/>
          <table:table-cell table:style-name="ce102"/>
          <table:table-cell table:number-columns-repeated="16368" table:style-name="ce66"/>
        </table:table-row>
        <table:table-row table:style-name="ro4">
          <table:table-cell table:number-columns-repeated="3" table:style-name="ce106"/>
          <table:table-cell office:value-type="string" table:number-columns-spanned="3" table:number-rows-spanned="1" table:style-name="ce105">
            <text:p>Rural</text:p>
          </table:table-cell>
          <table:covered-table-cell table:number-columns-repeated="2"/>
          <table:table-cell table:style-name="ce104"/>
          <table:table-cell office:value-type="string" table:number-columns-spanned="3" table:number-rows-spanned="1" table:style-name="ce105">
            <text:p>Urban</text:p>
          </table:table-cell>
          <table:covered-table-cell table:number-columns-repeated="2"/>
          <table:table-cell table:style-name="ce104"/>
          <table:table-cell table:style-name="ce65"/>
          <table:table-cell office:value-type="string" table:number-columns-spanned="3" table:number-rows-spanned="1" table:style-name="ce103">
            <text:p>Minor roads</text:p>
          </table:table-cell>
          <table:covered-table-cell table:number-columns-repeated="2"/>
          <table:table-cell table:style-name="ce102"/>
          <table:table-cell table:number-columns-repeated="16368" table:style-name="ce66"/>
        </table:table-row>
        <table:table-row table:style-name="ro6">
          <table:table-cell table:number-columns-repeated="2" table:style-name="ce101"/>
          <table:table-cell office:value-type="string" table:style-name="ce100">
            <text:p>Motorway<text:s/><text:span text:style-name="T2">1</text:span></text:p>
          </table:table-cell>
          <table:table-cell office:value-type="string" table:style-name="ce100">
            <text:p>Trunk</text:p>
          </table:table-cell>
          <table:table-cell office:value-type="string" table:style-name="ce100">
            <text:p>Principal</text:p>
          </table:table-cell>
          <table:table-cell office:value-type="string" table:style-name="ce100">
            <text:p>Total</text:p>
          </table:table-cell>
          <table:table-cell table:style-name="ce100"/>
          <table:table-cell office:value-type="string" table:style-name="ce100">
            <text:p>Trunk</text:p>
          </table:table-cell>
          <table:table-cell office:value-type="string" table:style-name="ce100">
            <text:p>Principal</text:p>
          </table:table-cell>
          <table:table-cell office:value-type="string" table:style-name="ce100">
            <text:p>Total</text:p>
          </table:table-cell>
          <table:table-cell office:value-type="string" table:style-name="ce100">
            <text:p>All 'A' roads</text:p>
          </table:table-cell>
          <table:table-cell office:value-type="string" table:style-name="ce100">
            <text:p>All major roads</text:p>
          </table:table-cell>
          <table:table-cell office:value-type="string" table:style-name="ce100">
            <text:p>Rural</text:p>
          </table:table-cell>
          <table:table-cell office:value-type="string" table:style-name="ce100">
            <text:p>Urban</text:p>
          </table:table-cell>
          <table:table-cell office:value-type="string" table:style-name="ce100">
            <text:p>All minor roads</text:p>
          </table:table-cell>
          <table:table-cell office:value-type="string" table:style-name="ce100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92">
            <text:p>North East<text:s/><text:span text:style-name="T2">2</text:span></text:p>
          </table:table-cell>
          <table:table-cell table:style-name="ce94"/>
          <table:table-cell office:value-type="float" office:value="1.2" table:style-name="ce90">
            <text:p>1.2</text:p>
          </table:table-cell>
          <table:table-cell office:value-type="float" office:value="3.3" table:style-name="ce90">
            <text:p>3.3</text:p>
          </table:table-cell>
          <table:table-cell office:value-type="float" office:value="3.6" table:style-name="ce90">
            <text:p>3.6</text:p>
          </table:table-cell>
          <table:table-cell office:value-type="float" office:value="6.9" table:style-name="ce90">
            <text:p>6.9</text:p>
          </table:table-cell>
          <table:table-cell table:style-name="ce90"/>
          <table:table-cell office:value-type="float" office:value="1" table:style-name="ce90">
            <text:p>1.0</text:p>
          </table:table-cell>
          <table:table-cell office:value-type="float" office:value="3" table:style-name="ce90">
            <text:p>3.0</text:p>
          </table:table-cell>
          <table:table-cell office:value-type="float" office:value="4" table:style-name="ce90">
            <text:p>4.0</text:p>
          </table:table-cell>
          <table:table-cell office:value-type="float" office:value="10.9" table:style-name="ce90">
            <text:p>10.9</text:p>
          </table:table-cell>
          <table:table-cell office:value-type="float" office:value="12.1" table:style-name="ce90">
            <text:p>12.1</text:p>
          </table:table-cell>
          <table:table-cell office:value-type="float" office:value="1.7" table:style-name="ce90">
            <text:p>1.7</text:p>
          </table:table-cell>
          <table:table-cell office:value-type="float" office:value="5.3" table:style-name="ce90">
            <text:p>5.3</text:p>
          </table:table-cell>
          <table:table-cell office:value-type="float" office:value="7" table:style-name="ce90">
            <text:p>7.0</text:p>
          </table:table-cell>
          <table:table-cell office:value-type="float" office:value="19.100000000000001" table:style-name="ce90">
            <text:p>19.1</text:p>
          </table:table-cell>
          <table:table-cell table:number-columns-repeated="16368" table:style-name="ce93"/>
        </table:table-row>
        <table:table-row-group>
          <table:table-row table:style-name="ro8">
            <table:table-cell office:value-type="string" table:style-name="ce97">
              <text:p>of which:</text:p>
            </table:table-cell>
            <table:table-cell table:style-name="ce94"/>
            <table:table-cell table:number-columns-repeated="14" table:style-name="ce90"/>
            <table:table-cell table:number-columns-repeated="16368" table:style-name="ce93"/>
          </table:table-row>
          <table:table-row table:style-name="ro8">
            <table:table-cell office:value-type="string" table:style-name="ce97">
              <text:p><text:s text:c="2"/>Tyne and Wear FMC</text:p>
            </table:table-cell>
            <table:table-cell table:style-name="ce99"/>
            <table:table-cell office:value-type="float" office:value="0.2" table:style-name="ce96">
              <text:p>0.2</text:p>
            </table:table-cell>
            <table:table-cell office:value-type="float" office:value="1" table:style-name="ce96">
              <text:p>1.0</text:p>
            </table:table-cell>
            <table:table-cell office:value-type="float" office:value="0.6" table:style-name="ce96">
              <text:p>0.6</text:p>
            </table:table-cell>
            <table:table-cell office:value-type="float" office:value="1.6" table:style-name="ce96">
              <text:p>1.6</text:p>
            </table:table-cell>
            <table:table-cell table:style-name="ce96"/>
            <table:table-cell office:value-type="float" office:value="0.5" table:style-name="ce96">
              <text:p>0.5</text:p>
            </table:table-cell>
            <table:table-cell office:value-type="float" office:value="1.8" table:style-name="ce96">
              <text:p>1.8</text:p>
            </table:table-cell>
            <table:table-cell office:value-type="float" office:value="2.2999999999999998" table:style-name="ce96">
              <text:p>2.3</text:p>
            </table:table-cell>
            <table:table-cell office:value-type="float" office:value="3.9" table:style-name="ce96">
              <text:p>3.9</text:p>
            </table:table-cell>
            <table:table-cell office:value-type="float" office:value="4.0999999999999996" table:style-name="ce96">
              <text:p>4.1</text:p>
            </table:table-cell>
            <table:table-cell office:value-type="float" office:value="0.3" table:style-name="ce96">
              <text:p>0.3</text:p>
            </table:table-cell>
            <table:table-cell office:value-type="float" office:value="2.9" table:style-name="ce96">
              <text:p>2.9</text:p>
            </table:table-cell>
            <table:table-cell office:value-type="float" office:value="3.2" table:style-name="ce96">
              <text:p>3.2</text:p>
            </table:table-cell>
            <table:table-cell office:value-type="float" office:value="7.2" table:style-name="ce96">
              <text:p>7.2</text:p>
            </table:table-cell>
            <table:table-cell table:number-columns-repeated="16368" table:style-name="ce98"/>
          </table:table-row>
          <table:table-row table:style-name="ro8">
            <table:table-cell office:value-type="string" table:style-name="ce97">
              <text:p><text:s text:c="2"/>Rest of North East</text:p>
            </table:table-cell>
            <table:table-cell table:style-name="ce99"/>
            <table:table-cell office:value-type="float" office:value="1" table:style-name="ce96">
              <text:p>1.0</text:p>
            </table:table-cell>
            <table:table-cell office:value-type="float" office:value="2.2999999999999998" table:style-name="ce96">
              <text:p>2.3</text:p>
            </table:table-cell>
            <table:table-cell office:value-type="float" office:value="3" table:style-name="ce96">
              <text:p>3.0</text:p>
            </table:table-cell>
            <table:table-cell office:value-type="float" office:value="5.3" table:style-name="ce96">
              <text:p>5.3</text:p>
            </table:table-cell>
            <table:table-cell table:style-name="ce96"/>
            <table:table-cell office:value-type="float" office:value="0.5" table:style-name="ce96">
              <text:p>0.5</text:p>
            </table:table-cell>
            <table:table-cell office:value-type="float" office:value="1.2" table:style-name="ce96">
              <text:p>1.2</text:p>
            </table:table-cell>
            <table:table-cell office:value-type="float" office:value="1.7" table:style-name="ce96">
              <text:p>1.7</text:p>
            </table:table-cell>
            <table:table-cell office:value-type="float" office:value="7" table:style-name="ce96">
              <text:p>7.0</text:p>
            </table:table-cell>
            <table:table-cell office:value-type="float" office:value="8" table:style-name="ce96">
              <text:p>8.0</text:p>
            </table:table-cell>
            <table:table-cell office:value-type="float" office:value="1.5" table:style-name="ce96">
              <text:p>1.5</text:p>
            </table:table-cell>
            <table:table-cell office:value-type="float" office:value="2.4" table:style-name="ce96">
              <text:p>2.4</text:p>
            </table:table-cell>
            <table:table-cell office:value-type="float" office:value="3.9" table:style-name="ce96">
              <text:p>3.9</text:p>
            </table:table-cell>
            <table:table-cell office:value-type="float" office:value="11.9" table:style-name="ce96">
              <text:p>11.9</text:p>
            </table:table-cell>
            <table:table-cell table:number-columns-repeated="16368" table:style-name="ce98"/>
          </table:table-row>
        </table:table-row-group>
        <table:table-row table:style-name="ro9">
          <table:table-cell office:value-type="string" table:style-name="ce92">
            <text:p>North West<text:span text:style-name="T2"><text:s/>2</text:span></text:p>
          </table:table-cell>
          <table:table-cell table:style-name="ce94"/>
          <table:table-cell office:value-type="float" office:value="19.2" table:style-name="ce90">
            <text:p>19.2</text:p>
          </table:table-cell>
          <table:table-cell office:value-type="float" office:value="2" table:style-name="ce90">
            <text:p>2.0</text:p>
          </table:table-cell>
          <table:table-cell office:value-type="float" office:value="7.3" table:style-name="ce90">
            <text:p>7.3</text:p>
          </table:table-cell>
          <table:table-cell office:value-type="float" office:value="9.3000000000000007" table:style-name="ce90">
            <text:p>9.3</text:p>
          </table:table-cell>
          <table:table-cell table:style-name="ce90"/>
          <table:table-cell office:value-type="float" office:value="0.3" table:style-name="ce90">
            <text:p>0.3</text:p>
          </table:table-cell>
          <table:table-cell office:value-type="float" office:value="10.5" table:style-name="ce90">
            <text:p>10.5</text:p>
          </table:table-cell>
          <table:table-cell office:value-type="float" office:value="10.8" table:style-name="ce90">
            <text:p>10.8</text:p>
          </table:table-cell>
          <table:table-cell office:value-type="float" office:value="20.100000000000001" table:style-name="ce90">
            <text:p>20.1</text:p>
          </table:table-cell>
          <table:table-cell office:value-type="float" office:value="39.200000000000003" table:style-name="ce90">
            <text:p>39.2</text:p>
          </table:table-cell>
          <table:table-cell office:value-type="float" office:value="5" table:style-name="ce90">
            <text:p>5.0</text:p>
          </table:table-cell>
          <table:table-cell office:value-type="float" office:value="12.6" table:style-name="ce90">
            <text:p>12.6</text:p>
          </table:table-cell>
          <table:table-cell office:value-type="float" office:value="17.600000000000001" table:style-name="ce90">
            <text:p>17.6</text:p>
          </table:table-cell>
          <table:table-cell office:value-type="float" office:value="56.8" table:style-name="ce90">
            <text:p>56.8</text:p>
          </table:table-cell>
          <table:table-cell table:number-columns-repeated="16368" table:style-name="ce93"/>
        </table:table-row>
        <table:table-row-group>
          <table:table-row table:style-name="ro8">
            <table:table-cell office:value-type="string" table:style-name="ce97">
              <text:p>of which:</text:p>
            </table:table-cell>
            <table:table-cell table:style-name="ce94"/>
            <table:table-cell table:number-columns-repeated="14" table:style-name="ce90"/>
            <table:table-cell table:number-columns-repeated="16368" table:style-name="ce93"/>
          </table:table-row>
          <table:table-row table:style-name="ro8">
            <table:table-cell office:value-type="string" table:style-name="ce97">
              <text:p><text:s text:c="2"/>Greater Manchester FMC</text:p>
            </table:table-cell>
            <table:table-cell table:style-name="ce94"/>
            <table:table-cell office:value-type="float" office:value="6.4" table:style-name="ce96">
              <text:p>6.4</text:p>
            </table:table-cell>
            <table:table-cell office:value-type="float" office:value="0" table:style-name="ce96">
              <text:p>0.0</text:p>
            </table:table-cell>
            <table:table-cell office:value-type="float" office:value="0.7" table:style-name="ce96">
              <text:p>0.7</text:p>
            </table:table-cell>
            <table:table-cell office:value-type="float" office:value="0.7" table:style-name="ce96">
              <text:p>0.7</text:p>
            </table:table-cell>
            <table:table-cell table:style-name="ce96"/>
            <table:table-cell office:value-type="float" office:value="0.1" table:style-name="ce96">
              <text:p>0.1</text:p>
            </table:table-cell>
            <table:table-cell office:value-type="float" office:value="4.8" table:style-name="ce96">
              <text:p>4.8</text:p>
            </table:table-cell>
            <table:table-cell office:value-type="float" office:value="4.9000000000000004" table:style-name="ce96">
              <text:p>4.9</text:p>
            </table:table-cell>
            <table:table-cell office:value-type="float" office:value="5.5" table:style-name="ce96">
              <text:p>5.5</text:p>
            </table:table-cell>
            <table:table-cell office:value-type="float" office:value="11.9" table:style-name="ce96">
              <text:p>11.9</text:p>
            </table:table-cell>
            <table:table-cell office:value-type="float" office:value="0.5" table:style-name="ce96">
              <text:p>0.5</text:p>
            </table:table-cell>
            <table:table-cell office:value-type="float" office:value="5.5" table:style-name="ce96">
              <text:p>5.5</text:p>
            </table:table-cell>
            <table:table-cell office:value-type="float" office:value="6" table:style-name="ce96">
              <text:p>6.0</text:p>
            </table:table-cell>
            <table:table-cell office:value-type="float" office:value="18" table:style-name="ce96">
              <text:p>18.0</text:p>
            </table:table-cell>
            <table:table-cell table:number-columns-repeated="16368" table:style-name="ce93"/>
          </table:table-row>
          <table:table-row table:style-name="ro8">
            <table:table-cell office:value-type="string" table:style-name="ce97">
              <text:p><text:s text:c="2"/>Merseyside FMC</text:p>
            </table:table-cell>
            <table:table-cell table:style-name="ce94"/>
            <table:table-cell office:value-type="float" office:value="1.7" table:style-name="ce96">
              <text:p>1.7</text:p>
            </table:table-cell>
            <table:table-cell office:value-type="float" office:value="0" table:style-name="ce96">
              <text:p>0.0</text:p>
            </table:table-cell>
            <table:table-cell office:value-type="float" office:value="0.8" table:style-name="ce96">
              <text:p>0.8</text:p>
            </table:table-cell>
            <table:table-cell office:value-type="float" office:value="0.8" table:style-name="ce96">
              <text:p>0.8</text:p>
            </table:table-cell>
            <table:table-cell table:style-name="ce96"/>
            <table:table-cell office:value-type="float" office:value="0.1" table:style-name="ce96">
              <text:p>0.1</text:p>
            </table:table-cell>
            <table:table-cell office:value-type="float" office:value="2.2000000000000002" table:style-name="ce96">
              <text:p>2.2</text:p>
            </table:table-cell>
            <table:table-cell office:value-type="float" office:value="2.2000000000000002" table:style-name="ce96">
              <text:p>2.2</text:p>
            </table:table-cell>
            <table:table-cell office:value-type="float" office:value="3.1" table:style-name="ce96">
              <text:p>3.1</text:p>
            </table:table-cell>
            <table:table-cell office:value-type="float" office:value="4.8" table:style-name="ce96">
              <text:p>4.8</text:p>
            </table:table-cell>
            <table:table-cell office:value-type="float" office:value="0.2" table:style-name="ce96">
              <text:p>0.2</text:p>
            </table:table-cell>
            <table:table-cell office:value-type="float" office:value="2.9" table:style-name="ce96">
              <text:p>2.9</text:p>
            </table:table-cell>
            <table:table-cell office:value-type="float" office:value="3.1" table:style-name="ce96">
              <text:p>3.1</text:p>
            </table:table-cell>
            <table:table-cell office:value-type="float" office:value="7.9" table:style-name="ce96">
              <text:p>7.9</text:p>
            </table:table-cell>
            <table:table-cell table:number-columns-repeated="16368" table:style-name="ce93"/>
          </table:table-row>
          <table:table-row table:style-name="ro8">
            <table:table-cell office:value-type="string" table:style-name="ce97">
              <text:p><text:s text:c="2"/>Rest of North West</text:p>
            </table:table-cell>
            <table:table-cell table:style-name="ce94"/>
            <table:table-cell office:value-type="float" office:value="11.1" table:style-name="ce96">
              <text:p>11.1</text:p>
            </table:table-cell>
            <table:table-cell office:value-type="float" office:value="1.9" table:style-name="ce96">
              <text:p>1.9</text:p>
            </table:table-cell>
            <table:table-cell office:value-type="float" office:value="5.8" table:style-name="ce96">
              <text:p>5.8</text:p>
            </table:table-cell>
            <table:table-cell office:value-type="float" office:value="7.7" table:style-name="ce96">
              <text:p>7.7</text:p>
            </table:table-cell>
            <table:table-cell table:style-name="ce96"/>
            <table:table-cell office:value-type="float" office:value="0.1" table:style-name="ce96">
              <text:p>0.1</text:p>
            </table:table-cell>
            <table:table-cell office:value-type="float" office:value="3.6" table:style-name="ce96">
              <text:p>3.6</text:p>
            </table:table-cell>
            <table:table-cell office:value-type="float" office:value="3.7" table:style-name="ce96">
              <text:p>3.7</text:p>
            </table:table-cell>
            <table:table-cell office:value-type="float" office:value="11.5" table:style-name="ce96">
              <text:p>11.5</text:p>
            </table:table-cell>
            <table:table-cell office:value-type="float" office:value="22.5" table:style-name="ce96">
              <text:p>22.5</text:p>
            </table:table-cell>
            <table:table-cell office:value-type="float" office:value="4.3" table:style-name="ce96">
              <text:p>4.3</text:p>
            </table:table-cell>
            <table:table-cell office:value-type="float" office:value="4.0999999999999996" table:style-name="ce96">
              <text:p>4.1</text:p>
            </table:table-cell>
            <table:table-cell office:value-type="float" office:value="8.4" table:style-name="ce96">
              <text:p>8.4</text:p>
            </table:table-cell>
            <table:table-cell office:value-type="float" office:value="31" table:style-name="ce96">
              <text:p>31.0</text:p>
            </table:table-cell>
            <table:table-cell table:number-columns-repeated="16368" table:style-name="ce93"/>
          </table:table-row>
        </table:table-row-group>
        <table:table-row table:style-name="ro9">
          <table:table-cell office:value-type="string" table:style-name="ce92">
            <text:p>Yorkshire and the Humber<text:span text:style-name="T2"><text:s/>2</text:span></text:p>
          </table:table-cell>
          <table:table-cell table:style-name="ce94"/>
          <table:table-cell office:value-type="float" office:value="11.5" table:style-name="ce90">
            <text:p>11.5</text:p>
          </table:table-cell>
          <table:table-cell office:value-type="float" office:value="2.9" table:style-name="ce90">
            <text:p>2.9</text:p>
          </table:table-cell>
          <table:table-cell office:value-type="float" office:value="7.3" table:style-name="ce90">
            <text:p>7.3</text:p>
          </table:table-cell>
          <table:table-cell office:value-type="float" office:value="10.199999999999999" table:style-name="ce90">
            <text:p>10.2</text:p>
          </table:table-cell>
          <table:table-cell table:style-name="ce90"/>
          <table:table-cell office:value-type="float" office:value="0.3" table:style-name="ce90">
            <text:p>0.3</text:p>
          </table:table-cell>
          <table:table-cell office:value-type="float" office:value="7.2" table:style-name="ce90">
            <text:p>7.2</text:p>
          </table:table-cell>
          <table:table-cell office:value-type="float" office:value="7.4" table:style-name="ce90">
            <text:p>7.4</text:p>
          </table:table-cell>
          <table:table-cell office:value-type="float" office:value="17.600000000000001" table:style-name="ce90">
            <text:p>17.6</text:p>
          </table:table-cell>
          <table:table-cell office:value-type="float" office:value="29.1" table:style-name="ce90">
            <text:p>29.1</text:p>
          </table:table-cell>
          <table:table-cell office:value-type="float" office:value="6" table:style-name="ce90">
            <text:p>6.0</text:p>
          </table:table-cell>
          <table:table-cell office:value-type="float" office:value="8.9" table:style-name="ce90">
            <text:p>8.9</text:p>
          </table:table-cell>
          <table:table-cell office:value-type="float" office:value="15" table:style-name="ce90">
            <text:p>15.0</text:p>
          </table:table-cell>
          <table:table-cell office:value-type="float" office:value="44.1" table:style-name="ce90">
            <text:p>44.1</text:p>
          </table:table-cell>
          <table:table-cell table:number-columns-repeated="16368" table:style-name="ce93"/>
        </table:table-row>
        <table:table-row-group>
          <table:table-row table:style-name="ro8">
            <table:table-cell office:value-type="string" table:style-name="ce97">
              <text:p>of which:</text:p>
            </table:table-cell>
            <table:table-cell table:style-name="ce94"/>
            <table:table-cell table:number-columns-repeated="14" table:style-name="ce90"/>
            <table:table-cell table:number-columns-repeated="16368" table:style-name="ce93"/>
          </table:table-row>
          <table:table-row table:style-name="ro8">
            <table:table-cell office:value-type="string" table:style-name="ce97">
              <text:p><text:s text:c="2"/>South Yorkshire FMC</text:p>
            </table:table-cell>
            <table:table-cell table:style-name="ce94"/>
            <table:table-cell office:value-type="float" office:value="3.3" table:style-name="ce96">
              <text:p>3.3</text:p>
            </table:table-cell>
            <table:table-cell office:value-type="float" office:value="0.3" table:style-name="ce96">
              <text:p>0.3</text:p>
            </table:table-cell>
            <table:table-cell office:value-type="float" office:value="1.1000000000000001" table:style-name="ce96">
              <text:p>1.1</text:p>
            </table:table-cell>
            <table:table-cell office:value-type="float" office:value="1.4" table:style-name="ce96">
              <text:p>1.4</text:p>
            </table:table-cell>
            <table:table-cell table:style-name="ce96"/>
            <table:table-cell office:value-type="float" office:value="0" table:style-name="ce96">
              <text:p>0.0</text:p>
            </table:table-cell>
            <table:table-cell office:value-type="float" office:value="2.1" table:style-name="ce96">
              <text:p>2.1</text:p>
            </table:table-cell>
            <table:table-cell office:value-type="float" office:value="2.1" table:style-name="ce96">
              <text:p>2.1</text:p>
            </table:table-cell>
            <table:table-cell office:value-type="float" office:value="3.5" table:style-name="ce96">
              <text:p>3.5</text:p>
            </table:table-cell>
            <table:table-cell office:value-type="float" office:value="6.8" table:style-name="ce96">
              <text:p>6.8</text:p>
            </table:table-cell>
            <table:table-cell office:value-type="float" office:value="0.9" table:style-name="ce96">
              <text:p>0.9</text:p>
            </table:table-cell>
            <table:table-cell office:value-type="float" office:value="2.6" table:style-name="ce96">
              <text:p>2.6</text:p>
            </table:table-cell>
            <table:table-cell office:value-type="float" office:value="3.5" table:style-name="ce96">
              <text:p>3.5</text:p>
            </table:table-cell>
            <table:table-cell office:value-type="float" office:value="10.3" table:style-name="ce96">
              <text:p>10.3</text:p>
            </table:table-cell>
            <table:table-cell table:number-columns-repeated="16368" table:style-name="ce93"/>
          </table:table-row>
          <table:table-row table:style-name="ro8">
            <table:table-cell office:value-type="string" table:style-name="ce97">
              <text:p><text:s text:c="2"/>West Yorkshire FMC</text:p>
            </table:table-cell>
            <table:table-cell table:style-name="ce94"/>
            <table:table-cell office:value-type="float" office:value="5.4" table:style-name="ce96">
              <text:p>5.4</text:p>
            </table:table-cell>
            <table:table-cell office:value-type="float" office:value="0.2" table:style-name="ce96">
              <text:p>0.2</text:p>
            </table:table-cell>
            <table:table-cell office:value-type="float" office:value="1.5" table:style-name="ce96">
              <text:p>1.5</text:p>
            </table:table-cell>
            <table:table-cell office:value-type="float" office:value="1.8" table:style-name="ce96">
              <text:p>1.8</text:p>
            </table:table-cell>
            <table:table-cell table:style-name="ce96"/>
            <table:table-cell office:value-type="float" office:value="0" table:style-name="ce96">
              <text:p>0.0</text:p>
            </table:table-cell>
            <table:table-cell office:value-type="float" office:value="3.9" table:style-name="ce96">
              <text:p>3.9</text:p>
            </table:table-cell>
            <table:table-cell office:value-type="float" office:value="3.9" table:style-name="ce96">
              <text:p>3.9</text:p>
            </table:table-cell>
            <table:table-cell office:value-type="float" office:value="5.7" table:style-name="ce96">
              <text:p>5.7</text:p>
            </table:table-cell>
            <table:table-cell office:value-type="float" office:value="11.1" table:style-name="ce96">
              <text:p>11.1</text:p>
            </table:table-cell>
            <table:table-cell office:value-type="float" office:value="1.2" table:style-name="ce96">
              <text:p>1.2</text:p>
            </table:table-cell>
            <table:table-cell office:value-type="float" office:value="4.2" table:style-name="ce96">
              <text:p>4.2</text:p>
            </table:table-cell>
            <table:table-cell office:value-type="float" office:value="5.4" table:style-name="ce96">
              <text:p>5.4</text:p>
            </table:table-cell>
            <table:table-cell office:value-type="float" office:value="16.5" table:style-name="ce96">
              <text:p>16.5</text:p>
            </table:table-cell>
            <table:table-cell table:number-columns-repeated="16368" table:style-name="ce93"/>
          </table:table-row>
          <table:table-row table:style-name="ro8">
            <table:table-cell office:value-type="string" table:style-name="ce97">
              <text:p><text:s text:c="2"/>Rest of Yorkshire and the Humber<text:s/></text:p>
            </table:table-cell>
            <table:table-cell table:style-name="ce94"/>
            <table:table-cell office:value-type="float" office:value="2.7" table:style-name="ce96">
              <text:p>2.7</text:p>
            </table:table-cell>
            <table:table-cell office:value-type="float" office:value="2.4" table:style-name="ce96">
              <text:p>2.4</text:p>
            </table:table-cell>
            <table:table-cell office:value-type="float" office:value="4.7" table:style-name="ce96">
              <text:p>4.7</text:p>
            </table:table-cell>
            <table:table-cell office:value-type="float" office:value="7" table:style-name="ce96">
              <text:p>7.0</text:p>
            </table:table-cell>
            <table:table-cell table:style-name="ce96"/>
            <table:table-cell office:value-type="float" office:value="0.2" table:style-name="ce96">
              <text:p>0.2</text:p>
            </table:table-cell>
            <table:table-cell office:value-type="float" office:value="1.1000000000000001" table:style-name="ce96">
              <text:p>1.1</text:p>
            </table:table-cell>
            <table:table-cell office:value-type="float" office:value="1.4" table:style-name="ce96">
              <text:p>1.4</text:p>
            </table:table-cell>
            <table:table-cell office:value-type="float" office:value="8.4" table:style-name="ce96">
              <text:p>8.4</text:p>
            </table:table-cell>
            <table:table-cell office:value-type="float" office:value="11.1" table:style-name="ce96">
              <text:p>11.1</text:p>
            </table:table-cell>
            <table:table-cell office:value-type="float" office:value="4" table:style-name="ce96">
              <text:p>4.0</text:p>
            </table:table-cell>
            <table:table-cell office:value-type="float" office:value="2.1" table:style-name="ce96">
              <text:p>2.1</text:p>
            </table:table-cell>
            <table:table-cell office:value-type="float" office:value="6.1" table:style-name="ce96">
              <text:p>6.1</text:p>
            </table:table-cell>
            <table:table-cell office:value-type="float" office:value="17.2" table:style-name="ce96">
              <text:p>17.2</text:p>
            </table:table-cell>
            <table:table-cell table:number-columns-repeated="16368" table:style-name="ce93"/>
          </table:table-row>
        </table:table-row-group>
        <table:table-row table:style-name="ro9">
          <table:table-cell office:value-type="string" table:style-name="ce92">
            <text:p>East Midlands</text:p>
          </table:table-cell>
          <table:table-cell table:style-name="ce94"/>
          <table:table-cell office:value-type="float" office:value="6.9" table:style-name="ce90">
            <text:p>6.9</text:p>
          </table:table-cell>
          <table:table-cell office:value-type="float" office:value="7.6" table:style-name="ce90">
            <text:p>7.6</text:p>
          </table:table-cell>
          <table:table-cell office:value-type="float" office:value="9.6999999999999993" table:style-name="ce90">
            <text:p>9.7</text:p>
          </table:table-cell>
          <table:table-cell office:value-type="float" office:value="17.3" table:style-name="ce90">
            <text:p>17.3</text:p>
          </table:table-cell>
          <table:table-cell table:style-name="ce90"/>
          <table:table-cell office:value-type="float" office:value="0.6" table:style-name="ce90">
            <text:p>0.6</text:p>
          </table:table-cell>
          <table:table-cell office:value-type="float" office:value="4.4000000000000004" table:style-name="ce90">
            <text:p>4.4</text:p>
          </table:table-cell>
          <table:table-cell office:value-type="float" office:value="5" table:style-name="ce90">
            <text:p>5.0</text:p>
          </table:table-cell>
          <table:table-cell office:value-type="float" office:value="22.3" table:style-name="ce90">
            <text:p>22.3</text:p>
          </table:table-cell>
          <table:table-cell office:value-type="float" office:value="29.1" table:style-name="ce90">
            <text:p>29.1</text:p>
          </table:table-cell>
          <table:table-cell office:value-type="float" office:value="7.4" table:style-name="ce90">
            <text:p>7.4</text:p>
          </table:table-cell>
          <table:table-cell office:value-type="float" office:value="7" table:style-name="ce90">
            <text:p>7.0</text:p>
          </table:table-cell>
          <table:table-cell office:value-type="float" office:value="14.4" table:style-name="ce90">
            <text:p>14.4</text:p>
          </table:table-cell>
          <table:table-cell office:value-type="float" office:value="43.6" table:style-name="ce90">
            <text:p>43.6</text:p>
          </table:table-cell>
          <table:table-cell table:number-columns-repeated="16368" table:style-name="ce93"/>
        </table:table-row>
        <table:table-row table:style-name="ro9">
          <table:table-cell office:value-type="string" table:style-name="ce92">
            <text:p>West Midlands<text:span text:style-name="T2"><text:s/>2</text:span></text:p>
          </table:table-cell>
          <table:table-cell table:style-name="ce94"/>
          <table:table-cell office:value-type="float" office:value="13.4" table:style-name="ce90">
            <text:p>13.4</text:p>
          </table:table-cell>
          <table:table-cell office:value-type="float" office:value="4" table:style-name="ce90">
            <text:p>4.0</text:p>
          </table:table-cell>
          <table:table-cell office:value-type="float" office:value="7.2" table:style-name="ce90">
            <text:p>7.2</text:p>
          </table:table-cell>
          <table:table-cell office:value-type="float" office:value="11.3" table:style-name="ce90">
            <text:p>11.3</text:p>
          </table:table-cell>
          <table:table-cell table:style-name="ce90"/>
          <table:table-cell office:value-type="float" office:value="0.7" table:style-name="ce90">
            <text:p>0.7</text:p>
          </table:table-cell>
          <table:table-cell office:value-type="float" office:value="7.4" table:style-name="ce90">
            <text:p>7.4</text:p>
          </table:table-cell>
          <table:table-cell office:value-type="float" office:value="8.1" table:style-name="ce90">
            <text:p>8.1</text:p>
          </table:table-cell>
          <table:table-cell office:value-type="float" office:value="19.399999999999999" table:style-name="ce90">
            <text:p>19.4</text:p>
          </table:table-cell>
          <table:table-cell office:value-type="float" office:value="32.799999999999997" table:style-name="ce90">
            <text:p>32.8</text:p>
          </table:table-cell>
          <table:table-cell office:value-type="float" office:value="6" table:style-name="ce90">
            <text:p>6.0</text:p>
          </table:table-cell>
          <table:table-cell office:value-type="float" office:value="11.6" table:style-name="ce90">
            <text:p>11.6</text:p>
          </table:table-cell>
          <table:table-cell office:value-type="float" office:value="17.600000000000001" table:style-name="ce90">
            <text:p>17.6</text:p>
          </table:table-cell>
          <table:table-cell office:value-type="float" office:value="50.4" table:style-name="ce90">
            <text:p>50.4</text:p>
          </table:table-cell>
          <table:table-cell table:number-columns-repeated="16368" table:style-name="ce93"/>
        </table:table-row>
        <table:table-row-group>
          <table:table-row table:style-name="ro8">
            <table:table-cell office:value-type="string" table:style-name="ce97">
              <text:p>of which:</text:p>
            </table:table-cell>
            <table:table-cell table:style-name="ce94"/>
            <table:table-cell table:number-columns-repeated="14" table:style-name="ce90"/>
            <table:table-cell table:number-columns-repeated="16368" table:style-name="ce93"/>
          </table:table-row>
          <table:table-row table:style-name="ro10">
            <table:table-cell office:value-type="string" table:style-name="ce97">
              <text:p><text:s text:c="2"/>West Midlands FMC</text:p>
            </table:table-cell>
            <table:table-cell table:style-name="ce91"/>
            <table:table-cell office:value-type="float" office:value="3.3" table:style-name="ce96">
              <text:p>3.3</text:p>
            </table:table-cell>
            <table:table-cell office:value-type="float" office:value="0.1" table:style-name="ce96">
              <text:p>0.1</text:p>
            </table:table-cell>
            <table:table-cell office:value-type="float" office:value="0.4" table:style-name="ce96">
              <text:p>0.4</text:p>
            </table:table-cell>
            <table:table-cell office:value-type="float" office:value="0.6" table:style-name="ce96">
              <text:p>0.6</text:p>
            </table:table-cell>
            <table:table-cell table:style-name="ce96"/>
            <table:table-cell office:value-type="float" office:value="0" table:style-name="ce96">
              <text:p>0.0</text:p>
            </table:table-cell>
            <table:table-cell office:value-type="float" office:value="4.5" table:style-name="ce96">
              <text:p>4.5</text:p>
            </table:table-cell>
            <table:table-cell office:value-type="float" office:value="4.5" table:style-name="ce96">
              <text:p>4.5</text:p>
            </table:table-cell>
            <table:table-cell office:value-type="float" office:value="5.0999999999999996" table:style-name="ce96">
              <text:p>5.1</text:p>
            </table:table-cell>
            <table:table-cell office:value-type="float" office:value="8.4" table:style-name="ce96">
              <text:p>8.4</text:p>
            </table:table-cell>
            <table:table-cell office:value-type="float" office:value="0.3" table:style-name="ce96">
              <text:p>0.3</text:p>
            </table:table-cell>
            <table:table-cell office:value-type="float" office:value="7.9" table:style-name="ce96">
              <text:p>7.9</text:p>
            </table:table-cell>
            <table:table-cell office:value-type="float" office:value="8.1999999999999993" table:style-name="ce96">
              <text:p>8.2</text:p>
            </table:table-cell>
            <table:table-cell office:value-type="float" office:value="16.5" table:style-name="ce96">
              <text:p>16.5</text:p>
            </table:table-cell>
            <table:table-cell table:number-columns-repeated="16368" table:style-name="ce93"/>
          </table:table-row>
          <table:table-row table:style-name="ro10">
            <table:table-cell office:value-type="string" table:style-name="ce97">
              <text:p><text:s text:c="2"/>Rest of West Midlands</text:p>
            </table:table-cell>
            <table:table-cell table:style-name="ce91"/>
            <table:table-cell office:value-type="float" office:value="10.1" table:style-name="ce96">
              <text:p>10.1</text:p>
            </table:table-cell>
            <table:table-cell office:value-type="float" office:value="3.9" table:style-name="ce96">
              <text:p>3.9</text:p>
            </table:table-cell>
            <table:table-cell office:value-type="float" office:value="6.8" table:style-name="ce96">
              <text:p>6.8</text:p>
            </table:table-cell>
            <table:table-cell office:value-type="float" office:value="10.7" table:style-name="ce96">
              <text:p>10.7</text:p>
            </table:table-cell>
            <table:table-cell table:style-name="ce96"/>
            <table:table-cell office:value-type="float" office:value="0.7" table:style-name="ce96">
              <text:p>0.7</text:p>
            </table:table-cell>
            <table:table-cell office:value-type="float" office:value="2.9" table:style-name="ce96">
              <text:p>2.9</text:p>
            </table:table-cell>
            <table:table-cell office:value-type="float" office:value="3.6" table:style-name="ce96">
              <text:p>3.6</text:p>
            </table:table-cell>
            <table:table-cell office:value-type="float" office:value="14.3" table:style-name="ce96">
              <text:p>14.3</text:p>
            </table:table-cell>
            <table:table-cell office:value-type="float" office:value="24.4" table:style-name="ce96">
              <text:p>24.4</text:p>
            </table:table-cell>
            <table:table-cell office:value-type="float" office:value="5.7" table:style-name="ce96">
              <text:p>5.7</text:p>
            </table:table-cell>
            <table:table-cell office:value-type="float" office:value="3.8" table:style-name="ce96">
              <text:p>3.8</text:p>
            </table:table-cell>
            <table:table-cell office:value-type="float" office:value="9.4" table:style-name="ce96">
              <text:p>9.4</text:p>
            </table:table-cell>
            <table:table-cell office:value-type="float" office:value="33.799999999999997" table:style-name="ce96">
              <text:p>33.8</text:p>
            </table:table-cell>
            <table:table-cell table:number-columns-repeated="16368" table:style-name="ce93"/>
          </table:table-row>
        </table:table-row-group>
        <table:table-row table:style-name="ro9">
          <table:table-cell office:value-type="string" table:style-name="ce92">
            <text:p>East of England</text:p>
          </table:table-cell>
          <table:table-cell table:style-name="ce94"/>
          <table:table-cell office:value-type="float" office:value="9.6999999999999993" table:style-name="ce90">
            <text:p>9.7</text:p>
          </table:table-cell>
          <table:table-cell office:value-type="float" office:value="10.7" table:style-name="ce90">
            <text:p>10.7</text:p>
          </table:table-cell>
          <table:table-cell office:value-type="float" office:value="12.1" table:style-name="ce90">
            <text:p>12.1</text:p>
          </table:table-cell>
          <table:table-cell office:value-type="float" office:value="22.9" table:style-name="ce90">
            <text:p>22.9</text:p>
          </table:table-cell>
          <table:table-cell table:style-name="ce90"/>
          <table:table-cell office:value-type="float" office:value="0.5" table:style-name="ce90">
            <text:p>0.5</text:p>
          </table:table-cell>
          <table:table-cell office:value-type="float" office:value="5.0999999999999996" table:style-name="ce90">
            <text:p>5.1</text:p>
          </table:table-cell>
          <table:table-cell office:value-type="float" office:value="5.6" table:style-name="ce90">
            <text:p>5.6</text:p>
          </table:table-cell>
          <table:table-cell office:value-type="float" office:value="28.4" table:style-name="ce90">
            <text:p>28.4</text:p>
          </table:table-cell>
          <table:table-cell office:value-type="float" office:value="38.1" table:style-name="ce90">
            <text:p>38.1</text:p>
          </table:table-cell>
          <table:table-cell office:value-type="float" office:value="11.8" table:style-name="ce90">
            <text:p>11.8</text:p>
          </table:table-cell>
          <table:table-cell office:value-type="float" office:value="10.1" table:style-name="ce90">
            <text:p>10.1</text:p>
          </table:table-cell>
          <table:table-cell office:value-type="float" office:value="22" table:style-name="ce90">
            <text:p>22.0</text:p>
          </table:table-cell>
          <table:table-cell office:value-type="float" office:value="60.1" table:style-name="ce90">
            <text:p>60.1</text:p>
          </table:table-cell>
          <table:table-cell table:number-columns-repeated="16368" table:style-name="ce93"/>
        </table:table-row>
        <table:table-row table:style-name="ro9">
          <table:table-cell office:value-type="string" table:style-name="ce92">
            <text:p>London</text:p>
          </table:table-cell>
          <table:table-cell table:style-name="ce94"/>
          <table:table-cell office:value-type="float" office:value="2.5" table:style-name="ce90">
            <text:p>2.5</text:p>
          </table:table-cell>
          <table:table-cell office:value-type="float" office:value="0" table:style-name="ce90">
            <text:p>0.0</text:p>
          </table:table-cell>
          <table:table-cell office:value-type="float" office:value="0.7" table:style-name="ce90">
            <text:p>0.7</text:p>
          </table:table-cell>
          <table:table-cell office:value-type="float" office:value="0.7" table:style-name="ce90">
            <text:p>0.7</text:p>
          </table:table-cell>
          <table:table-cell table:style-name="ce90"/>
          <table:table-cell office:value-type="float" office:value="0" table:style-name="ce90">
            <text:p>0.0</text:p>
          </table:table-cell>
          <table:table-cell office:value-type="float" office:value="15.8" table:style-name="ce90">
            <text:p>15.8</text:p>
          </table:table-cell>
          <table:table-cell office:value-type="float" office:value="15.8" table:style-name="ce90">
            <text:p>15.8</text:p>
          </table:table-cell>
          <table:table-cell office:value-type="float" office:value="16.5" table:style-name="ce90">
            <text:p>16.5</text:p>
          </table:table-cell>
          <table:table-cell office:value-type="float" office:value="19" table:style-name="ce90">
            <text:p>19.0</text:p>
          </table:table-cell>
          <table:table-cell office:value-type="float" office:value="0.1" table:style-name="ce90">
            <text:p>0.1</text:p>
          </table:table-cell>
          <table:table-cell office:value-type="float" office:value="10.4" table:style-name="ce90">
            <text:p>10.4</text:p>
          </table:table-cell>
          <table:table-cell office:value-type="float" office:value="10.5" table:style-name="ce90">
            <text:p>10.5</text:p>
          </table:table-cell>
          <table:table-cell office:value-type="float" office:value="29.5" table:style-name="ce90">
            <text:p>29.5</text:p>
          </table:table-cell>
          <table:table-cell table:number-columns-repeated="16368" table:style-name="ce93"/>
        </table:table-row>
        <table:table-row table:style-name="ro9">
          <table:table-cell office:value-type="string" table:style-name="ce92">
            <text:p>South East</text:p>
          </table:table-cell>
          <table:table-cell table:style-name="ce94"/>
          <table:table-cell office:value-type="float" office:value="23.7" table:style-name="ce90">
            <text:p>23.7</text:p>
          </table:table-cell>
          <table:table-cell office:value-type="float" office:value="10.4" table:style-name="ce90">
            <text:p>10.4</text:p>
          </table:table-cell>
          <table:table-cell office:value-type="float" office:value="15.8" table:style-name="ce90">
            <text:p>15.8</text:p>
          </table:table-cell>
          <table:table-cell office:value-type="float" office:value="26.2" table:style-name="ce90">
            <text:p>26.2</text:p>
          </table:table-cell>
          <table:table-cell table:style-name="ce90"/>
          <table:table-cell office:value-type="float" office:value="0.8" table:style-name="ce90">
            <text:p>0.8</text:p>
          </table:table-cell>
          <table:table-cell office:value-type="float" office:value="9.4" table:style-name="ce90">
            <text:p>9.4</text:p>
          </table:table-cell>
          <table:table-cell office:value-type="float" office:value="10.199999999999999" table:style-name="ce90">
            <text:p>10.2</text:p>
          </table:table-cell>
          <table:table-cell office:value-type="float" office:value="36.4" table:style-name="ce90">
            <text:p>36.4</text:p>
          </table:table-cell>
          <table:table-cell office:value-type="float" office:value="60.1" table:style-name="ce90">
            <text:p>60.1</text:p>
          </table:table-cell>
          <table:table-cell office:value-type="float" office:value="12.6" table:style-name="ce90">
            <text:p>12.6</text:p>
          </table:table-cell>
          <table:table-cell office:value-type="float" office:value="15.9" table:style-name="ce90">
            <text:p>15.9</text:p>
          </table:table-cell>
          <table:table-cell office:value-type="float" office:value="28.4" table:style-name="ce90">
            <text:p>28.4</text:p>
          </table:table-cell>
          <table:table-cell office:value-type="float" office:value="88.6" table:style-name="ce90">
            <text:p>88.6</text:p>
          </table:table-cell>
          <table:table-cell table:number-columns-repeated="16368" table:style-name="ce93"/>
        </table:table-row>
        <table:table-row table:style-name="ro9">
          <table:table-cell office:value-type="string" table:style-name="ce92">
            <text:p>South West</text:p>
          </table:table-cell>
          <table:table-cell table:style-name="ce95"/>
          <table:table-cell office:value-type="float" office:value="9.4" table:style-name="ce90">
            <text:p>9.4</text:p>
          </table:table-cell>
          <table:table-cell office:value-type="float" office:value="6.5" table:style-name="ce90">
            <text:p>6.5</text:p>
          </table:table-cell>
          <table:table-cell office:value-type="float" office:value="11.7" table:style-name="ce90">
            <text:p>11.7</text:p>
          </table:table-cell>
          <table:table-cell office:value-type="float" office:value="18.2" table:style-name="ce90">
            <text:p>18.2</text:p>
          </table:table-cell>
          <table:table-cell table:style-name="ce90"/>
          <table:table-cell office:value-type="float" office:value="0.3" table:style-name="ce90">
            <text:p>0.3</text:p>
          </table:table-cell>
          <table:table-cell office:value-type="float" office:value="4.8" table:style-name="ce90">
            <text:p>4.8</text:p>
          </table:table-cell>
          <table:table-cell office:value-type="float" office:value="5.2" table:style-name="ce90">
            <text:p>5.2</text:p>
          </table:table-cell>
          <table:table-cell office:value-type="float" office:value="23.4" table:style-name="ce90">
            <text:p>23.4</text:p>
          </table:table-cell>
          <table:table-cell office:value-type="float" office:value="32.799999999999997" table:style-name="ce90">
            <text:p>32.8</text:p>
          </table:table-cell>
          <table:table-cell office:value-type="float" office:value="10.7" table:style-name="ce90">
            <text:p>10.7</text:p>
          </table:table-cell>
          <table:table-cell office:value-type="float" office:value="8.8000000000000007" table:style-name="ce90">
            <text:p>8.8</text:p>
          </table:table-cell>
          <table:table-cell office:value-type="float" office:value="19.5" table:style-name="ce90">
            <text:p>19.5</text:p>
          </table:table-cell>
          <table:table-cell office:value-type="float" office:value="52.3" table:style-name="ce90">
            <text:p>52.3</text:p>
          </table:table-cell>
          <table:table-cell table:number-columns-repeated="16368" table:style-name="ce93"/>
        </table:table-row>
        <table:table-row table:style-name="ro7">
          <table:table-cell office:value-type="string" table:style-name="ce92">
            <text:p>England</text:p>
          </table:table-cell>
          <table:table-cell table:style-name="ce94"/>
          <table:table-cell office:value-type="float" office:value="97.4" table:style-name="ce90">
            <text:p>97.4</text:p>
          </table:table-cell>
          <table:table-cell office:value-type="float" office:value="47.4" table:style-name="ce90">
            <text:p>47.4</text:p>
          </table:table-cell>
          <table:table-cell office:value-type="float" office:value="75.5" table:style-name="ce90">
            <text:p>75.5</text:p>
          </table:table-cell>
          <table:table-cell office:value-type="float" office:value="122.9" table:style-name="ce90">
            <text:p>122.9</text:p>
          </table:table-cell>
          <table:table-cell table:style-name="ce90"/>
          <table:table-cell office:value-type="float" office:value="4.5" table:style-name="ce90">
            <text:p>4.5</text:p>
          </table:table-cell>
          <table:table-cell office:value-type="float" office:value="67.5" table:style-name="ce90">
            <text:p>67.5</text:p>
          </table:table-cell>
          <table:table-cell office:value-type="float" office:value="72" table:style-name="ce90">
            <text:p>72.0</text:p>
          </table:table-cell>
          <table:table-cell office:value-type="float" office:value="194.9" table:style-name="ce90">
            <text:p>194.9</text:p>
          </table:table-cell>
          <table:table-cell office:value-type="float" office:value="292.3" table:style-name="ce90">
            <text:p>292.3</text:p>
          </table:table-cell>
          <table:table-cell office:value-type="float" office:value="61.5" table:style-name="ce90">
            <text:p>61.5</text:p>
          </table:table-cell>
          <table:table-cell office:value-type="float" office:value="90.6" table:style-name="ce90">
            <text:p>90.6</text:p>
          </table:table-cell>
          <table:table-cell office:value-type="float" office:value="152.1" table:style-name="ce90">
            <text:p>152.1</text:p>
          </table:table-cell>
          <table:table-cell office:value-type="float" office:value="444.4" table:style-name="ce90">
            <text:p>444.4</text:p>
          </table:table-cell>
          <table:table-cell table:number-columns-repeated="16368" table:style-name="ce93"/>
        </table:table-row>
        <table:table-row table:style-name="ro9">
          <table:table-cell office:value-type="string" table:style-name="ce92">
            <text:p>Wales</text:p>
          </table:table-cell>
          <table:table-cell table:style-name="ce91"/>
          <table:table-cell office:value-type="float" office:value="3.7" table:style-name="ce90">
            <text:p>3.7</text:p>
          </table:table-cell>
          <table:table-cell office:value-type="float" office:value="6.8" table:style-name="ce90">
            <text:p>6.8</text:p>
          </table:table-cell>
          <table:table-cell office:value-type="float" office:value="5" table:style-name="ce90">
            <text:p>5.0</text:p>
          </table:table-cell>
          <table:table-cell office:value-type="float" office:value="11.8" table:style-name="ce90">
            <text:p>11.8</text:p>
          </table:table-cell>
          <table:table-cell table:style-name="ce90"/>
          <table:table-cell office:value-type="float" office:value="0.5" table:style-name="ce90">
            <text:p>0.5</text:p>
          </table:table-cell>
          <table:table-cell office:value-type="float" office:value="3" table:style-name="ce90">
            <text:p>3.0</text:p>
          </table:table-cell>
          <table:table-cell office:value-type="float" office:value="3.5" table:style-name="ce90">
            <text:p>3.5</text:p>
          </table:table-cell>
          <table:table-cell office:value-type="float" office:value="15.3" table:style-name="ce90">
            <text:p>15.3</text:p>
          </table:table-cell>
          <table:table-cell office:value-type="float" office:value="19" table:style-name="ce90">
            <text:p>19.0</text:p>
          </table:table-cell>
          <table:table-cell office:value-type="float" office:value="5.4" table:style-name="ce90">
            <text:p>5.4</text:p>
          </table:table-cell>
          <table:table-cell office:value-type="float" office:value="4.9000000000000004" table:style-name="ce90">
            <text:p>4.9</text:p>
          </table:table-cell>
          <table:table-cell office:value-type="float" office:value="10.199999999999999" table:style-name="ce90">
            <text:p>10.2</text:p>
          </table:table-cell>
          <table:table-cell office:value-type="float" office:value="29.2" table:style-name="ce90">
            <text:p>29.2</text:p>
          </table:table-cell>
          <table:table-cell table:number-columns-repeated="16368" table:style-name="ce93"/>
        </table:table-row>
        <table:table-row table:style-name="ro9">
          <table:table-cell office:value-type="string" table:style-name="ce92">
            <text:p>Scotland</text:p>
          </table:table-cell>
          <table:table-cell table:style-name="ce94"/>
          <table:table-cell office:value-type="float" office:value="7.8" table:style-name="ce90">
            <text:p>7.8</text:p>
          </table:table-cell>
          <table:table-cell office:value-type="float" office:value="9.1999999999999993" table:style-name="ce90">
            <text:p>9.2</text:p>
          </table:table-cell>
          <table:table-cell office:value-type="float" office:value="8.1999999999999993" table:style-name="ce90">
            <text:p>8.2</text:p>
          </table:table-cell>
          <table:table-cell office:value-type="float" office:value="17.399999999999999" table:style-name="ce90">
            <text:p>17.4</text:p>
          </table:table-cell>
          <table:table-cell table:style-name="ce90"/>
          <table:table-cell office:value-type="float" office:value="1" table:style-name="ce90">
            <text:p>1.0</text:p>
          </table:table-cell>
          <table:table-cell office:value-type="float" office:value="4.5999999999999996" table:style-name="ce90">
            <text:p>4.6</text:p>
          </table:table-cell>
          <table:table-cell office:value-type="float" office:value="5.6" table:style-name="ce90">
            <text:p>5.6</text:p>
          </table:table-cell>
          <table:table-cell office:value-type="float" office:value="23" table:style-name="ce90">
            <text:p>23.0</text:p>
          </table:table-cell>
          <table:table-cell office:value-type="float" office:value="30.8" table:style-name="ce90">
            <text:p>30.8</text:p>
          </table:table-cell>
          <table:table-cell office:value-type="float" office:value="7.3" table:style-name="ce90">
            <text:p>7.3</text:p>
          </table:table-cell>
          <table:table-cell office:value-type="float" office:value="8.1" table:style-name="ce90">
            <text:p>8.1</text:p>
          </table:table-cell>
          <table:table-cell office:value-type="float" office:value="15.4" table:style-name="ce90">
            <text:p>15.4</text:p>
          </table:table-cell>
          <table:table-cell office:value-type="float" office:value="46.2" table:style-name="ce90">
            <text:p>46.2</text:p>
          </table:table-cell>
          <table:table-cell table:number-columns-repeated="16368" table:style-name="ce93"/>
        </table:table-row>
        <table:table-row table:style-name="ro7">
          <table:table-cell office:value-type="string" table:style-name="ce92">
            <text:p>Great Britain</text:p>
          </table:table-cell>
          <table:table-cell table:style-name="ce91"/>
          <table:table-cell office:value-type="float" office:value="108.9" table:style-name="ce90">
            <text:p>108.9</text:p>
          </table:table-cell>
          <table:table-cell office:value-type="float" office:value="63.4" table:style-name="ce90">
            <text:p>63.4</text:p>
          </table:table-cell>
          <table:table-cell office:value-type="float" office:value="88.7" table:style-name="ce90">
            <text:p>88.7</text:p>
          </table:table-cell>
          <table:table-cell office:value-type="float" office:value="152.1" table:style-name="ce90">
            <text:p>152.1</text:p>
          </table:table-cell>
          <table:table-cell table:style-name="ce90"/>
          <table:table-cell office:value-type="float" office:value="6" table:style-name="ce90">
            <text:p>6.0</text:p>
          </table:table-cell>
          <table:table-cell office:value-type="float" office:value="75.099999999999994" table:style-name="ce90">
            <text:p>75.1</text:p>
          </table:table-cell>
          <table:table-cell office:value-type="float" office:value="81.099999999999994" table:style-name="ce90">
            <text:p>81.1</text:p>
          </table:table-cell>
          <table:table-cell office:value-type="float" office:value="233.1" table:style-name="ce90">
            <text:p>233.1</text:p>
          </table:table-cell>
          <table:table-cell office:value-type="float" office:value="342.1" table:style-name="ce90">
            <text:p>342.1</text:p>
          </table:table-cell>
          <table:table-cell office:value-type="float" office:value="74.099999999999994" table:style-name="ce90">
            <text:p>74.1</text:p>
          </table:table-cell>
          <table:table-cell office:value-type="float" office:value="103.6" table:style-name="ce90">
            <text:p>103.6</text:p>
          </table:table-cell>
          <table:table-cell office:value-type="float" office:value="177.7" table:style-name="ce90">
            <text:p>177.7</text:p>
          </table:table-cell>
          <table:table-cell office:value-type="float" office:value="519.70000000000005" table:style-name="ce90">
            <text:p>519.7</text:p>
          </table:table-cell>
          <table:table-cell table:number-columns-repeated="16368" table:style-name="ce89"/>
        </table:table-row>
        <table:table-row table:style-name="ro11">
          <table:table-cell table:style-name="ce88"/>
          <table:table-cell table:style-name="ce87"/>
          <table:table-cell table:number-columns-repeated="13" table:style-name="ce86"/>
          <table:table-cell table:style-name="ce85"/>
          <table:table-cell table:number-columns-repeated="16368" table:style-name="ce84"/>
        </table:table-row>
        <table:table-row table:style-name="ro12">
          <table:table-cell office:value-type="string" table:style-name="ce78">
            <text:p>1 Includes trunk motorways and principal motorways</text:p>
          </table:table-cell>
          <table:table-cell table:style-name="ce75"/>
          <table:table-cell table:style-name="ce74"/>
          <table:table-cell table:number-columns-repeated="4" table:style-name="ce73"/>
          <table:table-cell table:number-columns-repeated="8" table:style-name="ce82"/>
          <table:table-cell office:value-type="string" table:style-name="ce81">
            <text:p>Source: DfT National Road Traffic Survey</text:p>
          </table:table-cell>
          <table:table-cell table:number-columns-repeated="16368" table:style-name="ce79"/>
        </table:table-row>
        <table:table-row table:style-name="ro8">
          <table:table-cell office:value-type="string" table:style-name="ce78">
            <text:p>2 Urban roads: Major and minor roads within an urban area with a population of 10,000 or more. These are based on the 2001 urban settlements.</text:p>
          </table:table-cell>
          <table:table-cell table:style-name="ce75"/>
          <table:table-cell table:style-name="ce83"/>
          <table:table-cell table:number-columns-repeated="12" table:style-name="ce82"/>
          <table:table-cell office:value-type="string" table:style-name="ce81">
            <text:p>Last updated: July 2018</text:p>
          </table:table-cell>
          <table:table-cell table:number-columns-repeated="16368" table:style-name="ce79"/>
        </table:table-row>
        <table:table-row table:style-name="ro13">
          <table:table-cell office:value-type="string" table:style-name="ce80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78"/>
          <table:table-cell table:number-columns-repeated="3" table:style-name="ce73"/>
          <table:table-cell office:value-type="string" table:style-name="ce76">
            <text:p>Next update: June 2019</text:p>
          </table:table-cell>
          <table:table-cell table:number-columns-repeated="16368" table:style-name="ce79"/>
        </table:table-row>
        <table:table-row table:style-name="ro16">
          <table:table-cell office:value-type="string" table:style-name="ce78">
            <text:p>3 Truck roads are those managed by Highways England within England</text:p>
          </table:table-cell>
          <table:table-cell table:number-columns-repeated="11" table:style-name="ce77"/>
          <table:table-cell table:number-columns-repeated="3" table:style-name="ce73"/>
          <table:table-cell table:style-name="ce76"/>
          <table:table-cell table:number-columns-repeated="16368" table:style-name="ce66"/>
        </table:table-row>
        <table:table-row table:style-name="ro8">
          <table:table-cell office:value-type="string" table:style-name="ce78">
            <text:p>4 Principal roads are those managed by local authorities</text:p>
          </table:table-cell>
          <table:table-cell table:number-columns-repeated="11" table:style-name="ce77"/>
          <table:table-cell table:number-columns-repeated="3" table:style-name="ce73"/>
          <table:table-cell table:style-name="ce76"/>
          <table:table-cell table:number-columns-repeated="16368" table:style-name="ce66"/>
        </table:table-row>
        <table:table-row table:style-name="ro14">
          <table:table-cell table:style-name="ce73"/>
          <table:table-cell table:style-name="ce75"/>
          <table:table-cell table:style-name="ce74"/>
          <table:table-cell table:number-columns-repeated="13" table:style-name="ce73"/>
          <table:table-cell table:number-columns-repeated="16368" table:style-name="ce66"/>
        </table:table-row>
        <table:table-row table:style-name="ro15">
          <table:table-cell office:value-type="string" table:style-name="ce70">
            <text:p>Telephone: 020 7944 3095</text:p>
          </table:table-cell>
          <table:table-cell table:style-name="ce75"/>
          <table:table-cell table:style-name="ce74"/>
          <table:table-cell table:number-columns-repeated="13" table:style-name="ce73"/>
          <table:table-cell table:number-columns-repeated="16368" table:style-name="ce66"/>
        </table:table-row>
        <table:table-row table:style-name="ro15">
          <table:table-cell office:value-type="string" table:style-name="ce70">
            <text:p>Email: roadtraff.stats@dft.gsi.gov.uk</text:p>
          </table:table-cell>
          <table:table-cell table:style-name="ce69"/>
          <table:table-cell table:style-name="ce68"/>
          <table:table-cell table:number-columns-repeated="13" table:style-name="ce67"/>
          <table:table-cell table:number-columns-repeated="16368" table:style-name="ce66"/>
        </table:table-row>
        <table:table-row table:style-name="ro15">
          <table:table-cell office:value-type="string" table:style-name="ce72">
            <text:p>Notes &amp; definitions:</text:p>
          </table:table-cell>
          <table:table-cell table:style-name="ce71"/>
          <table:table-cell table:style-name="ce68"/>
          <table:table-cell table:number-columns-repeated="13" table:style-name="ce67"/>
          <table:table-cell table:number-columns-repeated="16368" table:style-name="ce66"/>
        </table:table-row>
        <table:table-row table:style-name="ro10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4" table:style-name="ce67"/>
          <table:table-cell table:number-columns-repeated="16368" table:style-name="ce66"/>
        </table:table-row>
        <table:table-row table:style-name="ro15">
          <table:table-cell office:value-type="string" table:style-name="ce70">
            <text:p>The figures in this table are National Statistics.</text:p>
          </table:table-cell>
          <table:table-cell table:style-name="ce69"/>
          <table:table-cell table:style-name="ce68"/>
          <table:table-cell table:number-columns-repeated="13" table:style-name="ce67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16).$A$1:TRA0203_(2016).$P$43" table:base-cell-address="TRA0203_(2016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15)" table:style-name="ta2">
        <table:table-column table:style-name="co1" table:default-cell-style-name="ce118"/>
        <table:table-column table:style-name="co2" table:default-cell-style-name="ce118"/>
        <table:table-column table:style-name="co3" table:number-columns-repeated="4" table:default-cell-style-name="ce118"/>
        <table:table-column table:style-name="co4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34" table:style-name="ce118"/>
          <table:table-cell table:number-columns-repeated="16340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15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28" table:style-name="ce118"/>
          <table:table-cell table:number-columns-repeated="16340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28" table:style-name="ce118"/>
          <table:table-cell table:number-columns-repeated="16340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28" table:style-name="ce118"/>
          <table:table-cell table:number-columns-repeated="16340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28" table:style-name="ce118"/>
          <table:table-cell table:number-columns-repeated="16340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28" table:style-name="ce118"/>
          <table:table-cell table:number-columns-repeated="16340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2" table:style-name="ce143">
            <text:p>1.2</text:p>
          </table:table-cell>
          <table:table-cell office:value-type="float" office:value="3" table:style-name="ce143">
            <text:p>3.0</text:p>
          </table:table-cell>
          <table:table-cell office:value-type="float" office:value="3.5" table:style-name="ce143">
            <text:p>3.5</text:p>
          </table:table-cell>
          <table:table-cell office:value-type="float" office:value="6.6" table:style-name="ce143">
            <text:p>6.6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3" table:style-name="ce143">
            <text:p>3.0</text:p>
          </table:table-cell>
          <table:table-cell office:value-type="float" office:value="4" table:style-name="ce143">
            <text:p>4.0</text:p>
          </table:table-cell>
          <table:table-cell office:value-type="float" office:value="10.6" table:style-name="ce143">
            <text:p>10.6</text:p>
          </table:table-cell>
          <table:table-cell office:value-type="float" office:value="11.8" table:style-name="ce143">
            <text:p>11.8</text:p>
          </table:table-cell>
          <table:table-cell office:value-type="float" office:value="1.7" table:style-name="ce143">
            <text:p>1.7</text:p>
          </table:table-cell>
          <table:table-cell office:value-type="float" office:value="5.5" table:style-name="ce143">
            <text:p>5.5</text:p>
          </table:table-cell>
          <table:table-cell office:value-type="float" office:value="7.2" table:style-name="ce143">
            <text:p>7.2</text:p>
          </table:table-cell>
          <table:table-cell office:value-type="float" office:value="19" table:style-name="ce143">
            <text:p>19.0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4" table:style-name="ce149">
              <text:p>4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" table:style-name="ce149">
              <text:p>3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2" table:style-name="ce149">
              <text:p>7.2</text:p>
            </table:table-cell>
            <table:table-cell table:number-columns-repeated="14" table:style-name="ce151"/>
            <table:table-cell table:number-columns-repeated="14" table:style-name="ce137"/>
            <table:table-cell table:number-columns-repeated="16340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1" table:style-name="ce149">
              <text:p>1.0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" table:style-name="ce149">
              <text:p>3.0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2" table:style-name="ce149">
              <text:p>1.2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6.8" table:style-name="ce149">
              <text:p>6.8</text:p>
            </table:table-cell>
            <table:table-cell office:value-type="float" office:value="7.8" table:style-name="ce149">
              <text:p>7.8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2.5" table:style-name="ce149">
              <text:p>2.5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11.8" table:style-name="ce149">
              <text:p>11.8</text:p>
            </table:table-cell>
            <table:table-cell table:number-columns-repeated="14" table:style-name="ce151"/>
            <table:table-cell table:number-columns-repeated="14" table:style-name="ce137"/>
            <table:table-cell table:number-columns-repeated="16340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9" table:style-name="ce143">
            <text:p>19.0</text:p>
          </table:table-cell>
          <table:table-cell office:value-type="float" office:value="1.9" table:style-name="ce143">
            <text:p>1.9</text:p>
          </table:table-cell>
          <table:table-cell office:value-type="float" office:value="7.1" table:style-name="ce143">
            <text:p>7.1</text:p>
          </table:table-cell>
          <table:table-cell office:value-type="float" office:value="9" table:style-name="ce143">
            <text:p>9.0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5" table:style-name="ce143">
            <text:p>10.5</text:p>
          </table:table-cell>
          <table:table-cell office:value-type="float" office:value="10.8" table:style-name="ce143">
            <text:p>10.8</text:p>
          </table:table-cell>
          <table:table-cell office:value-type="float" office:value="19.8" table:style-name="ce143">
            <text:p>19.8</text:p>
          </table:table-cell>
          <table:table-cell office:value-type="float" office:value="38.700000000000003" table:style-name="ce143">
            <text:p>38.7</text:p>
          </table:table-cell>
          <table:table-cell office:value-type="float" office:value="4.8" table:style-name="ce143">
            <text:p>4.8</text:p>
          </table:table-cell>
          <table:table-cell office:value-type="float" office:value="12.8" table:style-name="ce143">
            <text:p>12.8</text:p>
          </table:table-cell>
          <table:table-cell office:value-type="float" office:value="17.5" table:style-name="ce143">
            <text:p>17.5</text:p>
          </table:table-cell>
          <table:table-cell office:value-type="float" office:value="56.3" table:style-name="ce143">
            <text:p>56.3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.3" table:style-name="ce149">
              <text:p>6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1.8" table:style-name="ce149">
              <text:p>11.8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6.1" table:style-name="ce149">
              <text:p>6.1</text:p>
            </table:table-cell>
            <table:table-cell office:value-type="float" office:value="17.899999999999999" table:style-name="ce149">
              <text:p>17.9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6" table:style-name="ce149">
              <text:p>1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7" table:style-name="ce149">
              <text:p>4.7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7.8" table:style-name="ce149">
              <text:p>7.8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1" table:style-name="ce149">
              <text:p>11.0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7.5" table:style-name="ce149">
              <text:p>7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11.2" table:style-name="ce149">
              <text:p>11.2</text:p>
            </table:table-cell>
            <table:table-cell office:value-type="float" office:value="22.2" table:style-name="ce149">
              <text:p>22.2</text:p>
            </table:table-cell>
            <table:table-cell office:value-type="float" office:value="4.0999999999999996" table:style-name="ce149">
              <text:p>4.1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8.3000000000000007" table:style-name="ce149">
              <text:p>8.3</text:p>
            </table:table-cell>
            <table:table-cell office:value-type="float" office:value="30.5" table:style-name="ce149">
              <text:p>30.5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11" table:style-name="ce143">
            <text:p>11.0</text:p>
          </table:table-cell>
          <table:table-cell office:value-type="float" office:value="2.8" table:style-name="ce143">
            <text:p>2.8</text:p>
          </table:table-cell>
          <table:table-cell office:value-type="float" office:value="7.1" table:style-name="ce143">
            <text:p>7.1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0" table:style-name="ce143">
            <text:p>0.0</text:p>
          </table:table-cell>
          <table:table-cell office:value-type="float" office:value="0.2" table:style-name="ce143">
            <text:p>0.2</text:p>
          </table:table-cell>
          <table:table-cell office:value-type="float" office:value="7" table:style-name="ce143">
            <text:p>7.0</text:p>
          </table:table-cell>
          <table:table-cell office:value-type="float" office:value="7.3" table:style-name="ce143">
            <text:p>7.3</text:p>
          </table:table-cell>
          <table:table-cell office:value-type="float" office:value="17.100000000000001" table:style-name="ce143">
            <text:p>17.1</text:p>
          </table:table-cell>
          <table:table-cell office:value-type="float" office:value="28.1" table:style-name="ce143">
            <text:p>28.1</text:p>
          </table:table-cell>
          <table:table-cell office:value-type="float" office:value="5.9" table:style-name="ce143">
            <text:p>5.9</text:p>
          </table:table-cell>
          <table:table-cell office:value-type="float" office:value="8.9" table:style-name="ce143">
            <text:p>8.9</text:p>
          </table:table-cell>
          <table:table-cell office:value-type="float" office:value="14.8" table:style-name="ce143">
            <text:p>14.8</text:p>
          </table:table-cell>
          <table:table-cell office:value-type="float" office:value="42.9" table:style-name="ce143">
            <text:p>42.9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3" table:style-name="ce149">
              <text:p>3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6.7" table:style-name="ce149">
              <text:p>6.7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2.6" table:style-name="ce149">
              <text:p>2.6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10.1" table:style-name="ce149">
              <text:p>10.1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5.0999999999999996" table:style-name="ce149">
              <text:p>5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0.7" table:style-name="ce149">
              <text:p>10.7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5.3" table:style-name="ce149">
              <text:p>5.3</text:p>
            </table:table-cell>
            <table:table-cell office:value-type="float" office:value="16" table:style-name="ce149">
              <text:p>16.0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2.6" table:style-name="ce149">
              <text:p>2.6</text:p>
            </table:table-cell>
            <table:table-cell office:value-type="float" office:value="2.2999999999999998" table:style-name="ce149">
              <text:p>2.3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6.8" table:style-name="ce149">
              <text:p>6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8.1999999999999993" table:style-name="ce149">
              <text:p>8.2</text:p>
            </table:table-cell>
            <table:table-cell office:value-type="float" office:value="10.8" table:style-name="ce149">
              <text:p>10.8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6" table:style-name="ce149">
              <text:p>6.0</text:p>
            </table:table-cell>
            <table:table-cell office:value-type="float" office:value="16.7" table:style-name="ce149">
              <text:p>16.7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7" table:style-name="ce143">
            <text:p>6.7</text:p>
          </table:table-cell>
          <table:table-cell office:value-type="float" office:value="7.4" table:style-name="ce143">
            <text:p>7.4</text:p>
          </table:table-cell>
          <table:table-cell office:value-type="float" office:value="9.4" table:style-name="ce143">
            <text:p>9.4</text:p>
          </table:table-cell>
          <table:table-cell office:value-type="float" office:value="16.8" table:style-name="ce143">
            <text:p>16.8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3" table:style-name="ce143">
            <text:p>4.3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21.7" table:style-name="ce143">
            <text:p>21.7</text:p>
          </table:table-cell>
          <table:table-cell office:value-type="float" office:value="28.4" table:style-name="ce143">
            <text:p>28.4</text:p>
          </table:table-cell>
          <table:table-cell office:value-type="float" office:value="7.2" table:style-name="ce143">
            <text:p>7.2</text:p>
          </table:table-cell>
          <table:table-cell office:value-type="float" office:value="7.1" table:style-name="ce143">
            <text:p>7.1</text:p>
          </table:table-cell>
          <table:table-cell office:value-type="float" office:value="14.3" table:style-name="ce143">
            <text:p>14.3</text:p>
          </table:table-cell>
          <table:table-cell office:value-type="float" office:value="42.7" table:style-name="ce143">
            <text:p>42.7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3.3" table:style-name="ce143">
            <text:p>13.3</text:p>
          </table:table-cell>
          <table:table-cell office:value-type="float" office:value="3.7" table:style-name="ce143">
            <text:p>3.7</text:p>
          </table:table-cell>
          <table:table-cell office:value-type="float" office:value="7" table:style-name="ce143">
            <text:p>7.0</text:p>
          </table:table-cell>
          <table:table-cell office:value-type="float" office:value="10.8" table:style-name="ce143">
            <text:p>10.8</text:p>
          </table:table-cell>
          <table:table-cell office:value-type="float" office:value="0.7" table:style-name="ce143">
            <text:p>0.7</text:p>
          </table:table-cell>
          <table:table-cell office:value-type="float" office:value="0.7" table:style-name="ce143">
            <text:p>0.7</text:p>
          </table:table-cell>
          <table:table-cell office:value-type="float" office:value="7.3" table:style-name="ce143">
            <text:p>7.3</text:p>
          </table:table-cell>
          <table:table-cell office:value-type="float" office:value="7.9" table:style-name="ce143">
            <text:p>7.9</text:p>
          </table:table-cell>
          <table:table-cell office:value-type="float" office:value="18.7" table:style-name="ce143">
            <text:p>18.7</text:p>
          </table:table-cell>
          <table:table-cell office:value-type="float" office:value="32" table:style-name="ce143">
            <text:p>32.0</text:p>
          </table:table-cell>
          <table:table-cell office:value-type="float" office:value="5.7" table:style-name="ce143">
            <text:p>5.7</text:p>
          </table:table-cell>
          <table:table-cell office:value-type="float" office:value="11.9" table:style-name="ce143">
            <text:p>11.9</text:p>
          </table:table-cell>
          <table:table-cell office:value-type="float" office:value="17.7" table:style-name="ce143">
            <text:p>17.7</text:p>
          </table:table-cell>
          <table:table-cell office:value-type="float" office:value="49.6" table:style-name="ce143">
            <text:p>49.6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10">
            <table:table-cell office:value-type="string" table:style-name="ce150">
              <text:p><text:s text:c="2"/>West Midlands FMC</text:p>
            </table:table-cell>
            <table:table-cell table:style-name="ce144"/>
            <table:table-cell office:value-type="float" office:value="3.2" table:style-name="ce149">
              <text:p>3.2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5" table:style-name="ce149">
              <text:p>5.0</text:p>
            </table:table-cell>
            <table:table-cell office:value-type="float" office:value="8.1999999999999993" table:style-name="ce149">
              <text:p>8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" table:style-name="ce149">
              <text:p>8.0</text:p>
            </table:table-cell>
            <table:table-cell office:value-type="float" office:value="8.3000000000000007" table:style-name="ce149">
              <text:p>8.3</text:p>
            </table:table-cell>
            <table:table-cell office:value-type="float" office:value="16.5" table:style-name="ce149">
              <text:p>16.5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10">
            <table:table-cell office:value-type="string" table:style-name="ce150">
              <text:p><text:s text:c="2"/>Rest of West Midlands</text:p>
            </table:table-cell>
            <table:table-cell table:style-name="ce144"/>
            <table:table-cell office:value-type="float" office:value="10.1" table:style-name="ce149">
              <text:p>10.1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6.6" table:style-name="ce149">
              <text:p>6.6</text:p>
            </table:table-cell>
            <table:table-cell office:value-type="float" office:value="10.199999999999999" table:style-name="ce149">
              <text:p>10.2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13.7" table:style-name="ce149">
              <text:p>13.7</text:p>
            </table:table-cell>
            <table:table-cell office:value-type="float" office:value="23.8" table:style-name="ce149">
              <text:p>23.8</text:p>
            </table:table-cell>
            <table:table-cell office:value-type="float" office:value="5.4" table:style-name="ce149">
              <text:p>5.4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9.3000000000000007" table:style-name="ce149">
              <text:p>9.3</text:p>
            </table:table-cell>
            <table:table-cell office:value-type="float" office:value="33.1" table:style-name="ce149">
              <text:p>33.1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9.6" table:style-name="ce143">
            <text:p>9.6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1.8" table:style-name="ce143">
            <text:p>11.8</text:p>
          </table:table-cell>
          <table:table-cell office:value-type="float" office:value="22" table:style-name="ce143">
            <text:p>22.0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5" table:style-name="ce143">
            <text:p>5.0</text:p>
          </table:table-cell>
          <table:table-cell office:value-type="float" office:value="5.5" table:style-name="ce143">
            <text:p>5.5</text:p>
          </table:table-cell>
          <table:table-cell office:value-type="float" office:value="27.5" table:style-name="ce143">
            <text:p>27.5</text:p>
          </table:table-cell>
          <table:table-cell office:value-type="float" office:value="37.1" table:style-name="ce143">
            <text:p>37.1</text:p>
          </table:table-cell>
          <table:table-cell office:value-type="float" office:value="11.3" table:style-name="ce143">
            <text:p>11.3</text:p>
          </table:table-cell>
          <table:table-cell office:value-type="float" office:value="10.1" table:style-name="ce143">
            <text:p>10.1</text:p>
          </table:table-cell>
          <table:table-cell office:value-type="float" office:value="21.4" table:style-name="ce143">
            <text:p>21.4</text:p>
          </table:table-cell>
          <table:table-cell office:value-type="float" office:value="58.5" table:style-name="ce143">
            <text:p>58.5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4" table:style-name="ce143">
            <text:p>2.4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0.7" table:style-name="ce143">
            <text:p>0.7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5.8" table:style-name="ce143">
            <text:p>15.8</text:p>
          </table:table-cell>
          <table:table-cell office:value-type="float" office:value="15.8" table:style-name="ce143">
            <text:p>15.8</text:p>
          </table:table-cell>
          <table:table-cell office:value-type="float" office:value="16.5" table:style-name="ce143">
            <text:p>16.5</text:p>
          </table:table-cell>
          <table:table-cell office:value-type="float" office:value="18.899999999999999" table:style-name="ce143">
            <text:p>18.9</text:p>
          </table:table-cell>
          <table:table-cell office:value-type="float" office:value="0.1" table:style-name="ce143">
            <text:p>0.1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0.4" table:style-name="ce143">
            <text:p>10.4</text:p>
          </table:table-cell>
          <table:table-cell office:value-type="float" office:value="29.2" table:style-name="ce143">
            <text:p>29.2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3.5" table:style-name="ce143">
            <text:p>23.5</text:p>
          </table:table-cell>
          <table:table-cell office:value-type="float" office:value="10.1" table:style-name="ce143">
            <text:p>10.1</text:p>
          </table:table-cell>
          <table:table-cell office:value-type="float" office:value="15.4" table:style-name="ce143">
            <text:p>15.4</text:p>
          </table:table-cell>
          <table:table-cell office:value-type="float" office:value="25.6" table:style-name="ce143">
            <text:p>25.6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0" table:style-name="ce143">
            <text:p>10.0</text:p>
          </table:table-cell>
          <table:table-cell office:value-type="float" office:value="35.5" table:style-name="ce143">
            <text:p>35.5</text:p>
          </table:table-cell>
          <table:table-cell office:value-type="float" office:value="59" table:style-name="ce143">
            <text:p>59.0</text:p>
          </table:table-cell>
          <table:table-cell office:value-type="float" office:value="12.1" table:style-name="ce143">
            <text:p>12.1</text:p>
          </table:table-cell>
          <table:table-cell office:value-type="float" office:value="15.9" table:style-name="ce143">
            <text:p>15.9</text:p>
          </table:table-cell>
          <table:table-cell office:value-type="float" office:value="28" table:style-name="ce143">
            <text:p>28.0</text:p>
          </table:table-cell>
          <table:table-cell office:value-type="float" office:value="87" table:style-name="ce143">
            <text:p>87.0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9.1999999999999993" table:style-name="ce143">
            <text:p>9.2</text:p>
          </table:table-cell>
          <table:table-cell office:value-type="float" office:value="6.2" table:style-name="ce143">
            <text:p>6.2</text:p>
          </table:table-cell>
          <table:table-cell office:value-type="float" office:value="11.3" table:style-name="ce143">
            <text:p>11.3</text:p>
          </table:table-cell>
          <table:table-cell office:value-type="float" office:value="17.5" table:style-name="ce143">
            <text:p>17.5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7" table:style-name="ce143">
            <text:p>4.7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22.6" table:style-name="ce143">
            <text:p>22.6</text:p>
          </table:table-cell>
          <table:table-cell office:value-type="float" office:value="31.7" table:style-name="ce143">
            <text:p>31.7</text:p>
          </table:table-cell>
          <table:table-cell office:value-type="float" office:value="10.4" table:style-name="ce143">
            <text:p>10.4</text:p>
          </table:table-cell>
          <table:table-cell office:value-type="float" office:value="8.9" table:style-name="ce143">
            <text:p>8.9</text:p>
          </table:table-cell>
          <table:table-cell office:value-type="float" office:value="19.3" table:style-name="ce143">
            <text:p>19.3</text:p>
          </table:table-cell>
          <table:table-cell office:value-type="float" office:value="51" table:style-name="ce143">
            <text:p>51.0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95.9" table:style-name="ce143">
            <text:p>95.9</text:p>
          </table:table-cell>
          <table:table-cell office:value-type="float" office:value="45.3" table:style-name="ce143">
            <text:p>45.3</text:p>
          </table:table-cell>
          <table:table-cell office:value-type="float" office:value="73.400000000000006" table:style-name="ce143">
            <text:p>73.4</text:p>
          </table:table-cell>
          <table:table-cell office:value-type="float" office:value="118.7" table:style-name="ce143">
            <text:p>118.7</text:p>
          </table:table-cell>
          <table:table-cell office:value-type="float" office:value="0" table:style-name="ce143">
            <text:p>0.0</text:p>
          </table:table-cell>
          <table:table-cell office:value-type="float" office:value="4.2" table:style-name="ce143">
            <text:p>4.2</text:p>
          </table:table-cell>
          <table:table-cell office:value-type="float" office:value="66.900000000000006" table:style-name="ce143">
            <text:p>66.9</text:p>
          </table:table-cell>
          <table:table-cell office:value-type="float" office:value="71.099999999999994" table:style-name="ce143">
            <text:p>71.1</text:p>
          </table:table-cell>
          <table:table-cell office:value-type="float" office:value="189.8" table:style-name="ce143">
            <text:p>189.8</text:p>
          </table:table-cell>
          <table:table-cell office:value-type="float" office:value="285.7" table:style-name="ce143">
            <text:p>285.7</text:p>
          </table:table-cell>
          <table:table-cell office:value-type="float" office:value="59.2" table:style-name="ce143">
            <text:p>59.2</text:p>
          </table:table-cell>
          <table:table-cell office:value-type="float" office:value="91.4" table:style-name="ce143">
            <text:p>91.4</text:p>
          </table:table-cell>
          <table:table-cell office:value-type="float" office:value="150.6" table:style-name="ce143">
            <text:p>150.6</text:p>
          </table:table-cell>
          <table:table-cell office:value-type="float" office:value="436.3" table:style-name="ce143">
            <text:p>436.3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4"/>
          <table:table-cell office:value-type="float" office:value="3.7" table:style-name="ce143">
            <text:p>3.7</text:p>
          </table:table-cell>
          <table:table-cell office:value-type="float" office:value="6.4" table:style-name="ce143">
            <text:p>6.4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1.3" table:style-name="ce143">
            <text:p>11.3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office:value-type="float" office:value="14.7" table:style-name="ce143">
            <text:p>14.7</text:p>
          </table:table-cell>
          <table:table-cell office:value-type="float" office:value="18.399999999999999" table:style-name="ce143">
            <text:p>18.4</text:p>
          </table:table-cell>
          <table:table-cell office:value-type="float" office:value="5.2" table:style-name="ce143">
            <text:p>5.2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0" table:style-name="ce143">
            <text:p>10.0</text:p>
          </table:table-cell>
          <table:table-cell office:value-type="float" office:value="28.4" table:style-name="ce143">
            <text:p>28.4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7.5" table:style-name="ce143">
            <text:p>7.5</text:p>
          </table:table-cell>
          <table:table-cell office:value-type="float" office:value="8.9" table:style-name="ce143">
            <text:p>8.9</text:p>
          </table:table-cell>
          <table:table-cell office:value-type="float" office:value="8" table:style-name="ce143">
            <text:p>8.0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4.5" table:style-name="ce143">
            <text:p>4.5</text:p>
          </table:table-cell>
          <table:table-cell office:value-type="float" office:value="5.4" table:style-name="ce143">
            <text:p>5.4</text:p>
          </table:table-cell>
          <table:table-cell office:value-type="float" office:value="22.4" table:style-name="ce143">
            <text:p>22.4</text:p>
          </table:table-cell>
          <table:table-cell office:value-type="float" office:value="29.8" table:style-name="ce143">
            <text:p>29.8</text:p>
          </table:table-cell>
          <table:table-cell office:value-type="float" office:value="7.2" table:style-name="ce143">
            <text:p>7.2</text:p>
          </table:table-cell>
          <table:table-cell office:value-type="float" office:value="8" table:style-name="ce143">
            <text:p>8.0</text:p>
          </table:table-cell>
          <table:table-cell office:value-type="float" office:value="15.2" table:style-name="ce143">
            <text:p>15.2</text:p>
          </table:table-cell>
          <table:table-cell office:value-type="float" office:value="45" table:style-name="ce143">
            <text:p>45.0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4"/>
          <table:table-cell office:value-type="float" office:value="107" table:style-name="ce143">
            <text:p>107.0</text:p>
          </table:table-cell>
          <table:table-cell office:value-type="float" office:value="60.6" table:style-name="ce143">
            <text:p>60.6</text:p>
          </table:table-cell>
          <table:table-cell office:value-type="float" office:value="86.4" table:style-name="ce143">
            <text:p>86.4</text:p>
          </table:table-cell>
          <table:table-cell office:value-type="float" office:value="147" table:style-name="ce143">
            <text:p>147.0</text:p>
          </table:table-cell>
          <table:table-cell office:value-type="float" office:value="5.7" table:style-name="ce143">
            <text:p>5.7</text:p>
          </table:table-cell>
          <table:table-cell office:value-type="float" office:value="5.7" table:style-name="ce143">
            <text:p>5.7</text:p>
          </table:table-cell>
          <table:table-cell office:value-type="float" office:value="74.2" table:style-name="ce143">
            <text:p>74.2</text:p>
          </table:table-cell>
          <table:table-cell office:value-type="float" office:value="79.900000000000006" table:style-name="ce143">
            <text:p>79.9</text:p>
          </table:table-cell>
          <table:table-cell office:value-type="float" office:value="226.9" table:style-name="ce143">
            <text:p>226.9</text:p>
          </table:table-cell>
          <table:table-cell office:value-type="float" office:value="333.9" table:style-name="ce143">
            <text:p>333.9</text:p>
          </table:table-cell>
          <table:table-cell office:value-type="float" office:value="71.5" table:style-name="ce143">
            <text:p>71.5</text:p>
          </table:table-cell>
          <table:table-cell office:value-type="float" office:value="104.2" table:style-name="ce143">
            <text:p>104.2</text:p>
          </table:table-cell>
          <table:table-cell office:value-type="float" office:value="175.8" table:style-name="ce143">
            <text:p>175.8</text:p>
          </table:table-cell>
          <table:table-cell office:value-type="float" office:value="509.7" table:style-name="ce143">
            <text:p>509.7</text:p>
          </table:table-cell>
          <table:table-cell table:number-columns-repeated="14" table:style-name="ce142"/>
          <table:table-cell table:number-columns-repeated="14" table:style-name="ce137"/>
          <table:table-cell table:number-columns-repeated="16340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4" table:style-name="ce136"/>
          <table:table-cell table:style-name="ce137"/>
          <table:table-cell table:number-columns-repeated="16353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6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7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28" table:style-name="ce118"/>
          <table:table-cell table:number-columns-repeated="16340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28" table:style-name="ce118"/>
          <table:table-cell table:number-columns-repeated="16340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28" table:style-name="ce118"/>
          <table:table-cell table:number-columns-repeated="16340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28" table:style-name="ce118"/>
          <table:table-cell table:number-columns-repeated="16340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28" table:style-name="ce118"/>
          <table:table-cell table:number-columns-repeated="16340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28" table:style-name="ce118"/>
          <table:table-cell table:number-columns-repeated="16340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28" table:style-name="ce118"/>
          <table:table-cell table:number-columns-repeated="16340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28" table:style-name="ce118"/>
          <table:table-cell table:number-columns-repeated="16340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15).$A$1:TRA0203_(2015).$P$43" table:base-cell-address="TRA0203_(2015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14)" table:style-name="ta2">
        <table:table-column table:style-name="co1" table:default-cell-style-name="ce118"/>
        <table:table-column table:style-name="co2" table:default-cell-style-name="ce118"/>
        <table:table-column table:style-name="co3" table:number-columns-repeated="4" table:default-cell-style-name="ce118"/>
        <table:table-column table:style-name="co4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34" table:style-name="ce118"/>
          <table:table-cell table:number-columns-repeated="16340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14<text:s/><text:span text:style-name="T3">R</text:span>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28" table:style-name="ce118"/>
          <table:table-cell table:number-columns-repeated="16340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28" table:style-name="ce118"/>
          <table:table-cell table:number-columns-repeated="16340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28" table:style-name="ce118"/>
          <table:table-cell table:number-columns-repeated="16340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28" table:style-name="ce118"/>
          <table:table-cell table:number-columns-repeated="16340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28" table:style-name="ce118"/>
          <table:table-cell table:number-columns-repeated="16340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2" table:style-name="ce143">
            <text:p>1.2</text:p>
          </table:table-cell>
          <table:table-cell office:value-type="float" office:value="3" table:style-name="ce143">
            <text:p>3.0</text:p>
          </table:table-cell>
          <table:table-cell office:value-type="float" office:value="3.5" table:style-name="ce143">
            <text:p>3.5</text:p>
          </table:table-cell>
          <table:table-cell office:value-type="float" office:value="6.4" table:style-name="ce143">
            <text:p>6.4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3" table:style-name="ce143">
            <text:p>3.0</text:p>
          </table:table-cell>
          <table:table-cell office:value-type="float" office:value="4" table:style-name="ce143">
            <text:p>4.0</text:p>
          </table:table-cell>
          <table:table-cell office:value-type="float" office:value="10.4" table:style-name="ce143">
            <text:p>10.4</text:p>
          </table:table-cell>
          <table:table-cell office:value-type="float" office:value="11.6" table:style-name="ce143">
            <text:p>11.6</text:p>
          </table:table-cell>
          <table:table-cell office:value-type="float" office:value="1.7" table:style-name="ce143">
            <text:p>1.7</text:p>
          </table:table-cell>
          <table:table-cell office:value-type="float" office:value="5.5" table:style-name="ce143">
            <text:p>5.5</text:p>
          </table:table-cell>
          <table:table-cell office:value-type="float" office:value="7.2" table:style-name="ce143">
            <text:p>7.2</text:p>
          </table:table-cell>
          <table:table-cell office:value-type="float" office:value="18.8" table:style-name="ce143">
            <text:p>18.8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2999999999999998" table:style-name="ce149">
              <text:p>2.3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4" table:style-name="ce149">
              <text:p>4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" table:style-name="ce149">
              <text:p>3.0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7.2" table:style-name="ce149">
              <text:p>7.2</text:p>
            </table:table-cell>
            <table:table-cell table:number-columns-repeated="14" table:style-name="ce151"/>
            <table:table-cell table:number-columns-repeated="14" table:style-name="ce137"/>
            <table:table-cell table:number-columns-repeated="16340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1" table:style-name="ce149">
              <text:p>1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2" table:style-name="ce149">
              <text:p>1.2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6.6" table:style-name="ce149">
              <text:p>6.6</text:p>
            </table:table-cell>
            <table:table-cell office:value-type="float" office:value="7.6" table:style-name="ce149">
              <text:p>7.6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2.5" table:style-name="ce149">
              <text:p>2.5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11.5" table:style-name="ce149">
              <text:p>11.5</text:p>
            </table:table-cell>
            <table:table-cell table:number-columns-repeated="14" table:style-name="ce151"/>
            <table:table-cell table:number-columns-repeated="14" table:style-name="ce137"/>
            <table:table-cell table:number-columns-repeated="16340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8.600000000000001" table:style-name="ce143">
            <text:p>18.6</text:p>
          </table:table-cell>
          <table:table-cell office:value-type="float" office:value="1.9" table:style-name="ce143">
            <text:p>1.9</text:p>
          </table:table-cell>
          <table:table-cell office:value-type="float" office:value="6.9" table:style-name="ce143">
            <text:p>6.9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4" table:style-name="ce143">
            <text:p>10.4</text:p>
          </table:table-cell>
          <table:table-cell office:value-type="float" office:value="10.7" table:style-name="ce143">
            <text:p>10.7</text:p>
          </table:table-cell>
          <table:table-cell office:value-type="float" office:value="19.600000000000001" table:style-name="ce143">
            <text:p>19.6</text:p>
          </table:table-cell>
          <table:table-cell office:value-type="float" office:value="38.200000000000003" table:style-name="ce143">
            <text:p>38.2</text:p>
          </table:table-cell>
          <table:table-cell office:value-type="float" office:value="4.7" table:style-name="ce143">
            <text:p>4.7</text:p>
          </table:table-cell>
          <table:table-cell office:value-type="float" office:value="12.8" table:style-name="ce143">
            <text:p>12.8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55.6" table:style-name="ce143">
            <text:p>55.6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.2" table:style-name="ce149">
              <text:p>6.2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7" table:style-name="ce149">
              <text:p>4.7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.5" table:style-name="ce149">
              <text:p>5.5</text:p>
            </table:table-cell>
            <table:table-cell office:value-type="float" office:value="11.7" table:style-name="ce149">
              <text:p>11.7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6.1" table:style-name="ce149">
              <text:p>6.1</text:p>
            </table:table-cell>
            <table:table-cell office:value-type="float" office:value="17.8" table:style-name="ce149">
              <text:p>17.8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6" table:style-name="ce149">
              <text:p>1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7.7" table:style-name="ce149">
              <text:p>7.7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0.8" table:style-name="ce149">
              <text:p>10.8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5.5" table:style-name="ce149">
              <text:p>5.5</text:p>
            </table:table-cell>
            <table:table-cell office:value-type="float" office:value="7.4" table:style-name="ce149">
              <text:p>7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11.1" table:style-name="ce149">
              <text:p>11.1</text:p>
            </table:table-cell>
            <table:table-cell office:value-type="float" office:value="21.8" table:style-name="ce149">
              <text:p>21.8</text:p>
            </table:table-cell>
            <table:table-cell office:value-type="float" office:value="4" table:style-name="ce149">
              <text:p>4.0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8.1999999999999993" table:style-name="ce149">
              <text:p>8.2</text:p>
            </table:table-cell>
            <table:table-cell office:value-type="float" office:value="30" table:style-name="ce149">
              <text:p>30.0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10.3" table:style-name="ce143">
            <text:p>10.3</text:p>
          </table:table-cell>
          <table:table-cell office:value-type="float" office:value="3" table:style-name="ce143">
            <text:p>3.0</text:p>
          </table:table-cell>
          <table:table-cell office:value-type="float" office:value="7" table:style-name="ce143">
            <text:p>7.0</text:p>
          </table:table-cell>
          <table:table-cell office:value-type="float" office:value="10" table:style-name="ce143">
            <text:p>10.0</text:p>
          </table:table-cell>
          <table:table-cell office:value-type="float" office:value="0" table:style-name="ce143">
            <text:p>0.0</text:p>
          </table:table-cell>
          <table:table-cell office:value-type="float" office:value="0.2" table:style-name="ce143">
            <text:p>0.2</text:p>
          </table:table-cell>
          <table:table-cell office:value-type="float" office:value="7" table:style-name="ce143">
            <text:p>7.0</text:p>
          </table:table-cell>
          <table:table-cell office:value-type="float" office:value="7.2" table:style-name="ce143">
            <text:p>7.2</text:p>
          </table:table-cell>
          <table:table-cell office:value-type="float" office:value="17.2" table:style-name="ce143">
            <text:p>17.2</text:p>
          </table:table-cell>
          <table:table-cell office:value-type="float" office:value="27.5" table:style-name="ce143">
            <text:p>27.5</text:p>
          </table:table-cell>
          <table:table-cell office:value-type="float" office:value="5.7" table:style-name="ce143">
            <text:p>5.7</text:p>
          </table:table-cell>
          <table:table-cell office:value-type="float" office:value="8.9" table:style-name="ce143">
            <text:p>8.9</text:p>
          </table:table-cell>
          <table:table-cell office:value-type="float" office:value="14.7" table:style-name="ce143">
            <text:p>14.7</text:p>
          </table:table-cell>
          <table:table-cell office:value-type="float" office:value="42.1" table:style-name="ce143">
            <text:p>42.1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6.5" table:style-name="ce149">
              <text:p>6.5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2.6" table:style-name="ce149">
              <text:p>2.6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9.9" table:style-name="ce149">
              <text:p>9.9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5999999999999996" table:style-name="ce149">
              <text:p>4.6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2" table:style-name="ce149">
              <text:p>2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10.4" table:style-name="ce149">
              <text:p>10.4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5.3" table:style-name="ce149">
              <text:p>5.3</text:p>
            </table:table-cell>
            <table:table-cell office:value-type="float" office:value="15.7" table:style-name="ce149">
              <text:p>15.7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2.5" table:style-name="ce149">
              <text:p>2.5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6.6" table:style-name="ce149">
              <text:p>6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8" table:style-name="ce149">
              <text:p>8.0</text:p>
            </table:table-cell>
            <table:table-cell office:value-type="float" office:value="10.6" table:style-name="ce149">
              <text:p>10.6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16.5" table:style-name="ce149">
              <text:p>16.5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8" table:style-name="ce143">
            <text:p>6.8</text:p>
          </table:table-cell>
          <table:table-cell office:value-type="float" office:value="7.1" table:style-name="ce143">
            <text:p>7.1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6.3" table:style-name="ce143">
            <text:p>16.3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3" table:style-name="ce143">
            <text:p>4.3</text:p>
          </table:table-cell>
          <table:table-cell office:value-type="float" office:value="4.8" table:style-name="ce143">
            <text:p>4.8</text:p>
          </table:table-cell>
          <table:table-cell office:value-type="float" office:value="21.1" table:style-name="ce143">
            <text:p>21.1</text:p>
          </table:table-cell>
          <table:table-cell office:value-type="float" office:value="27.8" table:style-name="ce143">
            <text:p>27.8</text:p>
          </table:table-cell>
          <table:table-cell office:value-type="float" office:value="7.1" table:style-name="ce143">
            <text:p>7.1</text:p>
          </table:table-cell>
          <table:table-cell office:value-type="float" office:value="7.1" table:style-name="ce143">
            <text:p>7.1</text:p>
          </table:table-cell>
          <table:table-cell office:value-type="float" office:value="14.1" table:style-name="ce143">
            <text:p>14.1</text:p>
          </table:table-cell>
          <table:table-cell office:value-type="float" office:value="42" table:style-name="ce143">
            <text:p>42.0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3.1" table:style-name="ce143">
            <text:p>13.1</text:p>
          </table:table-cell>
          <table:table-cell office:value-type="float" office:value="3.6" table:style-name="ce143">
            <text:p>3.6</text:p>
          </table:table-cell>
          <table:table-cell office:value-type="float" office:value="6.8" table:style-name="ce143">
            <text:p>6.8</text:p>
          </table:table-cell>
          <table:table-cell office:value-type="float" office:value="10.4" table:style-name="ce143">
            <text:p>10.4</text:p>
          </table:table-cell>
          <table:table-cell office:value-type="float" office:value="0.7" table:style-name="ce143">
            <text:p>0.7</text:p>
          </table:table-cell>
          <table:table-cell office:value-type="float" office:value="0.7" table:style-name="ce143">
            <text:p>0.7</text:p>
          </table:table-cell>
          <table:table-cell office:value-type="float" office:value="7.2" table:style-name="ce143">
            <text:p>7.2</text:p>
          </table:table-cell>
          <table:table-cell office:value-type="float" office:value="7.9" table:style-name="ce143">
            <text:p>7.9</text:p>
          </table:table-cell>
          <table:table-cell office:value-type="float" office:value="18.399999999999999" table:style-name="ce143">
            <text:p>18.4</text:p>
          </table:table-cell>
          <table:table-cell office:value-type="float" office:value="31.5" table:style-name="ce143">
            <text:p>31.5</text:p>
          </table:table-cell>
          <table:table-cell office:value-type="float" office:value="5.6" table:style-name="ce143">
            <text:p>5.6</text:p>
          </table:table-cell>
          <table:table-cell office:value-type="float" office:value="11.9" table:style-name="ce143">
            <text:p>11.9</text:p>
          </table:table-cell>
          <table:table-cell office:value-type="float" office:value="17.5" table:style-name="ce143">
            <text:p>17.5</text:p>
          </table:table-cell>
          <table:table-cell office:value-type="float" office:value="49" table:style-name="ce143">
            <text:p>49.0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10">
            <table:table-cell office:value-type="string" table:style-name="ce150">
              <text:p><text:s text:c="2"/>West Midlands FMC</text:p>
            </table:table-cell>
            <table:table-cell table:style-name="ce144"/>
            <table:table-cell office:value-type="float" office:value="3.2" table:style-name="ce149">
              <text:p>3.2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8.1999999999999993" table:style-name="ce149">
              <text:p>8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" table:style-name="ce149">
              <text:p>8.0</text:p>
            </table:table-cell>
            <table:table-cell office:value-type="float" office:value="8.3000000000000007" table:style-name="ce149">
              <text:p>8.3</text:p>
            </table:table-cell>
            <table:table-cell office:value-type="float" office:value="16.5" table:style-name="ce149">
              <text:p>16.5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  <table:table-row table:style-name="ro10">
            <table:table-cell office:value-type="string" table:style-name="ce150">
              <text:p><text:s text:c="2"/>Rest of West Midlands</text:p>
            </table:table-cell>
            <table:table-cell table:style-name="ce144"/>
            <table:table-cell office:value-type="float" office:value="9.9" table:style-name="ce149">
              <text:p>9.9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6.4" table:style-name="ce149">
              <text:p>6.4</text:p>
            </table:table-cell>
            <table:table-cell office:value-type="float" office:value="10" table:style-name="ce149">
              <text:p>1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2.8" table:style-name="ce149">
              <text:p>2.8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13.4" table:style-name="ce149">
              <text:p>13.4</text:p>
            </table:table-cell>
            <table:table-cell office:value-type="float" office:value="23.3" table:style-name="ce149">
              <text:p>23.3</text:p>
            </table:table-cell>
            <table:table-cell office:value-type="float" office:value="5.3" table:style-name="ce149">
              <text:p>5.3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9.1999999999999993" table:style-name="ce149">
              <text:p>9.2</text:p>
            </table:table-cell>
            <table:table-cell office:value-type="float" office:value="32.5" table:style-name="ce149">
              <text:p>32.5</text:p>
            </table:table-cell>
            <table:table-cell table:number-columns-repeated="14" table:style-name="ce146"/>
            <table:table-cell table:number-columns-repeated="14" table:style-name="ce137"/>
            <table:table-cell table:number-columns-repeated="16340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9.3000000000000007" table:style-name="ce143">
            <text:p>9.3</text:p>
          </table:table-cell>
          <table:table-cell office:value-type="float" office:value="9.9" table:style-name="ce143">
            <text:p>9.9</text:p>
          </table:table-cell>
          <table:table-cell office:value-type="float" office:value="11.5" table:style-name="ce143">
            <text:p>11.5</text:p>
          </table:table-cell>
          <table:table-cell office:value-type="float" office:value="21.4" table:style-name="ce143">
            <text:p>21.4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3" table:style-name="ce143">
            <text:p>5.3</text:p>
          </table:table-cell>
          <table:table-cell office:value-type="float" office:value="26.7" table:style-name="ce143">
            <text:p>26.7</text:p>
          </table:table-cell>
          <table:table-cell office:value-type="float" office:value="36" table:style-name="ce143">
            <text:p>36.0</text:p>
          </table:table-cell>
          <table:table-cell office:value-type="float" office:value="11" table:style-name="ce143">
            <text:p>11.0</text:p>
          </table:table-cell>
          <table:table-cell office:value-type="float" office:value="10.1" table:style-name="ce143">
            <text:p>10.1</text:p>
          </table:table-cell>
          <table:table-cell office:value-type="float" office:value="21.1" table:style-name="ce143">
            <text:p>21.1</text:p>
          </table:table-cell>
          <table:table-cell office:value-type="float" office:value="57.1" table:style-name="ce143">
            <text:p>57.1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4" table:style-name="ce143">
            <text:p>2.4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0.7" table:style-name="ce143">
            <text:p>0.7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5.9" table:style-name="ce143">
            <text:p>15.9</text:p>
          </table:table-cell>
          <table:table-cell office:value-type="float" office:value="15.9" table:style-name="ce143">
            <text:p>15.9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18.899999999999999" table:style-name="ce143">
            <text:p>18.9</text:p>
          </table:table-cell>
          <table:table-cell office:value-type="float" office:value="0.1" table:style-name="ce143">
            <text:p>0.1</text:p>
          </table:table-cell>
          <table:table-cell office:value-type="float" office:value="10.3" table:style-name="ce143">
            <text:p>10.3</text:p>
          </table:table-cell>
          <table:table-cell office:value-type="float" office:value="10.4" table:style-name="ce143">
            <text:p>10.4</text:p>
          </table:table-cell>
          <table:table-cell office:value-type="float" office:value="29.3" table:style-name="ce143">
            <text:p>29.3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7" table:style-name="ce143">
            <text:p>22.7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5" table:style-name="ce143">
            <text:p>15.0</text:p>
          </table:table-cell>
          <table:table-cell office:value-type="float" office:value="24.7" table:style-name="ce143">
            <text:p>24.7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34.5" table:style-name="ce143">
            <text:p>34.5</text:p>
          </table:table-cell>
          <table:table-cell office:value-type="float" office:value="57.2" table:style-name="ce143">
            <text:p>57.2</text:p>
          </table:table-cell>
          <table:table-cell office:value-type="float" office:value="11.9" table:style-name="ce143">
            <text:p>11.9</text:p>
          </table:table-cell>
          <table:table-cell office:value-type="float" office:value="15.9" table:style-name="ce143">
            <text:p>15.9</text:p>
          </table:table-cell>
          <table:table-cell office:value-type="float" office:value="27.8" table:style-name="ce143">
            <text:p>27.8</text:p>
          </table:table-cell>
          <table:table-cell office:value-type="float" office:value="85" table:style-name="ce143">
            <text:p>85.0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9" table:style-name="ce143">
            <text:p>9.0</text:p>
          </table:table-cell>
          <table:table-cell office:value-type="float" office:value="6" table:style-name="ce143">
            <text:p>6.0</text:p>
          </table:table-cell>
          <table:table-cell office:value-type="float" office:value="11.1" table:style-name="ce143">
            <text:p>11.1</text:p>
          </table:table-cell>
          <table:table-cell office:value-type="float" office:value="17.100000000000001" table:style-name="ce143">
            <text:p>17.1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7" table:style-name="ce143">
            <text:p>4.7</text:p>
          </table:table-cell>
          <table:table-cell office:value-type="float" office:value="5" table:style-name="ce143">
            <text:p>5.0</text:p>
          </table:table-cell>
          <table:table-cell office:value-type="float" office:value="22.2" table:style-name="ce143">
            <text:p>22.2</text:p>
          </table:table-cell>
          <table:table-cell office:value-type="float" office:value="31.1" table:style-name="ce143">
            <text:p>31.1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8.9" table:style-name="ce143">
            <text:p>8.9</text:p>
          </table:table-cell>
          <table:table-cell office:value-type="float" office:value="19.100000000000001" table:style-name="ce143">
            <text:p>19.1</text:p>
          </table:table-cell>
          <table:table-cell office:value-type="float" office:value="50.3" table:style-name="ce143">
            <text:p>50.3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93.3" table:style-name="ce143">
            <text:p>93.3</text:p>
          </table:table-cell>
          <table:table-cell office:value-type="float" office:value="44.2" table:style-name="ce143">
            <text:p>44.2</text:p>
          </table:table-cell>
          <table:table-cell office:value-type="float" office:value="71.599999999999994" table:style-name="ce143">
            <text:p>71.6</text:p>
          </table:table-cell>
          <table:table-cell office:value-type="float" office:value="115.8" table:style-name="ce143">
            <text:p>115.8</text:p>
          </table:table-cell>
          <table:table-cell office:value-type="float" office:value="0" table:style-name="ce143">
            <text:p>0.0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66.7" table:style-name="ce143">
            <text:p>66.7</text:p>
          </table:table-cell>
          <table:table-cell office:value-type="float" office:value="70.7" table:style-name="ce143">
            <text:p>70.7</text:p>
          </table:table-cell>
          <table:table-cell office:value-type="float" office:value="186.5" table:style-name="ce143">
            <text:p>186.5</text:p>
          </table:table-cell>
          <table:table-cell office:value-type="float" office:value="279.8" table:style-name="ce143">
            <text:p>279.8</text:p>
          </table:table-cell>
          <table:table-cell office:value-type="float" office:value="58" table:style-name="ce143">
            <text:p>58.0</text:p>
          </table:table-cell>
          <table:table-cell office:value-type="float" office:value="91.3" table:style-name="ce143">
            <text:p>91.3</text:p>
          </table:table-cell>
          <table:table-cell office:value-type="float" office:value="149.4" table:style-name="ce143">
            <text:p>149.4</text:p>
          </table:table-cell>
          <table:table-cell office:value-type="float" office:value="429.1" table:style-name="ce143">
            <text:p>429.1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4"/>
          <table:table-cell office:value-type="float" office:value="3.6" table:style-name="ce143">
            <text:p>3.6</text:p>
          </table:table-cell>
          <table:table-cell office:value-type="float" office:value="6.3" table:style-name="ce143">
            <text:p>6.3</text:p>
          </table:table-cell>
          <table:table-cell office:value-type="float" office:value="4.8" table:style-name="ce143">
            <text:p>4.8</text:p>
          </table:table-cell>
          <table:table-cell office:value-type="float" office:value="11.1" table:style-name="ce143">
            <text:p>11.1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8" table:style-name="ce143">
            <text:p>2.8</text:p>
          </table:table-cell>
          <table:table-cell office:value-type="float" office:value="3.3" table:style-name="ce143">
            <text:p>3.3</text:p>
          </table:table-cell>
          <table:table-cell office:value-type="float" office:value="14.4" table:style-name="ce143">
            <text:p>14.4</text:p>
          </table:table-cell>
          <table:table-cell office:value-type="float" office:value="18" table:style-name="ce143">
            <text:p>18.0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9.9" table:style-name="ce143">
            <text:p>9.9</text:p>
          </table:table-cell>
          <table:table-cell office:value-type="float" office:value="27.9" table:style-name="ce143">
            <text:p>27.9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7.4" table:style-name="ce143">
            <text:p>7.4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7.8" table:style-name="ce143">
            <text:p>7.8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4.5" table:style-name="ce143">
            <text:p>4.5</text:p>
          </table:table-cell>
          <table:table-cell office:value-type="float" office:value="5.4" table:style-name="ce143">
            <text:p>5.4</text:p>
          </table:table-cell>
          <table:table-cell office:value-type="float" office:value="22" table:style-name="ce143">
            <text:p>22.0</text:p>
          </table:table-cell>
          <table:table-cell office:value-type="float" office:value="29.4" table:style-name="ce143">
            <text:p>29.4</text:p>
          </table:table-cell>
          <table:table-cell office:value-type="float" office:value="7" table:style-name="ce143">
            <text:p>7.0</text:p>
          </table:table-cell>
          <table:table-cell office:value-type="float" office:value="8" table:style-name="ce143">
            <text:p>8.0</text:p>
          </table:table-cell>
          <table:table-cell office:value-type="float" office:value="15.1" table:style-name="ce143">
            <text:p>15.1</text:p>
          </table:table-cell>
          <table:table-cell office:value-type="float" office:value="44.5" table:style-name="ce143">
            <text:p>44.5</text:p>
          </table:table-cell>
          <table:table-cell table:number-columns-repeated="14" table:style-name="ce146"/>
          <table:table-cell table:number-columns-repeated="14" table:style-name="ce137"/>
          <table:table-cell table:number-columns-repeated="16340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4"/>
          <table:table-cell office:value-type="float" office:value="104.3" table:style-name="ce143">
            <text:p>104.3</text:p>
          </table:table-cell>
          <table:table-cell office:value-type="float" office:value="59.2" table:style-name="ce143">
            <text:p>59.2</text:p>
          </table:table-cell>
          <table:table-cell office:value-type="float" office:value="84.3" table:style-name="ce143">
            <text:p>84.3</text:p>
          </table:table-cell>
          <table:table-cell office:value-type="float" office:value="143.5" table:style-name="ce143">
            <text:p>143.5</text:p>
          </table:table-cell>
          <table:table-cell office:value-type="float" office:value="5.5" table:style-name="ce143">
            <text:p>5.5</text:p>
          </table:table-cell>
          <table:table-cell office:value-type="float" office:value="5.5" table:style-name="ce143">
            <text:p>5.5</text:p>
          </table:table-cell>
          <table:table-cell office:value-type="float" office:value="73.900000000000006" table:style-name="ce143">
            <text:p>73.9</text:p>
          </table:table-cell>
          <table:table-cell office:value-type="float" office:value="79.400000000000006" table:style-name="ce143">
            <text:p>79.4</text:p>
          </table:table-cell>
          <table:table-cell office:value-type="float" office:value="222.9" table:style-name="ce143">
            <text:p>222.9</text:p>
          </table:table-cell>
          <table:table-cell office:value-type="float" office:value="327.2" table:style-name="ce143">
            <text:p>327.2</text:p>
          </table:table-cell>
          <table:table-cell office:value-type="float" office:value="70.099999999999994" table:style-name="ce143">
            <text:p>70.1</text:p>
          </table:table-cell>
          <table:table-cell office:value-type="float" office:value="104.2" table:style-name="ce143">
            <text:p>104.2</text:p>
          </table:table-cell>
          <table:table-cell office:value-type="float" office:value="174.4" table:style-name="ce143">
            <text:p>174.4</text:p>
          </table:table-cell>
          <table:table-cell office:value-type="float" office:value="501.5" table:style-name="ce143">
            <text:p>501.5</text:p>
          </table:table-cell>
          <table:table-cell table:number-columns-repeated="14" table:style-name="ce142"/>
          <table:table-cell table:number-columns-repeated="14" table:style-name="ce137"/>
          <table:table-cell table:number-columns-repeated="16340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4" table:style-name="ce136"/>
          <table:table-cell table:style-name="ce137"/>
          <table:table-cell table:number-columns-repeated="16353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6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None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28" table:style-name="ce118"/>
          <table:table-cell table:number-columns-repeated="16340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28" table:style-name="ce118"/>
          <table:table-cell table:number-columns-repeated="16340" table:style-name="ce66"/>
        </table:table-row>
        <table:table-row table:style-name="ro8">
          <table:table-cell office:value-type="string" table:style-name="ce130">
            <text:p>R 2014 traffic estimates were revised as part of the production of 2015 traffic statistic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28" table:style-name="ce118"/>
          <table:table-cell table:number-columns-repeated="16340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28" table:style-name="ce118"/>
          <table:table-cell table:number-columns-repeated="16340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28" table:style-name="ce118"/>
          <table:table-cell table:number-columns-repeated="16340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28" table:style-name="ce118"/>
          <table:table-cell table:number-columns-repeated="16340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28" table:style-name="ce118"/>
          <table:table-cell table:number-columns-repeated="16340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28" table:style-name="ce118"/>
          <table:table-cell table:number-columns-repeated="16340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7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14).$A$1:TRA0203_(2014).$P$44" table:base-cell-address="TRA0203_(2014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13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13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2" table:style-name="ce143">
            <text:p>1.2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office:value-type="float" office:value="6.3" table:style-name="ce143">
            <text:p>6.3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3" table:style-name="ce143">
            <text:p>3.0</text:p>
          </table:table-cell>
          <table:table-cell office:value-type="float" office:value="3.9" table:style-name="ce143">
            <text:p>3.9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1.4" table:style-name="ce143">
            <text:p>11.4</text:p>
          </table:table-cell>
          <table:table-cell office:value-type="float" office:value="1.6" table:style-name="ce143">
            <text:p>1.6</text:p>
          </table:table-cell>
          <table:table-cell office:value-type="float" office:value="5.3" table:style-name="ce143">
            <text:p>5.3</text:p>
          </table:table-cell>
          <table:table-cell office:value-type="float" office:value="6.9" table:style-name="ce143">
            <text:p>6.9</text:p>
          </table:table-cell>
          <table:table-cell office:value-type="float" office:value="18.399999999999999" table:style-name="ce143">
            <text:p>18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2999999999999998" table:style-name="ce149">
              <text:p>2.3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7.1" table:style-name="ce149">
              <text:p>7.1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1" table:formula="of:=[.C10]-[.C12]" table:style-name="ce149">
              <text:p>1.0</text:p>
            </table:table-cell>
            <table:table-cell office:value-type="float" office:value="2" table:formula="of:=[.D10]-[.D12]" table:style-name="ce149">
              <text:p>2.0</text:p>
            </table:table-cell>
            <table:table-cell office:value-type="float" office:value="2.9" table:formula="of:=[.E10]-[.E12]" table:style-name="ce149">
              <text:p>2.9</text:p>
            </table:table-cell>
            <table:table-cell office:value-type="float" office:value="4.8" table:formula="of:=[.F10]-[.F12]" table:style-name="ce149">
              <text:p>4.8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5" table:formula="of:=[.H10]-[.H12]" table:style-name="ce149">
              <text:p>0.5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" table:formula="of:=[.J10]-[.J12]" table:style-name="ce149">
              <text:p>1.6</text:p>
            </table:table-cell>
            <table:table-cell office:value-type="float" office:value="6.4999999999999991" table:formula="of:=[.K10]-[.K12]" table:style-name="ce149">
              <text:p>6.5</text:p>
            </table:table-cell>
            <table:table-cell office:value-type="float" office:value="7.5" table:formula="of:=[.L10]-[.L12]" table:style-name="ce149">
              <text:p>7.5</text:p>
            </table:table-cell>
            <table:table-cell office:value-type="float" office:value="1.3" table:formula="of:=[.M10]-[.M12]" table:style-name="ce149">
              <text:p>1.3</text:p>
            </table:table-cell>
            <table:table-cell office:value-type="float" office:value="2.4" table:formula="of:=[.N10]-[.N12]" table:style-name="ce149">
              <text:p>2.4</text:p>
            </table:table-cell>
            <table:table-cell office:value-type="float" office:value="3.7" table:formula="of:=[.O10]-[.O12]" table:style-name="ce149">
              <text:p>3.7</text:p>
            </table:table-cell>
            <table:table-cell office:value-type="float" office:value="11.299999999999999" table:formula="of:=[.P10]-[.P12]" table:style-name="ce149">
              <text:p>11.3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8.2" table:style-name="ce143">
            <text:p>18.2</text:p>
          </table:table-cell>
          <table:table-cell office:value-type="float" office:value="1.9" table:style-name="ce143">
            <text:p>1.9</text:p>
          </table:table-cell>
          <table:table-cell office:value-type="float" office:value="6.8" table:style-name="ce143">
            <text:p>6.8</text:p>
          </table:table-cell>
          <table:table-cell office:value-type="float" office:value="8.6" table:style-name="ce143">
            <text:p>8.6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0.6" table:style-name="ce143">
            <text:p>10.6</text:p>
          </table:table-cell>
          <table:table-cell office:value-type="float" office:value="19.2" table:style-name="ce143">
            <text:p>19.2</text:p>
          </table:table-cell>
          <table:table-cell office:value-type="float" office:value="37.4" table:style-name="ce143">
            <text:p>37.4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12.5" table:style-name="ce143">
            <text:p>12.5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54.3" table:style-name="ce143">
            <text:p>54.3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.2" table:style-name="ce149">
              <text:p>6.2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7" table:style-name="ce149">
              <text:p>4.7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.5" table:style-name="ce149">
              <text:p>5.5</text:p>
            </table:table-cell>
            <table:table-cell office:value-type="float" office:value="11.6" table:style-name="ce149">
              <text:p>11.6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5" table:style-name="ce149">
              <text:p>5.5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17.5" table:style-name="ce149">
              <text:p>17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5" table:style-name="ce149">
              <text:p>1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7.6" table:style-name="ce149">
              <text:p>7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0.5" table:formula="of:=[.C14]-[.C16]-[.C17]" table:style-name="ce149">
              <text:p>10.5</text:p>
            </table:table-cell>
            <table:table-cell office:value-type="float" office:value="1.9" table:formula="of:=[.D14]-[.D16]-[.D17]" table:style-name="ce149">
              <text:p>1.9</text:p>
            </table:table-cell>
            <table:table-cell office:value-type="float" office:value="5.4" table:formula="of:=[.E14]-[.E16]-[.E17]" table:style-name="ce149">
              <text:p>5.4</text:p>
            </table:table-cell>
            <table:table-cell office:value-type="float" office:value="7.1" table:formula="of:=[.F14]-[.F16]-[.F17]" table:style-name="ce149">
              <text:p>7.1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9.9999999999999978E-2" table:formula="of:=[.H14]-[.H16]-[.H17]" table:style-name="ce149">
              <text:p>0.1</text:p>
            </table:table-cell>
            <table:table-cell office:value-type="float" office:value="3.399999999999999" table:formula="of:=[.I14]-[.I16]-[.I17]" table:style-name="ce149">
              <text:p>3.4</text:p>
            </table:table-cell>
            <table:table-cell office:value-type="float" office:value="3.5999999999999996" table:formula="of:=[.J14]-[.J16]-[.J17]" table:style-name="ce149">
              <text:p>3.6</text:p>
            </table:table-cell>
            <table:table-cell office:value-type="float" office:value="10.799999999999999" table:formula="of:=[.K14]-[.K16]-[.K17]" table:style-name="ce149">
              <text:p>10.8</text:p>
            </table:table-cell>
            <table:table-cell office:value-type="float" office:value="21.299999999999997" table:formula="of:=[.L14]-[.L16]-[.L17]" table:style-name="ce149">
              <text:p>21.3</text:p>
            </table:table-cell>
            <table:table-cell office:value-type="float" office:value="3.8" table:formula="of:=[.M14]-[.M16]-[.M17]" table:style-name="ce149">
              <text:p>3.8</text:p>
            </table:table-cell>
            <table:table-cell office:value-type="float" office:value="4.0999999999999996" table:formula="of:=[.N14]-[.N16]-[.N17]" table:style-name="ce149">
              <text:p>4.1</text:p>
            </table:table-cell>
            <table:table-cell office:value-type="float" office:value="7.8999999999999986" table:formula="of:=[.O14]-[.O16]-[.O17]" table:style-name="ce149">
              <text:p>7.9</text:p>
            </table:table-cell>
            <table:table-cell office:value-type="float" office:value="29.199999999999996" table:formula="of:=[.P14]-[.P16]-[.P17]" table:style-name="ce149">
              <text:p>29.2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9" table:style-name="ce143">
            <text:p>9.9</text:p>
          </table:table-cell>
          <table:table-cell office:value-type="float" office:value="2.9" table:style-name="ce143">
            <text:p>2.9</text:p>
          </table:table-cell>
          <table:table-cell office:value-type="float" office:value="6.9" table:style-name="ce143">
            <text:p>6.9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0" table:style-name="ce143">
            <text:p>0.0</text:p>
          </table:table-cell>
          <table:table-cell office:value-type="float" office:value="0.2" table:style-name="ce143">
            <text:p>0.2</text:p>
          </table:table-cell>
          <table:table-cell office:value-type="float" office:value="6.8" table:style-name="ce143">
            <text:p>6.8</text:p>
          </table:table-cell>
          <table:table-cell office:value-type="float" office:value="7.1" table:style-name="ce143">
            <text:p>7.1</text:p>
          </table:table-cell>
          <table:table-cell office:value-type="float" office:value="16.8" table:style-name="ce143">
            <text:p>16.8</text:p>
          </table:table-cell>
          <table:table-cell office:value-type="float" office:value="26.7" table:style-name="ce143">
            <text:p>26.7</text:p>
          </table:table-cell>
          <table:table-cell office:value-type="float" office:value="5.4" table:style-name="ce143">
            <text:p>5.4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14.2" table:style-name="ce143">
            <text:p>14.2</text:p>
          </table:table-cell>
          <table:table-cell office:value-type="float" office:value="40.9" table:style-name="ce143">
            <text:p>40.9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6.4" table:style-name="ce149">
              <text:p>6.4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5" table:style-name="ce149">
              <text:p>2.5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9.6999999999999993" table:style-name="ce149">
              <text:p>9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3" table:style-name="ce149">
              <text:p>4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10" table:style-name="ce149">
              <text:p>10.0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0999999999999996" table:style-name="ce149">
              <text:p>4.1</text:p>
            </table:table-cell>
            <table:table-cell office:value-type="float" office:value="5.2" table:style-name="ce149">
              <text:p>5.2</text:p>
            </table:table-cell>
            <table:table-cell office:value-type="float" office:value="15.1" table:style-name="ce149">
              <text:p>15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2.5000000000000009" table:formula="of:=[.C19]-[.C21]-[.C22]" table:style-name="ce149">
              <text:p>2.5</text:p>
            </table:table-cell>
            <table:table-cell office:value-type="float" office:value="2.1999999999999997" table:formula="of:=[.D19]-[.D21]-[.D22]" table:style-name="ce149">
              <text:p>2.2</text:p>
            </table:table-cell>
            <table:table-cell office:value-type="float" office:value="4.5" table:formula="of:=[.E19]-[.E21]-[.E22]" table:style-name="ce149">
              <text:p>4.5</text:p>
            </table:table-cell>
            <table:table-cell office:value-type="float" office:value="6.6" table:formula="of:=[.F19]-[.F21]-[.F22]" table:style-name="ce149">
              <text:p>6.6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2" table:formula="of:=[.H19]-[.H21]-[.H22]" table:style-name="ce149">
              <text:p>0.2</text:p>
            </table:table-cell>
            <table:table-cell office:value-type="float" office:value="1.0999999999999996" table:formula="of:=[.I19]-[.I21]-[.I22]" table:style-name="ce149">
              <text:p>1.1</text:p>
            </table:table-cell>
            <table:table-cell office:value-type="float" office:value="1.3999999999999995" table:formula="of:=[.J19]-[.J21]-[.J22]" table:style-name="ce149">
              <text:p>1.4</text:p>
            </table:table-cell>
            <table:table-cell office:value-type="float" office:value="7.8" table:formula="of:=[.K19]-[.K21]-[.K22]" table:style-name="ce149">
              <text:p>7.8</text:p>
            </table:table-cell>
            <table:table-cell office:value-type="float" office:value="10.299999999999997" table:formula="of:=[.L19]-[.L21]-[.L22]" table:style-name="ce149">
              <text:p>10.3</text:p>
            </table:table-cell>
            <table:table-cell office:value-type="float" office:value="3.6000000000000005" table:formula="of:=[.M19]-[.M21]-[.M22]" table:style-name="ce149">
              <text:p>3.6</text:p>
            </table:table-cell>
            <table:table-cell office:value-type="float" office:value="2.0999999999999996" table:formula="of:=[.N19]-[.N21]-[.N22]" table:style-name="ce149">
              <text:p>2.1</text:p>
            </table:table-cell>
            <table:table-cell office:value-type="float" office:value="5.6999999999999984" table:formula="of:=[.O19]-[.O21]-[.O22]" table:style-name="ce149">
              <text:p>5.7</text:p>
            </table:table-cell>
            <table:table-cell office:value-type="float" office:value="16.100000000000001" table:formula="of:=[.P19]-[.P21]-[.P22]" table:style-name="ce149">
              <text:p>16.1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9" table:style-name="ce143">
            <text:p>6.9</text:p>
          </table:table-cell>
          <table:table-cell office:value-type="float" office:value="6.9" table:style-name="ce143">
            <text:p>6.9</text:p>
          </table:table-cell>
          <table:table-cell office:value-type="float" office:value="9" table:style-name="ce143">
            <text:p>9.0</text:p>
          </table:table-cell>
          <table:table-cell office:value-type="float" office:value="15.9" table:style-name="ce143">
            <text:p>15.9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4.7" table:style-name="ce143">
            <text:p>4.7</text:p>
          </table:table-cell>
          <table:table-cell office:value-type="float" office:value="20.6" table:style-name="ce143">
            <text:p>20.6</text:p>
          </table:table-cell>
          <table:table-cell office:value-type="float" office:value="27.4" table:style-name="ce143">
            <text:p>27.4</text:p>
          </table:table-cell>
          <table:table-cell office:value-type="float" office:value="6.7" table:style-name="ce143">
            <text:p>6.7</text:p>
          </table:table-cell>
          <table:table-cell office:value-type="float" office:value="6.9" table:style-name="ce143">
            <text:p>6.9</text:p>
          </table:table-cell>
          <table:table-cell office:value-type="float" office:value="13.6" table:style-name="ce143">
            <text:p>13.6</text:p>
          </table:table-cell>
          <table:table-cell office:value-type="float" office:value="41.1" table:style-name="ce143">
            <text:p>41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2.8" table:style-name="ce143">
            <text:p>12.8</text:p>
          </table:table-cell>
          <table:table-cell office:value-type="float" office:value="3.6" table:style-name="ce143">
            <text:p>3.6</text:p>
          </table:table-cell>
          <table:table-cell office:value-type="float" office:value="6.6" table:style-name="ce143">
            <text:p>6.6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7.1" table:style-name="ce143">
            <text:p>7.1</text:p>
          </table:table-cell>
          <table:table-cell office:value-type="float" office:value="7.7" table:style-name="ce143">
            <text:p>7.7</text:p>
          </table:table-cell>
          <table:table-cell office:value-type="float" office:value="17.899999999999999" table:style-name="ce143">
            <text:p>17.9</text:p>
          </table:table-cell>
          <table:table-cell office:value-type="float" office:value="30.7" table:style-name="ce143">
            <text:p>30.7</text:p>
          </table:table-cell>
          <table:table-cell office:value-type="float" office:value="5.3" table:style-name="ce143">
            <text:p>5.3</text:p>
          </table:table-cell>
          <table:table-cell office:value-type="float" office:value="11.6" table:style-name="ce143">
            <text:p>11.6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47.7" table:style-name="ce143">
            <text:p>47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3" table:style-name="ce149">
              <text:p>3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7.8" table:style-name="ce149">
              <text:p>7.8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8.1" table:style-name="ce149">
              <text:p>8.1</text:p>
            </table:table-cell>
            <table:table-cell office:value-type="float" office:value="15.9" table:style-name="ce149">
              <text:p>15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.8000000000000007" table:formula="of:=[.C25]-[.C27]" table:style-name="ce149">
              <text:p>9.8</text:p>
            </table:table-cell>
            <table:table-cell office:value-type="float" office:value="3.5" table:formula="of:=[.D25]-[.D27]" table:style-name="ce149">
              <text:p>3.5</text:p>
            </table:table-cell>
            <table:table-cell office:value-type="float" office:value="6.1999999999999993" table:formula="of:=[.E25]-[.E27]" table:style-name="ce149">
              <text:p>6.2</text:p>
            </table:table-cell>
            <table:table-cell office:value-type="float" office:value="9.6999999999999993" table:formula="of:=[.F25]-[.F27]" table:style-name="ce149">
              <text:p>9.7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6" table:formula="of:=[.H25]-[.H27]" table:style-name="ce149">
              <text:p>0.6</text:p>
            </table:table-cell>
            <table:table-cell office:value-type="float" office:value="2.8" table:formula="of:=[.I25]-[.I27]" table:style-name="ce149">
              <text:p>2.8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3.099999999999998" table:formula="of:=[.K25]-[.K27]" table:style-name="ce149">
              <text:p>13.1</text:p>
            </table:table-cell>
            <table:table-cell office:value-type="float" office:value="22.9" table:formula="of:=[.L25]-[.L27]" table:style-name="ce149">
              <text:p>22.9</text:p>
            </table:table-cell>
            <table:table-cell office:value-type="float" office:value="5" table:formula="of:=[.M25]-[.M27]" table:style-name="ce149">
              <text:p>5.0</text:p>
            </table:table-cell>
            <table:table-cell office:value-type="float" office:value="3.6999999999999993" table:formula="of:=[.N25]-[.N27]" table:style-name="ce149">
              <text:p>3.7</text:p>
            </table:table-cell>
            <table:table-cell office:value-type="float" office:value="8.7999999999999989" table:formula="of:=[.O25]-[.O27]" table:style-name="ce149">
              <text:p>8.8</text:p>
            </table:table-cell>
            <table:table-cell office:value-type="float" office:value="31.800000000000004" table:formula="of:=[.P25]-[.P27]" table:style-name="ce149">
              <text:p>31.8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9" table:style-name="ce143">
            <text:p>9.0</text:p>
          </table:table-cell>
          <table:table-cell office:value-type="float" office:value="9.6" table:style-name="ce143">
            <text:p>9.6</text:p>
          </table:table-cell>
          <table:table-cell office:value-type="float" office:value="11.2" table:style-name="ce143">
            <text:p>11.2</text:p>
          </table:table-cell>
          <table:table-cell office:value-type="float" office:value="20.8" table:style-name="ce143">
            <text:p>20.8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8" table:style-name="ce143">
            <text:p>4.8</text:p>
          </table:table-cell>
          <table:table-cell office:value-type="float" office:value="5.2" table:style-name="ce143">
            <text:p>5.2</text:p>
          </table:table-cell>
          <table:table-cell office:value-type="float" office:value="26" table:style-name="ce143">
            <text:p>26.0</text:p>
          </table:table-cell>
          <table:table-cell office:value-type="float" office:value="35.1" table:style-name="ce143">
            <text:p>35.1</text:p>
          </table:table-cell>
          <table:table-cell office:value-type="float" office:value="10.4" table:style-name="ce143">
            <text:p>10.4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20.3" table:style-name="ce143">
            <text:p>20.3</text:p>
          </table:table-cell>
          <table:table-cell office:value-type="float" office:value="55.4" table:style-name="ce143">
            <text:p>55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000000000000002" table:style-name="ce143">
            <text:p>2.2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5.8" table:style-name="ce143">
            <text:p>15.8</text:p>
          </table:table-cell>
          <table:table-cell office:value-type="float" office:value="15.8" table:style-name="ce143">
            <text:p>15.8</text:p>
          </table:table-cell>
          <table:table-cell office:value-type="float" office:value="16.399999999999999" table:style-name="ce143">
            <text:p>16.4</text:p>
          </table:table-cell>
          <table:table-cell office:value-type="float" office:value="18.600000000000001" table:style-name="ce143">
            <text:p>18.6</text:p>
          </table:table-cell>
          <table:table-cell office:value-type="float" office:value="0.1" table:style-name="ce143">
            <text:p>0.1</text:p>
          </table:table-cell>
          <table:table-cell office:value-type="float" office:value="10" table:style-name="ce143">
            <text:p>10.0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28.8" table:style-name="ce143">
            <text:p>28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3" table:style-name="ce143">
            <text:p>22.3</text:p>
          </table:table-cell>
          <table:table-cell office:value-type="float" office:value="9.5" table:style-name="ce143">
            <text:p>9.5</text:p>
          </table:table-cell>
          <table:table-cell office:value-type="float" office:value="14.7" table:style-name="ce143">
            <text:p>14.7</text:p>
          </table:table-cell>
          <table:table-cell office:value-type="float" office:value="24.1" table:style-name="ce143">
            <text:p>24.1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9.1" table:style-name="ce143">
            <text:p>9.1</text:p>
          </table:table-cell>
          <table:table-cell office:value-type="float" office:value="9.6" table:style-name="ce143">
            <text:p>9.6</text:p>
          </table:table-cell>
          <table:table-cell office:value-type="float" office:value="33.700000000000003" table:style-name="ce143">
            <text:p>33.7</text:p>
          </table:table-cell>
          <table:table-cell office:value-type="float" office:value="56.1" table:style-name="ce143">
            <text:p>56.1</text:p>
          </table:table-cell>
          <table:table-cell office:value-type="float" office:value="11.2" table:style-name="ce143">
            <text:p>11.2</text:p>
          </table:table-cell>
          <table:table-cell office:value-type="float" office:value="15.5" table:style-name="ce143">
            <text:p>15.5</text:p>
          </table:table-cell>
          <table:table-cell office:value-type="float" office:value="26.8" table:style-name="ce143">
            <text:p>26.8</text:p>
          </table:table-cell>
          <table:table-cell office:value-type="float" office:value="82.8" table:style-name="ce143">
            <text:p>82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6999999999999993" table:style-name="ce143">
            <text:p>8.7</text:p>
          </table:table-cell>
          <table:table-cell office:value-type="float" office:value="6" table:style-name="ce143">
            <text:p>6.0</text:p>
          </table:table-cell>
          <table:table-cell office:value-type="float" office:value="10.9" table:style-name="ce143">
            <text:p>10.9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" table:style-name="ce143">
            <text:p>5.0</text:p>
          </table:table-cell>
          <table:table-cell office:value-type="float" office:value="21.9" table:style-name="ce143">
            <text:p>21.9</text:p>
          </table:table-cell>
          <table:table-cell office:value-type="float" office:value="30.6" table:style-name="ce143">
            <text:p>30.6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18.399999999999999" table:style-name="ce143">
            <text:p>18.4</text:p>
          </table:table-cell>
          <table:table-cell office:value-type="float" office:value="48.9" table:style-name="ce143">
            <text:p>48.9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91.3" table:style-name="ce143">
            <text:p>91.3</text:p>
          </table:table-cell>
          <table:table-cell office:value-type="float" office:value="43.2" table:style-name="ce143">
            <text:p>43.2</text:p>
          </table:table-cell>
          <table:table-cell office:value-type="float" office:value="70.099999999999994" table:style-name="ce143">
            <text:p>70.1</text:p>
          </table:table-cell>
          <table:table-cell office:value-type="float" office:value="113.3" table:style-name="ce143">
            <text:p>113.3</text:p>
          </table:table-cell>
          <table:table-cell office:value-type="float" office:value="0" table:style-name="ce143">
            <text:p>0.0</text:p>
          </table:table-cell>
          <table:table-cell office:value-type="float" office:value="4" table:style-name="ce143">
            <text:p>4.0</text:p>
          </table:table-cell>
          <table:table-cell office:value-type="float" office:value="65.5" table:style-name="ce143">
            <text:p>65.5</text:p>
          </table:table-cell>
          <table:table-cell office:value-type="float" office:value="69.5" table:style-name="ce143">
            <text:p>69.5</text:p>
          </table:table-cell>
          <table:table-cell office:value-type="float" office:value="182.8" table:style-name="ce143">
            <text:p>182.8</text:p>
          </table:table-cell>
          <table:table-cell office:value-type="float" office:value="274.10000000000002" table:style-name="ce143">
            <text:p>274.1</text:p>
          </table:table-cell>
          <table:table-cell office:value-type="float" office:value="54.9" table:style-name="ce143">
            <text:p>54.9</text:p>
          </table:table-cell>
          <table:table-cell office:value-type="float" office:value="89.3" table:style-name="ce143">
            <text:p>89.3</text:p>
          </table:table-cell>
          <table:table-cell office:value-type="float" office:value="144.19999999999999" table:style-name="ce143">
            <text:p>144.2</text:p>
          </table:table-cell>
          <table:table-cell office:value-type="float" office:value="418.3" table:style-name="ce143">
            <text:p>418.3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4" table:style-name="ce143">
            <text:p>3.4</text:p>
          </table:table-cell>
          <table:table-cell office:value-type="float" office:value="6.2" table:style-name="ce143">
            <text:p>6.2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10.8" table:style-name="ce143">
            <text:p>10.8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7" table:style-name="ce143">
            <text:p>2.7</text:p>
          </table:table-cell>
          <table:table-cell office:value-type="float" office:value="3.2" table:style-name="ce143">
            <text:p>3.2</text:p>
          </table:table-cell>
          <table:table-cell office:value-type="float" office:value="14.1" table:style-name="ce143">
            <text:p>14.1</text:p>
          </table:table-cell>
          <table:table-cell office:value-type="float" office:value="17.5" table:style-name="ce143">
            <text:p>17.5</text:p>
          </table:table-cell>
          <table:table-cell office:value-type="float" office:value="4.8" table:style-name="ce143">
            <text:p>4.8</text:p>
          </table:table-cell>
          <table:table-cell office:value-type="float" office:value="4.8" table:style-name="ce143">
            <text:p>4.8</text:p>
          </table:table-cell>
          <table:table-cell office:value-type="float" office:value="9.5" table:style-name="ce143">
            <text:p>9.5</text:p>
          </table:table-cell>
          <table:table-cell office:value-type="float" office:value="27" table:style-name="ce143">
            <text:p>27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7.3" table:style-name="ce143">
            <text:p>7.3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7.7" table:style-name="ce143">
            <text:p>7.7</text:p>
          </table:table-cell>
          <table:table-cell office:value-type="float" office:value="16.399999999999999" table:style-name="ce143">
            <text:p>16.4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3" table:style-name="ce143">
            <text:p>5.3</text:p>
          </table:table-cell>
          <table:table-cell office:value-type="float" office:value="21.7" table:style-name="ce143">
            <text:p>21.7</text:p>
          </table:table-cell>
          <table:table-cell office:value-type="float" office:value="29" table:style-name="ce143">
            <text:p>29.0</text:p>
          </table:table-cell>
          <table:table-cell office:value-type="float" office:value="6.7" table:style-name="ce143">
            <text:p>6.7</text:p>
          </table:table-cell>
          <table:table-cell office:value-type="float" office:value="7.8" table:style-name="ce143">
            <text:p>7.8</text:p>
          </table:table-cell>
          <table:table-cell office:value-type="float" office:value="14.5" table:style-name="ce143">
            <text:p>14.5</text:p>
          </table:table-cell>
          <table:table-cell office:value-type="float" office:value="43.5" table:style-name="ce143">
            <text:p>43.5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101.9" table:style-name="ce174">
            <text:p>101.9</text:p>
          </table:table-cell>
          <table:table-cell office:value-type="float" office:value="58.2" table:style-name="ce174">
            <text:p>58.2</text:p>
          </table:table-cell>
          <table:table-cell office:value-type="float" office:value="82.3" table:style-name="ce174">
            <text:p>82.3</text:p>
          </table:table-cell>
          <table:table-cell office:value-type="float" office:value="140.5" table:style-name="ce174">
            <text:p>140.5</text:p>
          </table:table-cell>
          <table:table-cell office:value-type="float" office:value="0" table:style-name="ce174">
            <text:p>0.0</text:p>
          </table:table-cell>
          <table:table-cell office:value-type="float" office:value="5.4" table:style-name="ce174">
            <text:p>5.4</text:p>
          </table:table-cell>
          <table:table-cell office:value-type="float" office:value="72.7" table:style-name="ce174">
            <text:p>72.7</text:p>
          </table:table-cell>
          <table:table-cell office:value-type="float" office:value="78.099999999999994" table:style-name="ce174">
            <text:p>78.1</text:p>
          </table:table-cell>
          <table:table-cell office:value-type="float" office:value="218.6" table:style-name="ce174">
            <text:p>218.6</text:p>
          </table:table-cell>
          <table:table-cell office:value-type="float" office:value="320.5" table:style-name="ce174">
            <text:p>320.5</text:p>
          </table:table-cell>
          <table:table-cell office:value-type="float" office:value="66.400000000000006" table:style-name="ce174">
            <text:p>66.4</text:p>
          </table:table-cell>
          <table:table-cell office:value-type="float" office:value="101.9" table:style-name="ce174">
            <text:p>101.9</text:p>
          </table:table-cell>
          <table:table-cell office:value-type="float" office:value="168.3" table:style-name="ce174">
            <text:p>168.3</text:p>
          </table:table-cell>
          <table:table-cell office:value-type="float" office:value="488.8" table:style-name="ce174">
            <text:p>488.8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13).$A$1:TRA0203_(2013).$P$43" table:base-cell-address="TRA0203_(2013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12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12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2" table:style-name="ce143">
            <text:p>1.2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office:value-type="float" office:value="6.3" table:style-name="ce143">
            <text:p>6.3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2.9" table:style-name="ce143">
            <text:p>2.9</text:p>
          </table:table-cell>
          <table:table-cell office:value-type="float" office:value="3.9" table:style-name="ce143">
            <text:p>3.9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1.4" table:style-name="ce143">
            <text:p>11.4</text:p>
          </table:table-cell>
          <table:table-cell office:value-type="float" office:value="1.6" table:style-name="ce143">
            <text:p>1.6</text:p>
          </table:table-cell>
          <table:table-cell office:value-type="float" office:value="5.4" table:style-name="ce143">
            <text:p>5.4</text:p>
          </table:table-cell>
          <table:table-cell office:value-type="float" office:value="7" table:style-name="ce143">
            <text:p>7.0</text:p>
          </table:table-cell>
          <table:table-cell office:value-type="float" office:value="18.3" table:style-name="ce143">
            <text:p>18.3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7.1" table:style-name="ce149">
              <text:p>7.1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1" table:formula="of:=[.C10]-[.C12]" table:style-name="ce149">
              <text:p>1.0</text:p>
            </table:table-cell>
            <table:table-cell office:value-type="float" office:value="2" table:formula="of:=[.D10]-[.D12]" table:style-name="ce149">
              <text:p>2.0</text:p>
            </table:table-cell>
            <table:table-cell office:value-type="float" office:value="2.9" table:formula="of:=[.E10]-[.E12]" table:style-name="ce149">
              <text:p>2.9</text:p>
            </table:table-cell>
            <table:table-cell office:value-type="float" office:value="4.9000000000000004" table:formula="of:=[.F10]-[.F12]" table:style-name="ce149">
              <text:p>4.9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5" table:formula="of:=[.H10]-[.H12]" table:style-name="ce149">
              <text:p>0.5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999999999999997" table:formula="of:=[.J10]-[.J12]" table:style-name="ce149">
              <text:p>1.7</text:p>
            </table:table-cell>
            <table:table-cell office:value-type="float" office:value="6.4999999999999991" table:formula="of:=[.K10]-[.K12]" table:style-name="ce149">
              <text:p>6.5</text:p>
            </table:table-cell>
            <table:table-cell office:value-type="float" office:value="7.5" table:formula="of:=[.L10]-[.L12]" table:style-name="ce149">
              <text:p>7.5</text:p>
            </table:table-cell>
            <table:table-cell office:value-type="float" office:value="1.3" table:formula="of:=[.M10]-[.M12]" table:style-name="ce149">
              <text:p>1.3</text:p>
            </table:table-cell>
            <table:table-cell office:value-type="float" office:value="2.5000000000000004" table:formula="of:=[.N10]-[.N12]" table:style-name="ce149">
              <text:p>2.5</text:p>
            </table:table-cell>
            <table:table-cell office:value-type="float" office:value="3.8" table:formula="of:=[.O10]-[.O12]" table:style-name="ce149">
              <text:p>3.8</text:p>
            </table:table-cell>
            <table:table-cell office:value-type="float" office:value="11.200000000000001" table:formula="of:=[.P10]-[.P12]" table:style-name="ce149">
              <text:p>11.2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7.899999999999999" table:style-name="ce143">
            <text:p>17.9</text:p>
          </table:table-cell>
          <table:table-cell office:value-type="float" office:value="1.9" table:style-name="ce143">
            <text:p>1.9</text:p>
          </table:table-cell>
          <table:table-cell office:value-type="float" office:value="6.8" table:style-name="ce143">
            <text:p>6.8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3" table:style-name="ce143">
            <text:p>10.3</text:p>
          </table:table-cell>
          <table:table-cell office:value-type="float" office:value="10.6" table:style-name="ce143">
            <text:p>10.6</text:p>
          </table:table-cell>
          <table:table-cell office:value-type="float" office:value="19.3" table:style-name="ce143">
            <text:p>19.3</text:p>
          </table:table-cell>
          <table:table-cell office:value-type="float" office:value="37.200000000000003" table:style-name="ce143">
            <text:p>37.2</text:p>
          </table:table-cell>
          <table:table-cell office:value-type="float" office:value="4.3" table:style-name="ce143">
            <text:p>4.3</text:p>
          </table:table-cell>
          <table:table-cell office:value-type="float" office:value="12.7" table:style-name="ce143">
            <text:p>12.7</text:p>
          </table:table-cell>
          <table:table-cell office:value-type="float" office:value="17" table:style-name="ce143">
            <text:p>17.0</text:p>
          </table:table-cell>
          <table:table-cell office:value-type="float" office:value="54.2" table:style-name="ce143">
            <text:p>54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.1" table:style-name="ce149">
              <text:p>6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7" table:style-name="ce149">
              <text:p>4.7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.5" table:style-name="ce149">
              <text:p>5.5</text:p>
            </table:table-cell>
            <table:table-cell office:value-type="float" office:value="11.6" table:style-name="ce149">
              <text:p>11.6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6" table:style-name="ce149">
              <text:p>6.0</text:p>
            </table:table-cell>
            <table:table-cell office:value-type="float" office:value="17.600000000000001" table:style-name="ce149">
              <text:p>17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5" table:style-name="ce149">
              <text:p>1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7.6" table:style-name="ce149">
              <text:p>7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0.299999999999999" table:formula="of:=[.C14]-[.C16]-[.C17]" table:style-name="ce149">
              <text:p>10.3</text:p>
            </table:table-cell>
            <table:table-cell office:value-type="float" office:value="1.9" table:formula="of:=[.D14]-[.D16]-[.D17]" table:style-name="ce149">
              <text:p>1.9</text:p>
            </table:table-cell>
            <table:table-cell office:value-type="float" office:value="5.3" table:formula="of:=[.E14]-[.E16]-[.E17]" table:style-name="ce149">
              <text:p>5.3</text:p>
            </table:table-cell>
            <table:table-cell office:value-type="float" office:value="7.1999999999999993" table:formula="of:=[.F14]-[.F16]-[.F17]" table:style-name="ce149">
              <text:p>7.2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9.9999999999999978E-2" table:formula="of:=[.H14]-[.H16]-[.H17]" table:style-name="ce149">
              <text:p>0.1</text:p>
            </table:table-cell>
            <table:table-cell office:value-type="float" office:value="3.5000000000000004" table:formula="of:=[.I14]-[.I16]-[.I17]" table:style-name="ce149">
              <text:p>3.5</text:p>
            </table:table-cell>
            <table:table-cell office:value-type="float" office:value="3.5999999999999996" table:formula="of:=[.J14]-[.J16]-[.J17]" table:style-name="ce149">
              <text:p>3.6</text:p>
            </table:table-cell>
            <table:table-cell office:value-type="float" office:value="10.8" table:formula="of:=[.K14]-[.K16]-[.K17]" table:style-name="ce149">
              <text:p>10.8</text:p>
            </table:table-cell>
            <table:table-cell office:value-type="float" office:value="21.1" table:formula="of:=[.L14]-[.L16]-[.L17]" table:style-name="ce149">
              <text:p>21.1</text:p>
            </table:table-cell>
            <table:table-cell office:value-type="float" office:value="3.6999999999999997" table:formula="of:=[.M14]-[.M16]-[.M17]" table:style-name="ce149">
              <text:p>3.7</text:p>
            </table:table-cell>
            <table:table-cell office:value-type="float" office:value="4.1999999999999993" table:formula="of:=[.N14]-[.N16]-[.N17]" table:style-name="ce149">
              <text:p>4.2</text:p>
            </table:table-cell>
            <table:table-cell office:value-type="float" office:value="7.9" table:formula="of:=[.O14]-[.O16]-[.O17]" table:style-name="ce149">
              <text:p>7.9</text:p>
            </table:table-cell>
            <table:table-cell office:value-type="float" office:value="29" table:formula="of:=[.P14]-[.P16]-[.P17]" table:style-name="ce149">
              <text:p>29.0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4" table:style-name="ce143">
            <text:p>9.4</text:p>
          </table:table-cell>
          <table:table-cell office:value-type="float" office:value="3.2" table:style-name="ce143">
            <text:p>3.2</text:p>
          </table:table-cell>
          <table:table-cell office:value-type="float" office:value="6.8" table:style-name="ce143">
            <text:p>6.8</text:p>
          </table:table-cell>
          <table:table-cell office:value-type="float" office:value="10" table:style-name="ce143">
            <text:p>10.0</text:p>
          </table:table-cell>
          <table:table-cell office:value-type="float" office:value="0" table:style-name="ce143">
            <text:p>0.0</text:p>
          </table:table-cell>
          <table:table-cell office:value-type="float" office:value="0.2" table:style-name="ce143">
            <text:p>0.2</text:p>
          </table:table-cell>
          <table:table-cell office:value-type="float" office:value="6.9" table:style-name="ce143">
            <text:p>6.9</text:p>
          </table:table-cell>
          <table:table-cell office:value-type="float" office:value="7.1" table:style-name="ce143">
            <text:p>7.1</text:p>
          </table:table-cell>
          <table:table-cell office:value-type="float" office:value="17.100000000000001" table:style-name="ce143">
            <text:p>17.1</text:p>
          </table:table-cell>
          <table:table-cell office:value-type="float" office:value="26.5" table:style-name="ce143">
            <text:p>26.5</text:p>
          </table:table-cell>
          <table:table-cell office:value-type="float" office:value="5.3" table:style-name="ce143">
            <text:p>5.3</text:p>
          </table:table-cell>
          <table:table-cell office:value-type="float" office:value="8.9" table:style-name="ce143">
            <text:p>8.9</text:p>
          </table:table-cell>
          <table:table-cell office:value-type="float" office:value="14.2" table:style-name="ce143">
            <text:p>14.2</text:p>
          </table:table-cell>
          <table:table-cell office:value-type="float" office:value="40.6" table:style-name="ce143">
            <text:p>40.6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6.4" table:style-name="ce149">
              <text:p>6.4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6" table:style-name="ce149">
              <text:p>2.6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9.6999999999999993" table:style-name="ce149">
              <text:p>9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3" table:style-name="ce149">
              <text:p>4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9.9" table:style-name="ce149">
              <text:p>9.9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5.2" table:style-name="ce149">
              <text:p>5.2</text:p>
            </table:table-cell>
            <table:table-cell office:value-type="float" office:value="15.1" table:style-name="ce149">
              <text:p>15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2.0000000000000009" table:formula="of:=[.C19]-[.C21]-[.C22]" table:style-name="ce149">
              <text:p>2.0</text:p>
            </table:table-cell>
            <table:table-cell office:value-type="float" office:value="2.5" table:formula="of:=[.D19]-[.D21]-[.D22]" table:style-name="ce149">
              <text:p>2.5</text:p>
            </table:table-cell>
            <table:table-cell office:value-type="float" office:value="4.4000000000000004" table:formula="of:=[.E19]-[.E21]-[.E22]" table:style-name="ce149">
              <text:p>4.4</text:p>
            </table:table-cell>
            <table:table-cell office:value-type="float" office:value="6.7999999999999989" table:formula="of:=[.F19]-[.F21]-[.F22]" table:style-name="ce149">
              <text:p>6.8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2" table:formula="of:=[.H19]-[.H21]-[.H22]" table:style-name="ce149">
              <text:p>0.2</text:p>
            </table:table-cell>
            <table:table-cell office:value-type="float" office:value="1.1000000000000005" table:formula="of:=[.I19]-[.I21]-[.I22]" table:style-name="ce149">
              <text:p>1.1</text:p>
            </table:table-cell>
            <table:table-cell office:value-type="float" office:value="1.2999999999999998" table:formula="of:=[.J19]-[.J21]-[.J22]" table:style-name="ce149">
              <text:p>1.3</text:p>
            </table:table-cell>
            <table:table-cell office:value-type="float" office:value="8.1000000000000014" table:formula="of:=[.K19]-[.K21]-[.K22]" table:style-name="ce149">
              <text:p>8.1</text:p>
            </table:table-cell>
            <table:table-cell office:value-type="float" office:value="10.200000000000001" table:formula="of:=[.L19]-[.L21]-[.L22]" table:style-name="ce149">
              <text:p>10.2</text:p>
            </table:table-cell>
            <table:table-cell office:value-type="float" office:value="3.5" table:formula="of:=[.M19]-[.M21]-[.M22]" table:style-name="ce149">
              <text:p>3.5</text:p>
            </table:table-cell>
            <table:table-cell office:value-type="float" office:value="2.1000000000000005" table:formula="of:=[.N19]-[.N21]-[.N22]" table:style-name="ce149">
              <text:p>2.1</text:p>
            </table:table-cell>
            <table:table-cell office:value-type="float" office:value="5.5999999999999988" table:formula="of:=[.O19]-[.O21]-[.O22]" table:style-name="ce149">
              <text:p>5.6</text:p>
            </table:table-cell>
            <table:table-cell office:value-type="float" office:value="15.800000000000002" table:formula="of:=[.P19]-[.P21]-[.P22]" table:style-name="ce149">
              <text:p>15.8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7" table:style-name="ce143">
            <text:p>6.7</text:p>
          </table:table-cell>
          <table:table-cell office:value-type="float" office:value="6.9" table:style-name="ce143">
            <text:p>6.9</text:p>
          </table:table-cell>
          <table:table-cell office:value-type="float" office:value="9" table:style-name="ce143">
            <text:p>9.0</text:p>
          </table:table-cell>
          <table:table-cell office:value-type="float" office:value="15.9" table:style-name="ce143">
            <text:p>15.9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2" table:style-name="ce143">
            <text:p>4.2</text:p>
          </table:table-cell>
          <table:table-cell office:value-type="float" office:value="4.7" table:style-name="ce143">
            <text:p>4.7</text:p>
          </table:table-cell>
          <table:table-cell office:value-type="float" office:value="20.6" table:style-name="ce143">
            <text:p>20.6</text:p>
          </table:table-cell>
          <table:table-cell office:value-type="float" office:value="27.3" table:style-name="ce143">
            <text:p>27.3</text:p>
          </table:table-cell>
          <table:table-cell office:value-type="float" office:value="6.5" table:style-name="ce143">
            <text:p>6.5</text:p>
          </table:table-cell>
          <table:table-cell office:value-type="float" office:value="7" table:style-name="ce143">
            <text:p>7.0</text:p>
          </table:table-cell>
          <table:table-cell office:value-type="float" office:value="13.5" table:style-name="ce143">
            <text:p>13.5</text:p>
          </table:table-cell>
          <table:table-cell office:value-type="float" office:value="40.799999999999997" table:style-name="ce143">
            <text:p>40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2.7" table:style-name="ce143">
            <text:p>12.7</text:p>
          </table:table-cell>
          <table:table-cell office:value-type="float" office:value="3.6" table:style-name="ce143">
            <text:p>3.6</text:p>
          </table:table-cell>
          <table:table-cell office:value-type="float" office:value="6.7" table:style-name="ce143">
            <text:p>6.7</text:p>
          </table:table-cell>
          <table:table-cell office:value-type="float" office:value="10.3" table:style-name="ce143">
            <text:p>10.3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7.1" table:style-name="ce143">
            <text:p>7.1</text:p>
          </table:table-cell>
          <table:table-cell office:value-type="float" office:value="7.8" table:style-name="ce143">
            <text:p>7.8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30.8" table:style-name="ce143">
            <text:p>30.8</text:p>
          </table:table-cell>
          <table:table-cell office:value-type="float" office:value="5.2" table:style-name="ce143">
            <text:p>5.2</text:p>
          </table:table-cell>
          <table:table-cell office:value-type="float" office:value="11.8" table:style-name="ce143">
            <text:p>11.8</text:p>
          </table:table-cell>
          <table:table-cell office:value-type="float" office:value="17" table:style-name="ce143">
            <text:p>17.0</text:p>
          </table:table-cell>
          <table:table-cell office:value-type="float" office:value="47.7" table:style-name="ce143">
            <text:p>47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" table:style-name="ce149">
              <text:p>8.0</text:p>
            </table:table-cell>
            <table:table-cell office:value-type="float" office:value="8.1999999999999993" table:style-name="ce149">
              <text:p>8.2</text:p>
            </table:table-cell>
            <table:table-cell office:value-type="float" office:value="16.100000000000001" table:style-name="ce149">
              <text:p>16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.6" table:formula="of:=[.C25]-[.C27]" table:style-name="ce149">
              <text:p>9.6</text:p>
            </table:table-cell>
            <table:table-cell office:value-type="float" office:value="3.5" table:formula="of:=[.D25]-[.D27]" table:style-name="ce149">
              <text:p>3.5</text:p>
            </table:table-cell>
            <table:table-cell office:value-type="float" office:value="6.3" table:formula="of:=[.E25]-[.E27]" table:style-name="ce149">
              <text:p>6.3</text:p>
            </table:table-cell>
            <table:table-cell office:value-type="float" office:value="9.8000000000000007" table:formula="of:=[.F25]-[.F27]" table:style-name="ce149">
              <text:p>9.8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6" table:formula="of:=[.H25]-[.H27]" table:style-name="ce149">
              <text:p>0.6</text:p>
            </table:table-cell>
            <table:table-cell office:value-type="float" office:value="2.6999999999999993" table:formula="of:=[.I25]-[.I27]" table:style-name="ce149">
              <text:p>2.7</text:p>
            </table:table-cell>
            <table:table-cell office:value-type="float" office:value="3.3999999999999995" table:formula="of:=[.J25]-[.J27]" table:style-name="ce149">
              <text:p>3.4</text:p>
            </table:table-cell>
            <table:table-cell office:value-type="float" office:value="13.3" table:formula="of:=[.K25]-[.K27]" table:style-name="ce149">
              <text:p>13.3</text:p>
            </table:table-cell>
            <table:table-cell office:value-type="float" office:value="22.9" table:formula="of:=[.L25]-[.L27]" table:style-name="ce149">
              <text:p>22.9</text:p>
            </table:table-cell>
            <table:table-cell office:value-type="float" office:value="4.9000000000000004" table:formula="of:=[.M25]-[.M27]" table:style-name="ce149">
              <text:p>4.9</text:p>
            </table:table-cell>
            <table:table-cell office:value-type="float" office:value="3.8000000000000007" table:formula="of:=[.N25]-[.N27]" table:style-name="ce149">
              <text:p>3.8</text:p>
            </table:table-cell>
            <table:table-cell office:value-type="float" office:value="8.8000000000000007" table:formula="of:=[.O25]-[.O27]" table:style-name="ce149">
              <text:p>8.8</text:p>
            </table:table-cell>
            <table:table-cell office:value-type="float" office:value="31.6" table:formula="of:=[.P25]-[.P27]" table:style-name="ce149">
              <text:p>31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8000000000000007" table:style-name="ce143">
            <text:p>8.8</text:p>
          </table:table-cell>
          <table:table-cell office:value-type="float" office:value="9.5" table:style-name="ce143">
            <text:p>9.5</text:p>
          </table:table-cell>
          <table:table-cell office:value-type="float" office:value="11.2" table:style-name="ce143">
            <text:p>11.2</text:p>
          </table:table-cell>
          <table:table-cell office:value-type="float" office:value="20.7" table:style-name="ce143">
            <text:p>20.7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8" table:style-name="ce143">
            <text:p>4.8</text:p>
          </table:table-cell>
          <table:table-cell office:value-type="float" office:value="5.2" table:style-name="ce143">
            <text:p>5.2</text:p>
          </table:table-cell>
          <table:table-cell office:value-type="float" office:value="25.8" table:style-name="ce143">
            <text:p>25.8</text:p>
          </table:table-cell>
          <table:table-cell office:value-type="float" office:value="34.6" table:style-name="ce143">
            <text:p>34.6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0" table:style-name="ce143">
            <text:p>10.0</text:p>
          </table:table-cell>
          <table:table-cell office:value-type="float" office:value="20.2" table:style-name="ce143">
            <text:p>20.2</text:p>
          </table:table-cell>
          <table:table-cell office:value-type="float" office:value="54.8" table:style-name="ce143">
            <text:p>54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000000000000002" table:style-name="ce143">
            <text:p>2.2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5.7" table:style-name="ce143">
            <text:p>15.7</text:p>
          </table:table-cell>
          <table:table-cell office:value-type="float" office:value="15.7" table:style-name="ce143">
            <text:p>15.7</text:p>
          </table:table-cell>
          <table:table-cell office:value-type="float" office:value="16.3" table:style-name="ce143">
            <text:p>16.3</text:p>
          </table:table-cell>
          <table:table-cell office:value-type="float" office:value="18.5" table:style-name="ce143">
            <text:p>18.5</text:p>
          </table:table-cell>
          <table:table-cell office:value-type="float" office:value="0.1" table:style-name="ce143">
            <text:p>0.1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0.4" table:style-name="ce143">
            <text:p>10.4</text:p>
          </table:table-cell>
          <table:table-cell office:value-type="float" office:value="28.9" table:style-name="ce143">
            <text:p>28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4" table:style-name="ce143">
            <text:p>22.4</text:p>
          </table:table-cell>
          <table:table-cell office:value-type="float" office:value="9.5" table:style-name="ce143">
            <text:p>9.5</text:p>
          </table:table-cell>
          <table:table-cell office:value-type="float" office:value="14.8" table:style-name="ce143">
            <text:p>14.8</text:p>
          </table:table-cell>
          <table:table-cell office:value-type="float" office:value="24.2" table:style-name="ce143">
            <text:p>24.2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9.1" table:style-name="ce143">
            <text:p>9.1</text:p>
          </table:table-cell>
          <table:table-cell office:value-type="float" office:value="9.6" table:style-name="ce143">
            <text:p>9.6</text:p>
          </table:table-cell>
          <table:table-cell office:value-type="float" office:value="33.799999999999997" table:style-name="ce143">
            <text:p>33.8</text:p>
          </table:table-cell>
          <table:table-cell office:value-type="float" office:value="56.3" table:style-name="ce143">
            <text:p>56.3</text:p>
          </table:table-cell>
          <table:table-cell office:value-type="float" office:value="10.9" table:style-name="ce143">
            <text:p>10.9</text:p>
          </table:table-cell>
          <table:table-cell office:value-type="float" office:value="15.8" table:style-name="ce143">
            <text:p>15.8</text:p>
          </table:table-cell>
          <table:table-cell office:value-type="float" office:value="26.7" table:style-name="ce143">
            <text:p>26.7</text:p>
          </table:table-cell>
          <table:table-cell office:value-type="float" office:value="83" table:style-name="ce143">
            <text:p>83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6" table:style-name="ce143">
            <text:p>8.6</text:p>
          </table:table-cell>
          <table:table-cell office:value-type="float" office:value="6" table:style-name="ce143">
            <text:p>6.0</text:p>
          </table:table-cell>
          <table:table-cell office:value-type="float" office:value="10.9" table:style-name="ce143">
            <text:p>10.9</text:p>
          </table:table-cell>
          <table:table-cell office:value-type="float" office:value="16.8" table:style-name="ce143">
            <text:p>16.8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21.8" table:style-name="ce143">
            <text:p>21.8</text:p>
          </table:table-cell>
          <table:table-cell office:value-type="float" office:value="30.3" table:style-name="ce143">
            <text:p>30.3</text:p>
          </table:table-cell>
          <table:table-cell office:value-type="float" office:value="9.4" table:style-name="ce143">
            <text:p>9.4</text:p>
          </table:table-cell>
          <table:table-cell office:value-type="float" office:value="8.9" table:style-name="ce143">
            <text:p>8.9</text:p>
          </table:table-cell>
          <table:table-cell office:value-type="float" office:value="18.3" table:style-name="ce143">
            <text:p>18.3</text:p>
          </table:table-cell>
          <table:table-cell office:value-type="float" office:value="48.6" table:style-name="ce143">
            <text:p>48.6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90" table:style-name="ce143">
            <text:p>90.0</text:p>
          </table:table-cell>
          <table:table-cell office:value-type="float" office:value="43.4" table:style-name="ce143">
            <text:p>43.4</text:p>
          </table:table-cell>
          <table:table-cell office:value-type="float" office:value="70" table:style-name="ce143">
            <text:p>70.0</text:p>
          </table:table-cell>
          <table:table-cell office:value-type="float" office:value="113.4" table:style-name="ce143">
            <text:p>113.4</text:p>
          </table:table-cell>
          <table:table-cell office:value-type="float" office:value="0" table:style-name="ce143">
            <text:p>0.0</text:p>
          </table:table-cell>
          <table:table-cell office:value-type="float" office:value="3.9" table:style-name="ce143">
            <text:p>3.9</text:p>
          </table:table-cell>
          <table:table-cell office:value-type="float" office:value="65.599999999999994" table:style-name="ce143">
            <text:p>65.6</text:p>
          </table:table-cell>
          <table:table-cell office:value-type="float" office:value="69.5" table:style-name="ce143">
            <text:p>69.5</text:p>
          </table:table-cell>
          <table:table-cell office:value-type="float" office:value="182.9" table:style-name="ce143">
            <text:p>182.9</text:p>
          </table:table-cell>
          <table:table-cell office:value-type="float" office:value="272.89999999999998" table:style-name="ce143">
            <text:p>272.9</text:p>
          </table:table-cell>
          <table:table-cell office:value-type="float" office:value="53.5" table:style-name="ce143">
            <text:p>53.5</text:p>
          </table:table-cell>
          <table:table-cell office:value-type="float" office:value="90.7" table:style-name="ce143">
            <text:p>90.7</text:p>
          </table:table-cell>
          <table:table-cell office:value-type="float" office:value="144.19999999999999" table:style-name="ce143">
            <text:p>144.2</text:p>
          </table:table-cell>
          <table:table-cell office:value-type="float" office:value="417.1" table:style-name="ce143">
            <text:p>417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3" table:style-name="ce143">
            <text:p>3.3</text:p>
          </table:table-cell>
          <table:table-cell office:value-type="float" office:value="6" table:style-name="ce143">
            <text:p>6.0</text:p>
          </table:table-cell>
          <table:table-cell office:value-type="float" office:value="4.7" table:style-name="ce143">
            <text:p>4.7</text:p>
          </table:table-cell>
          <table:table-cell office:value-type="float" office:value="10.7" table:style-name="ce143">
            <text:p>10.7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8" table:style-name="ce143">
            <text:p>2.8</text:p>
          </table:table-cell>
          <table:table-cell office:value-type="float" office:value="3.2" table:style-name="ce143">
            <text:p>3.2</text:p>
          </table:table-cell>
          <table:table-cell office:value-type="float" office:value="13.9" table:style-name="ce143">
            <text:p>13.9</text:p>
          </table:table-cell>
          <table:table-cell office:value-type="float" office:value="17.3" table:style-name="ce143">
            <text:p>17.3</text:p>
          </table:table-cell>
          <table:table-cell office:value-type="float" office:value="4.7" table:style-name="ce143">
            <text:p>4.7</text:p>
          </table:table-cell>
          <table:table-cell office:value-type="float" office:value="4.8" table:style-name="ce143">
            <text:p>4.8</text:p>
          </table:table-cell>
          <table:table-cell office:value-type="float" office:value="9.5" table:style-name="ce143">
            <text:p>9.5</text:p>
          </table:table-cell>
          <table:table-cell office:value-type="float" office:value="26.8" table:style-name="ce143">
            <text:p>26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7.1" table:style-name="ce143">
            <text:p>7.1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7.6" table:style-name="ce143">
            <text:p>7.6</text:p>
          </table:table-cell>
          <table:table-cell office:value-type="float" office:value="16.3" table:style-name="ce143">
            <text:p>16.3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3" table:style-name="ce143">
            <text:p>5.3</text:p>
          </table:table-cell>
          <table:table-cell office:value-type="float" office:value="21.7" table:style-name="ce143">
            <text:p>21.7</text:p>
          </table:table-cell>
          <table:table-cell office:value-type="float" office:value="28.8" table:style-name="ce143">
            <text:p>28.8</text:p>
          </table:table-cell>
          <table:table-cell office:value-type="float" office:value="6.5" table:style-name="ce143">
            <text:p>6.5</text:p>
          </table:table-cell>
          <table:table-cell office:value-type="float" office:value="7.9" table:style-name="ce143">
            <text:p>7.9</text:p>
          </table:table-cell>
          <table:table-cell office:value-type="float" office:value="14.4" table:style-name="ce143">
            <text:p>14.4</text:p>
          </table:table-cell>
          <table:table-cell office:value-type="float" office:value="43.2" table:style-name="ce143">
            <text:p>43.2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100.4" table:style-name="ce174">
            <text:p>100.4</text:p>
          </table:table-cell>
          <table:table-cell office:value-type="float" office:value="58" table:style-name="ce174">
            <text:p>58.0</text:p>
          </table:table-cell>
          <table:table-cell office:value-type="float" office:value="82.4" table:style-name="ce174">
            <text:p>82.4</text:p>
          </table:table-cell>
          <table:table-cell office:value-type="float" office:value="140.4" table:style-name="ce174">
            <text:p>140.4</text:p>
          </table:table-cell>
          <table:table-cell office:value-type="float" office:value="0" table:style-name="ce174">
            <text:p>0.0</text:p>
          </table:table-cell>
          <table:table-cell office:value-type="float" office:value="5.4" table:style-name="ce174">
            <text:p>5.4</text:p>
          </table:table-cell>
          <table:table-cell office:value-type="float" office:value="72.7" table:style-name="ce174">
            <text:p>72.7</text:p>
          </table:table-cell>
          <table:table-cell office:value-type="float" office:value="78.099999999999994" table:style-name="ce174">
            <text:p>78.1</text:p>
          </table:table-cell>
          <table:table-cell office:value-type="float" office:value="218.5" table:style-name="ce174">
            <text:p>218.5</text:p>
          </table:table-cell>
          <table:table-cell office:value-type="float" office:value="319" table:style-name="ce174">
            <text:p>319.0</text:p>
          </table:table-cell>
          <table:table-cell office:value-type="float" office:value="64.599999999999994" table:style-name="ce174">
            <text:p>64.6</text:p>
          </table:table-cell>
          <table:table-cell office:value-type="float" office:value="103.5" table:style-name="ce174">
            <text:p>103.5</text:p>
          </table:table-cell>
          <table:table-cell office:value-type="float" office:value="168.1" table:style-name="ce174">
            <text:p>168.1</text:p>
          </table:table-cell>
          <table:table-cell office:value-type="float" office:value="487.1" table:style-name="ce174">
            <text:p>487.1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12).$A$1:TRA0203_(2012).$P$43" table:base-cell-address="TRA0203_(2012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11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11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1000000000000001" table:style-name="ce143">
            <text:p>1.1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office:value-type="float" office:value="6.3" table:style-name="ce143">
            <text:p>6.3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2.9" table:style-name="ce143">
            <text:p>2.9</text:p>
          </table:table-cell>
          <table:table-cell office:value-type="float" office:value="3.9" table:style-name="ce143">
            <text:p>3.9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1.3" table:style-name="ce143">
            <text:p>11.3</text:p>
          </table:table-cell>
          <table:table-cell office:value-type="float" office:value="1.6" table:style-name="ce143">
            <text:p>1.6</text:p>
          </table:table-cell>
          <table:table-cell office:value-type="float" office:value="5.4" table:style-name="ce143">
            <text:p>5.4</text:p>
          </table:table-cell>
          <table:table-cell office:value-type="float" office:value="7" table:style-name="ce143">
            <text:p>7.0</text:p>
          </table:table-cell>
          <table:table-cell office:value-type="float" office:value="18.3" table:style-name="ce143">
            <text:p>18.3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7.1" table:style-name="ce149">
              <text:p>7.1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90000000000000013" table:formula="of:=[.C10]-[.C12]" table:style-name="ce149">
              <text:p>0.9</text:p>
            </table:table-cell>
            <table:table-cell office:value-type="float" office:value="2" table:formula="of:=[.D10]-[.D12]" table:style-name="ce149">
              <text:p>2.0</text:p>
            </table:table-cell>
            <table:table-cell office:value-type="float" office:value="2.9" table:formula="of:=[.E10]-[.E12]" table:style-name="ce149">
              <text:p>2.9</text:p>
            </table:table-cell>
            <table:table-cell office:value-type="float" office:value="4.9000000000000004" table:formula="of:=[.F10]-[.F12]" table:style-name="ce149">
              <text:p>4.9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5" table:formula="of:=[.H10]-[.H12]" table:style-name="ce149">
              <text:p>0.5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999999999999997" table:formula="of:=[.J10]-[.J12]" table:style-name="ce149">
              <text:p>1.7</text:p>
            </table:table-cell>
            <table:table-cell office:value-type="float" office:value="6.4999999999999991" table:formula="of:=[.K10]-[.K12]" table:style-name="ce149">
              <text:p>6.5</text:p>
            </table:table-cell>
            <table:table-cell office:value-type="float" office:value="7.4" table:formula="of:=[.L10]-[.L12]" table:style-name="ce149">
              <text:p>7.4</text:p>
            </table:table-cell>
            <table:table-cell office:value-type="float" office:value="1.3" table:formula="of:=[.M10]-[.M12]" table:style-name="ce149">
              <text:p>1.3</text:p>
            </table:table-cell>
            <table:table-cell office:value-type="float" office:value="2.5000000000000004" table:formula="of:=[.N10]-[.N12]" table:style-name="ce149">
              <text:p>2.5</text:p>
            </table:table-cell>
            <table:table-cell office:value-type="float" office:value="3.8" table:formula="of:=[.O10]-[.O12]" table:style-name="ce149">
              <text:p>3.8</text:p>
            </table:table-cell>
            <table:table-cell office:value-type="float" office:value="11.200000000000001" table:formula="of:=[.P10]-[.P12]" table:style-name="ce149">
              <text:p>11.2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8.2" table:style-name="ce143">
            <text:p>18.2</text:p>
          </table:table-cell>
          <table:table-cell office:value-type="float" office:value="1.9" table:style-name="ce143">
            <text:p>1.9</text:p>
          </table:table-cell>
          <table:table-cell office:value-type="float" office:value="6.8" table:style-name="ce143">
            <text:p>6.8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5" table:style-name="ce143">
            <text:p>10.5</text:p>
          </table:table-cell>
          <table:table-cell office:value-type="float" office:value="10.8" table:style-name="ce143">
            <text:p>10.8</text:p>
          </table:table-cell>
          <table:table-cell office:value-type="float" office:value="19.5" table:style-name="ce143">
            <text:p>19.5</text:p>
          </table:table-cell>
          <table:table-cell office:value-type="float" office:value="37.700000000000003" table:style-name="ce143">
            <text:p>37.7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12.6" table:style-name="ce143">
            <text:p>12.6</text:p>
          </table:table-cell>
          <table:table-cell office:value-type="float" office:value="17" table:style-name="ce143">
            <text:p>17.0</text:p>
          </table:table-cell>
          <table:table-cell office:value-type="float" office:value="54.7" table:style-name="ce143">
            <text:p>54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.1" table:style-name="ce149">
              <text:p>6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1.7" table:style-name="ce149">
              <text:p>11.7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6" table:style-name="ce149">
              <text:p>6.0</text:p>
            </table:table-cell>
            <table:table-cell office:value-type="float" office:value="17.7" table:style-name="ce149">
              <text:p>17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5" table:style-name="ce149">
              <text:p>1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7.6" table:style-name="ce149">
              <text:p>7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0.6" table:formula="of:=[.C14]-[.C16]-[.C17]" table:style-name="ce149">
              <text:p>10.6</text:p>
            </table:table-cell>
            <table:table-cell office:value-type="float" office:value="1.9" table:formula="of:=[.D14]-[.D16]-[.D17]" table:style-name="ce149">
              <text:p>1.9</text:p>
            </table:table-cell>
            <table:table-cell office:value-type="float" office:value="5.3" table:formula="of:=[.E14]-[.E16]-[.E17]" table:style-name="ce149">
              <text:p>5.3</text:p>
            </table:table-cell>
            <table:table-cell office:value-type="float" office:value="7.1999999999999993" table:formula="of:=[.F14]-[.F16]-[.F17]" table:style-name="ce149">
              <text:p>7.2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9.9999999999999978E-2" table:formula="of:=[.H14]-[.H16]-[.H17]" table:style-name="ce149">
              <text:p>0.1</text:p>
            </table:table-cell>
            <table:table-cell office:value-type="float" office:value="3.6" table:formula="of:=[.I14]-[.I16]-[.I17]" table:style-name="ce149">
              <text:p>3.6</text:p>
            </table:table-cell>
            <table:table-cell office:value-type="float" office:value="3.7" table:formula="of:=[.J14]-[.J16]-[.J17]" table:style-name="ce149">
              <text:p>3.7</text:p>
            </table:table-cell>
            <table:table-cell office:value-type="float" office:value="10.9" table:formula="of:=[.K14]-[.K16]-[.K17]" table:style-name="ce149">
              <text:p>10.9</text:p>
            </table:table-cell>
            <table:table-cell office:value-type="float" office:value="21.500000000000004" table:formula="of:=[.L14]-[.L16]-[.L17]" table:style-name="ce149">
              <text:p>21.5</text:p>
            </table:table-cell>
            <table:table-cell office:value-type="float" office:value="3.8" table:formula="of:=[.M14]-[.M16]-[.M17]" table:style-name="ce149">
              <text:p>3.8</text:p>
            </table:table-cell>
            <table:table-cell office:value-type="float" office:value="4.0999999999999996" table:formula="of:=[.N14]-[.N16]-[.N17]" table:style-name="ce149">
              <text:p>4.1</text:p>
            </table:table-cell>
            <table:table-cell office:value-type="float" office:value="7.9" table:formula="of:=[.O14]-[.O16]-[.O17]" table:style-name="ce149">
              <text:p>7.9</text:p>
            </table:table-cell>
            <table:table-cell office:value-type="float" office:value="29.4" table:formula="of:=[.P14]-[.P16]-[.P17]" table:style-name="ce149">
              <text:p>29.4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5" table:style-name="ce143">
            <text:p>9.5</text:p>
          </table:table-cell>
          <table:table-cell office:value-type="float" office:value="3.3" table:style-name="ce143">
            <text:p>3.3</text:p>
          </table:table-cell>
          <table:table-cell office:value-type="float" office:value="6.8" table:style-name="ce143">
            <text:p>6.8</text:p>
          </table:table-cell>
          <table:table-cell office:value-type="float" office:value="10.1" table:style-name="ce143">
            <text:p>10.1</text:p>
          </table:table-cell>
          <table:table-cell office:value-type="float" office:value="0" table:style-name="ce143">
            <text:p>0.0</text:p>
          </table:table-cell>
          <table:table-cell office:value-type="float" office:value="0.2" table:style-name="ce143">
            <text:p>0.2</text:p>
          </table:table-cell>
          <table:table-cell office:value-type="float" office:value="7" table:style-name="ce143">
            <text:p>7.0</text:p>
          </table:table-cell>
          <table:table-cell office:value-type="float" office:value="7.2" table:style-name="ce143">
            <text:p>7.2</text:p>
          </table:table-cell>
          <table:table-cell office:value-type="float" office:value="17.3" table:style-name="ce143">
            <text:p>17.3</text:p>
          </table:table-cell>
          <table:table-cell office:value-type="float" office:value="26.8" table:style-name="ce143">
            <text:p>26.8</text:p>
          </table:table-cell>
          <table:table-cell office:value-type="float" office:value="5.4" table:style-name="ce143">
            <text:p>5.4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14.2" table:style-name="ce143">
            <text:p>14.2</text:p>
          </table:table-cell>
          <table:table-cell office:value-type="float" office:value="41.1" table:style-name="ce143">
            <text:p>41.1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6.4" table:style-name="ce149">
              <text:p>6.4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6" table:style-name="ce149">
              <text:p>2.6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9.8000000000000007" table:style-name="ce149">
              <text:p>9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4000000000000004" table:style-name="ce149">
              <text:p>4.4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10.199999999999999" table:style-name="ce149">
              <text:p>10.2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0999999999999996" table:style-name="ce149">
              <text:p>4.1</text:p>
            </table:table-cell>
            <table:table-cell office:value-type="float" office:value="5.2" table:style-name="ce149">
              <text:p>5.2</text:p>
            </table:table-cell>
            <table:table-cell office:value-type="float" office:value="15.3" table:style-name="ce149">
              <text:p>15.3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2" table:formula="of:=[.C19]-[.C21]-[.C22]" table:style-name="ce149">
              <text:p>2.0</text:p>
            </table:table-cell>
            <table:table-cell office:value-type="float" office:value="2.5999999999999996" table:formula="of:=[.D19]-[.D21]-[.D22]" table:style-name="ce149">
              <text:p>2.6</text:p>
            </table:table-cell>
            <table:table-cell office:value-type="float" office:value="4.3" table:formula="of:=[.E19]-[.E21]-[.E22]" table:style-name="ce149">
              <text:p>4.3</text:p>
            </table:table-cell>
            <table:table-cell office:value-type="float" office:value="6.8999999999999986" table:formula="of:=[.F19]-[.F21]-[.F22]" table:style-name="ce149">
              <text:p>6.9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2" table:formula="of:=[.H19]-[.H21]-[.H22]" table:style-name="ce149">
              <text:p>0.2</text:p>
            </table:table-cell>
            <table:table-cell office:value-type="float" office:value="1.2000000000000002" table:formula="of:=[.I19]-[.I21]-[.I22]" table:style-name="ce149">
              <text:p>1.2</text:p>
            </table:table-cell>
            <table:table-cell office:value-type="float" office:value="1.4000000000000004" table:formula="of:=[.J19]-[.J21]-[.J22]" table:style-name="ce149">
              <text:p>1.4</text:p>
            </table:table-cell>
            <table:table-cell office:value-type="float" office:value="8.1999999999999993" table:formula="of:=[.K19]-[.K21]-[.K22]" table:style-name="ce149">
              <text:p>8.2</text:p>
            </table:table-cell>
            <table:table-cell office:value-type="float" office:value="10.199999999999999" table:formula="of:=[.L19]-[.L21]-[.L22]" table:style-name="ce149">
              <text:p>10.2</text:p>
            </table:table-cell>
            <table:table-cell office:value-type="float" office:value="3.6000000000000005" table:formula="of:=[.M19]-[.M21]-[.M22]" table:style-name="ce149">
              <text:p>3.6</text:p>
            </table:table-cell>
            <table:table-cell office:value-type="float" office:value="2.1000000000000014" table:formula="of:=[.N19]-[.N21]-[.N22]" table:style-name="ce149">
              <text:p>2.1</text:p>
            </table:table-cell>
            <table:table-cell office:value-type="float" office:value="5.5999999999999988" table:formula="of:=[.O19]-[.O21]-[.O22]" table:style-name="ce149">
              <text:p>5.6</text:p>
            </table:table-cell>
            <table:table-cell office:value-type="float" office:value="16" table:formula="of:=[.P19]-[.P21]-[.P22]" table:style-name="ce149">
              <text:p>16.0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5" table:style-name="ce143">
            <text:p>6.5</text:p>
          </table:table-cell>
          <table:table-cell office:value-type="float" office:value="6.8" table:style-name="ce143">
            <text:p>6.8</text:p>
          </table:table-cell>
          <table:table-cell office:value-type="float" office:value="9.1" table:style-name="ce143">
            <text:p>9.1</text:p>
          </table:table-cell>
          <table:table-cell office:value-type="float" office:value="15.8" table:style-name="ce143">
            <text:p>15.8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2" table:style-name="ce143">
            <text:p>4.2</text:p>
          </table:table-cell>
          <table:table-cell office:value-type="float" office:value="4.8" table:style-name="ce143">
            <text:p>4.8</text:p>
          </table:table-cell>
          <table:table-cell office:value-type="float" office:value="20.6" table:style-name="ce143">
            <text:p>20.6</text:p>
          </table:table-cell>
          <table:table-cell office:value-type="float" office:value="27.1" table:style-name="ce143">
            <text:p>27.1</text:p>
          </table:table-cell>
          <table:table-cell office:value-type="float" office:value="6.7" table:style-name="ce143">
            <text:p>6.7</text:p>
          </table:table-cell>
          <table:table-cell office:value-type="float" office:value="7" table:style-name="ce143">
            <text:p>7.0</text:p>
          </table:table-cell>
          <table:table-cell office:value-type="float" office:value="13.6" table:style-name="ce143">
            <text:p>13.6</text:p>
          </table:table-cell>
          <table:table-cell office:value-type="float" office:value="40.799999999999997" table:style-name="ce143">
            <text:p>40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2.6" table:style-name="ce143">
            <text:p>12.6</text:p>
          </table:table-cell>
          <table:table-cell office:value-type="float" office:value="3.5" table:style-name="ce143">
            <text:p>3.5</text:p>
          </table:table-cell>
          <table:table-cell office:value-type="float" office:value="6.8" table:style-name="ce143">
            <text:p>6.8</text:p>
          </table:table-cell>
          <table:table-cell office:value-type="float" office:value="10.3" table:style-name="ce143">
            <text:p>10.3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7.2" table:style-name="ce143">
            <text:p>7.2</text:p>
          </table:table-cell>
          <table:table-cell office:value-type="float" office:value="7.9" table:style-name="ce143">
            <text:p>7.9</text:p>
          </table:table-cell>
          <table:table-cell office:value-type="float" office:value="18.2" table:style-name="ce143">
            <text:p>18.2</text:p>
          </table:table-cell>
          <table:table-cell office:value-type="float" office:value="30.8" table:style-name="ce143">
            <text:p>30.8</text:p>
          </table:table-cell>
          <table:table-cell office:value-type="float" office:value="5.3" table:style-name="ce143">
            <text:p>5.3</text:p>
          </table:table-cell>
          <table:table-cell office:value-type="float" office:value="11.7" table:style-name="ce143">
            <text:p>11.7</text:p>
          </table:table-cell>
          <table:table-cell office:value-type="float" office:value="17" table:style-name="ce143">
            <text:p>17.0</text:p>
          </table:table-cell>
          <table:table-cell office:value-type="float" office:value="47.8" table:style-name="ce143">
            <text:p>47.8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3" table:style-name="ce149">
              <text:p>3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8.1999999999999993" table:style-name="ce149">
              <text:p>8.2</text:p>
            </table:table-cell>
            <table:table-cell office:value-type="float" office:value="16.100000000000001" table:style-name="ce149">
              <text:p>16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.6" table:formula="of:=[.C25]-[.C27]" table:style-name="ce149">
              <text:p>9.6</text:p>
            </table:table-cell>
            <table:table-cell office:value-type="float" office:value="3.4" table:formula="of:=[.D25]-[.D27]" table:style-name="ce149">
              <text:p>3.4</text:p>
            </table:table-cell>
            <table:table-cell office:value-type="float" office:value="6.3999999999999995" table:formula="of:=[.E25]-[.E27]" table:style-name="ce149">
              <text:p>6.4</text:p>
            </table:table-cell>
            <table:table-cell office:value-type="float" office:value="9.8000000000000007" table:formula="of:=[.F25]-[.F27]" table:style-name="ce149">
              <text:p>9.8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6" table:formula="of:=[.H25]-[.H27]" table:style-name="ce149">
              <text:p>0.6</text:p>
            </table:table-cell>
            <table:table-cell office:value-type="float" office:value="2.8" table:formula="of:=[.I25]-[.I27]" table:style-name="ce149">
              <text:p>2.8</text:p>
            </table:table-cell>
            <table:table-cell office:value-type="float" office:value="3.5" table:formula="of:=[.J25]-[.J27]" table:style-name="ce149">
              <text:p>3.5</text:p>
            </table:table-cell>
            <table:table-cell office:value-type="float" office:value="13.299999999999999" table:formula="of:=[.K25]-[.K27]" table:style-name="ce149">
              <text:p>13.3</text:p>
            </table:table-cell>
            <table:table-cell office:value-type="float" office:value="22.9" table:formula="of:=[.L25]-[.L27]" table:style-name="ce149">
              <text:p>22.9</text:p>
            </table:table-cell>
            <table:table-cell office:value-type="float" office:value="5" table:formula="of:=[.M25]-[.M27]" table:style-name="ce149">
              <text:p>5.0</text:p>
            </table:table-cell>
            <table:table-cell office:value-type="float" office:value="3.7999999999999989" table:formula="of:=[.N25]-[.N27]" table:style-name="ce149">
              <text:p>3.8</text:p>
            </table:table-cell>
            <table:table-cell office:value-type="float" office:value="8.8000000000000007" table:formula="of:=[.O25]-[.O27]" table:style-name="ce149">
              <text:p>8.8</text:p>
            </table:table-cell>
            <table:table-cell office:value-type="float" office:value="31.699999999999996" table:formula="of:=[.P25]-[.P27]" table:style-name="ce149">
              <text:p>31.7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5" table:style-name="ce143">
            <text:p>8.5</text:p>
          </table:table-cell>
          <table:table-cell office:value-type="float" office:value="9.4" table:style-name="ce143">
            <text:p>9.4</text:p>
          </table:table-cell>
          <table:table-cell office:value-type="float" office:value="11.2" table:style-name="ce143">
            <text:p>11.2</text:p>
          </table:table-cell>
          <table:table-cell office:value-type="float" office:value="20.6" table:style-name="ce143">
            <text:p>20.6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3" table:style-name="ce143">
            <text:p>5.3</text:p>
          </table:table-cell>
          <table:table-cell office:value-type="float" office:value="25.9" table:style-name="ce143">
            <text:p>25.9</text:p>
          </table:table-cell>
          <table:table-cell office:value-type="float" office:value="34.4" table:style-name="ce143">
            <text:p>34.4</text:p>
          </table:table-cell>
          <table:table-cell office:value-type="float" office:value="10.4" table:style-name="ce143">
            <text:p>10.4</text:p>
          </table:table-cell>
          <table:table-cell office:value-type="float" office:value="9.9" table:style-name="ce143">
            <text:p>9.9</text:p>
          </table:table-cell>
          <table:table-cell office:value-type="float" office:value="20.3" table:style-name="ce143">
            <text:p>20.3</text:p>
          </table:table-cell>
          <table:table-cell office:value-type="float" office:value="54.7" table:style-name="ce143">
            <text:p>54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1" table:style-name="ce143">
            <text:p>2.1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6" table:style-name="ce143">
            <text:p>16.0</text:p>
          </table:table-cell>
          <table:table-cell office:value-type="float" office:value="16" table:style-name="ce143">
            <text:p>16.0</text:p>
          </table:table-cell>
          <table:table-cell office:value-type="float" office:value="16.7" table:style-name="ce143">
            <text:p>16.7</text:p>
          </table:table-cell>
          <table:table-cell office:value-type="float" office:value="18.8" table:style-name="ce143">
            <text:p>18.8</text:p>
          </table:table-cell>
          <table:table-cell office:value-type="float" office:value="0.1" table:style-name="ce143">
            <text:p>0.1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0.3" table:style-name="ce143">
            <text:p>10.3</text:p>
          </table:table-cell>
          <table:table-cell office:value-type="float" office:value="29.1" table:style-name="ce143">
            <text:p>29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3" table:style-name="ce143">
            <text:p>22.3</text:p>
          </table:table-cell>
          <table:table-cell office:value-type="float" office:value="9.5" table:style-name="ce143">
            <text:p>9.5</text:p>
          </table:table-cell>
          <table:table-cell office:value-type="float" office:value="14.9" table:style-name="ce143">
            <text:p>14.9</text:p>
          </table:table-cell>
          <table:table-cell office:value-type="float" office:value="24.4" table:style-name="ce143">
            <text:p>24.4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34.200000000000003" table:style-name="ce143">
            <text:p>34.2</text:p>
          </table:table-cell>
          <table:table-cell office:value-type="float" office:value="56.5" table:style-name="ce143">
            <text:p>56.5</text:p>
          </table:table-cell>
          <table:table-cell office:value-type="float" office:value="11.2" table:style-name="ce143">
            <text:p>11.2</text:p>
          </table:table-cell>
          <table:table-cell office:value-type="float" office:value="15.7" table:style-name="ce143">
            <text:p>15.7</text:p>
          </table:table-cell>
          <table:table-cell office:value-type="float" office:value="26.8" table:style-name="ce143">
            <text:p>26.8</text:p>
          </table:table-cell>
          <table:table-cell office:value-type="float" office:value="83.3" table:style-name="ce143">
            <text:p>83.3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6999999999999993" table:style-name="ce143">
            <text:p>8.7</text:p>
          </table:table-cell>
          <table:table-cell office:value-type="float" office:value="6" table:style-name="ce143">
            <text:p>6.0</text:p>
          </table:table-cell>
          <table:table-cell office:value-type="float" office:value="11" table:style-name="ce143">
            <text:p>11.0</text:p>
          </table:table-cell>
          <table:table-cell office:value-type="float" office:value="17" table:style-name="ce143">
            <text:p>17.0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" table:style-name="ce143">
            <text:p>5.0</text:p>
          </table:table-cell>
          <table:table-cell office:value-type="float" office:value="22" table:style-name="ce143">
            <text:p>22.0</text:p>
          </table:table-cell>
          <table:table-cell office:value-type="float" office:value="30.6" table:style-name="ce143">
            <text:p>30.6</text:p>
          </table:table-cell>
          <table:table-cell office:value-type="float" office:value="9.6" table:style-name="ce143">
            <text:p>9.6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18.399999999999999" table:style-name="ce143">
            <text:p>18.4</text:p>
          </table:table-cell>
          <table:table-cell office:value-type="float" office:value="49.1" table:style-name="ce143">
            <text:p>49.1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9.6" table:style-name="ce143">
            <text:p>89.6</text:p>
          </table:table-cell>
          <table:table-cell office:value-type="float" office:value="43.3" table:style-name="ce143">
            <text:p>43.3</text:p>
          </table:table-cell>
          <table:table-cell office:value-type="float" office:value="70.599999999999994" table:style-name="ce143">
            <text:p>70.6</text:p>
          </table:table-cell>
          <table:table-cell office:value-type="float" office:value="113.8" table:style-name="ce143">
            <text:p>113.8</text:p>
          </table:table-cell>
          <table:table-cell office:value-type="float" office:value="0" table:style-name="ce143">
            <text:p>0.0</text:p>
          </table:table-cell>
          <table:table-cell office:value-type="float" office:value="3.9" table:style-name="ce143">
            <text:p>3.9</text:p>
          </table:table-cell>
          <table:table-cell office:value-type="float" office:value="66.7" table:style-name="ce143">
            <text:p>66.7</text:p>
          </table:table-cell>
          <table:table-cell office:value-type="float" office:value="70.599999999999994" table:style-name="ce143">
            <text:p>70.6</text:p>
          </table:table-cell>
          <table:table-cell office:value-type="float" office:value="184.5" table:style-name="ce143">
            <text:p>184.5</text:p>
          </table:table-cell>
          <table:table-cell office:value-type="float" office:value="274.10000000000002" table:style-name="ce143">
            <text:p>274.1</text:p>
          </table:table-cell>
          <table:table-cell office:value-type="float" office:value="54.8" table:style-name="ce143">
            <text:p>54.8</text:p>
          </table:table-cell>
          <table:table-cell office:value-type="float" office:value="90" table:style-name="ce143">
            <text:p>90.0</text:p>
          </table:table-cell>
          <table:table-cell office:value-type="float" office:value="144.80000000000001" table:style-name="ce143">
            <text:p>144.8</text:p>
          </table:table-cell>
          <table:table-cell office:value-type="float" office:value="418.9" table:style-name="ce143">
            <text:p>418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3" table:style-name="ce143">
            <text:p>3.3</text:p>
          </table:table-cell>
          <table:table-cell office:value-type="float" office:value="6" table:style-name="ce143">
            <text:p>6.0</text:p>
          </table:table-cell>
          <table:table-cell office:value-type="float" office:value="4.7" table:style-name="ce143">
            <text:p>4.7</text:p>
          </table:table-cell>
          <table:table-cell office:value-type="float" office:value="10.8" table:style-name="ce143">
            <text:p>10.8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8" table:style-name="ce143">
            <text:p>2.8</text:p>
          </table:table-cell>
          <table:table-cell office:value-type="float" office:value="3.3" table:style-name="ce143">
            <text:p>3.3</text:p>
          </table:table-cell>
          <table:table-cell office:value-type="float" office:value="14" table:style-name="ce143">
            <text:p>14.0</text:p>
          </table:table-cell>
          <table:table-cell office:value-type="float" office:value="17.3" table:style-name="ce143">
            <text:p>17.3</text:p>
          </table:table-cell>
          <table:table-cell office:value-type="float" office:value="4.8" table:style-name="ce143">
            <text:p>4.8</text:p>
          </table:table-cell>
          <table:table-cell office:value-type="float" office:value="4.8" table:style-name="ce143">
            <text:p>4.8</text:p>
          </table:table-cell>
          <table:table-cell office:value-type="float" office:value="9.6" table:style-name="ce143">
            <text:p>9.6</text:p>
          </table:table-cell>
          <table:table-cell office:value-type="float" office:value="26.9" table:style-name="ce143">
            <text:p>26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6.6" table:style-name="ce143">
            <text:p>6.6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7.8" table:style-name="ce143">
            <text:p>7.8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4" table:style-name="ce143">
            <text:p>5.4</text:p>
          </table:table-cell>
          <table:table-cell office:value-type="float" office:value="21.9" table:style-name="ce143">
            <text:p>21.9</text:p>
          </table:table-cell>
          <table:table-cell office:value-type="float" office:value="28.5" table:style-name="ce143">
            <text:p>28.5</text:p>
          </table:table-cell>
          <table:table-cell office:value-type="float" office:value="6.7" table:style-name="ce143">
            <text:p>6.7</text:p>
          </table:table-cell>
          <table:table-cell office:value-type="float" office:value="7.9" table:style-name="ce143">
            <text:p>7.9</text:p>
          </table:table-cell>
          <table:table-cell office:value-type="float" office:value="14.6" table:style-name="ce143">
            <text:p>14.6</text:p>
          </table:table-cell>
          <table:table-cell office:value-type="float" office:value="43.1" table:style-name="ce143">
            <text:p>43.1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99.5" table:style-name="ce174">
            <text:p>99.5</text:p>
          </table:table-cell>
          <table:table-cell office:value-type="float" office:value="58.1" table:style-name="ce174">
            <text:p>58.1</text:p>
          </table:table-cell>
          <table:table-cell office:value-type="float" office:value="83.1" table:style-name="ce174">
            <text:p>83.1</text:p>
          </table:table-cell>
          <table:table-cell office:value-type="float" office:value="141.19999999999999" table:style-name="ce174">
            <text:p>141.2</text:p>
          </table:table-cell>
          <table:table-cell office:value-type="float" office:value="0" table:style-name="ce174">
            <text:p>0.0</text:p>
          </table:table-cell>
          <table:table-cell office:value-type="float" office:value="5.4" table:style-name="ce174">
            <text:p>5.4</text:p>
          </table:table-cell>
          <table:table-cell office:value-type="float" office:value="73.900000000000006" table:style-name="ce174">
            <text:p>73.9</text:p>
          </table:table-cell>
          <table:table-cell office:value-type="float" office:value="79.3" table:style-name="ce174">
            <text:p>79.3</text:p>
          </table:table-cell>
          <table:table-cell office:value-type="float" office:value="220.4" table:style-name="ce174">
            <text:p>220.4</text:p>
          </table:table-cell>
          <table:table-cell office:value-type="float" office:value="319.89999999999998" table:style-name="ce174">
            <text:p>319.9</text:p>
          </table:table-cell>
          <table:table-cell office:value-type="float" office:value="66.3" table:style-name="ce174">
            <text:p>66.3</text:p>
          </table:table-cell>
          <table:table-cell office:value-type="float" office:value="102.7" table:style-name="ce174">
            <text:p>102.7</text:p>
          </table:table-cell>
          <table:table-cell office:value-type="float" office:value="169" table:style-name="ce174">
            <text:p>169.0</text:p>
          </table:table-cell>
          <table:table-cell office:value-type="float" office:value="488.9" table:style-name="ce174">
            <text:p>488.9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11).$A$1:TRA0203_(2011).$P$43" table:base-cell-address="TRA0203_(2011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10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10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1000000000000001" table:style-name="ce143">
            <text:p>1.1</text:p>
          </table:table-cell>
          <table:table-cell office:value-type="float" office:value="2.8" table:style-name="ce143">
            <text:p>2.8</text:p>
          </table:table-cell>
          <table:table-cell office:value-type="float" office:value="3.4" table:style-name="ce143">
            <text:p>3.4</text:p>
          </table:table-cell>
          <table:table-cell office:value-type="float" office:value="6.2" table:style-name="ce143">
            <text:p>6.2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2.9" table:style-name="ce143">
            <text:p>2.9</text:p>
          </table:table-cell>
          <table:table-cell office:value-type="float" office:value="3.9" table:style-name="ce143">
            <text:p>3.9</text:p>
          </table:table-cell>
          <table:table-cell office:value-type="float" office:value="10.1" table:style-name="ce143">
            <text:p>10.1</text:p>
          </table:table-cell>
          <table:table-cell office:value-type="float" office:value="11.2" table:style-name="ce143">
            <text:p>11.2</text:p>
          </table:table-cell>
          <table:table-cell office:value-type="float" office:value="1.6" table:style-name="ce143">
            <text:p>1.6</text:p>
          </table:table-cell>
          <table:table-cell office:value-type="float" office:value="5.3" table:style-name="ce143">
            <text:p>5.3</text:p>
          </table:table-cell>
          <table:table-cell office:value-type="float" office:value="7" table:style-name="ce143">
            <text:p>7.0</text:p>
          </table:table-cell>
          <table:table-cell office:value-type="float" office:value="18.2" table:style-name="ce143">
            <text:p>18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7" table:style-name="ce149">
              <text:p>7.0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90000000000000013" table:formula="of:=[.C10]-[.C12]" table:style-name="ce149">
              <text:p>0.9</text:p>
            </table:table-cell>
            <table:table-cell office:value-type="float" office:value="1.9" table:formula="of:=[.D10]-[.D12]" table:style-name="ce149">
              <text:p>1.9</text:p>
            </table:table-cell>
            <table:table-cell office:value-type="float" office:value="2.8" table:formula="of:=[.E10]-[.E12]" table:style-name="ce149">
              <text:p>2.8</text:p>
            </table:table-cell>
            <table:table-cell office:value-type="float" office:value="4.8000000000000007" table:formula="of:=[.F10]-[.F12]" table:style-name="ce149">
              <text:p>4.8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5" table:formula="of:=[.H10]-[.H12]" table:style-name="ce149">
              <text:p>0.5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999999999999997" table:formula="of:=[.J10]-[.J12]" table:style-name="ce149">
              <text:p>1.7</text:p>
            </table:table-cell>
            <table:table-cell office:value-type="float" office:value="6.3999999999999995" table:formula="of:=[.K10]-[.K12]" table:style-name="ce149">
              <text:p>6.4</text:p>
            </table:table-cell>
            <table:table-cell office:value-type="float" office:value="7.2999999999999989" table:formula="of:=[.L10]-[.L12]" table:style-name="ce149">
              <text:p>7.3</text:p>
            </table:table-cell>
            <table:table-cell office:value-type="float" office:value="1.3" table:formula="of:=[.M10]-[.M12]" table:style-name="ce149">
              <text:p>1.3</text:p>
            </table:table-cell>
            <table:table-cell office:value-type="float" office:value="2.4" table:formula="of:=[.N10]-[.N12]" table:style-name="ce149">
              <text:p>2.4</text:p>
            </table:table-cell>
            <table:table-cell office:value-type="float" office:value="3.8" table:formula="of:=[.O10]-[.O12]" table:style-name="ce149">
              <text:p>3.8</text:p>
            </table:table-cell>
            <table:table-cell office:value-type="float" office:value="11.2" table:formula="of:=[.P10]-[.P12]" table:style-name="ce149">
              <text:p>11.2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7.7" table:style-name="ce143">
            <text:p>17.7</text:p>
          </table:table-cell>
          <table:table-cell office:value-type="float" office:value="2.1" table:style-name="ce143">
            <text:p>2.1</text:p>
          </table:table-cell>
          <table:table-cell office:value-type="float" office:value="6.7" table:style-name="ce143">
            <text:p>6.7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4" table:style-name="ce143">
            <text:p>10.4</text:p>
          </table:table-cell>
          <table:table-cell office:value-type="float" office:value="10.7" table:style-name="ce143">
            <text:p>10.7</text:p>
          </table:table-cell>
          <table:table-cell office:value-type="float" office:value="19.5" table:style-name="ce143">
            <text:p>19.5</text:p>
          </table:table-cell>
          <table:table-cell office:value-type="float" office:value="37.299999999999997" table:style-name="ce143">
            <text:p>37.3</text:p>
          </table:table-cell>
          <table:table-cell office:value-type="float" office:value="4.5" table:style-name="ce143">
            <text:p>4.5</text:p>
          </table:table-cell>
          <table:table-cell office:value-type="float" office:value="12.5" table:style-name="ce143">
            <text:p>12.5</text:p>
          </table:table-cell>
          <table:table-cell office:value-type="float" office:value="17.100000000000001" table:style-name="ce143">
            <text:p>17.1</text:p>
          </table:table-cell>
          <table:table-cell office:value-type="float" office:value="54.3" table:style-name="ce143">
            <text:p>54.3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" table:style-name="ce149">
              <text:p>6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7" table:style-name="ce149">
              <text:p>4.7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.5" table:style-name="ce149">
              <text:p>5.5</text:p>
            </table:table-cell>
            <table:table-cell office:value-type="float" office:value="11.5" table:style-name="ce149">
              <text:p>11.5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5" table:style-name="ce149">
              <text:p>5.5</text:p>
            </table:table-cell>
            <table:table-cell office:value-type="float" office:value="6" table:style-name="ce149">
              <text:p>6.0</text:p>
            </table:table-cell>
            <table:table-cell office:value-type="float" office:value="17.5" table:style-name="ce149">
              <text:p>17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5" table:style-name="ce149">
              <text:p>1.5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7.6" table:style-name="ce149">
              <text:p>7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0.199999999999999" table:formula="of:=[.C14]-[.C16]-[.C17]" table:style-name="ce149">
              <text:p>10.2</text:p>
            </table:table-cell>
            <table:table-cell office:value-type="float" office:value="2" table:formula="of:=[.D14]-[.D16]-[.D17]" table:style-name="ce149">
              <text:p>2.0</text:p>
            </table:table-cell>
            <table:table-cell office:value-type="float" office:value="5.4" table:formula="of:=[.E14]-[.E16]-[.E17]" table:style-name="ce149">
              <text:p>5.4</text:p>
            </table:table-cell>
            <table:table-cell office:value-type="float" office:value="7.3000000000000016" table:formula="of:=[.F14]-[.F16]-[.F17]" table:style-name="ce149">
              <text:p>7.3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9.9999999999999978E-2" table:formula="of:=[.H14]-[.H16]-[.H17]" table:style-name="ce149">
              <text:p>0.1</text:p>
            </table:table-cell>
            <table:table-cell office:value-type="float" office:value="3.6" table:formula="of:=[.I14]-[.I16]-[.I17]" table:style-name="ce149">
              <text:p>3.6</text:p>
            </table:table-cell>
            <table:table-cell office:value-type="float" office:value="3.6999999999999993" table:formula="of:=[.J14]-[.J16]-[.J17]" table:style-name="ce149">
              <text:p>3.7</text:p>
            </table:table-cell>
            <table:table-cell office:value-type="float" office:value="11" table:formula="of:=[.K14]-[.K16]-[.K17]" table:style-name="ce149">
              <text:p>11.0</text:p>
            </table:table-cell>
            <table:table-cell office:value-type="float" office:value="21.299999999999997" table:formula="of:=[.L14]-[.L16]-[.L17]" table:style-name="ce149">
              <text:p>21.3</text:p>
            </table:table-cell>
            <table:table-cell office:value-type="float" office:value="3.8999999999999995" table:formula="of:=[.M14]-[.M16]-[.M17]" table:style-name="ce149">
              <text:p>3.9</text:p>
            </table:table-cell>
            <table:table-cell office:value-type="float" office:value="4.0999999999999996" table:formula="of:=[.N14]-[.N16]-[.N17]" table:style-name="ce149">
              <text:p>4.1</text:p>
            </table:table-cell>
            <table:table-cell office:value-type="float" office:value="8.0000000000000018" table:formula="of:=[.O14]-[.O16]-[.O17]" table:style-name="ce149">
              <text:p>8.0</text:p>
            </table:table-cell>
            <table:table-cell office:value-type="float" office:value="29.199999999999996" table:formula="of:=[.P14]-[.P16]-[.P17]" table:style-name="ce149">
              <text:p>29.2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5" table:style-name="ce143">
            <text:p>9.5</text:p>
          </table:table-cell>
          <table:table-cell office:value-type="float" office:value="3.2" table:style-name="ce143">
            <text:p>3.2</text:p>
          </table:table-cell>
          <table:table-cell office:value-type="float" office:value="6.7" table:style-name="ce143">
            <text:p>6.7</text:p>
          </table:table-cell>
          <table:table-cell office:value-type="float" office:value="9.9" table:style-name="ce143">
            <text:p>9.9</text:p>
          </table:table-cell>
          <table:table-cell office:value-type="float" office:value="0" table:style-name="ce143">
            <text:p>0.0</text:p>
          </table:table-cell>
          <table:table-cell office:value-type="float" office:value="0.2" table:style-name="ce143">
            <text:p>0.2</text:p>
          </table:table-cell>
          <table:table-cell office:value-type="float" office:value="7" table:style-name="ce143">
            <text:p>7.0</text:p>
          </table:table-cell>
          <table:table-cell office:value-type="float" office:value="7.2" table:style-name="ce143">
            <text:p>7.2</text:p>
          </table:table-cell>
          <table:table-cell office:value-type="float" office:value="17.100000000000001" table:style-name="ce143">
            <text:p>17.1</text:p>
          </table:table-cell>
          <table:table-cell office:value-type="float" office:value="26.6" table:style-name="ce143">
            <text:p>26.6</text:p>
          </table:table-cell>
          <table:table-cell office:value-type="float" office:value="5.6" table:style-name="ce143">
            <text:p>5.6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14.4" table:style-name="ce143">
            <text:p>14.4</text:p>
          </table:table-cell>
          <table:table-cell office:value-type="float" office:value="40.9" table:style-name="ce143">
            <text:p>40.9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" table:style-name="ce149">
              <text:p>3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6.3" table:style-name="ce149">
              <text:p>6.3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5" table:style-name="ce149">
              <text:p>2.5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9.6999999999999993" table:style-name="ce149">
              <text:p>9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3" table:style-name="ce149">
              <text:p>4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10" table:style-name="ce149">
              <text:p>10.0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4.0999999999999996" table:style-name="ce149">
              <text:p>4.1</text:p>
            </table:table-cell>
            <table:table-cell office:value-type="float" office:value="5.2" table:style-name="ce149">
              <text:p>5.2</text:p>
            </table:table-cell>
            <table:table-cell office:value-type="float" office:value="15.2" table:style-name="ce149">
              <text:p>15.2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2.2000000000000002" table:formula="of:=[.C19]-[.C21]-[.C22]" table:style-name="ce149">
              <text:p>2.2</text:p>
            </table:table-cell>
            <table:table-cell office:value-type="float" office:value="2.5" table:formula="of:=[.D19]-[.D21]-[.D22]" table:style-name="ce149">
              <text:p>2.5</text:p>
            </table:table-cell>
            <table:table-cell office:value-type="float" office:value="4.3000000000000007" table:formula="of:=[.E19]-[.E21]-[.E22]" table:style-name="ce149">
              <text:p>4.3</text:p>
            </table:table-cell>
            <table:table-cell office:value-type="float" office:value="6.6999999999999993" table:formula="of:=[.F19]-[.F21]-[.F22]" table:style-name="ce149">
              <text:p>6.7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2" table:formula="of:=[.H19]-[.H21]-[.H22]" table:style-name="ce149">
              <text:p>0.2</text:p>
            </table:table-cell>
            <table:table-cell office:value-type="float" office:value="1.2000000000000002" table:formula="of:=[.I19]-[.I21]-[.I22]" table:style-name="ce149">
              <text:p>1.2</text:p>
            </table:table-cell>
            <table:table-cell office:value-type="float" office:value="1.4000000000000004" table:formula="of:=[.J19]-[.J21]-[.J22]" table:style-name="ce149">
              <text:p>1.4</text:p>
            </table:table-cell>
            <table:table-cell office:value-type="float" office:value="8.1000000000000014" table:formula="of:=[.K19]-[.K21]-[.K22]" table:style-name="ce149">
              <text:p>8.1</text:p>
            </table:table-cell>
            <table:table-cell office:value-type="float" office:value="10.3" table:formula="of:=[.L19]-[.L21]-[.L22]" table:style-name="ce149">
              <text:p>10.3</text:p>
            </table:table-cell>
            <table:table-cell office:value-type="float" office:value="3.6999999999999997" table:formula="of:=[.M19]-[.M21]-[.M22]" table:style-name="ce149">
              <text:p>3.7</text:p>
            </table:table-cell>
            <table:table-cell office:value-type="float" office:value="2.2000000000000011" table:formula="of:=[.N19]-[.N21]-[.N22]" table:style-name="ce149">
              <text:p>2.2</text:p>
            </table:table-cell>
            <table:table-cell office:value-type="float" office:value="5.8" table:formula="of:=[.O19]-[.O21]-[.O22]" table:style-name="ce149">
              <text:p>5.8</text:p>
            </table:table-cell>
            <table:table-cell office:value-type="float" office:value="16" table:formula="of:=[.P19]-[.P21]-[.P22]" table:style-name="ce149">
              <text:p>16.0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6" table:style-name="ce143">
            <text:p>6.6</text:p>
          </table:table-cell>
          <table:table-cell office:value-type="float" office:value="6.1" table:style-name="ce143">
            <text:p>6.1</text:p>
          </table:table-cell>
          <table:table-cell office:value-type="float" office:value="9.5" table:style-name="ce143">
            <text:p>9.5</text:p>
          </table:table-cell>
          <table:table-cell office:value-type="float" office:value="15.6" table:style-name="ce143">
            <text:p>15.6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3" table:style-name="ce143">
            <text:p>4.3</text:p>
          </table:table-cell>
          <table:table-cell office:value-type="float" office:value="4.8" table:style-name="ce143">
            <text:p>4.8</text:p>
          </table:table-cell>
          <table:table-cell office:value-type="float" office:value="20.399999999999999" table:style-name="ce143">
            <text:p>20.4</text:p>
          </table:table-cell>
          <table:table-cell office:value-type="float" office:value="27.1" table:style-name="ce143">
            <text:p>27.1</text:p>
          </table:table-cell>
          <table:table-cell office:value-type="float" office:value="6.8" table:style-name="ce143">
            <text:p>6.8</text:p>
          </table:table-cell>
          <table:table-cell office:value-type="float" office:value="7" table:style-name="ce143">
            <text:p>7.0</text:p>
          </table:table-cell>
          <table:table-cell office:value-type="float" office:value="13.8" table:style-name="ce143">
            <text:p>13.8</text:p>
          </table:table-cell>
          <table:table-cell office:value-type="float" office:value="40.9" table:style-name="ce143">
            <text:p>40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2.4" table:style-name="ce143">
            <text:p>12.4</text:p>
          </table:table-cell>
          <table:table-cell office:value-type="float" office:value="3.4" table:style-name="ce143">
            <text:p>3.4</text:p>
          </table:table-cell>
          <table:table-cell office:value-type="float" office:value="6.7" table:style-name="ce143">
            <text:p>6.7</text:p>
          </table:table-cell>
          <table:table-cell office:value-type="float" office:value="10.1" table:style-name="ce143">
            <text:p>10.1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7.1" table:style-name="ce143">
            <text:p>7.1</text:p>
          </table:table-cell>
          <table:table-cell office:value-type="float" office:value="7.7" table:style-name="ce143">
            <text:p>7.7</text:p>
          </table:table-cell>
          <table:table-cell office:value-type="float" office:value="17.899999999999999" table:style-name="ce143">
            <text:p>17.9</text:p>
          </table:table-cell>
          <table:table-cell office:value-type="float" office:value="30.3" table:style-name="ce143">
            <text:p>30.3</text:p>
          </table:table-cell>
          <table:table-cell office:value-type="float" office:value="5.4" table:style-name="ce143">
            <text:p>5.4</text:p>
          </table:table-cell>
          <table:table-cell office:value-type="float" office:value="11.7" table:style-name="ce143">
            <text:p>11.7</text:p>
          </table:table-cell>
          <table:table-cell office:value-type="float" office:value="17.100000000000001" table:style-name="ce143">
            <text:p>17.1</text:p>
          </table:table-cell>
          <table:table-cell office:value-type="float" office:value="47.4" table:style-name="ce143">
            <text:p>47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9" table:style-name="ce149">
              <text:p>2.9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7.7" table:style-name="ce149">
              <text:p>7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8.1999999999999993" table:style-name="ce149">
              <text:p>8.2</text:p>
            </table:table-cell>
            <table:table-cell office:value-type="float" office:value="15.8" table:style-name="ce149">
              <text:p>15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.5" table:formula="of:=[.C25]-[.C27]" table:style-name="ce149">
              <text:p>9.5</text:p>
            </table:table-cell>
            <table:table-cell office:value-type="float" office:value="3.3" table:formula="of:=[.D25]-[.D27]" table:style-name="ce149">
              <text:p>3.3</text:p>
            </table:table-cell>
            <table:table-cell office:value-type="float" office:value="6.3" table:formula="of:=[.E25]-[.E27]" table:style-name="ce149">
              <text:p>6.3</text:p>
            </table:table-cell>
            <table:table-cell office:value-type="float" office:value="9.6" table:formula="of:=[.F25]-[.F27]" table:style-name="ce149">
              <text:p>9.6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6" table:formula="of:=[.H25]-[.H27]" table:style-name="ce149">
              <text:p>0.6</text:p>
            </table:table-cell>
            <table:table-cell office:value-type="float" office:value="2.8" table:formula="of:=[.I25]-[.I27]" table:style-name="ce149">
              <text:p>2.8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3.099999999999998" table:formula="of:=[.K25]-[.K27]" table:style-name="ce149">
              <text:p>13.1</text:p>
            </table:table-cell>
            <table:table-cell office:value-type="float" office:value="22.6" table:formula="of:=[.L25]-[.L27]" table:style-name="ce149">
              <text:p>22.6</text:p>
            </table:table-cell>
            <table:table-cell office:value-type="float" office:value="5.1000000000000005" table:formula="of:=[.M25]-[.M27]" table:style-name="ce149">
              <text:p>5.1</text:p>
            </table:table-cell>
            <table:table-cell office:value-type="float" office:value="3.7999999999999989" table:formula="of:=[.N25]-[.N27]" table:style-name="ce149">
              <text:p>3.8</text:p>
            </table:table-cell>
            <table:table-cell office:value-type="float" office:value="8.9000000000000021" table:formula="of:=[.O25]-[.O27]" table:style-name="ce149">
              <text:p>8.9</text:p>
            </table:table-cell>
            <table:table-cell office:value-type="float" office:value="31.599999999999998" table:formula="of:=[.P25]-[.P27]" table:style-name="ce149">
              <text:p>31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1999999999999993" table:style-name="ce143">
            <text:p>8.2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0.9" table:style-name="ce143">
            <text:p>10.9</text:p>
          </table:table-cell>
          <table:table-cell office:value-type="float" office:value="20.2" table:style-name="ce143">
            <text:p>20.2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3" table:style-name="ce143">
            <text:p>5.3</text:p>
          </table:table-cell>
          <table:table-cell office:value-type="float" office:value="25.5" table:style-name="ce143">
            <text:p>25.5</text:p>
          </table:table-cell>
          <table:table-cell office:value-type="float" office:value="33.700000000000003" table:style-name="ce143">
            <text:p>33.7</text:p>
          </table:table-cell>
          <table:table-cell office:value-type="float" office:value="10.7" table:style-name="ce143">
            <text:p>10.7</text:p>
          </table:table-cell>
          <table:table-cell office:value-type="float" office:value="9.9" table:style-name="ce143">
            <text:p>9.9</text:p>
          </table:table-cell>
          <table:table-cell office:value-type="float" office:value="20.6" table:style-name="ce143">
            <text:p>20.6</text:p>
          </table:table-cell>
          <table:table-cell office:value-type="float" office:value="54.3" table:style-name="ce143">
            <text:p>54.3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000000000000002" table:style-name="ce143">
            <text:p>2.2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17.2" table:style-name="ce143">
            <text:p>17.2</text:p>
          </table:table-cell>
          <table:table-cell office:value-type="float" office:value="19.399999999999999" table:style-name="ce143">
            <text:p>19.4</text:p>
          </table:table-cell>
          <table:table-cell office:value-type="float" office:value="0.1" table:style-name="ce143">
            <text:p>0.1</text:p>
          </table:table-cell>
          <table:table-cell office:value-type="float" office:value="10.1" table:style-name="ce143">
            <text:p>10.1</text:p>
          </table:table-cell>
          <table:table-cell office:value-type="float" office:value="10.3" table:style-name="ce143">
            <text:p>10.3</text:p>
          </table:table-cell>
          <table:table-cell office:value-type="float" office:value="29.7" table:style-name="ce143">
            <text:p>29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1" table:style-name="ce143">
            <text:p>22.1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4.8" table:style-name="ce143">
            <text:p>14.8</text:p>
          </table:table-cell>
          <table:table-cell office:value-type="float" office:value="24.1" table:style-name="ce143">
            <text:p>24.1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33.799999999999997" table:style-name="ce143">
            <text:p>33.8</text:p>
          </table:table-cell>
          <table:table-cell office:value-type="float" office:value="55.9" table:style-name="ce143">
            <text:p>55.9</text:p>
          </table:table-cell>
          <table:table-cell office:value-type="float" office:value="11.5" table:style-name="ce143">
            <text:p>11.5</text:p>
          </table:table-cell>
          <table:table-cell office:value-type="float" office:value="15.5" table:style-name="ce143">
            <text:p>15.5</text:p>
          </table:table-cell>
          <table:table-cell office:value-type="float" office:value="27" table:style-name="ce143">
            <text:p>27.0</text:p>
          </table:table-cell>
          <table:table-cell office:value-type="float" office:value="82.9" table:style-name="ce143">
            <text:p>82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6" table:style-name="ce143">
            <text:p>8.6</text:p>
          </table:table-cell>
          <table:table-cell office:value-type="float" office:value="6" table:style-name="ce143">
            <text:p>6.0</text:p>
          </table:table-cell>
          <table:table-cell office:value-type="float" office:value="11" table:style-name="ce143">
            <text:p>11.0</text:p>
          </table:table-cell>
          <table:table-cell office:value-type="float" office:value="17" table:style-name="ce143">
            <text:p>17.0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21.9" table:style-name="ce143">
            <text:p>21.9</text:p>
          </table:table-cell>
          <table:table-cell office:value-type="float" office:value="30.5" table:style-name="ce143">
            <text:p>30.5</text:p>
          </table:table-cell>
          <table:table-cell office:value-type="float" office:value="9.9" table:style-name="ce143">
            <text:p>9.9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18.600000000000001" table:style-name="ce143">
            <text:p>18.6</text:p>
          </table:table-cell>
          <table:table-cell office:value-type="float" office:value="49.2" table:style-name="ce143">
            <text:p>49.2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8.4" table:style-name="ce143">
            <text:p>88.4</text:p>
          </table:table-cell>
          <table:table-cell office:value-type="float" office:value="42.2" table:style-name="ce143">
            <text:p>42.2</text:p>
          </table:table-cell>
          <table:table-cell office:value-type="float" office:value="70.3" table:style-name="ce143">
            <text:p>70.3</text:p>
          </table:table-cell>
          <table:table-cell office:value-type="float" office:value="112.5" table:style-name="ce143">
            <text:p>112.5</text:p>
          </table:table-cell>
          <table:table-cell office:value-type="float" office:value="0" table:style-name="ce143">
            <text:p>0.0</text:p>
          </table:table-cell>
          <table:table-cell office:value-type="float" office:value="3.9" table:style-name="ce143">
            <text:p>3.9</text:p>
          </table:table-cell>
          <table:table-cell office:value-type="float" office:value="67" table:style-name="ce143">
            <text:p>67.0</text:p>
          </table:table-cell>
          <table:table-cell office:value-type="float" office:value="71" table:style-name="ce143">
            <text:p>71.0</text:p>
          </table:table-cell>
          <table:table-cell office:value-type="float" office:value="183.5" table:style-name="ce143">
            <text:p>183.5</text:p>
          </table:table-cell>
          <table:table-cell office:value-type="float" office:value="272" table:style-name="ce143">
            <text:p>272.0</text:p>
          </table:table-cell>
          <table:table-cell office:value-type="float" office:value="56.3" table:style-name="ce143">
            <text:p>56.3</text:p>
          </table:table-cell>
          <table:table-cell office:value-type="float" office:value="89.5" table:style-name="ce143">
            <text:p>89.5</text:p>
          </table:table-cell>
          <table:table-cell office:value-type="float" office:value="145.80000000000001" table:style-name="ce143">
            <text:p>145.8</text:p>
          </table:table-cell>
          <table:table-cell office:value-type="float" office:value="417.8" table:style-name="ce143">
            <text:p>417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3" table:style-name="ce143">
            <text:p>3.3</text:p>
          </table:table-cell>
          <table:table-cell office:value-type="float" office:value="6.1" table:style-name="ce143">
            <text:p>6.1</text:p>
          </table:table-cell>
          <table:table-cell office:value-type="float" office:value="4.7" table:style-name="ce143">
            <text:p>4.7</text:p>
          </table:table-cell>
          <table:table-cell office:value-type="float" office:value="10.8" table:style-name="ce143">
            <text:p>10.8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8" table:style-name="ce143">
            <text:p>2.8</text:p>
          </table:table-cell>
          <table:table-cell office:value-type="float" office:value="3.2" table:style-name="ce143">
            <text:p>3.2</text:p>
          </table:table-cell>
          <table:table-cell office:value-type="float" office:value="14" table:style-name="ce143">
            <text:p>14.0</text:p>
          </table:table-cell>
          <table:table-cell office:value-type="float" office:value="17.3" table:style-name="ce143">
            <text:p>17.3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4.8" table:style-name="ce143">
            <text:p>4.8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27" table:style-name="ce143">
            <text:p>27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6.5" table:style-name="ce143">
            <text:p>6.5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7.7" table:style-name="ce143">
            <text:p>7.7</text:p>
          </table:table-cell>
          <table:table-cell office:value-type="float" office:value="16.5" table:style-name="ce143">
            <text:p>16.5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5" table:style-name="ce143">
            <text:p>4.5</text:p>
          </table:table-cell>
          <table:table-cell office:value-type="float" office:value="5.4" table:style-name="ce143">
            <text:p>5.4</text:p>
          </table:table-cell>
          <table:table-cell office:value-type="float" office:value="21.9" table:style-name="ce143">
            <text:p>21.9</text:p>
          </table:table-cell>
          <table:table-cell office:value-type="float" office:value="28.4" table:style-name="ce143">
            <text:p>28.4</text:p>
          </table:table-cell>
          <table:table-cell office:value-type="float" office:value="6.9" table:style-name="ce143">
            <text:p>6.9</text:p>
          </table:table-cell>
          <table:table-cell office:value-type="float" office:value="7.9" table:style-name="ce143">
            <text:p>7.9</text:p>
          </table:table-cell>
          <table:table-cell office:value-type="float" office:value="14.7" table:style-name="ce143">
            <text:p>14.7</text:p>
          </table:table-cell>
          <table:table-cell office:value-type="float" office:value="43.2" table:style-name="ce143">
            <text:p>43.2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98.2" table:style-name="ce174">
            <text:p>98.2</text:p>
          </table:table-cell>
          <table:table-cell office:value-type="float" office:value="57.1" table:style-name="ce174">
            <text:p>57.1</text:p>
          </table:table-cell>
          <table:table-cell office:value-type="float" office:value="82.7" table:style-name="ce174">
            <text:p>82.7</text:p>
          </table:table-cell>
          <table:table-cell office:value-type="float" office:value="139.80000000000001" table:style-name="ce174">
            <text:p>139.8</text:p>
          </table:table-cell>
          <table:table-cell office:value-type="float" office:value="0" table:style-name="ce174">
            <text:p>0.0</text:p>
          </table:table-cell>
          <table:table-cell office:value-type="float" office:value="5.4" table:style-name="ce174">
            <text:p>5.4</text:p>
          </table:table-cell>
          <table:table-cell office:value-type="float" office:value="74.3" table:style-name="ce174">
            <text:p>74.3</text:p>
          </table:table-cell>
          <table:table-cell office:value-type="float" office:value="79.7" table:style-name="ce174">
            <text:p>79.7</text:p>
          </table:table-cell>
          <table:table-cell office:value-type="float" office:value="219.5" table:style-name="ce174">
            <text:p>219.5</text:p>
          </table:table-cell>
          <table:table-cell office:value-type="float" office:value="317.7" table:style-name="ce174">
            <text:p>317.7</text:p>
          </table:table-cell>
          <table:table-cell office:value-type="float" office:value="68.099999999999994" table:style-name="ce174">
            <text:p>68.1</text:p>
          </table:table-cell>
          <table:table-cell office:value-type="float" office:value="102.1" table:style-name="ce174">
            <text:p>102.1</text:p>
          </table:table-cell>
          <table:table-cell office:value-type="float" office:value="170.2" table:style-name="ce174">
            <text:p>170.2</text:p>
          </table:table-cell>
          <table:table-cell office:value-type="float" office:value="487.9" table:style-name="ce174">
            <text:p>487.9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10).$A$1:TRA0203_(2010).$P$43" table:base-cell-address="TRA0203_(2010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9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9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2" table:style-name="ce143">
            <text:p>1.2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office:value-type="float" office:value="6.3" table:style-name="ce143">
            <text:p>6.3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2.9" table:style-name="ce143">
            <text:p>2.9</text:p>
          </table:table-cell>
          <table:table-cell office:value-type="float" office:value="3.9" table:style-name="ce143">
            <text:p>3.9</text:p>
          </table:table-cell>
          <table:table-cell office:value-type="float" office:value="10.1" table:style-name="ce143">
            <text:p>10.1</text:p>
          </table:table-cell>
          <table:table-cell office:value-type="float" office:value="11.3" table:style-name="ce143">
            <text:p>11.3</text:p>
          </table:table-cell>
          <table:table-cell office:value-type="float" office:value="1.7" table:style-name="ce143">
            <text:p>1.7</text:p>
          </table:table-cell>
          <table:table-cell office:value-type="float" office:value="5.5" table:style-name="ce143">
            <text:p>5.5</text:p>
          </table:table-cell>
          <table:table-cell office:value-type="float" office:value="7.2" table:style-name="ce143">
            <text:p>7.2</text:p>
          </table:table-cell>
          <table:table-cell office:value-type="float" office:value="18.5" table:style-name="ce143">
            <text:p>18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" table:style-name="ce149">
              <text:p>3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2" table:style-name="ce149">
              <text:p>7.2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1" table:formula="of:=[.C10]-[.C12]" table:style-name="ce149">
              <text:p>1.0</text:p>
            </table:table-cell>
            <table:table-cell office:value-type="float" office:value="2" table:formula="of:=[.D10]-[.D12]" table:style-name="ce149">
              <text:p>2.0</text:p>
            </table:table-cell>
            <table:table-cell office:value-type="float" office:value="2.8" table:formula="of:=[.E10]-[.E12]" table:style-name="ce149">
              <text:p>2.8</text:p>
            </table:table-cell>
            <table:table-cell office:value-type="float" office:value="4.8" table:formula="of:=[.F10]-[.F12]" table:style-name="ce149">
              <text:p>4.8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5" table:formula="of:=[.H10]-[.H12]" table:style-name="ce149">
              <text:p>0.5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999999999999997" table:formula="of:=[.J10]-[.J12]" table:style-name="ce149">
              <text:p>1.7</text:p>
            </table:table-cell>
            <table:table-cell office:value-type="float" office:value="6.3999999999999995" table:formula="of:=[.K10]-[.K12]" table:style-name="ce149">
              <text:p>6.4</text:p>
            </table:table-cell>
            <table:table-cell office:value-type="float" office:value="7.4" table:formula="of:=[.L10]-[.L12]" table:style-name="ce149">
              <text:p>7.4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5" table:formula="of:=[.N10]-[.N12]" table:style-name="ce149">
              <text:p>2.5</text:p>
            </table:table-cell>
            <table:table-cell office:value-type="float" office:value="3.9000000000000004" table:formula="of:=[.O10]-[.O12]" table:style-name="ce149">
              <text:p>3.9</text:p>
            </table:table-cell>
            <table:table-cell office:value-type="float" office:value="11.3" table:formula="of:=[.P10]-[.P12]" table:style-name="ce149">
              <text:p>11.3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8" table:style-name="ce143">
            <text:p>18.0</text:p>
          </table:table-cell>
          <table:table-cell office:value-type="float" office:value="2.2000000000000002" table:style-name="ce143">
            <text:p>2.2</text:p>
          </table:table-cell>
          <table:table-cell office:value-type="float" office:value="6.9" table:style-name="ce143">
            <text:p>6.9</text:p>
          </table:table-cell>
          <table:table-cell office:value-type="float" office:value="9.1" table:style-name="ce143">
            <text:p>9.1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5" table:style-name="ce143">
            <text:p>10.5</text:p>
          </table:table-cell>
          <table:table-cell office:value-type="float" office:value="10.8" table:style-name="ce143">
            <text:p>10.8</text:p>
          </table:table-cell>
          <table:table-cell office:value-type="float" office:value="19.899999999999999" table:style-name="ce143">
            <text:p>19.9</text:p>
          </table:table-cell>
          <table:table-cell office:value-type="float" office:value="37.9" table:style-name="ce143">
            <text:p>37.9</text:p>
          </table:table-cell>
          <table:table-cell office:value-type="float" office:value="4.5" table:style-name="ce143">
            <text:p>4.5</text:p>
          </table:table-cell>
          <table:table-cell office:value-type="float" office:value="13" table:style-name="ce143">
            <text:p>13.0</text:p>
          </table:table-cell>
          <table:table-cell office:value-type="float" office:value="17.5" table:style-name="ce143">
            <text:p>17.5</text:p>
          </table:table-cell>
          <table:table-cell office:value-type="float" office:value="55.4" table:style-name="ce143">
            <text:p>55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.1" table:style-name="ce149">
              <text:p>6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1.7" table:style-name="ce149">
              <text:p>11.7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6.2" table:style-name="ce149">
              <text:p>6.2</text:p>
            </table:table-cell>
            <table:table-cell office:value-type="float" office:value="17.899999999999999" table:style-name="ce149">
              <text:p>17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5" table:style-name="ce149">
              <text:p>1.5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7.7" table:style-name="ce149">
              <text:p>7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0.4" table:formula="of:=[.C14]-[.C16]-[.C17]" table:style-name="ce149">
              <text:p>10.4</text:p>
            </table:table-cell>
            <table:table-cell office:value-type="float" office:value="2.1" table:formula="of:=[.D14]-[.D16]-[.D17]" table:style-name="ce149">
              <text:p>2.1</text:p>
            </table:table-cell>
            <table:table-cell office:value-type="float" office:value="5.5" table:formula="of:=[.E14]-[.E16]-[.E17]" table:style-name="ce149">
              <text:p>5.5</text:p>
            </table:table-cell>
            <table:table-cell office:value-type="float" office:value="7.6000000000000005" table:formula="of:=[.F14]-[.F16]-[.F17]" table:style-name="ce149">
              <text:p>7.6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9.9999999999999978E-2" table:formula="of:=[.H14]-[.H16]-[.H17]" table:style-name="ce149">
              <text:p>0.1</text:p>
            </table:table-cell>
            <table:table-cell office:value-type="float" office:value="3.6" table:formula="of:=[.I14]-[.I16]-[.I17]" table:style-name="ce149">
              <text:p>3.6</text:p>
            </table:table-cell>
            <table:table-cell office:value-type="float" office:value="3.7" table:formula="of:=[.J14]-[.J16]-[.J17]" table:style-name="ce149">
              <text:p>3.7</text:p>
            </table:table-cell>
            <table:table-cell office:value-type="float" office:value="11.299999999999999" table:formula="of:=[.K14]-[.K16]-[.K17]" table:style-name="ce149">
              <text:p>11.3</text:p>
            </table:table-cell>
            <table:table-cell office:value-type="float" office:value="21.7" table:formula="of:=[.L14]-[.L16]-[.L17]" table:style-name="ce149">
              <text:p>21.7</text:p>
            </table:table-cell>
            <table:table-cell office:value-type="float" office:value="3.8999999999999995" table:formula="of:=[.M14]-[.M16]-[.M17]" table:style-name="ce149">
              <text:p>3.9</text:p>
            </table:table-cell>
            <table:table-cell office:value-type="float" office:value="4.3" table:formula="of:=[.N14]-[.N16]-[.N17]" table:style-name="ce149">
              <text:p>4.3</text:p>
            </table:table-cell>
            <table:table-cell office:value-type="float" office:value="8.1000000000000014" table:formula="of:=[.O14]-[.O16]-[.O17]" table:style-name="ce149">
              <text:p>8.1</text:p>
            </table:table-cell>
            <table:table-cell office:value-type="float" office:value="29.8" table:formula="of:=[.P14]-[.P16]-[.P17]" table:style-name="ce149">
              <text:p>29.8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4" table:style-name="ce143">
            <text:p>9.4</text:p>
          </table:table-cell>
          <table:table-cell office:value-type="float" office:value="3.5" table:style-name="ce143">
            <text:p>3.5</text:p>
          </table:table-cell>
          <table:table-cell office:value-type="float" office:value="6.6" table:style-name="ce143">
            <text:p>6.6</text:p>
          </table:table-cell>
          <table:table-cell office:value-type="float" office:value="10.1" table:style-name="ce143">
            <text:p>10.1</text:p>
          </table:table-cell>
          <table:table-cell office:value-type="float" office:value="0" table:style-name="ce143">
            <text:p>0.0</text:p>
          </table:table-cell>
          <table:table-cell office:value-type="float" office:value="0.2" table:style-name="ce143">
            <text:p>0.2</text:p>
          </table:table-cell>
          <table:table-cell office:value-type="float" office:value="7.1" table:style-name="ce143">
            <text:p>7.1</text:p>
          </table:table-cell>
          <table:table-cell office:value-type="float" office:value="7.3" table:style-name="ce143">
            <text:p>7.3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26.9" table:style-name="ce143">
            <text:p>26.9</text:p>
          </table:table-cell>
          <table:table-cell office:value-type="float" office:value="5.6" table:style-name="ce143">
            <text:p>5.6</text:p>
          </table:table-cell>
          <table:table-cell office:value-type="float" office:value="9.1" table:style-name="ce143">
            <text:p>9.1</text:p>
          </table:table-cell>
          <table:table-cell office:value-type="float" office:value="14.7" table:style-name="ce143">
            <text:p>14.7</text:p>
          </table:table-cell>
          <table:table-cell office:value-type="float" office:value="41.6" table:style-name="ce143">
            <text:p>41.6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6.4" table:style-name="ce149">
              <text:p>6.4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6" table:style-name="ce149">
              <text:p>2.6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9.9" table:style-name="ce149">
              <text:p>9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3" table:style-name="ce149">
              <text:p>4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2" table:style-name="ce149">
              <text:p>2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10.1" table:style-name="ce149">
              <text:p>10.1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5.3" table:style-name="ce149">
              <text:p>5.3</text:p>
            </table:table-cell>
            <table:table-cell office:value-type="float" office:value="15.5" table:style-name="ce149">
              <text:p>15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2.0000000000000009" table:formula="of:=[.C19]-[.C21]-[.C22]" table:style-name="ce149">
              <text:p>2.0</text:p>
            </table:table-cell>
            <table:table-cell office:value-type="float" office:value="2.8" table:formula="of:=[.D19]-[.D21]-[.D22]" table:style-name="ce149">
              <text:p>2.8</text:p>
            </table:table-cell>
            <table:table-cell office:value-type="float" office:value="4" table:formula="of:=[.E19]-[.E21]-[.E22]" table:style-name="ce149">
              <text:p>4.0</text:p>
            </table:table-cell>
            <table:table-cell office:value-type="float" office:value="6.7999999999999989" table:formula="of:=[.F19]-[.F21]-[.F22]" table:style-name="ce149">
              <text:p>6.8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2" table:formula="of:=[.H19]-[.H21]-[.H22]" table:style-name="ce149">
              <text:p>0.2</text:p>
            </table:table-cell>
            <table:table-cell office:value-type="float" office:value="1.2999999999999998" table:formula="of:=[.I19]-[.I21]-[.I22]" table:style-name="ce149">
              <text:p>1.3</text:p>
            </table:table-cell>
            <table:table-cell office:value-type="float" office:value="1.5" table:formula="of:=[.J19]-[.J21]-[.J22]" table:style-name="ce149">
              <text:p>1.5</text:p>
            </table:table-cell>
            <table:table-cell office:value-type="float" office:value="8.1999999999999993" table:formula="of:=[.K19]-[.K21]-[.K22]" table:style-name="ce149">
              <text:p>8.2</text:p>
            </table:table-cell>
            <table:table-cell office:value-type="float" office:value="10.4" table:formula="of:=[.L19]-[.L21]-[.L22]" table:style-name="ce149">
              <text:p>10.4</text:p>
            </table:table-cell>
            <table:table-cell office:value-type="float" office:value="3.6999999999999997" table:formula="of:=[.M19]-[.M21]-[.M22]" table:style-name="ce149">
              <text:p>3.7</text:p>
            </table:table-cell>
            <table:table-cell office:value-type="float" office:value="2.2000000000000002" table:formula="of:=[.N19]-[.N21]-[.N22]" table:style-name="ce149">
              <text:p>2.2</text:p>
            </table:table-cell>
            <table:table-cell office:value-type="float" office:value="5.8999999999999995" table:formula="of:=[.O19]-[.O21]-[.O22]" table:style-name="ce149">
              <text:p>5.9</text:p>
            </table:table-cell>
            <table:table-cell office:value-type="float" office:value="16.200000000000003" table:formula="of:=[.P19]-[.P21]-[.P22]" table:style-name="ce149">
              <text:p>16.2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5" table:style-name="ce143">
            <text:p>6.5</text:p>
          </table:table-cell>
          <table:table-cell office:value-type="float" office:value="6.1" table:style-name="ce143">
            <text:p>6.1</text:p>
          </table:table-cell>
          <table:table-cell office:value-type="float" office:value="9.6" table:style-name="ce143">
            <text:p>9.6</text:p>
          </table:table-cell>
          <table:table-cell office:value-type="float" office:value="15.7" table:style-name="ce143">
            <text:p>15.7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3" table:style-name="ce143">
            <text:p>4.3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20.6" table:style-name="ce143">
            <text:p>20.6</text:p>
          </table:table-cell>
          <table:table-cell office:value-type="float" office:value="27.1" table:style-name="ce143">
            <text:p>27.1</text:p>
          </table:table-cell>
          <table:table-cell office:value-type="float" office:value="6.9" table:style-name="ce143">
            <text:p>6.9</text:p>
          </table:table-cell>
          <table:table-cell office:value-type="float" office:value="7.2" table:style-name="ce143">
            <text:p>7.2</text:p>
          </table:table-cell>
          <table:table-cell office:value-type="float" office:value="14.1" table:style-name="ce143">
            <text:p>14.1</text:p>
          </table:table-cell>
          <table:table-cell office:value-type="float" office:value="41.2" table:style-name="ce143">
            <text:p>41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2.5" table:style-name="ce143">
            <text:p>12.5</text:p>
          </table:table-cell>
          <table:table-cell office:value-type="float" office:value="3.6" table:style-name="ce143">
            <text:p>3.6</text:p>
          </table:table-cell>
          <table:table-cell office:value-type="float" office:value="6.7" table:style-name="ce143">
            <text:p>6.7</text:p>
          </table:table-cell>
          <table:table-cell office:value-type="float" office:value="10.3" table:style-name="ce143">
            <text:p>10.3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7.3" table:style-name="ce143">
            <text:p>7.3</text:p>
          </table:table-cell>
          <table:table-cell office:value-type="float" office:value="7.9" table:style-name="ce143">
            <text:p>7.9</text:p>
          </table:table-cell>
          <table:table-cell office:value-type="float" office:value="18.2" table:style-name="ce143">
            <text:p>18.2</text:p>
          </table:table-cell>
          <table:table-cell office:value-type="float" office:value="30.6" table:style-name="ce143">
            <text:p>30.6</text:p>
          </table:table-cell>
          <table:table-cell office:value-type="float" office:value="5.5" table:style-name="ce143">
            <text:p>5.5</text:p>
          </table:table-cell>
          <table:table-cell office:value-type="float" office:value="12.1" table:style-name="ce143">
            <text:p>12.1</text:p>
          </table:table-cell>
          <table:table-cell office:value-type="float" office:value="17.5" table:style-name="ce143">
            <text:p>17.5</text:p>
          </table:table-cell>
          <table:table-cell office:value-type="float" office:value="48.2" table:style-name="ce143">
            <text:p>48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8" table:style-name="ce149">
              <text:p>2.8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7.7" table:style-name="ce149">
              <text:p>7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1" table:style-name="ce149">
              <text:p>8.1</text:p>
            </table:table-cell>
            <table:table-cell office:value-type="float" office:value="8.4" table:style-name="ce149">
              <text:p>8.4</text:p>
            </table:table-cell>
            <table:table-cell office:value-type="float" office:value="16.100000000000001" table:style-name="ce149">
              <text:p>16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.6999999999999993" table:formula="of:=[.C25]-[.C27]" table:style-name="ce149">
              <text:p>9.7</text:p>
            </table:table-cell>
            <table:table-cell office:value-type="float" office:value="3.5" table:formula="of:=[.D25]-[.D27]" table:style-name="ce149">
              <text:p>3.5</text:p>
            </table:table-cell>
            <table:table-cell office:value-type="float" office:value="6.3" table:formula="of:=[.E25]-[.E27]" table:style-name="ce149">
              <text:p>6.3</text:p>
            </table:table-cell>
            <table:table-cell office:value-type="float" office:value="9.8000000000000007" table:formula="of:=[.F25]-[.F27]" table:style-name="ce149">
              <text:p>9.8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6" table:formula="of:=[.H25]-[.H27]" table:style-name="ce149">
              <text:p>0.6</text:p>
            </table:table-cell>
            <table:table-cell office:value-type="float" office:value="2.8999999999999995" table:formula="of:=[.I25]-[.I27]" table:style-name="ce149">
              <text:p>2.9</text:p>
            </table:table-cell>
            <table:table-cell office:value-type="float" office:value="3.5" table:formula="of:=[.J25]-[.J27]" table:style-name="ce149">
              <text:p>3.5</text:p>
            </table:table-cell>
            <table:table-cell office:value-type="float" office:value="13.299999999999999" table:formula="of:=[.K25]-[.K27]" table:style-name="ce149">
              <text:p>13.3</text:p>
            </table:table-cell>
            <table:table-cell office:value-type="float" office:value="22.900000000000002" table:formula="of:=[.L25]-[.L27]" table:style-name="ce149">
              <text:p>22.9</text:p>
            </table:table-cell>
            <table:table-cell office:value-type="float" office:value="5.2" table:formula="of:=[.M25]-[.M27]" table:style-name="ce149">
              <text:p>5.2</text:p>
            </table:table-cell>
            <table:table-cell office:value-type="float" office:value="4" table:formula="of:=[.N25]-[.N27]" table:style-name="ce149">
              <text:p>4.0</text:p>
            </table:table-cell>
            <table:table-cell office:value-type="float" office:value="9.1" table:formula="of:=[.O25]-[.O27]" table:style-name="ce149">
              <text:p>9.1</text:p>
            </table:table-cell>
            <table:table-cell office:value-type="float" office:value="32.1" table:formula="of:=[.P25]-[.P27]" table:style-name="ce149">
              <text:p>32.1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5" table:style-name="ce143">
            <text:p>8.5</text:p>
          </table:table-cell>
          <table:table-cell office:value-type="float" office:value="9.4" table:style-name="ce143">
            <text:p>9.4</text:p>
          </table:table-cell>
          <table:table-cell office:value-type="float" office:value="11.2" table:style-name="ce143">
            <text:p>11.2</text:p>
          </table:table-cell>
          <table:table-cell office:value-type="float" office:value="20.6" table:style-name="ce143">
            <text:p>20.6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5" table:style-name="ce143">
            <text:p>5.0</text:p>
          </table:table-cell>
          <table:table-cell office:value-type="float" office:value="5.4" table:style-name="ce143">
            <text:p>5.4</text:p>
          </table:table-cell>
          <table:table-cell office:value-type="float" office:value="26" table:style-name="ce143">
            <text:p>26.0</text:p>
          </table:table-cell>
          <table:table-cell office:value-type="float" office:value="34.6" table:style-name="ce143">
            <text:p>34.6</text:p>
          </table:table-cell>
          <table:table-cell office:value-type="float" office:value="10.7" table:style-name="ce143">
            <text:p>10.7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20.9" table:style-name="ce143">
            <text:p>20.9</text:p>
          </table:table-cell>
          <table:table-cell office:value-type="float" office:value="55.5" table:style-name="ce143">
            <text:p>55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999999999999998" table:style-name="ce143">
            <text:p>2.3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17.2" table:style-name="ce143">
            <text:p>17.2</text:p>
          </table:table-cell>
          <table:table-cell office:value-type="float" office:value="19.5" table:style-name="ce143">
            <text:p>19.5</text:p>
          </table:table-cell>
          <table:table-cell office:value-type="float" office:value="0.1" table:style-name="ce143">
            <text:p>0.1</text:p>
          </table:table-cell>
          <table:table-cell office:value-type="float" office:value="10.5" table:style-name="ce143">
            <text:p>10.5</text:p>
          </table:table-cell>
          <table:table-cell office:value-type="float" office:value="10.6" table:style-name="ce143">
            <text:p>10.6</text:p>
          </table:table-cell>
          <table:table-cell office:value-type="float" office:value="30.1" table:style-name="ce143">
            <text:p>30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4" table:style-name="ce143">
            <text:p>22.4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4.9" table:style-name="ce143">
            <text:p>14.9</text:p>
          </table:table-cell>
          <table:table-cell office:value-type="float" office:value="24.3" table:style-name="ce143">
            <text:p>24.3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9.4" table:style-name="ce143">
            <text:p>9.4</text:p>
          </table:table-cell>
          <table:table-cell office:value-type="float" office:value="9.9" table:style-name="ce143">
            <text:p>9.9</text:p>
          </table:table-cell>
          <table:table-cell office:value-type="float" office:value="34.200000000000003" table:style-name="ce143">
            <text:p>34.2</text:p>
          </table:table-cell>
          <table:table-cell office:value-type="float" office:value="56.6" table:style-name="ce143">
            <text:p>56.6</text:p>
          </table:table-cell>
          <table:table-cell office:value-type="float" office:value="11.5" table:style-name="ce143">
            <text:p>11.5</text:p>
          </table:table-cell>
          <table:table-cell office:value-type="float" office:value="16.100000000000001" table:style-name="ce143">
            <text:p>16.1</text:p>
          </table:table-cell>
          <table:table-cell office:value-type="float" office:value="27.6" table:style-name="ce143">
            <text:p>27.6</text:p>
          </table:table-cell>
          <table:table-cell office:value-type="float" office:value="84.1" table:style-name="ce143">
            <text:p>84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6999999999999993" table:style-name="ce143">
            <text:p>8.7</text:p>
          </table:table-cell>
          <table:table-cell office:value-type="float" office:value="6" table:style-name="ce143">
            <text:p>6.0</text:p>
          </table:table-cell>
          <table:table-cell office:value-type="float" office:value="11.2" table:style-name="ce143">
            <text:p>11.2</text:p>
          </table:table-cell>
          <table:table-cell office:value-type="float" office:value="17.2" table:style-name="ce143">
            <text:p>17.2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7" table:style-name="ce143">
            <text:p>4.7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22.2" table:style-name="ce143">
            <text:p>22.2</text:p>
          </table:table-cell>
          <table:table-cell office:value-type="float" office:value="31" table:style-name="ce143">
            <text:p>31.0</text:p>
          </table:table-cell>
          <table:table-cell office:value-type="float" office:value="9.9" table:style-name="ce143">
            <text:p>9.9</text:p>
          </table:table-cell>
          <table:table-cell office:value-type="float" office:value="9.1" table:style-name="ce143">
            <text:p>9.1</text:p>
          </table:table-cell>
          <table:table-cell office:value-type="float" office:value="19" table:style-name="ce143">
            <text:p>19.0</text:p>
          </table:table-cell>
          <table:table-cell office:value-type="float" office:value="49.9" table:style-name="ce143">
            <text:p>49.9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9.5" table:style-name="ce143">
            <text:p>89.5</text:p>
          </table:table-cell>
          <table:table-cell office:value-type="float" office:value="43" table:style-name="ce143">
            <text:p>43.0</text:p>
          </table:table-cell>
          <table:table-cell office:value-type="float" office:value="71.099999999999994" table:style-name="ce143">
            <text:p>71.1</text:p>
          </table:table-cell>
          <table:table-cell office:value-type="float" office:value="114.2" table:style-name="ce143">
            <text:p>114.2</text:p>
          </table:table-cell>
          <table:table-cell office:value-type="float" office:value="0" table:style-name="ce143">
            <text:p>0.0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67.599999999999994" table:style-name="ce143">
            <text:p>67.6</text:p>
          </table:table-cell>
          <table:table-cell office:value-type="float" office:value="71.7" table:style-name="ce143">
            <text:p>71.7</text:p>
          </table:table-cell>
          <table:table-cell office:value-type="float" office:value="185.9" table:style-name="ce143">
            <text:p>185.9</text:p>
          </table:table-cell>
          <table:table-cell office:value-type="float" office:value="275.3" table:style-name="ce143">
            <text:p>275.3</text:p>
          </table:table-cell>
          <table:table-cell office:value-type="float" office:value="56.4" table:style-name="ce143">
            <text:p>56.4</text:p>
          </table:table-cell>
          <table:table-cell office:value-type="float" office:value="92.7" table:style-name="ce143">
            <text:p>92.7</text:p>
          </table:table-cell>
          <table:table-cell office:value-type="float" office:value="149.1" table:style-name="ce143">
            <text:p>149.1</text:p>
          </table:table-cell>
          <table:table-cell office:value-type="float" office:value="424.4" table:style-name="ce143">
            <text:p>424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4" table:style-name="ce143">
            <text:p>3.4</text:p>
          </table:table-cell>
          <table:table-cell office:value-type="float" office:value="6.2" table:style-name="ce143">
            <text:p>6.2</text:p>
          </table:table-cell>
          <table:table-cell office:value-type="float" office:value="4.8" table:style-name="ce143">
            <text:p>4.8</text:p>
          </table:table-cell>
          <table:table-cell office:value-type="float" office:value="11" table:style-name="ce143">
            <text:p>11.0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8" table:style-name="ce143">
            <text:p>2.8</text:p>
          </table:table-cell>
          <table:table-cell office:value-type="float" office:value="3.3" table:style-name="ce143">
            <text:p>3.3</text:p>
          </table:table-cell>
          <table:table-cell office:value-type="float" office:value="14.3" table:style-name="ce143">
            <text:p>14.3</text:p>
          </table:table-cell>
          <table:table-cell office:value-type="float" office:value="17.600000000000001" table:style-name="ce143">
            <text:p>17.6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9.9" table:style-name="ce143">
            <text:p>9.9</text:p>
          </table:table-cell>
          <table:table-cell office:value-type="float" office:value="27.5" table:style-name="ce143">
            <text:p>27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6.6" table:style-name="ce143">
            <text:p>6.6</text:p>
          </table:table-cell>
          <table:table-cell office:value-type="float" office:value="9" table:style-name="ce143">
            <text:p>9.0</text:p>
          </table:table-cell>
          <table:table-cell office:value-type="float" office:value="7.9" table:style-name="ce143">
            <text:p>7.9</text:p>
          </table:table-cell>
          <table:table-cell office:value-type="float" office:value="16.8" table:style-name="ce143">
            <text:p>16.8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4.5" table:style-name="ce143">
            <text:p>4.5</text:p>
          </table:table-cell>
          <table:table-cell office:value-type="float" office:value="5.5" table:style-name="ce143">
            <text:p>5.5</text:p>
          </table:table-cell>
          <table:table-cell office:value-type="float" office:value="22.3" table:style-name="ce143">
            <text:p>22.3</text:p>
          </table:table-cell>
          <table:table-cell office:value-type="float" office:value="28.9" table:style-name="ce143">
            <text:p>28.9</text:p>
          </table:table-cell>
          <table:table-cell office:value-type="float" office:value="6.9" table:style-name="ce143">
            <text:p>6.9</text:p>
          </table:table-cell>
          <table:table-cell office:value-type="float" office:value="8.1" table:style-name="ce143">
            <text:p>8.1</text:p>
          </table:table-cell>
          <table:table-cell office:value-type="float" office:value="15" table:style-name="ce143">
            <text:p>15.0</text:p>
          </table:table-cell>
          <table:table-cell office:value-type="float" office:value="43.9" table:style-name="ce143">
            <text:p>43.9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99.5" table:style-name="ce174">
            <text:p>99.5</text:p>
          </table:table-cell>
          <table:table-cell office:value-type="float" office:value="58.1" table:style-name="ce174">
            <text:p>58.1</text:p>
          </table:table-cell>
          <table:table-cell office:value-type="float" office:value="83.8" table:style-name="ce174">
            <text:p>83.8</text:p>
          </table:table-cell>
          <table:table-cell office:value-type="float" office:value="142" table:style-name="ce174">
            <text:p>142.0</text:p>
          </table:table-cell>
          <table:table-cell office:value-type="float" office:value="0" table:style-name="ce174">
            <text:p>0.0</text:p>
          </table:table-cell>
          <table:table-cell office:value-type="float" office:value="5.5" table:style-name="ce174">
            <text:p>5.5</text:p>
          </table:table-cell>
          <table:table-cell office:value-type="float" office:value="75" table:style-name="ce174">
            <text:p>75.0</text:p>
          </table:table-cell>
          <table:table-cell office:value-type="float" office:value="80.400000000000006" table:style-name="ce174">
            <text:p>80.4</text:p>
          </table:table-cell>
          <table:table-cell office:value-type="float" office:value="222.4" table:style-name="ce174">
            <text:p>222.4</text:p>
          </table:table-cell>
          <table:table-cell office:value-type="float" office:value="321.89999999999998" table:style-name="ce174">
            <text:p>321.9</text:p>
          </table:table-cell>
          <table:table-cell office:value-type="float" office:value="68.3" table:style-name="ce174">
            <text:p>68.3</text:p>
          </table:table-cell>
          <table:table-cell office:value-type="float" office:value="105.7" table:style-name="ce174">
            <text:p>105.7</text:p>
          </table:table-cell>
          <table:table-cell office:value-type="float" office:value="174" table:style-name="ce174">
            <text:p>174.0</text:p>
          </table:table-cell>
          <table:table-cell office:value-type="float" office:value="495.8" table:style-name="ce174">
            <text:p>495.8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9).$A$1:TRA0203_(2009).$P$43" table:base-cell-address="TRA0203_(2009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8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8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2" table:style-name="ce143">
            <text:p>1.2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office:value-type="float" office:value="6.3" table:style-name="ce143">
            <text:p>6.3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2.9" table:style-name="ce143">
            <text:p>2.9</text:p>
          </table:table-cell>
          <table:table-cell office:value-type="float" office:value="3.9" table:style-name="ce143">
            <text:p>3.9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1.4" table:style-name="ce143">
            <text:p>11.4</text:p>
          </table:table-cell>
          <table:table-cell office:value-type="float" office:value="1.7" table:style-name="ce143">
            <text:p>1.7</text:p>
          </table:table-cell>
          <table:table-cell office:value-type="float" office:value="5.6" table:style-name="ce143">
            <text:p>5.6</text:p>
          </table:table-cell>
          <table:table-cell office:value-type="float" office:value="7.3" table:style-name="ce143">
            <text:p>7.3</text:p>
          </table:table-cell>
          <table:table-cell office:value-type="float" office:value="18.7" table:style-name="ce143">
            <text:p>18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3" table:style-name="ce149">
              <text:p>7.3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1" table:formula="of:=[.C10]-[.C12]" table:style-name="ce149">
              <text:p>1.0</text:p>
            </table:table-cell>
            <table:table-cell office:value-type="float" office:value="2" table:formula="of:=[.D10]-[.D12]" table:style-name="ce149">
              <text:p>2.0</text:p>
            </table:table-cell>
            <table:table-cell office:value-type="float" office:value="2.8" table:formula="of:=[.E10]-[.E12]" table:style-name="ce149">
              <text:p>2.8</text:p>
            </table:table-cell>
            <table:table-cell office:value-type="float" office:value="4.8" table:formula="of:=[.F10]-[.F12]" table:style-name="ce149">
              <text:p>4.8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5" table:formula="of:=[.H10]-[.H12]" table:style-name="ce149">
              <text:p>0.5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999999999999997" table:formula="of:=[.J10]-[.J12]" table:style-name="ce149">
              <text:p>1.7</text:p>
            </table:table-cell>
            <table:table-cell office:value-type="float" office:value="6.4999999999999991" table:formula="of:=[.K10]-[.K12]" table:style-name="ce149">
              <text:p>6.5</text:p>
            </table:table-cell>
            <table:table-cell office:value-type="float" office:value="7.5" table:formula="of:=[.L10]-[.L12]" table:style-name="ce149">
              <text:p>7.5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4999999999999996" table:formula="of:=[.N10]-[.N12]" table:style-name="ce149">
              <text:p>2.5</text:p>
            </table:table-cell>
            <table:table-cell office:value-type="float" office:value="4" table:formula="of:=[.O10]-[.O12]" table:style-name="ce149">
              <text:p>4.0</text:p>
            </table:table-cell>
            <table:table-cell office:value-type="float" office:value="11.399999999999999" table:formula="of:=[.P10]-[.P12]" table:style-name="ce149">
              <text:p>11.4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7.899999999999999" table:style-name="ce143">
            <text:p>17.9</text:p>
          </table:table-cell>
          <table:table-cell office:value-type="float" office:value="2.2000000000000002" table:style-name="ce143">
            <text:p>2.2</text:p>
          </table:table-cell>
          <table:table-cell office:value-type="float" office:value="7" table:style-name="ce143">
            <text:p>7.0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4" table:style-name="ce143">
            <text:p>10.4</text:p>
          </table:table-cell>
          <table:table-cell office:value-type="float" office:value="10.7" table:style-name="ce143">
            <text:p>10.7</text:p>
          </table:table-cell>
          <table:table-cell office:value-type="float" office:value="19.899999999999999" table:style-name="ce143">
            <text:p>19.9</text:p>
          </table:table-cell>
          <table:table-cell office:value-type="float" office:value="37.700000000000003" table:style-name="ce143">
            <text:p>37.7</text:p>
          </table:table-cell>
          <table:table-cell office:value-type="float" office:value="4.7" table:style-name="ce143">
            <text:p>4.7</text:p>
          </table:table-cell>
          <table:table-cell office:value-type="float" office:value="13.2" table:style-name="ce143">
            <text:p>13.2</text:p>
          </table:table-cell>
          <table:table-cell office:value-type="float" office:value="17.8" table:style-name="ce143">
            <text:p>17.8</text:p>
          </table:table-cell>
          <table:table-cell office:value-type="float" office:value="55.6" table:style-name="ce143">
            <text:p>55.6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" table:style-name="ce149">
              <text:p>6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1.6" table:style-name="ce149">
              <text:p>11.6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6.3" table:style-name="ce149">
              <text:p>6.3</text:p>
            </table:table-cell>
            <table:table-cell office:value-type="float" office:value="17.899999999999999" table:style-name="ce149">
              <text:p>17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5" table:style-name="ce149">
              <text:p>1.5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8" table:style-name="ce149">
              <text:p>7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0.399999999999999" table:formula="of:=[.C14]-[.C16]-[.C17]" table:style-name="ce149">
              <text:p>10.4</text:p>
            </table:table-cell>
            <table:table-cell office:value-type="float" office:value="2" table:formula="of:=[.D14]-[.D16]-[.D17]" table:style-name="ce149">
              <text:p>2.0</text:p>
            </table:table-cell>
            <table:table-cell office:value-type="float" office:value="5.6" table:formula="of:=[.E14]-[.E16]-[.E17]" table:style-name="ce149">
              <text:p>5.6</text:p>
            </table:table-cell>
            <table:table-cell office:value-type="float" office:value="7.7" table:formula="of:=[.F14]-[.F16]-[.F17]" table:style-name="ce149">
              <text:p>7.7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9.9999999999999978E-2" table:formula="of:=[.H14]-[.H16]-[.H17]" table:style-name="ce149">
              <text:p>0.1</text:p>
            </table:table-cell>
            <table:table-cell office:value-type="float" office:value="3.5000000000000004" table:formula="of:=[.I14]-[.I16]-[.I17]" table:style-name="ce149">
              <text:p>3.5</text:p>
            </table:table-cell>
            <table:table-cell office:value-type="float" office:value="3.5999999999999988" table:formula="of:=[.J14]-[.J16]-[.J17]" table:style-name="ce149">
              <text:p>3.6</text:p>
            </table:table-cell>
            <table:table-cell office:value-type="float" office:value="11.299999999999999" table:formula="of:=[.K14]-[.K16]-[.K17]" table:style-name="ce149">
              <text:p>11.3</text:p>
            </table:table-cell>
            <table:table-cell office:value-type="float" office:value="21.5" table:formula="of:=[.L14]-[.L16]-[.L17]" table:style-name="ce149">
              <text:p>21.5</text:p>
            </table:table-cell>
            <table:table-cell office:value-type="float" office:value="4.0999999999999996" table:formula="of:=[.M14]-[.M16]-[.M17]" table:style-name="ce149">
              <text:p>4.1</text:p>
            </table:table-cell>
            <table:table-cell office:value-type="float" office:value="4.3999999999999995" table:formula="of:=[.N14]-[.N16]-[.N17]" table:style-name="ce149">
              <text:p>4.4</text:p>
            </table:table-cell>
            <table:table-cell office:value-type="float" office:value="8.1999999999999993" table:formula="of:=[.O14]-[.O16]-[.O17]" table:style-name="ce149">
              <text:p>8.2</text:p>
            </table:table-cell>
            <table:table-cell office:value-type="float" office:value="29.900000000000002" table:formula="of:=[.P14]-[.P16]-[.P17]" table:style-name="ce149">
              <text:p>29.9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6999999999999993" table:style-name="ce143">
            <text:p>9.7</text:p>
          </table:table-cell>
          <table:table-cell office:value-type="float" office:value="3.6" table:style-name="ce143">
            <text:p>3.6</text:p>
          </table:table-cell>
          <table:table-cell office:value-type="float" office:value="6.6" table:style-name="ce143">
            <text:p>6.6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0" table:style-name="ce143">
            <text:p>0.0</text:p>
          </table:table-cell>
          <table:table-cell office:value-type="float" office:value="0.2" table:style-name="ce143">
            <text:p>0.2</text:p>
          </table:table-cell>
          <table:table-cell office:value-type="float" office:value="7" table:style-name="ce143">
            <text:p>7.0</text:p>
          </table:table-cell>
          <table:table-cell office:value-type="float" office:value="7.3" table:style-name="ce143">
            <text:p>7.3</text:p>
          </table:table-cell>
          <table:table-cell office:value-type="float" office:value="17.5" table:style-name="ce143">
            <text:p>17.5</text:p>
          </table:table-cell>
          <table:table-cell office:value-type="float" office:value="27.1" table:style-name="ce143">
            <text:p>27.1</text:p>
          </table:table-cell>
          <table:table-cell office:value-type="float" office:value="5.8" table:style-name="ce143">
            <text:p>5.8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5" table:style-name="ce143">
            <text:p>15.0</text:p>
          </table:table-cell>
          <table:table-cell office:value-type="float" office:value="42.2" table:style-name="ce143">
            <text:p>42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6.4" table:style-name="ce149">
              <text:p>6.4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2.7" table:style-name="ce149">
              <text:p>2.7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10" table:style-name="ce149">
              <text:p>10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5" table:style-name="ce149">
              <text:p>4.5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2" table:style-name="ce149">
              <text:p>2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10.3" table:style-name="ce149">
              <text:p>10.3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5.5" table:style-name="ce149">
              <text:p>5.5</text:p>
            </table:table-cell>
            <table:table-cell office:value-type="float" office:value="15.8" table:style-name="ce149">
              <text:p>15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2.0999999999999996" table:formula="of:=[.C19]-[.C21]-[.C22]" table:style-name="ce149">
              <text:p>2.1</text:p>
            </table:table-cell>
            <table:table-cell office:value-type="float" office:value="2.9" table:formula="of:=[.D19]-[.D21]-[.D22]" table:style-name="ce149">
              <text:p>2.9</text:p>
            </table:table-cell>
            <table:table-cell office:value-type="float" office:value="4" table:formula="of:=[.E19]-[.E21]-[.E22]" table:style-name="ce149">
              <text:p>4.0</text:p>
            </table:table-cell>
            <table:table-cell office:value-type="float" office:value="6.8999999999999986" table:formula="of:=[.F19]-[.F21]-[.F22]" table:style-name="ce149">
              <text:p>6.9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2" table:formula="of:=[.H19]-[.H21]-[.H22]" table:style-name="ce149">
              <text:p>0.2</text:p>
            </table:table-cell>
            <table:table-cell office:value-type="float" office:value="1.2000000000000002" table:formula="of:=[.I19]-[.I21]-[.I22]" table:style-name="ce149">
              <text:p>1.2</text:p>
            </table:table-cell>
            <table:table-cell office:value-type="float" office:value="1.5" table:formula="of:=[.J19]-[.J21]-[.J22]" table:style-name="ce149">
              <text:p>1.5</text:p>
            </table:table-cell>
            <table:table-cell office:value-type="float" office:value="8.3000000000000007" table:formula="of:=[.K19]-[.K21]-[.K22]" table:style-name="ce149">
              <text:p>8.3</text:p>
            </table:table-cell>
            <table:table-cell office:value-type="float" office:value="10.400000000000002" table:formula="of:=[.L19]-[.L21]-[.L22]" table:style-name="ce149">
              <text:p>10.4</text:p>
            </table:table-cell>
            <table:table-cell office:value-type="float" office:value="3.7999999999999994" table:formula="of:=[.M19]-[.M21]-[.M22]" table:style-name="ce149">
              <text:p>3.8</text:p>
            </table:table-cell>
            <table:table-cell office:value-type="float" office:value="2.1999999999999993" table:formula="of:=[.N19]-[.N21]-[.N22]" table:style-name="ce149">
              <text:p>2.2</text:p>
            </table:table-cell>
            <table:table-cell office:value-type="float" office:value="5.9" table:formula="of:=[.O19]-[.O21]-[.O22]" table:style-name="ce149">
              <text:p>5.9</text:p>
            </table:table-cell>
            <table:table-cell office:value-type="float" office:value="16.400000000000002" table:formula="of:=[.P19]-[.P21]-[.P22]" table:style-name="ce149">
              <text:p>16.4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6" table:style-name="ce143">
            <text:p>6.6</text:p>
          </table:table-cell>
          <table:table-cell office:value-type="float" office:value="6.1" table:style-name="ce143">
            <text:p>6.1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5.8" table:style-name="ce143">
            <text:p>15.8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3" table:style-name="ce143">
            <text:p>4.3</text:p>
          </table:table-cell>
          <table:table-cell office:value-type="float" office:value="4.8" table:style-name="ce143">
            <text:p>4.8</text:p>
          </table:table-cell>
          <table:table-cell office:value-type="float" office:value="20.7" table:style-name="ce143">
            <text:p>20.7</text:p>
          </table:table-cell>
          <table:table-cell office:value-type="float" office:value="27.2" table:style-name="ce143">
            <text:p>27.2</text:p>
          </table:table-cell>
          <table:table-cell office:value-type="float" office:value="7" table:style-name="ce143">
            <text:p>7.0</text:p>
          </table:table-cell>
          <table:table-cell office:value-type="float" office:value="7.3" table:style-name="ce143">
            <text:p>7.3</text:p>
          </table:table-cell>
          <table:table-cell office:value-type="float" office:value="14.4" table:style-name="ce143">
            <text:p>14.4</text:p>
          </table:table-cell>
          <table:table-cell office:value-type="float" office:value="41.6" table:style-name="ce143">
            <text:p>41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2.7" table:style-name="ce143">
            <text:p>12.7</text:p>
          </table:table-cell>
          <table:table-cell office:value-type="float" office:value="3.9" table:style-name="ce143">
            <text:p>3.9</text:p>
          </table:table-cell>
          <table:table-cell office:value-type="float" office:value="6.5" table:style-name="ce143">
            <text:p>6.5</text:p>
          </table:table-cell>
          <table:table-cell office:value-type="float" office:value="10.4" table:style-name="ce143">
            <text:p>10.4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7.1" table:style-name="ce143">
            <text:p>7.1</text:p>
          </table:table-cell>
          <table:table-cell office:value-type="float" office:value="7.8" table:style-name="ce143">
            <text:p>7.8</text:p>
          </table:table-cell>
          <table:table-cell office:value-type="float" office:value="18.2" table:style-name="ce143">
            <text:p>18.2</text:p>
          </table:table-cell>
          <table:table-cell office:value-type="float" office:value="30.9" table:style-name="ce143">
            <text:p>30.9</text:p>
          </table:table-cell>
          <table:table-cell office:value-type="float" office:value="5.6" table:style-name="ce143">
            <text:p>5.6</text:p>
          </table:table-cell>
          <table:table-cell office:value-type="float" office:value="12.3" table:style-name="ce143">
            <text:p>12.3</text:p>
          </table:table-cell>
          <table:table-cell office:value-type="float" office:value="17.899999999999999" table:style-name="ce143">
            <text:p>17.9</text:p>
          </table:table-cell>
          <table:table-cell office:value-type="float" office:value="48.8" table:style-name="ce143">
            <text:p>48.8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9" table:style-name="ce149">
              <text:p>2.9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7.7" table:style-name="ce149">
              <text:p>7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3000000000000007" table:style-name="ce149">
              <text:p>8.3</text:p>
            </table:table-cell>
            <table:table-cell office:value-type="float" office:value="8.6" table:style-name="ce149">
              <text:p>8.6</text:p>
            </table:table-cell>
            <table:table-cell office:value-type="float" office:value="16.2" table:style-name="ce149">
              <text:p>16.2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.7999999999999989" table:formula="of:=[.C25]-[.C27]" table:style-name="ce149">
              <text:p>9.8</text:p>
            </table:table-cell>
            <table:table-cell office:value-type="float" office:value="3.6999999999999997" table:formula="of:=[.D25]-[.D27]" table:style-name="ce149">
              <text:p>3.7</text:p>
            </table:table-cell>
            <table:table-cell office:value-type="float" office:value="6.2" table:formula="of:=[.E25]-[.E27]" table:style-name="ce149">
              <text:p>6.2</text:p>
            </table:table-cell>
            <table:table-cell office:value-type="float" office:value="9.9" table:formula="of:=[.F25]-[.F27]" table:style-name="ce149">
              <text:p>9.9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7" table:formula="of:=[.H25]-[.H27]" table:style-name="ce149">
              <text:p>0.7</text:p>
            </table:table-cell>
            <table:table-cell office:value-type="float" office:value="2.8" table:formula="of:=[.I25]-[.I27]" table:style-name="ce149">
              <text:p>2.8</text:p>
            </table:table-cell>
            <table:table-cell office:value-type="float" office:value="3.5" table:formula="of:=[.J25]-[.J27]" table:style-name="ce149">
              <text:p>3.5</text:p>
            </table:table-cell>
            <table:table-cell office:value-type="float" office:value="13.399999999999999" table:formula="of:=[.K25]-[.K27]" table:style-name="ce149">
              <text:p>13.4</text:p>
            </table:table-cell>
            <table:table-cell office:value-type="float" office:value="23.2" table:formula="of:=[.L25]-[.L27]" table:style-name="ce149">
              <text:p>23.2</text:p>
            </table:table-cell>
            <table:table-cell office:value-type="float" office:value="5.3" table:formula="of:=[.M25]-[.M27]" table:style-name="ce149">
              <text:p>5.3</text:p>
            </table:table-cell>
            <table:table-cell office:value-type="float" office:value="4" table:formula="of:=[.N25]-[.N27]" table:style-name="ce149">
              <text:p>4.0</text:p>
            </table:table-cell>
            <table:table-cell office:value-type="float" office:value="9.2999999999999989" table:formula="of:=[.O25]-[.O27]" table:style-name="ce149">
              <text:p>9.3</text:p>
            </table:table-cell>
            <table:table-cell office:value-type="float" office:value="32.599999999999994" table:formula="of:=[.P25]-[.P27]" table:style-name="ce149">
              <text:p>32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4" table:style-name="ce143">
            <text:p>8.4</text:p>
          </table:table-cell>
          <table:table-cell office:value-type="float" office:value="9.4" table:style-name="ce143">
            <text:p>9.4</text:p>
          </table:table-cell>
          <table:table-cell office:value-type="float" office:value="11.2" table:style-name="ce143">
            <text:p>11.2</text:p>
          </table:table-cell>
          <table:table-cell office:value-type="float" office:value="20.7" table:style-name="ce143">
            <text:p>20.7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3" table:style-name="ce143">
            <text:p>5.3</text:p>
          </table:table-cell>
          <table:table-cell office:value-type="float" office:value="26" table:style-name="ce143">
            <text:p>26.0</text:p>
          </table:table-cell>
          <table:table-cell office:value-type="float" office:value="34.4" table:style-name="ce143">
            <text:p>34.4</text:p>
          </table:table-cell>
          <table:table-cell office:value-type="float" office:value="11.1" table:style-name="ce143">
            <text:p>11.1</text:p>
          </table:table-cell>
          <table:table-cell office:value-type="float" office:value="10.3" table:style-name="ce143">
            <text:p>10.3</text:p>
          </table:table-cell>
          <table:table-cell office:value-type="float" office:value="21.4" table:style-name="ce143">
            <text:p>21.4</text:p>
          </table:table-cell>
          <table:table-cell office:value-type="float" office:value="55.8" table:style-name="ce143">
            <text:p>55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000000000000002" table:style-name="ce143">
            <text:p>2.2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17.2" table:style-name="ce143">
            <text:p>17.2</text:p>
          </table:table-cell>
          <table:table-cell office:value-type="float" office:value="19.5" table:style-name="ce143">
            <text:p>19.5</text:p>
          </table:table-cell>
          <table:table-cell office:value-type="float" office:value="0.1" table:style-name="ce143">
            <text:p>0.1</text:p>
          </table:table-cell>
          <table:table-cell office:value-type="float" office:value="10.6" table:style-name="ce143">
            <text:p>10.6</text:p>
          </table:table-cell>
          <table:table-cell office:value-type="float" office:value="10.8" table:style-name="ce143">
            <text:p>10.8</text:p>
          </table:table-cell>
          <table:table-cell office:value-type="float" office:value="30.3" table:style-name="ce143">
            <text:p>30.3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4" table:style-name="ce143">
            <text:p>22.4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5.3" table:style-name="ce143">
            <text:p>15.3</text:p>
          </table:table-cell>
          <table:table-cell office:value-type="float" office:value="24.6" table:style-name="ce143">
            <text:p>24.6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9.9" table:style-name="ce143">
            <text:p>9.9</text:p>
          </table:table-cell>
          <table:table-cell office:value-type="float" office:value="34.6" table:style-name="ce143">
            <text:p>34.6</text:p>
          </table:table-cell>
          <table:table-cell office:value-type="float" office:value="57" table:style-name="ce143">
            <text:p>57.0</text:p>
          </table:table-cell>
          <table:table-cell office:value-type="float" office:value="11.8" table:style-name="ce143">
            <text:p>11.8</text:p>
          </table:table-cell>
          <table:table-cell office:value-type="float" office:value="16.3" table:style-name="ce143">
            <text:p>16.3</text:p>
          </table:table-cell>
          <table:table-cell office:value-type="float" office:value="28" table:style-name="ce143">
            <text:p>28.0</text:p>
          </table:table-cell>
          <table:table-cell office:value-type="float" office:value="85" table:style-name="ce143">
            <text:p>85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9" table:style-name="ce143">
            <text:p>8.9</text:p>
          </table:table-cell>
          <table:table-cell office:value-type="float" office:value="6" table:style-name="ce143">
            <text:p>6.0</text:p>
          </table:table-cell>
          <table:table-cell office:value-type="float" office:value="11.2" table:style-name="ce143">
            <text:p>11.2</text:p>
          </table:table-cell>
          <table:table-cell office:value-type="float" office:value="17.2" table:style-name="ce143">
            <text:p>17.2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7" table:style-name="ce143">
            <text:p>4.7</text:p>
          </table:table-cell>
          <table:table-cell office:value-type="float" office:value="5" table:style-name="ce143">
            <text:p>5.0</text:p>
          </table:table-cell>
          <table:table-cell office:value-type="float" office:value="22.2" table:style-name="ce143">
            <text:p>22.2</text:p>
          </table:table-cell>
          <table:table-cell office:value-type="float" office:value="31.2" table:style-name="ce143">
            <text:p>31.2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9.399999999999999" table:style-name="ce143">
            <text:p>19.4</text:p>
          </table:table-cell>
          <table:table-cell office:value-type="float" office:value="50.6" table:style-name="ce143">
            <text:p>50.6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90" table:style-name="ce143">
            <text:p>90.0</text:p>
          </table:table-cell>
          <table:table-cell office:value-type="float" office:value="43.6" table:style-name="ce143">
            <text:p>43.6</text:p>
          </table:table-cell>
          <table:table-cell office:value-type="float" office:value="71.599999999999994" table:style-name="ce143">
            <text:p>71.6</text:p>
          </table:table-cell>
          <table:table-cell office:value-type="float" office:value="115.1" table:style-name="ce143">
            <text:p>115.1</text:p>
          </table:table-cell>
          <table:table-cell office:value-type="float" office:value="0" table:style-name="ce143">
            <text:p>0.0</text:p>
          </table:table-cell>
          <table:table-cell office:value-type="float" office:value="4" table:style-name="ce143">
            <text:p>4.0</text:p>
          </table:table-cell>
          <table:table-cell office:value-type="float" office:value="67.3" table:style-name="ce143">
            <text:p>67.3</text:p>
          </table:table-cell>
          <table:table-cell office:value-type="float" office:value="71.3" table:style-name="ce143">
            <text:p>71.3</text:p>
          </table:table-cell>
          <table:table-cell office:value-type="float" office:value="186.4" table:style-name="ce143">
            <text:p>186.4</text:p>
          </table:table-cell>
          <table:table-cell office:value-type="float" office:value="276.39999999999998" table:style-name="ce143">
            <text:p>276.4</text:p>
          </table:table-cell>
          <table:table-cell office:value-type="float" office:value="58" table:style-name="ce143">
            <text:p>58.0</text:p>
          </table:table-cell>
          <table:table-cell office:value-type="float" office:value="94" table:style-name="ce143">
            <text:p>94.0</text:p>
          </table:table-cell>
          <table:table-cell office:value-type="float" office:value="152.1" table:style-name="ce143">
            <text:p>152.1</text:p>
          </table:table-cell>
          <table:table-cell office:value-type="float" office:value="428.5" table:style-name="ce143">
            <text:p>428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5" table:style-name="ce143">
            <text:p>3.5</text:p>
          </table:table-cell>
          <table:table-cell office:value-type="float" office:value="6.2" table:style-name="ce143">
            <text:p>6.2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1" table:style-name="ce143">
            <text:p>11.0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9" table:style-name="ce143">
            <text:p>2.9</text:p>
          </table:table-cell>
          <table:table-cell office:value-type="float" office:value="3.3" table:style-name="ce143">
            <text:p>3.3</text:p>
          </table:table-cell>
          <table:table-cell office:value-type="float" office:value="14.3" table:style-name="ce143">
            <text:p>14.3</text:p>
          </table:table-cell>
          <table:table-cell office:value-type="float" office:value="17.8" table:style-name="ce143">
            <text:p>17.8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5" table:style-name="ce143">
            <text:p>5.0</text:p>
          </table:table-cell>
          <table:table-cell office:value-type="float" office:value="10.1" table:style-name="ce143">
            <text:p>10.1</text:p>
          </table:table-cell>
          <table:table-cell office:value-type="float" office:value="27.9" table:style-name="ce143">
            <text:p>27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6.7" table:style-name="ce143">
            <text:p>6.7</text:p>
          </table:table-cell>
          <table:table-cell office:value-type="float" office:value="8.9" table:style-name="ce143">
            <text:p>8.9</text:p>
          </table:table-cell>
          <table:table-cell office:value-type="float" office:value="7.8" table:style-name="ce143">
            <text:p>7.8</text:p>
          </table:table-cell>
          <table:table-cell office:value-type="float" office:value="16.7" table:style-name="ce143">
            <text:p>16.7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5" table:style-name="ce143">
            <text:p>4.5</text:p>
          </table:table-cell>
          <table:table-cell office:value-type="float" office:value="5.4" table:style-name="ce143">
            <text:p>5.4</text:p>
          </table:table-cell>
          <table:table-cell office:value-type="float" office:value="22.1" table:style-name="ce143">
            <text:p>22.1</text:p>
          </table:table-cell>
          <table:table-cell office:value-type="float" office:value="28.8" table:style-name="ce143">
            <text:p>28.8</text:p>
          </table:table-cell>
          <table:table-cell office:value-type="float" office:value="7.2" table:style-name="ce143">
            <text:p>7.2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15.4" table:style-name="ce143">
            <text:p>15.4</text:p>
          </table:table-cell>
          <table:table-cell office:value-type="float" office:value="44.2" table:style-name="ce143">
            <text:p>44.2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100.1" table:style-name="ce174">
            <text:p>100.1</text:p>
          </table:table-cell>
          <table:table-cell office:value-type="float" office:value="58.6" table:style-name="ce174">
            <text:p>58.6</text:p>
          </table:table-cell>
          <table:table-cell office:value-type="float" office:value="84.2" table:style-name="ce174">
            <text:p>84.2</text:p>
          </table:table-cell>
          <table:table-cell office:value-type="float" office:value="142.80000000000001" table:style-name="ce174">
            <text:p>142.8</text:p>
          </table:table-cell>
          <table:table-cell office:value-type="float" office:value="0" table:style-name="ce174">
            <text:p>0.0</text:p>
          </table:table-cell>
          <table:table-cell office:value-type="float" office:value="5.5" table:style-name="ce174">
            <text:p>5.5</text:p>
          </table:table-cell>
          <table:table-cell office:value-type="float" office:value="74.599999999999994" table:style-name="ce174">
            <text:p>74.6</text:p>
          </table:table-cell>
          <table:table-cell office:value-type="float" office:value="80.099999999999994" table:style-name="ce174">
            <text:p>80.1</text:p>
          </table:table-cell>
          <table:table-cell office:value-type="float" office:value="222.8" table:style-name="ce174">
            <text:p>222.8</text:p>
          </table:table-cell>
          <table:table-cell office:value-type="float" office:value="323" table:style-name="ce174">
            <text:p>323.0</text:p>
          </table:table-cell>
          <table:table-cell office:value-type="float" office:value="70.3" table:style-name="ce174">
            <text:p>70.3</text:p>
          </table:table-cell>
          <table:table-cell office:value-type="float" office:value="107.3" table:style-name="ce174">
            <text:p>107.3</text:p>
          </table:table-cell>
          <table:table-cell office:value-type="float" office:value="177.6" table:style-name="ce174">
            <text:p>177.6</text:p>
          </table:table-cell>
          <table:table-cell office:value-type="float" office:value="500.6" table:style-name="ce174">
            <text:p>500.6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8).$A$1:TRA0203_(2008).$P$43" table:base-cell-address="TRA0203_(2008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7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7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2" table:style-name="ce143">
            <text:p>1.2</text:p>
          </table:table-cell>
          <table:table-cell office:value-type="float" office:value="2.9" table:style-name="ce143">
            <text:p>2.9</text:p>
          </table:table-cell>
          <table:table-cell office:value-type="float" office:value="3.5" table:style-name="ce143">
            <text:p>3.5</text:p>
          </table:table-cell>
          <table:table-cell office:value-type="float" office:value="6.4" table:style-name="ce143">
            <text:p>6.4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2.9" table:style-name="ce143">
            <text:p>2.9</text:p>
          </table:table-cell>
          <table:table-cell office:value-type="float" office:value="3.9" table:style-name="ce143">
            <text:p>3.9</text:p>
          </table:table-cell>
          <table:table-cell office:value-type="float" office:value="10.3" table:style-name="ce143">
            <text:p>10.3</text:p>
          </table:table-cell>
          <table:table-cell office:value-type="float" office:value="11.5" table:style-name="ce143">
            <text:p>11.5</text:p>
          </table:table-cell>
          <table:table-cell office:value-type="float" office:value="1.7" table:style-name="ce143">
            <text:p>1.7</text:p>
          </table:table-cell>
          <table:table-cell office:value-type="float" office:value="5.8" table:style-name="ce143">
            <text:p>5.8</text:p>
          </table:table-cell>
          <table:table-cell office:value-type="float" office:value="7.5" table:style-name="ce143">
            <text:p>7.5</text:p>
          </table:table-cell>
          <table:table-cell office:value-type="float" office:value="19" table:style-name="ce143">
            <text:p>19.0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999999999999998" table:style-name="ce149">
              <text:p>2.3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4" table:style-name="ce149">
              <text:p>4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7.4" table:style-name="ce149">
              <text:p>7.4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1" table:formula="of:=[.C10]-[.C12]" table:style-name="ce149">
              <text:p>1.0</text:p>
            </table:table-cell>
            <table:table-cell office:value-type="float" office:value="2" table:formula="of:=[.D10]-[.D12]" table:style-name="ce149">
              <text:p>2.0</text:p>
            </table:table-cell>
            <table:table-cell office:value-type="float" office:value="2.9" table:formula="of:=[.E10]-[.E12]" table:style-name="ce149">
              <text:p>2.9</text:p>
            </table:table-cell>
            <table:table-cell office:value-type="float" office:value="4.9000000000000004" table:formula="of:=[.F10]-[.F12]" table:style-name="ce149">
              <text:p>4.9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5" table:formula="of:=[.H10]-[.H12]" table:style-name="ce149">
              <text:p>0.5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" table:formula="of:=[.J10]-[.J12]" table:style-name="ce149">
              <text:p>1.6</text:p>
            </table:table-cell>
            <table:table-cell office:value-type="float" office:value="6.5000000000000009" table:formula="of:=[.K10]-[.K12]" table:style-name="ce149">
              <text:p>6.5</text:p>
            </table:table-cell>
            <table:table-cell office:value-type="float" office:value="7.5" table:formula="of:=[.L10]-[.L12]" table:style-name="ce149">
              <text:p>7.5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5999999999999996" table:formula="of:=[.N10]-[.N12]" table:style-name="ce149">
              <text:p>2.6</text:p>
            </table:table-cell>
            <table:table-cell office:value-type="float" office:value="4.0999999999999996" table:formula="of:=[.O10]-[.O12]" table:style-name="ce149">
              <text:p>4.1</text:p>
            </table:table-cell>
            <table:table-cell office:value-type="float" office:value="11.6" table:formula="of:=[.P10]-[.P12]" table:style-name="ce149">
              <text:p>11.6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7.8" table:style-name="ce143">
            <text:p>17.8</text:p>
          </table:table-cell>
          <table:table-cell office:value-type="float" office:value="2.2999999999999998" table:style-name="ce143">
            <text:p>2.3</text:p>
          </table:table-cell>
          <table:table-cell office:value-type="float" office:value="7" table:style-name="ce143">
            <text:p>7.0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5" table:style-name="ce143">
            <text:p>10.5</text:p>
          </table:table-cell>
          <table:table-cell office:value-type="float" office:value="10.8" table:style-name="ce143">
            <text:p>10.8</text:p>
          </table:table-cell>
          <table:table-cell office:value-type="float" office:value="20" table:style-name="ce143">
            <text:p>20.0</text:p>
          </table:table-cell>
          <table:table-cell office:value-type="float" office:value="37.799999999999997" table:style-name="ce143">
            <text:p>37.8</text:p>
          </table:table-cell>
          <table:table-cell office:value-type="float" office:value="4.7" table:style-name="ce143">
            <text:p>4.7</text:p>
          </table:table-cell>
          <table:table-cell office:value-type="float" office:value="13.5" table:style-name="ce143">
            <text:p>13.5</text:p>
          </table:table-cell>
          <table:table-cell office:value-type="float" office:value="18.2" table:style-name="ce143">
            <text:p>18.2</text:p>
          </table:table-cell>
          <table:table-cell office:value-type="float" office:value="56" table:style-name="ce143">
            <text:p>56.0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.1" table:style-name="ce149">
              <text:p>6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1.8" table:style-name="ce149">
              <text:p>11.8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6" table:style-name="ce149">
              <text:p>6.0</text:p>
            </table:table-cell>
            <table:table-cell office:value-type="float" office:value="6.4" table:style-name="ce149">
              <text:p>6.4</text:p>
            </table:table-cell>
            <table:table-cell office:value-type="float" office:value="18.2" table:style-name="ce149">
              <text:p>18.2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5" table:style-name="ce149">
              <text:p>1.5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8" table:style-name="ce149">
              <text:p>7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0.200000000000001" table:formula="of:=[.C14]-[.C16]-[.C17]" table:style-name="ce149">
              <text:p>10.2</text:p>
            </table:table-cell>
            <table:table-cell office:value-type="float" office:value="2.1999999999999997" table:formula="of:=[.D14]-[.D16]-[.D17]" table:style-name="ce149">
              <text:p>2.2</text:p>
            </table:table-cell>
            <table:table-cell office:value-type="float" office:value="5.6" table:formula="of:=[.E14]-[.E16]-[.E17]" table:style-name="ce149">
              <text:p>5.6</text:p>
            </table:table-cell>
            <table:table-cell office:value-type="float" office:value="7.8000000000000016" table:formula="of:=[.F14]-[.F16]-[.F17]" table:style-name="ce149">
              <text:p>7.8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9.9999999999999978E-2" table:formula="of:=[.H14]-[.H16]-[.H17]" table:style-name="ce149">
              <text:p>0.1</text:p>
            </table:table-cell>
            <table:table-cell office:value-type="float" office:value="3.6" table:formula="of:=[.I14]-[.I16]-[.I17]" table:style-name="ce149">
              <text:p>3.6</text:p>
            </table:table-cell>
            <table:table-cell office:value-type="float" office:value="3.7" table:formula="of:=[.J14]-[.J16]-[.J17]" table:style-name="ce149">
              <text:p>3.7</text:p>
            </table:table-cell>
            <table:table-cell office:value-type="float" office:value="11.4" table:formula="of:=[.K14]-[.K16]-[.K17]" table:style-name="ce149">
              <text:p>11.4</text:p>
            </table:table-cell>
            <table:table-cell office:value-type="float" office:value="21.499999999999996" table:formula="of:=[.L14]-[.L16]-[.L17]" table:style-name="ce149">
              <text:p>21.5</text:p>
            </table:table-cell>
            <table:table-cell office:value-type="float" office:value="4.0999999999999996" table:formula="of:=[.M14]-[.M16]-[.M17]" table:style-name="ce149">
              <text:p>4.1</text:p>
            </table:table-cell>
            <table:table-cell office:value-type="float" office:value="4.4000000000000004" table:formula="of:=[.N14]-[.N16]-[.N17]" table:style-name="ce149">
              <text:p>4.4</text:p>
            </table:table-cell>
            <table:table-cell office:value-type="float" office:value="8.5" table:formula="of:=[.O14]-[.O16]-[.O17]" table:style-name="ce149">
              <text:p>8.5</text:p>
            </table:table-cell>
            <table:table-cell office:value-type="float" office:value="29.999999999999996" table:formula="of:=[.P14]-[.P16]-[.P17]" table:style-name="ce149">
              <text:p>30.0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8000000000000007" table:style-name="ce143">
            <text:p>9.8</text:p>
          </table:table-cell>
          <table:table-cell office:value-type="float" office:value="3.6" table:style-name="ce143">
            <text:p>3.6</text:p>
          </table:table-cell>
          <table:table-cell office:value-type="float" office:value="6.8" table:style-name="ce143">
            <text:p>6.8</text:p>
          </table:table-cell>
          <table:table-cell office:value-type="float" office:value="10.4" table:style-name="ce143">
            <text:p>10.4</text:p>
          </table:table-cell>
          <table:table-cell office:value-type="float" office:value="0" table:style-name="ce143">
            <text:p>0.0</text:p>
          </table:table-cell>
          <table:table-cell office:value-type="float" office:value="0.2" table:style-name="ce143">
            <text:p>0.2</text:p>
          </table:table-cell>
          <table:table-cell office:value-type="float" office:value="7.2" table:style-name="ce143">
            <text:p>7.2</text:p>
          </table:table-cell>
          <table:table-cell office:value-type="float" office:value="7.4" table:style-name="ce143">
            <text:p>7.4</text:p>
          </table:table-cell>
          <table:table-cell office:value-type="float" office:value="17.8" table:style-name="ce143">
            <text:p>17.8</text:p>
          </table:table-cell>
          <table:table-cell office:value-type="float" office:value="27.6" table:style-name="ce143">
            <text:p>27.6</text:p>
          </table:table-cell>
          <table:table-cell office:value-type="float" office:value="5.8" table:style-name="ce143">
            <text:p>5.8</text:p>
          </table:table-cell>
          <table:table-cell office:value-type="float" office:value="9.4" table:style-name="ce143">
            <text:p>9.4</text:p>
          </table:table-cell>
          <table:table-cell office:value-type="float" office:value="15.2" table:style-name="ce143">
            <text:p>15.2</text:p>
          </table:table-cell>
          <table:table-cell office:value-type="float" office:value="42.8" table:style-name="ce143">
            <text:p>42.8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6.5" table:style-name="ce149">
              <text:p>6.5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2.7" table:style-name="ce149">
              <text:p>2.7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10.1" table:style-name="ce149">
              <text:p>10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5" table:style-name="ce149">
              <text:p>4.5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2" table:style-name="ce149">
              <text:p>2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10.4" table:style-name="ce149">
              <text:p>10.4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5.5" table:style-name="ce149">
              <text:p>5.5</text:p>
            </table:table-cell>
            <table:table-cell office:value-type="float" office:value="15.9" table:style-name="ce149">
              <text:p>15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2.2000000000000011" table:formula="of:=[.C19]-[.C21]-[.C22]" table:style-name="ce149">
              <text:p>2.2</text:p>
            </table:table-cell>
            <table:table-cell office:value-type="float" office:value="2.9" table:formula="of:=[.D19]-[.D21]-[.D22]" table:style-name="ce149">
              <text:p>2.9</text:p>
            </table:table-cell>
            <table:table-cell office:value-type="float" office:value="4.3" table:formula="of:=[.E19]-[.E21]-[.E22]" table:style-name="ce149">
              <text:p>4.3</text:p>
            </table:table-cell>
            <table:table-cell office:value-type="float" office:value="7.1" table:formula="of:=[.F19]-[.F21]-[.F22]" table:style-name="ce149">
              <text:p>7.1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2" table:formula="of:=[.H19]-[.H21]-[.H22]" table:style-name="ce149">
              <text:p>0.2</text:p>
            </table:table-cell>
            <table:table-cell office:value-type="float" office:value="1.1999999999999997" table:formula="of:=[.I19]-[.I21]-[.I22]" table:style-name="ce149">
              <text:p>1.2</text:p>
            </table:table-cell>
            <table:table-cell office:value-type="float" office:value="1.4000000000000008" table:formula="of:=[.J19]-[.J21]-[.J22]" table:style-name="ce149">
              <text:p>1.4</text:p>
            </table:table-cell>
            <table:table-cell office:value-type="float" office:value="8.5" table:formula="of:=[.K19]-[.K21]-[.K22]" table:style-name="ce149">
              <text:p>8.5</text:p>
            </table:table-cell>
            <table:table-cell office:value-type="float" office:value="10.700000000000001" table:formula="of:=[.L19]-[.L21]-[.L22]" table:style-name="ce149">
              <text:p>10.7</text:p>
            </table:table-cell>
            <table:table-cell office:value-type="float" office:value="3.7999999999999994" table:formula="of:=[.M19]-[.M21]-[.M22]" table:style-name="ce149">
              <text:p>3.8</text:p>
            </table:table-cell>
            <table:table-cell office:value-type="float" office:value="2.2999999999999998" table:formula="of:=[.N19]-[.N21]-[.N22]" table:style-name="ce149">
              <text:p>2.3</text:p>
            </table:table-cell>
            <table:table-cell office:value-type="float" office:value="6.1" table:formula="of:=[.O19]-[.O21]-[.O22]" table:style-name="ce149">
              <text:p>6.1</text:p>
            </table:table-cell>
            <table:table-cell office:value-type="float" office:value="16.799999999999997" table:formula="of:=[.P19]-[.P21]-[.P22]" table:style-name="ce149">
              <text:p>16.8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8" table:style-name="ce143">
            <text:p>6.8</text:p>
          </table:table-cell>
          <table:table-cell office:value-type="float" office:value="6.2" table:style-name="ce143">
            <text:p>6.2</text:p>
          </table:table-cell>
          <table:table-cell office:value-type="float" office:value="9.9" table:style-name="ce143">
            <text:p>9.9</text:p>
          </table:table-cell>
          <table:table-cell office:value-type="float" office:value="16.100000000000001" table:style-name="ce143">
            <text:p>16.1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3" table:style-name="ce143">
            <text:p>4.3</text:p>
          </table:table-cell>
          <table:table-cell office:value-type="float" office:value="4.8" table:style-name="ce143">
            <text:p>4.8</text:p>
          </table:table-cell>
          <table:table-cell office:value-type="float" office:value="20.9" table:style-name="ce143">
            <text:p>20.9</text:p>
          </table:table-cell>
          <table:table-cell office:value-type="float" office:value="27.7" table:style-name="ce143">
            <text:p>27.7</text:p>
          </table:table-cell>
          <table:table-cell office:value-type="float" office:value="7" table:style-name="ce143">
            <text:p>7.0</text:p>
          </table:table-cell>
          <table:table-cell office:value-type="float" office:value="7.4" table:style-name="ce143">
            <text:p>7.4</text:p>
          </table:table-cell>
          <table:table-cell office:value-type="float" office:value="14.4" table:style-name="ce143">
            <text:p>14.4</text:p>
          </table:table-cell>
          <table:table-cell office:value-type="float" office:value="42.1" table:style-name="ce143">
            <text:p>42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2.8" table:style-name="ce143">
            <text:p>12.8</text:p>
          </table:table-cell>
          <table:table-cell office:value-type="float" office:value="4" table:style-name="ce143">
            <text:p>4.0</text:p>
          </table:table-cell>
          <table:table-cell office:value-type="float" office:value="6.4" table:style-name="ce143">
            <text:p>6.4</text:p>
          </table:table-cell>
          <table:table-cell office:value-type="float" office:value="10.4" table:style-name="ce143">
            <text:p>10.4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7.2" table:style-name="ce143">
            <text:p>7.2</text:p>
          </table:table-cell>
          <table:table-cell office:value-type="float" office:value="7.9" table:style-name="ce143">
            <text:p>7.9</text:p>
          </table:table-cell>
          <table:table-cell office:value-type="float" office:value="18.2" table:style-name="ce143">
            <text:p>18.2</text:p>
          </table:table-cell>
          <table:table-cell office:value-type="float" office:value="31.1" table:style-name="ce143">
            <text:p>31.1</text:p>
          </table:table-cell>
          <table:table-cell office:value-type="float" office:value="5.6" table:style-name="ce143">
            <text:p>5.6</text:p>
          </table:table-cell>
          <table:table-cell office:value-type="float" office:value="12.5" table:style-name="ce143">
            <text:p>12.5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49.2" table:style-name="ce143">
            <text:p>49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3" table:style-name="ce149">
              <text:p>3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5" table:style-name="ce149">
              <text:p>5.0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4" table:style-name="ce149">
              <text:p>8.4</text:p>
            </table:table-cell>
            <table:table-cell office:value-type="float" office:value="8.6999999999999993" table:style-name="ce149">
              <text:p>8.7</text:p>
            </table:table-cell>
            <table:table-cell office:value-type="float" office:value="16.600000000000001" table:style-name="ce149">
              <text:p>16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.8000000000000007" table:formula="of:=[.C25]-[.C27]" table:style-name="ce149">
              <text:p>9.8</text:p>
            </table:table-cell>
            <table:table-cell office:value-type="float" office:value="3.8" table:formula="of:=[.D25]-[.D27]" table:style-name="ce149">
              <text:p>3.8</text:p>
            </table:table-cell>
            <table:table-cell office:value-type="float" office:value="6.1000000000000005" table:formula="of:=[.E25]-[.E27]" table:style-name="ce149">
              <text:p>6.1</text:p>
            </table:table-cell>
            <table:table-cell office:value-type="float" office:value="9.9" table:formula="of:=[.F25]-[.F27]" table:style-name="ce149">
              <text:p>9.9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6" table:formula="of:=[.H25]-[.H27]" table:style-name="ce149">
              <text:p>0.6</text:p>
            </table:table-cell>
            <table:table-cell office:value-type="float" office:value="2.8" table:formula="of:=[.I25]-[.I27]" table:style-name="ce149">
              <text:p>2.8</text:p>
            </table:table-cell>
            <table:table-cell office:value-type="float" office:value="3.5" table:formula="of:=[.J25]-[.J27]" table:style-name="ce149">
              <text:p>3.5</text:p>
            </table:table-cell>
            <table:table-cell office:value-type="float" office:value="13.2" table:formula="of:=[.K25]-[.K27]" table:style-name="ce149">
              <text:p>13.2</text:p>
            </table:table-cell>
            <table:table-cell office:value-type="float" office:value="23.200000000000003" table:formula="of:=[.L25]-[.L27]" table:style-name="ce149">
              <text:p>23.2</text:p>
            </table:table-cell>
            <table:table-cell office:value-type="float" office:value="5.3" table:formula="of:=[.M25]-[.M27]" table:style-name="ce149">
              <text:p>5.3</text:p>
            </table:table-cell>
            <table:table-cell office:value-type="float" office:value="4.0999999999999996" table:formula="of:=[.N25]-[.N27]" table:style-name="ce149">
              <text:p>4.1</text:p>
            </table:table-cell>
            <table:table-cell office:value-type="float" office:value="9.4000000000000021" table:formula="of:=[.O25]-[.O27]" table:style-name="ce149">
              <text:p>9.4</text:p>
            </table:table-cell>
            <table:table-cell office:value-type="float" office:value="32.6" table:formula="of:=[.P25]-[.P27]" table:style-name="ce149">
              <text:p>32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5" table:style-name="ce143">
            <text:p>8.5</text:p>
          </table:table-cell>
          <table:table-cell office:value-type="float" office:value="9.4" table:style-name="ce143">
            <text:p>9.4</text:p>
          </table:table-cell>
          <table:table-cell office:value-type="float" office:value="11.1" table:style-name="ce143">
            <text:p>11.1</text:p>
          </table:table-cell>
          <table:table-cell office:value-type="float" office:value="20.5" table:style-name="ce143">
            <text:p>20.5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5" table:style-name="ce143">
            <text:p>5.0</text:p>
          </table:table-cell>
          <table:table-cell office:value-type="float" office:value="5.4" table:style-name="ce143">
            <text:p>5.4</text:p>
          </table:table-cell>
          <table:table-cell office:value-type="float" office:value="25.9" table:style-name="ce143">
            <text:p>25.9</text:p>
          </table:table-cell>
          <table:table-cell office:value-type="float" office:value="34.5" table:style-name="ce143">
            <text:p>34.5</text:p>
          </table:table-cell>
          <table:table-cell office:value-type="float" office:value="11.1" table:style-name="ce143">
            <text:p>11.1</text:p>
          </table:table-cell>
          <table:table-cell office:value-type="float" office:value="10.8" table:style-name="ce143">
            <text:p>10.8</text:p>
          </table:table-cell>
          <table:table-cell office:value-type="float" office:value="21.8" table:style-name="ce143">
            <text:p>21.8</text:p>
          </table:table-cell>
          <table:table-cell office:value-type="float" office:value="56.3" table:style-name="ce143">
            <text:p>56.3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1" table:style-name="ce143">
            <text:p>2.1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0.7" table:style-name="ce143">
            <text:p>0.7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7.2" table:style-name="ce143">
            <text:p>17.2</text:p>
          </table:table-cell>
          <table:table-cell office:value-type="float" office:value="17.2" table:style-name="ce143">
            <text:p>17.2</text:p>
          </table:table-cell>
          <table:table-cell office:value-type="float" office:value="17.899999999999999" table:style-name="ce143">
            <text:p>17.9</text:p>
          </table:table-cell>
          <table:table-cell office:value-type="float" office:value="20" table:style-name="ce143">
            <text:p>20.0</text:p>
          </table:table-cell>
          <table:table-cell office:value-type="float" office:value="0.1" table:style-name="ce143">
            <text:p>0.1</text:p>
          </table:table-cell>
          <table:table-cell office:value-type="float" office:value="11" table:style-name="ce143">
            <text:p>11.0</text:p>
          </table:table-cell>
          <table:table-cell office:value-type="float" office:value="11.2" table:style-name="ce143">
            <text:p>11.2</text:p>
          </table:table-cell>
          <table:table-cell office:value-type="float" office:value="31.2" table:style-name="ce143">
            <text:p>31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7" table:style-name="ce143">
            <text:p>22.7</text:p>
          </table:table-cell>
          <table:table-cell office:value-type="float" office:value="9.4" table:style-name="ce143">
            <text:p>9.4</text:p>
          </table:table-cell>
          <table:table-cell office:value-type="float" office:value="15.5" table:style-name="ce143">
            <text:p>15.5</text:p>
          </table:table-cell>
          <table:table-cell office:value-type="float" office:value="24.9" table:style-name="ce143">
            <text:p>24.9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9.5" table:style-name="ce143">
            <text:p>9.5</text:p>
          </table:table-cell>
          <table:table-cell office:value-type="float" office:value="10.1" table:style-name="ce143">
            <text:p>10.1</text:p>
          </table:table-cell>
          <table:table-cell office:value-type="float" office:value="35" table:style-name="ce143">
            <text:p>35.0</text:p>
          </table:table-cell>
          <table:table-cell office:value-type="float" office:value="57.7" table:style-name="ce143">
            <text:p>57.7</text:p>
          </table:table-cell>
          <table:table-cell office:value-type="float" office:value="11.9" table:style-name="ce143">
            <text:p>11.9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28.6" table:style-name="ce143">
            <text:p>28.6</text:p>
          </table:table-cell>
          <table:table-cell office:value-type="float" office:value="86.3" table:style-name="ce143">
            <text:p>86.3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6999999999999993" table:style-name="ce143">
            <text:p>8.7</text:p>
          </table:table-cell>
          <table:table-cell office:value-type="float" office:value="5.8" table:style-name="ce143">
            <text:p>5.8</text:p>
          </table:table-cell>
          <table:table-cell office:value-type="float" office:value="11.2" table:style-name="ce143">
            <text:p>11.2</text:p>
          </table:table-cell>
          <table:table-cell office:value-type="float" office:value="17" table:style-name="ce143">
            <text:p>17.0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7" table:style-name="ce143">
            <text:p>4.7</text:p>
          </table:table-cell>
          <table:table-cell office:value-type="float" office:value="5" table:style-name="ce143">
            <text:p>5.0</text:p>
          </table:table-cell>
          <table:table-cell office:value-type="float" office:value="22.1" table:style-name="ce143">
            <text:p>22.1</text:p>
          </table:table-cell>
          <table:table-cell office:value-type="float" office:value="30.8" table:style-name="ce143">
            <text:p>30.8</text:p>
          </table:table-cell>
          <table:table-cell office:value-type="float" office:value="10.1" table:style-name="ce143">
            <text:p>10.1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9.399999999999999" table:style-name="ce143">
            <text:p>19.4</text:p>
          </table:table-cell>
          <table:table-cell office:value-type="float" office:value="50.2" table:style-name="ce143">
            <text:p>50.2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90.5" table:style-name="ce143">
            <text:p>90.5</text:p>
          </table:table-cell>
          <table:table-cell office:value-type="float" office:value="43.5" table:style-name="ce143">
            <text:p>43.5</text:p>
          </table:table-cell>
          <table:table-cell office:value-type="float" office:value="72.099999999999994" table:style-name="ce143">
            <text:p>72.1</text:p>
          </table:table-cell>
          <table:table-cell office:value-type="float" office:value="115.7" table:style-name="ce143">
            <text:p>115.7</text:p>
          </table:table-cell>
          <table:table-cell office:value-type="float" office:value="0" table:style-name="ce143">
            <text:p>0.0</text:p>
          </table:table-cell>
          <table:table-cell office:value-type="float" office:value="4" table:style-name="ce143">
            <text:p>4.0</text:p>
          </table:table-cell>
          <table:table-cell office:value-type="float" office:value="68.5" table:style-name="ce143">
            <text:p>68.5</text:p>
          </table:table-cell>
          <table:table-cell office:value-type="float" office:value="72.5" table:style-name="ce143">
            <text:p>72.5</text:p>
          </table:table-cell>
          <table:table-cell office:value-type="float" office:value="188.2" table:style-name="ce143">
            <text:p>188.2</text:p>
          </table:table-cell>
          <table:table-cell office:value-type="float" office:value="278.7" table:style-name="ce143">
            <text:p>278.7</text:p>
          </table:table-cell>
          <table:table-cell office:value-type="float" office:value="58.1" table:style-name="ce143">
            <text:p>58.1</text:p>
          </table:table-cell>
          <table:table-cell office:value-type="float" office:value="96.2" table:style-name="ce143">
            <text:p>96.2</text:p>
          </table:table-cell>
          <table:table-cell office:value-type="float" office:value="154.30000000000001" table:style-name="ce143">
            <text:p>154.3</text:p>
          </table:table-cell>
          <table:table-cell office:value-type="float" office:value="433" table:style-name="ce143">
            <text:p>433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5" table:style-name="ce143">
            <text:p>3.5</text:p>
          </table:table-cell>
          <table:table-cell office:value-type="float" office:value="6" table:style-name="ce143">
            <text:p>6.0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0.9" table:style-name="ce143">
            <text:p>10.9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office:value-type="float" office:value="14.3" table:style-name="ce143">
            <text:p>14.3</text:p>
          </table:table-cell>
          <table:table-cell office:value-type="float" office:value="17.8" table:style-name="ce143">
            <text:p>17.8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28" table:style-name="ce143">
            <text:p>28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6.6" table:style-name="ce143">
            <text:p>6.6</text:p>
          </table:table-cell>
          <table:table-cell office:value-type="float" office:value="9" table:style-name="ce143">
            <text:p>9.0</text:p>
          </table:table-cell>
          <table:table-cell office:value-type="float" office:value="7.9" table:style-name="ce143">
            <text:p>7.9</text:p>
          </table:table-cell>
          <table:table-cell office:value-type="float" office:value="17" table:style-name="ce143">
            <text:p>17.0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5" table:style-name="ce143">
            <text:p>4.5</text:p>
          </table:table-cell>
          <table:table-cell office:value-type="float" office:value="5.4" table:style-name="ce143">
            <text:p>5.4</text:p>
          </table:table-cell>
          <table:table-cell office:value-type="float" office:value="22.4" table:style-name="ce143">
            <text:p>22.4</text:p>
          </table:table-cell>
          <table:table-cell office:value-type="float" office:value="29" table:style-name="ce143">
            <text:p>29.0</text:p>
          </table:table-cell>
          <table:table-cell office:value-type="float" office:value="7.1" table:style-name="ce143">
            <text:p>7.1</text:p>
          </table:table-cell>
          <table:table-cell office:value-type="float" office:value="8.4" table:style-name="ce143">
            <text:p>8.4</text:p>
          </table:table-cell>
          <table:table-cell office:value-type="float" office:value="15.5" table:style-name="ce143">
            <text:p>15.5</text:p>
          </table:table-cell>
          <table:table-cell office:value-type="float" office:value="44.4" table:style-name="ce143">
            <text:p>44.4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100.6" table:style-name="ce174">
            <text:p>100.6</text:p>
          </table:table-cell>
          <table:table-cell office:value-type="float" office:value="58.6" table:style-name="ce174">
            <text:p>58.6</text:p>
          </table:table-cell>
          <table:table-cell office:value-type="float" office:value="84.9" table:style-name="ce174">
            <text:p>84.9</text:p>
          </table:table-cell>
          <table:table-cell office:value-type="float" office:value="143.5" table:style-name="ce174">
            <text:p>143.5</text:p>
          </table:table-cell>
          <table:table-cell office:value-type="float" office:value="0" table:style-name="ce174">
            <text:p>0.0</text:p>
          </table:table-cell>
          <table:table-cell office:value-type="float" office:value="5.4" table:style-name="ce174">
            <text:p>5.4</text:p>
          </table:table-cell>
          <table:table-cell office:value-type="float" office:value="75.900000000000006" table:style-name="ce174">
            <text:p>75.9</text:p>
          </table:table-cell>
          <table:table-cell office:value-type="float" office:value="81.3" table:style-name="ce174">
            <text:p>81.3</text:p>
          </table:table-cell>
          <table:table-cell office:value-type="float" office:value="224.9" table:style-name="ce174">
            <text:p>224.9</text:p>
          </table:table-cell>
          <table:table-cell office:value-type="float" office:value="325.39999999999998" table:style-name="ce174">
            <text:p>325.4</text:p>
          </table:table-cell>
          <table:table-cell office:value-type="float" office:value="70.3" table:style-name="ce174">
            <text:p>70.3</text:p>
          </table:table-cell>
          <table:table-cell office:value-type="float" office:value="109.7" table:style-name="ce174">
            <text:p>109.7</text:p>
          </table:table-cell>
          <table:table-cell office:value-type="float" office:value="180" table:style-name="ce174">
            <text:p>180.0</text:p>
          </table:table-cell>
          <table:table-cell office:value-type="float" office:value="505.4" table:style-name="ce174">
            <text:p>505.4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7).$A$1:TRA0203_(2007).$P$43" table:base-cell-address="TRA0203_(2007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6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6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1000000000000001" table:style-name="ce143">
            <text:p>1.1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office:value-type="float" office:value="6.3" table:style-name="ce143">
            <text:p>6.3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2.9" table:style-name="ce143">
            <text:p>2.9</text:p>
          </table:table-cell>
          <table:table-cell office:value-type="float" office:value="3.9" table:style-name="ce143">
            <text:p>3.9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1.4" table:style-name="ce143">
            <text:p>11.4</text:p>
          </table:table-cell>
          <table:table-cell office:value-type="float" office:value="1.7" table:style-name="ce143">
            <text:p>1.7</text:p>
          </table:table-cell>
          <table:table-cell office:value-type="float" office:value="5.8" table:style-name="ce143">
            <text:p>5.8</text:p>
          </table:table-cell>
          <table:table-cell office:value-type="float" office:value="7.5" table:style-name="ce143">
            <text:p>7.5</text:p>
          </table:table-cell>
          <table:table-cell office:value-type="float" office:value="18.899999999999999" table:style-name="ce143">
            <text:p>18.9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7.3" table:style-name="ce149">
              <text:p>7.3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90000000000000013" table:formula="of:=[.C10]-[.C12]" table:style-name="ce149">
              <text:p>0.9</text:p>
            </table:table-cell>
            <table:table-cell office:value-type="float" office:value="2" table:formula="of:=[.D10]-[.D12]" table:style-name="ce149">
              <text:p>2.0</text:p>
            </table:table-cell>
            <table:table-cell office:value-type="float" office:value="2.8" table:formula="of:=[.E10]-[.E12]" table:style-name="ce149">
              <text:p>2.8</text:p>
            </table:table-cell>
            <table:table-cell office:value-type="float" office:value="4.8" table:formula="of:=[.F10]-[.F12]" table:style-name="ce149">
              <text:p>4.8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4" table:formula="of:=[.H10]-[.H12]" table:style-name="ce149">
              <text:p>0.4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999999999999997" table:formula="of:=[.J10]-[.J12]" table:style-name="ce149">
              <text:p>1.7</text:p>
            </table:table-cell>
            <table:table-cell office:value-type="float" office:value="6.4999999999999991" table:formula="of:=[.K10]-[.K12]" table:style-name="ce149">
              <text:p>6.5</text:p>
            </table:table-cell>
            <table:table-cell office:value-type="float" office:value="7.5" table:formula="of:=[.L10]-[.L12]" table:style-name="ce149">
              <text:p>7.5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5999999999999996" table:formula="of:=[.N10]-[.N12]" table:style-name="ce149">
              <text:p>2.6</text:p>
            </table:table-cell>
            <table:table-cell office:value-type="float" office:value="4.0999999999999996" table:formula="of:=[.O10]-[.O12]" table:style-name="ce149">
              <text:p>4.1</text:p>
            </table:table-cell>
            <table:table-cell office:value-type="float" office:value="11.599999999999998" table:formula="of:=[.P10]-[.P12]" table:style-name="ce149">
              <text:p>11.6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7.7" table:style-name="ce143">
            <text:p>17.7</text:p>
          </table:table-cell>
          <table:table-cell office:value-type="float" office:value="2.2000000000000002" table:style-name="ce143">
            <text:p>2.2</text:p>
          </table:table-cell>
          <table:table-cell office:value-type="float" office:value="7.1" table:style-name="ce143">
            <text:p>7.1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5" table:style-name="ce143">
            <text:p>10.5</text:p>
          </table:table-cell>
          <table:table-cell office:value-type="float" office:value="10.9" table:style-name="ce143">
            <text:p>10.9</text:p>
          </table:table-cell>
          <table:table-cell office:value-type="float" office:value="20.2" table:style-name="ce143">
            <text:p>20.2</text:p>
          </table:table-cell>
          <table:table-cell office:value-type="float" office:value="37.9" table:style-name="ce143">
            <text:p>37.9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13.3" table:style-name="ce143">
            <text:p>13.3</text:p>
          </table:table-cell>
          <table:table-cell office:value-type="float" office:value="17.899999999999999" table:style-name="ce143">
            <text:p>17.9</text:p>
          </table:table-cell>
          <table:table-cell office:value-type="float" office:value="55.8" table:style-name="ce143">
            <text:p>55.8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" table:style-name="ce149">
              <text:p>6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11.7" table:style-name="ce149">
              <text:p>11.7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6.3" table:style-name="ce149">
              <text:p>6.3</text:p>
            </table:table-cell>
            <table:table-cell office:value-type="float" office:value="18" table:style-name="ce149">
              <text:p>18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5" table:style-name="ce149">
              <text:p>1.5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8" table:style-name="ce149">
              <text:p>7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10.199999999999999" table:formula="of:=[.C14]-[.C16]-[.C17]" table:style-name="ce149">
              <text:p>10.2</text:p>
            </table:table-cell>
            <table:table-cell office:value-type="float" office:value="2.1" table:formula="of:=[.D14]-[.D16]-[.D17]" table:style-name="ce149">
              <text:p>2.1</text:p>
            </table:table-cell>
            <table:table-cell office:value-type="float" office:value="5.6999999999999993" table:formula="of:=[.E14]-[.E16]-[.E17]" table:style-name="ce149">
              <text:p>5.7</text:p>
            </table:table-cell>
            <table:table-cell office:value-type="float" office:value="7.8000000000000016" table:formula="of:=[.F14]-[.F16]-[.F17]" table:style-name="ce149">
              <text:p>7.8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9.9999999999999978E-2" table:formula="of:=[.H14]-[.H16]-[.H17]" table:style-name="ce149">
              <text:p>0.1</text:p>
            </table:table-cell>
            <table:table-cell office:value-type="float" office:value="3.6" table:formula="of:=[.I14]-[.I16]-[.I17]" table:style-name="ce149">
              <text:p>3.6</text:p>
            </table:table-cell>
            <table:table-cell office:value-type="float" office:value="3.8" table:formula="of:=[.J14]-[.J16]-[.J17]" table:style-name="ce149">
              <text:p>3.8</text:p>
            </table:table-cell>
            <table:table-cell office:value-type="float" office:value="11.5" table:formula="of:=[.K14]-[.K16]-[.K17]" table:style-name="ce149">
              <text:p>11.5</text:p>
            </table:table-cell>
            <table:table-cell office:value-type="float" office:value="21.7" table:formula="of:=[.L14]-[.L16]-[.L17]" table:style-name="ce149">
              <text:p>21.7</text:p>
            </table:table-cell>
            <table:table-cell office:value-type="float" office:value="3.9999999999999991" table:formula="of:=[.M14]-[.M16]-[.M17]" table:style-name="ce149">
              <text:p>4.0</text:p>
            </table:table-cell>
            <table:table-cell office:value-type="float" office:value="4.4000000000000004" table:formula="of:=[.N14]-[.N16]-[.N17]" table:style-name="ce149">
              <text:p>4.4</text:p>
            </table:table-cell>
            <table:table-cell office:value-type="float" office:value="8.2999999999999972" table:formula="of:=[.O14]-[.O16]-[.O17]" table:style-name="ce149">
              <text:p>8.3</text:p>
            </table:table-cell>
            <table:table-cell office:value-type="float" office:value="29.999999999999996" table:formula="of:=[.P14]-[.P16]-[.P17]" table:style-name="ce149">
              <text:p>30.0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6" table:style-name="ce143">
            <text:p>9.6</text:p>
          </table:table-cell>
          <table:table-cell office:value-type="float" office:value="4" table:style-name="ce143">
            <text:p>4.0</text:p>
          </table:table-cell>
          <table:table-cell office:value-type="float" office:value="6.5" table:style-name="ce143">
            <text:p>6.5</text:p>
          </table:table-cell>
          <table:table-cell office:value-type="float" office:value="10.6" table:style-name="ce143">
            <text:p>10.6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7.1" table:style-name="ce143">
            <text:p>7.1</text:p>
          </table:table-cell>
          <table:table-cell office:value-type="float" office:value="7.5" table:style-name="ce143">
            <text:p>7.5</text:p>
          </table:table-cell>
          <table:table-cell office:value-type="float" office:value="18" table:style-name="ce143">
            <text:p>18.0</text:p>
          </table:table-cell>
          <table:table-cell office:value-type="float" office:value="27.6" table:style-name="ce143">
            <text:p>27.6</text:p>
          </table:table-cell>
          <table:table-cell office:value-type="float" office:value="5.6" table:style-name="ce143">
            <text:p>5.6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4.7" table:style-name="ce143">
            <text:p>14.7</text:p>
          </table:table-cell>
          <table:table-cell office:value-type="float" office:value="42.4" table:style-name="ce143">
            <text:p>42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2" table:style-name="ce149">
              <text:p>3.2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6.5" table:style-name="ce149">
              <text:p>6.5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7" table:style-name="ce149">
              <text:p>2.7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10" table:style-name="ce149">
              <text:p>10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4000000000000004" table:style-name="ce149">
              <text:p>4.4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2" table:style-name="ce149">
              <text:p>2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10.3" table:style-name="ce149">
              <text:p>10.3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5.4" table:style-name="ce149">
              <text:p>5.4</text:p>
            </table:table-cell>
            <table:table-cell office:value-type="float" office:value="15.7" table:style-name="ce149">
              <text:p>15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9999999999999991" table:formula="of:=[.C19]-[.C21]-[.C22]" table:style-name="ce149">
              <text:p>2.0</text:p>
            </table:table-cell>
            <table:table-cell office:value-type="float" office:value="3.1999999999999997" table:formula="of:=[.D19]-[.D21]-[.D22]" table:style-name="ce149">
              <text:p>3.2</text:p>
            </table:table-cell>
            <table:table-cell office:value-type="float" office:value="4.0999999999999996" table:formula="of:=[.E19]-[.E21]-[.E22]" table:style-name="ce149">
              <text:p>4.1</text:p>
            </table:table-cell>
            <table:table-cell office:value-type="float" office:value="7.2999999999999989" table:formula="of:=[.F19]-[.F21]-[.F22]" table:style-name="ce149">
              <text:p>7.3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8" table:formula="of:=[.H19]-[.H21]-[.H22]" table:style-name="ce149">
              <text:p>0.2</text:p>
            </table:table-cell>
            <table:table-cell office:value-type="float" office:value="1.2000000000000002" table:formula="of:=[.I19]-[.I21]-[.I22]" table:style-name="ce149">
              <text:p>1.2</text:p>
            </table:table-cell>
            <table:table-cell office:value-type="float" office:value="1.5000000000000004" table:formula="of:=[.J19]-[.J21]-[.J22]" table:style-name="ce149">
              <text:p>1.5</text:p>
            </table:table-cell>
            <table:table-cell office:value-type="float" office:value="8.6999999999999993" table:formula="of:=[.K19]-[.K21]-[.K22]" table:style-name="ce149">
              <text:p>8.7</text:p>
            </table:table-cell>
            <table:table-cell office:value-type="float" office:value="10.8" table:formula="of:=[.L19]-[.L21]-[.L22]" table:style-name="ce149">
              <text:p>10.8</text:p>
            </table:table-cell>
            <table:table-cell office:value-type="float" office:value="3.6999999999999997" table:formula="of:=[.M19]-[.M21]-[.M22]" table:style-name="ce149">
              <text:p>3.7</text:p>
            </table:table-cell>
            <table:table-cell office:value-type="float" office:value="2.1999999999999993" table:formula="of:=[.N19]-[.N21]-[.N22]" table:style-name="ce149">
              <text:p>2.2</text:p>
            </table:table-cell>
            <table:table-cell office:value-type="float" office:value="5.7999999999999989" table:formula="of:=[.O19]-[.O21]-[.O22]" table:style-name="ce149">
              <text:p>5.8</text:p>
            </table:table-cell>
            <table:table-cell office:value-type="float" office:value="16.7" table:formula="of:=[.P19]-[.P21]-[.P22]" table:style-name="ce149">
              <text:p>16.7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8" table:style-name="ce143">
            <text:p>6.8</text:p>
          </table:table-cell>
          <table:table-cell office:value-type="float" office:value="6.1" table:style-name="ce143">
            <text:p>6.1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15.9" table:style-name="ce143">
            <text:p>15.9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20.8" table:style-name="ce143">
            <text:p>20.8</text:p>
          </table:table-cell>
          <table:table-cell office:value-type="float" office:value="27.6" table:style-name="ce143">
            <text:p>27.6</text:p>
          </table:table-cell>
          <table:table-cell office:value-type="float" office:value="6.7" table:style-name="ce143">
            <text:p>6.7</text:p>
          </table:table-cell>
          <table:table-cell office:value-type="float" office:value="7.2" table:style-name="ce143">
            <text:p>7.2</text:p>
          </table:table-cell>
          <table:table-cell office:value-type="float" office:value="14" table:style-name="ce143">
            <text:p>14.0</text:p>
          </table:table-cell>
          <table:table-cell office:value-type="float" office:value="41.6" table:style-name="ce143">
            <text:p>41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2.7" table:style-name="ce143">
            <text:p>12.7</text:p>
          </table:table-cell>
          <table:table-cell office:value-type="float" office:value="4.2" table:style-name="ce143">
            <text:p>4.2</text:p>
          </table:table-cell>
          <table:table-cell office:value-type="float" office:value="6.1" table:style-name="ce143">
            <text:p>6.1</text:p>
          </table:table-cell>
          <table:table-cell office:value-type="float" office:value="10.3" table:style-name="ce143">
            <text:p>10.3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7.2" table:style-name="ce143">
            <text:p>7.2</text:p>
          </table:table-cell>
          <table:table-cell office:value-type="float" office:value="7.9" table:style-name="ce143">
            <text:p>7.9</text:p>
          </table:table-cell>
          <table:table-cell office:value-type="float" office:value="18.2" table:style-name="ce143">
            <text:p>18.2</text:p>
          </table:table-cell>
          <table:table-cell office:value-type="float" office:value="30.9" table:style-name="ce143">
            <text:p>30.9</text:p>
          </table:table-cell>
          <table:table-cell office:value-type="float" office:value="5.5" table:style-name="ce143">
            <text:p>5.5</text:p>
          </table:table-cell>
          <table:table-cell office:value-type="float" office:value="12.3" table:style-name="ce143">
            <text:p>12.3</text:p>
          </table:table-cell>
          <table:table-cell office:value-type="float" office:value="17.8" table:style-name="ce143">
            <text:p>17.8</text:p>
          </table:table-cell>
          <table:table-cell office:value-type="float" office:value="48.7" table:style-name="ce143">
            <text:p>48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9" table:style-name="ce149">
              <text:p>2.9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5" table:style-name="ce149">
              <text:p>5.0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3000000000000007" table:style-name="ce149">
              <text:p>8.3</text:p>
            </table:table-cell>
            <table:table-cell office:value-type="float" office:value="8.6" table:style-name="ce149">
              <text:p>8.6</text:p>
            </table:table-cell>
            <table:table-cell office:value-type="float" office:value="16.399999999999999" table:style-name="ce149">
              <text:p>16.4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.7999999999999989" table:formula="of:=[.C25]-[.C27]" table:style-name="ce149">
              <text:p>9.8</text:p>
            </table:table-cell>
            <table:table-cell office:value-type="float" office:value="4" table:formula="of:=[.D25]-[.D27]" table:style-name="ce149">
              <text:p>4.0</text:p>
            </table:table-cell>
            <table:table-cell office:value-type="float" office:value="5.8" table:formula="of:=[.E25]-[.E27]" table:style-name="ce149">
              <text:p>5.8</text:p>
            </table:table-cell>
            <table:table-cell office:value-type="float" office:value="9.8000000000000007" table:formula="of:=[.F25]-[.F27]" table:style-name="ce149">
              <text:p>9.8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7" table:formula="of:=[.H25]-[.H27]" table:style-name="ce149">
              <text:p>0.7</text:p>
            </table:table-cell>
            <table:table-cell office:value-type="float" office:value="2.8" table:formula="of:=[.I25]-[.I27]" table:style-name="ce149">
              <text:p>2.8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3.2" table:formula="of:=[.K25]-[.K27]" table:style-name="ce149">
              <text:p>13.2</text:p>
            </table:table-cell>
            <table:table-cell office:value-type="float" office:value="23" table:formula="of:=[.L25]-[.L27]" table:style-name="ce149">
              <text:p>23.0</text:p>
            </table:table-cell>
            <table:table-cell office:value-type="float" office:value="5.2" table:formula="of:=[.M25]-[.M27]" table:style-name="ce149">
              <text:p>5.2</text:p>
            </table:table-cell>
            <table:table-cell office:value-type="float" office:value="4" table:formula="of:=[.N25]-[.N27]" table:style-name="ce149">
              <text:p>4.0</text:p>
            </table:table-cell>
            <table:table-cell office:value-type="float" office:value="9.2000000000000011" table:formula="of:=[.O25]-[.O27]" table:style-name="ce149">
              <text:p>9.2</text:p>
            </table:table-cell>
            <table:table-cell office:value-type="float" office:value="32.300000000000004" table:formula="of:=[.P25]-[.P27]" table:style-name="ce149">
              <text:p>32.3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3000000000000007" table:style-name="ce143">
            <text:p>8.3</text:p>
          </table:table-cell>
          <table:table-cell office:value-type="float" office:value="9.4" table:style-name="ce143">
            <text:p>9.4</text:p>
          </table:table-cell>
          <table:table-cell office:value-type="float" office:value="11" table:style-name="ce143">
            <text:p>11.0</text:p>
          </table:table-cell>
          <table:table-cell office:value-type="float" office:value="20.5" table:style-name="ce143">
            <text:p>20.5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5" table:style-name="ce143">
            <text:p>5.0</text:p>
          </table:table-cell>
          <table:table-cell office:value-type="float" office:value="5.5" table:style-name="ce143">
            <text:p>5.5</text:p>
          </table:table-cell>
          <table:table-cell office:value-type="float" office:value="25.9" table:style-name="ce143">
            <text:p>25.9</text:p>
          </table:table-cell>
          <table:table-cell office:value-type="float" office:value="34.299999999999997" table:style-name="ce143">
            <text:p>34.3</text:p>
          </table:table-cell>
          <table:table-cell office:value-type="float" office:value="10.7" table:style-name="ce143">
            <text:p>10.7</text:p>
          </table:table-cell>
          <table:table-cell office:value-type="float" office:value="10.5" table:style-name="ce143">
            <text:p>10.5</text:p>
          </table:table-cell>
          <table:table-cell office:value-type="float" office:value="21.2" table:style-name="ce143">
            <text:p>21.2</text:p>
          </table:table-cell>
          <table:table-cell office:value-type="float" office:value="55.4" table:style-name="ce143">
            <text:p>55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000000000000002" table:style-name="ce143">
            <text:p>2.2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0.7" table:style-name="ce143">
            <text:p>0.7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7.600000000000001" table:style-name="ce143">
            <text:p>17.6</text:p>
          </table:table-cell>
          <table:table-cell office:value-type="float" office:value="17.600000000000001" table:style-name="ce143">
            <text:p>17.6</text:p>
          </table:table-cell>
          <table:table-cell office:value-type="float" office:value="18.3" table:style-name="ce143">
            <text:p>18.3</text:p>
          </table:table-cell>
          <table:table-cell office:value-type="float" office:value="20.5" table:style-name="ce143">
            <text:p>20.5</text:p>
          </table:table-cell>
          <table:table-cell office:value-type="float" office:value="0.1" table:style-name="ce143">
            <text:p>0.1</text:p>
          </table:table-cell>
          <table:table-cell office:value-type="float" office:value="10.9" table:style-name="ce143">
            <text:p>10.9</text:p>
          </table:table-cell>
          <table:table-cell office:value-type="float" office:value="11" table:style-name="ce143">
            <text:p>11.0</text:p>
          </table:table-cell>
          <table:table-cell office:value-type="float" office:value="31.5" table:style-name="ce143">
            <text:p>31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6" table:style-name="ce143">
            <text:p>22.6</text:p>
          </table:table-cell>
          <table:table-cell office:value-type="float" office:value="9.4" table:style-name="ce143">
            <text:p>9.4</text:p>
          </table:table-cell>
          <table:table-cell office:value-type="float" office:value="15.5" table:style-name="ce143">
            <text:p>15.5</text:p>
          </table:table-cell>
          <table:table-cell office:value-type="float" office:value="24.9" table:style-name="ce143">
            <text:p>24.9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0.3" table:style-name="ce143">
            <text:p>10.3</text:p>
          </table:table-cell>
          <table:table-cell office:value-type="float" office:value="35.200000000000003" table:style-name="ce143">
            <text:p>35.2</text:p>
          </table:table-cell>
          <table:table-cell office:value-type="float" office:value="57.8" table:style-name="ce143">
            <text:p>57.8</text:p>
          </table:table-cell>
          <table:table-cell office:value-type="float" office:value="11.6" table:style-name="ce143">
            <text:p>11.6</text:p>
          </table:table-cell>
          <table:table-cell office:value-type="float" office:value="16.399999999999999" table:style-name="ce143">
            <text:p>16.4</text:p>
          </table:table-cell>
          <table:table-cell office:value-type="float" office:value="28" table:style-name="ce143">
            <text:p>28.0</text:p>
          </table:table-cell>
          <table:table-cell office:value-type="float" office:value="85.7" table:style-name="ce143">
            <text:p>85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6" table:style-name="ce143">
            <text:p>8.6</text:p>
          </table:table-cell>
          <table:table-cell office:value-type="float" office:value="5.8" table:style-name="ce143">
            <text:p>5.8</text:p>
          </table:table-cell>
          <table:table-cell office:value-type="float" office:value="11.6" table:style-name="ce143">
            <text:p>11.6</text:p>
          </table:table-cell>
          <table:table-cell office:value-type="float" office:value="17.3" table:style-name="ce143">
            <text:p>17.3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8" table:style-name="ce143">
            <text:p>4.8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22.4" table:style-name="ce143">
            <text:p>22.4</text:p>
          </table:table-cell>
          <table:table-cell office:value-type="float" office:value="31.1" table:style-name="ce143">
            <text:p>31.1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9" table:style-name="ce143">
            <text:p>9.0</text:p>
          </table:table-cell>
          <table:table-cell office:value-type="float" office:value="18.600000000000001" table:style-name="ce143">
            <text:p>18.6</text:p>
          </table:table-cell>
          <table:table-cell office:value-type="float" office:value="49.7" table:style-name="ce143">
            <text:p>49.7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9.7" table:style-name="ce143">
            <text:p>89.7</text:p>
          </table:table-cell>
          <table:table-cell office:value-type="float" office:value="44.1" table:style-name="ce143">
            <text:p>44.1</text:p>
          </table:table-cell>
          <table:table-cell office:value-type="float" office:value="71.7" table:style-name="ce143">
            <text:p>71.7</text:p>
          </table:table-cell>
          <table:table-cell office:value-type="float" office:value="115.8" table:style-name="ce143">
            <text:p>115.8</text:p>
          </table:table-cell>
          <table:table-cell office:value-type="float" office:value="0" table:style-name="ce143">
            <text:p>0.0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69.400000000000006" table:style-name="ce143">
            <text:p>69.4</text:p>
          </table:table-cell>
          <table:table-cell office:value-type="float" office:value="73.5" table:style-name="ce143">
            <text:p>73.5</text:p>
          </table:table-cell>
          <table:table-cell office:value-type="float" office:value="189.3" table:style-name="ce143">
            <text:p>189.3</text:p>
          </table:table-cell>
          <table:table-cell office:value-type="float" office:value="279" table:style-name="ce143">
            <text:p>279.0</text:p>
          </table:table-cell>
          <table:table-cell office:value-type="float" office:value="56.1" table:style-name="ce143">
            <text:p>56.1</text:p>
          </table:table-cell>
          <table:table-cell office:value-type="float" office:value="94.5" table:style-name="ce143">
            <text:p>94.5</text:p>
          </table:table-cell>
          <table:table-cell office:value-type="float" office:value="150.6" table:style-name="ce143">
            <text:p>150.6</text:p>
          </table:table-cell>
          <table:table-cell office:value-type="float" office:value="429.6" table:style-name="ce143">
            <text:p>429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4" table:style-name="ce143">
            <text:p>3.4</text:p>
          </table:table-cell>
          <table:table-cell office:value-type="float" office:value="6.1" table:style-name="ce143">
            <text:p>6.1</text:p>
          </table:table-cell>
          <table:table-cell office:value-type="float" office:value="4.8" table:style-name="ce143">
            <text:p>4.8</text:p>
          </table:table-cell>
          <table:table-cell office:value-type="float" office:value="10.9" table:style-name="ce143">
            <text:p>10.9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3" table:style-name="ce143">
            <text:p>3.0</text:p>
          </table:table-cell>
          <table:table-cell office:value-type="float" office:value="3.5" table:style-name="ce143">
            <text:p>3.5</text:p>
          </table:table-cell>
          <table:table-cell office:value-type="float" office:value="14.4" table:style-name="ce143">
            <text:p>14.4</text:p>
          </table:table-cell>
          <table:table-cell office:value-type="float" office:value="17.7" table:style-name="ce143">
            <text:p>17.7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" table:style-name="ce143">
            <text:p>5.0</text:p>
          </table:table-cell>
          <table:table-cell office:value-type="float" office:value="9.9" table:style-name="ce143">
            <text:p>9.9</text:p>
          </table:table-cell>
          <table:table-cell office:value-type="float" office:value="27.6" table:style-name="ce143">
            <text:p>27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6.4" table:style-name="ce143">
            <text:p>6.4</text:p>
          </table:table-cell>
          <table:table-cell office:value-type="float" office:value="9" table:style-name="ce143">
            <text:p>9.0</text:p>
          </table:table-cell>
          <table:table-cell office:value-type="float" office:value="7.9" table:style-name="ce143">
            <text:p>7.9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.5" table:style-name="ce143">
            <text:p>5.5</text:p>
          </table:table-cell>
          <table:table-cell office:value-type="float" office:value="22.4" table:style-name="ce143">
            <text:p>22.4</text:p>
          </table:table-cell>
          <table:table-cell office:value-type="float" office:value="28.9" table:style-name="ce143">
            <text:p>28.9</text:p>
          </table:table-cell>
          <table:table-cell office:value-type="float" office:value="6.8" table:style-name="ce143">
            <text:p>6.8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15" table:style-name="ce143">
            <text:p>15.0</text:p>
          </table:table-cell>
          <table:table-cell office:value-type="float" office:value="43.9" table:style-name="ce143">
            <text:p>43.9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99.5" table:style-name="ce174">
            <text:p>99.5</text:p>
          </table:table-cell>
          <table:table-cell office:value-type="float" office:value="59.2" table:style-name="ce174">
            <text:p>59.2</text:p>
          </table:table-cell>
          <table:table-cell office:value-type="float" office:value="84.4" table:style-name="ce174">
            <text:p>84.4</text:p>
          </table:table-cell>
          <table:table-cell office:value-type="float" office:value="143.6" table:style-name="ce174">
            <text:p>143.6</text:p>
          </table:table-cell>
          <table:table-cell office:value-type="float" office:value="0" table:style-name="ce174">
            <text:p>0.0</text:p>
          </table:table-cell>
          <table:table-cell office:value-type="float" office:value="5.6" table:style-name="ce174">
            <text:p>5.6</text:p>
          </table:table-cell>
          <table:table-cell office:value-type="float" office:value="76.900000000000006" table:style-name="ce174">
            <text:p>76.9</text:p>
          </table:table-cell>
          <table:table-cell office:value-type="float" office:value="82.5" table:style-name="ce174">
            <text:p>82.5</text:p>
          </table:table-cell>
          <table:table-cell office:value-type="float" office:value="226.1" table:style-name="ce174">
            <text:p>226.1</text:p>
          </table:table-cell>
          <table:table-cell office:value-type="float" office:value="325.5" table:style-name="ce174">
            <text:p>325.5</text:p>
          </table:table-cell>
          <table:table-cell office:value-type="float" office:value="67.900000000000006" table:style-name="ce174">
            <text:p>67.9</text:p>
          </table:table-cell>
          <table:table-cell office:value-type="float" office:value="107.6" table:style-name="ce174">
            <text:p>107.6</text:p>
          </table:table-cell>
          <table:table-cell office:value-type="float" office:value="175.5" table:style-name="ce174">
            <text:p>175.5</text:p>
          </table:table-cell>
          <table:table-cell office:value-type="float" office:value="501.1" table:style-name="ce174">
            <text:p>501.1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6).$A$1:TRA0203_(2006).$P$43" table:base-cell-address="TRA0203_(2006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5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5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1000000000000001" table:style-name="ce143">
            <text:p>1.1</text:p>
          </table:table-cell>
          <table:table-cell office:value-type="float" office:value="2.8" table:style-name="ce143">
            <text:p>2.8</text:p>
          </table:table-cell>
          <table:table-cell office:value-type="float" office:value="3.3" table:style-name="ce143">
            <text:p>3.3</text:p>
          </table:table-cell>
          <table:table-cell office:value-type="float" office:value="6.1" table:style-name="ce143">
            <text:p>6.1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2.9" table:style-name="ce143">
            <text:p>2.9</text:p>
          </table:table-cell>
          <table:table-cell office:value-type="float" office:value="3.9" table:style-name="ce143">
            <text:p>3.9</text:p>
          </table:table-cell>
          <table:table-cell office:value-type="float" office:value="10" table:style-name="ce143">
            <text:p>10.0</text:p>
          </table:table-cell>
          <table:table-cell office:value-type="float" office:value="11.1" table:style-name="ce143">
            <text:p>11.1</text:p>
          </table:table-cell>
          <table:table-cell office:value-type="float" office:value="1.7" table:style-name="ce143">
            <text:p>1.7</text:p>
          </table:table-cell>
          <table:table-cell office:value-type="float" office:value="5.9" table:style-name="ce143">
            <text:p>5.9</text:p>
          </table:table-cell>
          <table:table-cell office:value-type="float" office:value="7.6" table:style-name="ce143">
            <text:p>7.6</text:p>
          </table:table-cell>
          <table:table-cell office:value-type="float" office:value="18.7" table:style-name="ce143">
            <text:p>18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999999999999998" table:style-name="ce149">
              <text:p>2.3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7.4" table:style-name="ce149">
              <text:p>7.4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90000000000000013" table:formula="of:=[.C10]-[.C12]" table:style-name="ce149">
              <text:p>0.9</text:p>
            </table:table-cell>
            <table:table-cell office:value-type="float" office:value="1.9" table:formula="of:=[.D10]-[.D12]" table:style-name="ce149">
              <text:p>1.9</text:p>
            </table:table-cell>
            <table:table-cell office:value-type="float" office:value="2.6999999999999997" table:formula="of:=[.E10]-[.E12]" table:style-name="ce149">
              <text:p>2.7</text:p>
            </table:table-cell>
            <table:table-cell office:value-type="float" office:value="4.6999999999999993" table:formula="of:=[.F10]-[.F12]" table:style-name="ce149">
              <text:p>4.7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5" table:formula="of:=[.H10]-[.H12]" table:style-name="ce149">
              <text:p>0.5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" table:formula="of:=[.J10]-[.J12]" table:style-name="ce149">
              <text:p>1.6</text:p>
            </table:table-cell>
            <table:table-cell office:value-type="float" office:value="6.3" table:formula="of:=[.K10]-[.K12]" table:style-name="ce149">
              <text:p>6.3</text:p>
            </table:table-cell>
            <table:table-cell office:value-type="float" office:value="7.1999999999999993" table:formula="of:=[.L10]-[.L12]" table:style-name="ce149">
              <text:p>7.2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7" table:formula="of:=[.N10]-[.N12]" table:style-name="ce149">
              <text:p>2.7</text:p>
            </table:table-cell>
            <table:table-cell office:value-type="float" office:value="4.0999999999999996" table:formula="of:=[.O10]-[.O12]" table:style-name="ce149">
              <text:p>4.1</text:p>
            </table:table-cell>
            <table:table-cell office:value-type="float" office:value="11.299999999999999" table:formula="of:=[.P10]-[.P12]" table:style-name="ce149">
              <text:p>11.3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7.3" table:style-name="ce143">
            <text:p>17.3</text:p>
          </table:table-cell>
          <table:table-cell office:value-type="float" office:value="2.2000000000000002" table:style-name="ce143">
            <text:p>2.2</text:p>
          </table:table-cell>
          <table:table-cell office:value-type="float" office:value="7.1" table:style-name="ce143">
            <text:p>7.1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10.5" table:style-name="ce143">
            <text:p>10.5</text:p>
          </table:table-cell>
          <table:table-cell office:value-type="float" office:value="10.8" table:style-name="ce143">
            <text:p>10.8</text:p>
          </table:table-cell>
          <table:table-cell office:value-type="float" office:value="20.100000000000001" table:style-name="ce143">
            <text:p>20.1</text:p>
          </table:table-cell>
          <table:table-cell office:value-type="float" office:value="37.299999999999997" table:style-name="ce143">
            <text:p>37.3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13.5" table:style-name="ce143">
            <text:p>13.5</text:p>
          </table:table-cell>
          <table:table-cell office:value-type="float" office:value="17.899999999999999" table:style-name="ce143">
            <text:p>17.9</text:p>
          </table:table-cell>
          <table:table-cell office:value-type="float" office:value="55.2" table:style-name="ce143">
            <text:p>55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" table:style-name="ce149">
              <text:p>6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1.7" table:style-name="ce149">
              <text:p>11.7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6" table:style-name="ce149">
              <text:p>6.0</text:p>
            </table:table-cell>
            <table:table-cell office:value-type="float" office:value="6.3" table:style-name="ce149">
              <text:p>6.3</text:p>
            </table:table-cell>
            <table:table-cell office:value-type="float" office:value="18" table:style-name="ce149">
              <text:p>18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4" table:style-name="ce149">
              <text:p>1.4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8" table:style-name="ce149">
              <text:p>7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9.9" table:formula="of:=[.C14]-[.C16]-[.C17]" table:style-name="ce149">
              <text:p>9.9</text:p>
            </table:table-cell>
            <table:table-cell office:value-type="float" office:value="2.1" table:formula="of:=[.D14]-[.D16]-[.D17]" table:style-name="ce149">
              <text:p>2.1</text:p>
            </table:table-cell>
            <table:table-cell office:value-type="float" office:value="5.6999999999999993" table:formula="of:=[.E14]-[.E16]-[.E17]" table:style-name="ce149">
              <text:p>5.7</text:p>
            </table:table-cell>
            <table:table-cell office:value-type="float" office:value="7.7" table:formula="of:=[.F14]-[.F16]-[.F17]" table:style-name="ce149">
              <text:p>7.7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9.9999999999999978E-2" table:formula="of:=[.H14]-[.H16]-[.H17]" table:style-name="ce149">
              <text:p>0.1</text:p>
            </table:table-cell>
            <table:table-cell office:value-type="float" office:value="3.5" table:formula="of:=[.I14]-[.I16]-[.I17]" table:style-name="ce149">
              <text:p>3.5</text:p>
            </table:table-cell>
            <table:table-cell office:value-type="float" office:value="3.7" table:formula="of:=[.J14]-[.J16]-[.J17]" table:style-name="ce149">
              <text:p>3.7</text:p>
            </table:table-cell>
            <table:table-cell office:value-type="float" office:value="11.500000000000002" table:formula="of:=[.K14]-[.K16]-[.K17]" table:style-name="ce149">
              <text:p>11.5</text:p>
            </table:table-cell>
            <table:table-cell office:value-type="float" office:value="21.199999999999996" table:formula="of:=[.L14]-[.L16]-[.L17]" table:style-name="ce149">
              <text:p>21.2</text:p>
            </table:table-cell>
            <table:table-cell office:value-type="float" office:value="3.8" table:formula="of:=[.M14]-[.M16]-[.M17]" table:style-name="ce149">
              <text:p>3.8</text:p>
            </table:table-cell>
            <table:table-cell office:value-type="float" office:value="4.4000000000000004" table:formula="of:=[.N14]-[.N16]-[.N17]" table:style-name="ce149">
              <text:p>4.4</text:p>
            </table:table-cell>
            <table:table-cell office:value-type="float" office:value="8.2999999999999972" table:formula="of:=[.O14]-[.O16]-[.O17]" table:style-name="ce149">
              <text:p>8.3</text:p>
            </table:table-cell>
            <table:table-cell office:value-type="float" office:value="29.400000000000002" table:formula="of:=[.P14]-[.P16]-[.P17]" table:style-name="ce149">
              <text:p>29.4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1" table:style-name="ce143">
            <text:p>9.1</text:p>
          </table:table-cell>
          <table:table-cell office:value-type="float" office:value="3.9" table:style-name="ce143">
            <text:p>3.9</text:p>
          </table:table-cell>
          <table:table-cell office:value-type="float" office:value="6.4" table:style-name="ce143">
            <text:p>6.4</text:p>
          </table:table-cell>
          <table:table-cell office:value-type="float" office:value="10.4" table:style-name="ce143">
            <text:p>10.4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7.1" table:style-name="ce143">
            <text:p>7.1</text:p>
          </table:table-cell>
          <table:table-cell office:value-type="float" office:value="7.4" table:style-name="ce143">
            <text:p>7.4</text:p>
          </table:table-cell>
          <table:table-cell office:value-type="float" office:value="17.8" table:style-name="ce143">
            <text:p>17.8</text:p>
          </table:table-cell>
          <table:table-cell office:value-type="float" office:value="26.9" table:style-name="ce143">
            <text:p>26.9</text:p>
          </table:table-cell>
          <table:table-cell office:value-type="float" office:value="5.4" table:style-name="ce143">
            <text:p>5.4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4.6" table:style-name="ce143">
            <text:p>14.6</text:p>
          </table:table-cell>
          <table:table-cell office:value-type="float" office:value="41.6" table:style-name="ce143">
            <text:p>41.6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2" table:style-name="ce149">
              <text:p>1.2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6.5" table:style-name="ce149">
              <text:p>6.5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7" table:style-name="ce149">
              <text:p>2.7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10" table:style-name="ce149">
              <text:p>10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2" table:style-name="ce149">
              <text:p>4.2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2" table:style-name="ce149">
              <text:p>2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10" table:style-name="ce149">
              <text:p>10.0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5.4" table:style-name="ce149">
              <text:p>5.4</text:p>
            </table:table-cell>
            <table:table-cell office:value-type="float" office:value="15.4" table:style-name="ce149">
              <text:p>15.4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7999999999999998" table:formula="of:=[.C19]-[.C21]-[.C22]" table:style-name="ce149">
              <text:p>1.8</text:p>
            </table:table-cell>
            <table:table-cell office:value-type="float" office:value="3.0999999999999996" table:formula="of:=[.D19]-[.D21]-[.D22]" table:style-name="ce149">
              <text:p>3.1</text:p>
            </table:table-cell>
            <table:table-cell office:value-type="float" office:value="4" table:formula="of:=[.E19]-[.E21]-[.E22]" table:style-name="ce149">
              <text:p>4.0</text:p>
            </table:table-cell>
            <table:table-cell office:value-type="float" office:value="7.2000000000000011" table:formula="of:=[.F19]-[.F21]-[.F22]" table:style-name="ce149">
              <text:p>7.2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8" table:formula="of:=[.H19]-[.H21]-[.H22]" table:style-name="ce149">
              <text:p>0.2</text:p>
            </table:table-cell>
            <table:table-cell office:value-type="float" office:value="1.1999999999999993" table:formula="of:=[.I19]-[.I21]-[.I22]" table:style-name="ce149">
              <text:p>1.2</text:p>
            </table:table-cell>
            <table:table-cell office:value-type="float" office:value="1.4000000000000004" table:formula="of:=[.J19]-[.J21]-[.J22]" table:style-name="ce149">
              <text:p>1.4</text:p>
            </table:table-cell>
            <table:table-cell office:value-type="float" office:value="8.6000000000000014" table:formula="of:=[.K19]-[.K21]-[.K22]" table:style-name="ce149">
              <text:p>8.6</text:p>
            </table:table-cell>
            <table:table-cell office:value-type="float" office:value="10.399999999999999" table:formula="of:=[.L19]-[.L21]-[.L22]" table:style-name="ce149">
              <text:p>10.4</text:p>
            </table:table-cell>
            <table:table-cell office:value-type="float" office:value="3.6000000000000005" table:formula="of:=[.M19]-[.M21]-[.M22]" table:style-name="ce149">
              <text:p>3.6</text:p>
            </table:table-cell>
            <table:table-cell office:value-type="float" office:value="2.0999999999999988" table:formula="of:=[.N19]-[.N21]-[.N22]" table:style-name="ce149">
              <text:p>2.1</text:p>
            </table:table-cell>
            <table:table-cell office:value-type="float" office:value="5.6999999999999993" table:formula="of:=[.O19]-[.O21]-[.O22]" table:style-name="ce149">
              <text:p>5.7</text:p>
            </table:table-cell>
            <table:table-cell office:value-type="float" office:value="16.200000000000003" table:formula="of:=[.P19]-[.P21]-[.P22]" table:style-name="ce149">
              <text:p>16.2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8" table:style-name="ce143">
            <text:p>6.8</text:p>
          </table:table-cell>
          <table:table-cell office:value-type="float" office:value="6" table:style-name="ce143">
            <text:p>6.0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5.7" table:style-name="ce143">
            <text:p>15.7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3" table:style-name="ce143">
            <text:p>4.3</text:p>
          </table:table-cell>
          <table:table-cell office:value-type="float" office:value="4.8" table:style-name="ce143">
            <text:p>4.8</text:p>
          </table:table-cell>
          <table:table-cell office:value-type="float" office:value="20.5" table:style-name="ce143">
            <text:p>20.5</text:p>
          </table:table-cell>
          <table:table-cell office:value-type="float" office:value="27.2" table:style-name="ce143">
            <text:p>27.2</text:p>
          </table:table-cell>
          <table:table-cell office:value-type="float" office:value="6.5" table:style-name="ce143">
            <text:p>6.5</text:p>
          </table:table-cell>
          <table:table-cell office:value-type="float" office:value="7.2" table:style-name="ce143">
            <text:p>7.2</text:p>
          </table:table-cell>
          <table:table-cell office:value-type="float" office:value="13.7" table:style-name="ce143">
            <text:p>13.7</text:p>
          </table:table-cell>
          <table:table-cell office:value-type="float" office:value="40.9" table:style-name="ce143">
            <text:p>40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2.3" table:style-name="ce143">
            <text:p>12.3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6" table:style-name="ce143">
            <text:p>6.0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7.2" table:style-name="ce143">
            <text:p>7.2</text:p>
          </table:table-cell>
          <table:table-cell office:value-type="float" office:value="7.9" table:style-name="ce143">
            <text:p>7.9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30.4" table:style-name="ce143">
            <text:p>30.4</text:p>
          </table:table-cell>
          <table:table-cell office:value-type="float" office:value="5.4" table:style-name="ce143">
            <text:p>5.4</text:p>
          </table:table-cell>
          <table:table-cell office:value-type="float" office:value="12.4" table:style-name="ce143">
            <text:p>12.4</text:p>
          </table:table-cell>
          <table:table-cell office:value-type="float" office:value="17.7" table:style-name="ce143">
            <text:p>17.7</text:p>
          </table:table-cell>
          <table:table-cell office:value-type="float" office:value="48.1" table:style-name="ce143">
            <text:p>48.1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9" table:style-name="ce149">
              <text:p>2.9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5" table:style-name="ce149">
              <text:p>5.0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3000000000000007" table:style-name="ce149">
              <text:p>8.3</text:p>
            </table:table-cell>
            <table:table-cell office:value-type="float" office:value="8.6" table:style-name="ce149">
              <text:p>8.6</text:p>
            </table:table-cell>
            <table:table-cell office:value-type="float" office:value="16.5" table:style-name="ce149">
              <text:p>16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.4" table:formula="of:=[.C25]-[.C27]" table:style-name="ce149">
              <text:p>9.4</text:p>
            </table:table-cell>
            <table:table-cell office:value-type="float" office:value="3.8999999999999995" table:formula="of:=[.D25]-[.D27]" table:style-name="ce149">
              <text:p>3.9</text:p>
            </table:table-cell>
            <table:table-cell office:value-type="float" office:value="5.7" table:formula="of:=[.E25]-[.E27]" table:style-name="ce149">
              <text:p>5.7</text:p>
            </table:table-cell>
            <table:table-cell office:value-type="float" office:value="9.6999999999999993" table:formula="of:=[.F25]-[.F27]" table:style-name="ce149">
              <text:p>9.7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7" table:formula="of:=[.H25]-[.H27]" table:style-name="ce149">
              <text:p>0.7</text:p>
            </table:table-cell>
            <table:table-cell office:value-type="float" office:value="2.8" table:formula="of:=[.I25]-[.I27]" table:style-name="ce149">
              <text:p>2.8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3.100000000000001" table:formula="of:=[.K25]-[.K27]" table:style-name="ce149">
              <text:p>13.1</text:p>
            </table:table-cell>
            <table:table-cell office:value-type="float" office:value="22.5" table:formula="of:=[.L25]-[.L27]" table:style-name="ce149">
              <text:p>22.5</text:p>
            </table:table-cell>
            <table:table-cell office:value-type="float" office:value="5.1000000000000005" table:formula="of:=[.M25]-[.M27]" table:style-name="ce149">
              <text:p>5.1</text:p>
            </table:table-cell>
            <table:table-cell office:value-type="float" office:value="4.0999999999999996" table:formula="of:=[.N25]-[.N27]" table:style-name="ce149">
              <text:p>4.1</text:p>
            </table:table-cell>
            <table:table-cell office:value-type="float" office:value="9.1" table:formula="of:=[.O25]-[.O27]" table:style-name="ce149">
              <text:p>9.1</text:p>
            </table:table-cell>
            <table:table-cell office:value-type="float" office:value="31.6" table:formula="of:=[.P25]-[.P27]" table:style-name="ce149">
              <text:p>31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5" table:style-name="ce143">
            <text:p>8.5</text:p>
          </table:table-cell>
          <table:table-cell office:value-type="float" office:value="9.1" table:style-name="ce143">
            <text:p>9.1</text:p>
          </table:table-cell>
          <table:table-cell office:value-type="float" office:value="11" table:style-name="ce143">
            <text:p>11.0</text:p>
          </table:table-cell>
          <table:table-cell office:value-type="float" office:value="20.100000000000001" table:style-name="ce143">
            <text:p>20.1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5" table:style-name="ce143">
            <text:p>5.0</text:p>
          </table:table-cell>
          <table:table-cell office:value-type="float" office:value="5.4" table:style-name="ce143">
            <text:p>5.4</text:p>
          </table:table-cell>
          <table:table-cell office:value-type="float" office:value="25.6" table:style-name="ce143">
            <text:p>25.6</text:p>
          </table:table-cell>
          <table:table-cell office:value-type="float" office:value="34" table:style-name="ce143">
            <text:p>34.0</text:p>
          </table:table-cell>
          <table:table-cell office:value-type="float" office:value="10.4" table:style-name="ce143">
            <text:p>10.4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20.7" table:style-name="ce143">
            <text:p>20.7</text:p>
          </table:table-cell>
          <table:table-cell office:value-type="float" office:value="54.7" table:style-name="ce143">
            <text:p>54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" table:style-name="ce143">
            <text:p>2.0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7.3" table:style-name="ce143">
            <text:p>17.3</text:p>
          </table:table-cell>
          <table:table-cell office:value-type="float" office:value="17.3" table:style-name="ce143">
            <text:p>17.3</text:p>
          </table:table-cell>
          <table:table-cell office:value-type="float" office:value="18" table:style-name="ce143">
            <text:p>18.0</text:p>
          </table:table-cell>
          <table:table-cell office:value-type="float" office:value="20" table:style-name="ce143">
            <text:p>20.0</text:p>
          </table:table-cell>
          <table:table-cell office:value-type="float" office:value="0.1" table:style-name="ce143">
            <text:p>0.1</text:p>
          </table:table-cell>
          <table:table-cell office:value-type="float" office:value="11.2" table:style-name="ce143">
            <text:p>11.2</text:p>
          </table:table-cell>
          <table:table-cell office:value-type="float" office:value="11.4" table:style-name="ce143">
            <text:p>11.4</text:p>
          </table:table-cell>
          <table:table-cell office:value-type="float" office:value="31.4" table:style-name="ce143">
            <text:p>31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1" table:style-name="ce143">
            <text:p>22.1</text:p>
          </table:table-cell>
          <table:table-cell office:value-type="float" office:value="9.4" table:style-name="ce143">
            <text:p>9.4</text:p>
          </table:table-cell>
          <table:table-cell office:value-type="float" office:value="15.3" table:style-name="ce143">
            <text:p>15.3</text:p>
          </table:table-cell>
          <table:table-cell office:value-type="float" office:value="24.8" table:style-name="ce143">
            <text:p>24.8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0.3" table:style-name="ce143">
            <text:p>10.3</text:p>
          </table:table-cell>
          <table:table-cell office:value-type="float" office:value="35.1" table:style-name="ce143">
            <text:p>35.1</text:p>
          </table:table-cell>
          <table:table-cell office:value-type="float" office:value="57.2" table:style-name="ce143">
            <text:p>57.2</text:p>
          </table:table-cell>
          <table:table-cell office:value-type="float" office:value="11.3" table:style-name="ce143">
            <text:p>11.3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27.9" table:style-name="ce143">
            <text:p>27.9</text:p>
          </table:table-cell>
          <table:table-cell office:value-type="float" office:value="85" table:style-name="ce143">
            <text:p>85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4" table:style-name="ce143">
            <text:p>8.4</text:p>
          </table:table-cell>
          <table:table-cell office:value-type="float" office:value="5.8" table:style-name="ce143">
            <text:p>5.8</text:p>
          </table:table-cell>
          <table:table-cell office:value-type="float" office:value="11.4" table:style-name="ce143">
            <text:p>11.4</text:p>
          </table:table-cell>
          <table:table-cell office:value-type="float" office:value="17.2" table:style-name="ce143">
            <text:p>17.2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4.7" table:style-name="ce143">
            <text:p>4.7</text:p>
          </table:table-cell>
          <table:table-cell office:value-type="float" office:value="5" table:style-name="ce143">
            <text:p>5.0</text:p>
          </table:table-cell>
          <table:table-cell office:value-type="float" office:value="22.2" table:style-name="ce143">
            <text:p>22.2</text:p>
          </table:table-cell>
          <table:table-cell office:value-type="float" office:value="30.6" table:style-name="ce143">
            <text:p>30.6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48.7" table:style-name="ce143">
            <text:p>48.7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7.6" table:style-name="ce143">
            <text:p>87.6</text:p>
          </table:table-cell>
          <table:table-cell office:value-type="float" office:value="43.4" table:style-name="ce143">
            <text:p>43.4</text:p>
          </table:table-cell>
          <table:table-cell office:value-type="float" office:value="70.900000000000006" table:style-name="ce143">
            <text:p>70.9</text:p>
          </table:table-cell>
          <table:table-cell office:value-type="float" office:value="114.3" table:style-name="ce143">
            <text:p>114.3</text:p>
          </table:table-cell>
          <table:table-cell office:value-type="float" office:value="0" table:style-name="ce143">
            <text:p>0.0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68.8" table:style-name="ce143">
            <text:p>68.8</text:p>
          </table:table-cell>
          <table:table-cell office:value-type="float" office:value="73" table:style-name="ce143">
            <text:p>73.0</text:p>
          </table:table-cell>
          <table:table-cell office:value-type="float" office:value="187.3" table:style-name="ce143">
            <text:p>187.3</text:p>
          </table:table-cell>
          <table:table-cell office:value-type="float" office:value="274.89999999999998" table:style-name="ce143">
            <text:p>274.9</text:p>
          </table:table-cell>
          <table:table-cell office:value-type="float" office:value="54.4" table:style-name="ce143">
            <text:p>54.4</text:p>
          </table:table-cell>
          <table:table-cell office:value-type="float" office:value="95.1" table:style-name="ce143">
            <text:p>95.1</text:p>
          </table:table-cell>
          <table:table-cell office:value-type="float" office:value="149.5" table:style-name="ce143">
            <text:p>149.5</text:p>
          </table:table-cell>
          <table:table-cell office:value-type="float" office:value="424.4" table:style-name="ce143">
            <text:p>424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3" table:style-name="ce143">
            <text:p>3.3</text:p>
          </table:table-cell>
          <table:table-cell office:value-type="float" office:value="5.9" table:style-name="ce143">
            <text:p>5.9</text:p>
          </table:table-cell>
          <table:table-cell office:value-type="float" office:value="4.7" table:style-name="ce143">
            <text:p>4.7</text:p>
          </table:table-cell>
          <table:table-cell office:value-type="float" office:value="10.6" table:style-name="ce143">
            <text:p>10.6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9" table:style-name="ce143">
            <text:p>2.9</text:p>
          </table:table-cell>
          <table:table-cell office:value-type="float" office:value="3.3" table:style-name="ce143">
            <text:p>3.3</text:p>
          </table:table-cell>
          <table:table-cell office:value-type="float" office:value="13.9" table:style-name="ce143">
            <text:p>13.9</text:p>
          </table:table-cell>
          <table:table-cell office:value-type="float" office:value="17.2" table:style-name="ce143">
            <text:p>17.2</text:p>
          </table:table-cell>
          <table:table-cell office:value-type="float" office:value="4.8" table:style-name="ce143">
            <text:p>4.8</text:p>
          </table:table-cell>
          <table:table-cell office:value-type="float" office:value="5" table:style-name="ce143">
            <text:p>5.0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27" table:style-name="ce143">
            <text:p>27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6.2" table:style-name="ce143">
            <text:p>6.2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7.6" table:style-name="ce143">
            <text:p>7.6</text:p>
          </table:table-cell>
          <table:table-cell office:value-type="float" office:value="16.399999999999999" table:style-name="ce143">
            <text:p>16.4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5" table:style-name="ce143">
            <text:p>4.5</text:p>
          </table:table-cell>
          <table:table-cell office:value-type="float" office:value="5.5" table:style-name="ce143">
            <text:p>5.5</text:p>
          </table:table-cell>
          <table:table-cell office:value-type="float" office:value="21.9" table:style-name="ce143">
            <text:p>21.9</text:p>
          </table:table-cell>
          <table:table-cell office:value-type="float" office:value="28.1" table:style-name="ce143">
            <text:p>28.1</text:p>
          </table:table-cell>
          <table:table-cell office:value-type="float" office:value="6.4" table:style-name="ce143">
            <text:p>6.4</text:p>
          </table:table-cell>
          <table:table-cell office:value-type="float" office:value="8.1" table:style-name="ce143">
            <text:p>8.1</text:p>
          </table:table-cell>
          <table:table-cell office:value-type="float" office:value="14.5" table:style-name="ce143">
            <text:p>14.5</text:p>
          </table:table-cell>
          <table:table-cell office:value-type="float" office:value="42.5" table:style-name="ce143">
            <text:p>42.5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97" table:style-name="ce174">
            <text:p>97.0</text:p>
          </table:table-cell>
          <table:table-cell office:value-type="float" office:value="58.1" table:style-name="ce174">
            <text:p>58.1</text:p>
          </table:table-cell>
          <table:table-cell office:value-type="float" office:value="83.2" table:style-name="ce174">
            <text:p>83.2</text:p>
          </table:table-cell>
          <table:table-cell office:value-type="float" office:value="141.4" table:style-name="ce174">
            <text:p>141.4</text:p>
          </table:table-cell>
          <table:table-cell office:value-type="float" office:value="0" table:style-name="ce174">
            <text:p>0.0</text:p>
          </table:table-cell>
          <table:table-cell office:value-type="float" office:value="5.5" table:style-name="ce174">
            <text:p>5.5</text:p>
          </table:table-cell>
          <table:table-cell office:value-type="float" office:value="76.2" table:style-name="ce174">
            <text:p>76.2</text:p>
          </table:table-cell>
          <table:table-cell office:value-type="float" office:value="81.8" table:style-name="ce174">
            <text:p>81.8</text:p>
          </table:table-cell>
          <table:table-cell office:value-type="float" office:value="223.1" table:style-name="ce174">
            <text:p>223.1</text:p>
          </table:table-cell>
          <table:table-cell office:value-type="float" office:value="320.2" table:style-name="ce174">
            <text:p>320.2</text:p>
          </table:table-cell>
          <table:table-cell office:value-type="float" office:value="65.599999999999994" table:style-name="ce174">
            <text:p>65.6</text:p>
          </table:table-cell>
          <table:table-cell office:value-type="float" office:value="108.1" table:style-name="ce174">
            <text:p>108.1</text:p>
          </table:table-cell>
          <table:table-cell office:value-type="float" office:value="173.7" table:style-name="ce174">
            <text:p>173.7</text:p>
          </table:table-cell>
          <table:table-cell office:value-type="float" office:value="493.9" table:style-name="ce174">
            <text:p>493.9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5).$A$1:TRA0203_(2005).$P$43" table:base-cell-address="TRA0203_(2005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4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4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1000000000000001" table:style-name="ce143">
            <text:p>1.1</text:p>
          </table:table-cell>
          <table:table-cell office:value-type="float" office:value="3" table:style-name="ce143">
            <text:p>3.0</text:p>
          </table:table-cell>
          <table:table-cell office:value-type="float" office:value="3.2" table:style-name="ce143">
            <text:p>3.2</text:p>
          </table:table-cell>
          <table:table-cell office:value-type="float" office:value="6.2" table:style-name="ce143">
            <text:p>6.2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3" table:style-name="ce143">
            <text:p>3.0</text:p>
          </table:table-cell>
          <table:table-cell office:value-type="float" office:value="3.9" table:style-name="ce143">
            <text:p>3.9</text:p>
          </table:table-cell>
          <table:table-cell office:value-type="float" office:value="10.1" table:style-name="ce143">
            <text:p>10.1</text:p>
          </table:table-cell>
          <table:table-cell office:value-type="float" office:value="11.2" table:style-name="ce143">
            <text:p>11.2</text:p>
          </table:table-cell>
          <table:table-cell office:value-type="float" office:value="1.7" table:style-name="ce143">
            <text:p>1.7</text:p>
          </table:table-cell>
          <table:table-cell office:value-type="float" office:value="6" table:style-name="ce143">
            <text:p>6.0</text:p>
          </table:table-cell>
          <table:table-cell office:value-type="float" office:value="7.7" table:style-name="ce143">
            <text:p>7.7</text:p>
          </table:table-cell>
          <table:table-cell office:value-type="float" office:value="18.899999999999999" table:style-name="ce143">
            <text:p>18.9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2999999999999998" table:style-name="ce149">
              <text:p>2.3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7.5" table:style-name="ce149">
              <text:p>7.5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90000000000000013" table:formula="of:=[.C10]-[.C12]" table:style-name="ce149">
              <text:p>0.9</text:p>
            </table:table-cell>
            <table:table-cell office:value-type="float" office:value="2.1" table:formula="of:=[.D10]-[.D12]" table:style-name="ce149">
              <text:p>2.1</text:p>
            </table:table-cell>
            <table:table-cell office:value-type="float" office:value="2.6" table:formula="of:=[.E10]-[.E12]" table:style-name="ce149">
              <text:p>2.6</text:p>
            </table:table-cell>
            <table:table-cell office:value-type="float" office:value="4.8000000000000007" table:formula="of:=[.F10]-[.F12]" table:style-name="ce149">
              <text:p>4.8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4" table:formula="of:=[.H10]-[.H12]" table:style-name="ce149">
              <text:p>0.4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6" table:formula="of:=[.J10]-[.J12]" table:style-name="ce149">
              <text:p>1.6</text:p>
            </table:table-cell>
            <table:table-cell office:value-type="float" office:value="6.3999999999999995" table:formula="of:=[.K10]-[.K12]" table:style-name="ce149">
              <text:p>6.4</text:p>
            </table:table-cell>
            <table:table-cell office:value-type="float" office:value="7.2999999999999989" table:formula="of:=[.L10]-[.L12]" table:style-name="ce149">
              <text:p>7.3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7" table:formula="of:=[.N10]-[.N12]" table:style-name="ce149">
              <text:p>2.7</text:p>
            </table:table-cell>
            <table:table-cell office:value-type="float" office:value="4.0999999999999996" table:formula="of:=[.O10]-[.O12]" table:style-name="ce149">
              <text:p>4.1</text:p>
            </table:table-cell>
            <table:table-cell office:value-type="float" office:value="11.399999999999999" table:formula="of:=[.P10]-[.P12]" table:style-name="ce149">
              <text:p>11.4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7.399999999999999" table:style-name="ce143">
            <text:p>17.4</text:p>
          </table:table-cell>
          <table:table-cell office:value-type="float" office:value="2.4" table:style-name="ce143">
            <text:p>2.4</text:p>
          </table:table-cell>
          <table:table-cell office:value-type="float" office:value="6.7" table:style-name="ce143">
            <text:p>6.7</text:p>
          </table:table-cell>
          <table:table-cell office:value-type="float" office:value="9.1" table:style-name="ce143">
            <text:p>9.1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10.6" table:style-name="ce143">
            <text:p>10.6</text:p>
          </table:table-cell>
          <table:table-cell office:value-type="float" office:value="11.1" table:style-name="ce143">
            <text:p>11.1</text:p>
          </table:table-cell>
          <table:table-cell office:value-type="float" office:value="20.2" table:style-name="ce143">
            <text:p>20.2</text:p>
          </table:table-cell>
          <table:table-cell office:value-type="float" office:value="37.6" table:style-name="ce143">
            <text:p>37.6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13.6" table:style-name="ce143">
            <text:p>13.6</text:p>
          </table:table-cell>
          <table:table-cell office:value-type="float" office:value="18" table:style-name="ce143">
            <text:p>18.0</text:p>
          </table:table-cell>
          <table:table-cell office:value-type="float" office:value="55.6" table:style-name="ce143">
            <text:p>55.6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6.2" table:style-name="ce149">
              <text:p>6.2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12" table:style-name="ce149">
              <text:p>12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6" table:style-name="ce149">
              <text:p>6.0</text:p>
            </table:table-cell>
            <table:table-cell office:value-type="float" office:value="6.4" table:style-name="ce149">
              <text:p>6.4</text:p>
            </table:table-cell>
            <table:table-cell office:value-type="float" office:value="18.399999999999999" table:style-name="ce149">
              <text:p>18.4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4" table:style-name="ce149">
              <text:p>1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2999999999999998" table:style-name="ce149">
              <text:p>2.3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7" table:style-name="ce149">
              <text:p>7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9.7999999999999989" table:formula="of:=[.C14]-[.C16]-[.C17]" table:style-name="ce149">
              <text:p>9.8</text:p>
            </table:table-cell>
            <table:table-cell office:value-type="float" office:value="2.4" table:formula="of:=[.D14]-[.D16]-[.D17]" table:style-name="ce149">
              <text:p>2.4</text:p>
            </table:table-cell>
            <table:table-cell office:value-type="float" office:value="5.3" table:formula="of:=[.E14]-[.E16]-[.E17]" table:style-name="ce149">
              <text:p>5.3</text:p>
            </table:table-cell>
            <table:table-cell office:value-type="float" office:value="7.7" table:formula="of:=[.F14]-[.F16]-[.F17]" table:style-name="ce149">
              <text:p>7.7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20000000000000004" table:formula="of:=[.H14]-[.H16]-[.H17]" table:style-name="ce149">
              <text:p>0.2</text:p>
            </table:table-cell>
            <table:table-cell office:value-type="float" office:value="3.4999999999999991" table:formula="of:=[.I14]-[.I16]-[.I17]" table:style-name="ce149">
              <text:p>3.5</text:p>
            </table:table-cell>
            <table:table-cell office:value-type="float" office:value="3.7" table:formula="of:=[.J14]-[.J16]-[.J17]" table:style-name="ce149">
              <text:p>3.7</text:p>
            </table:table-cell>
            <table:table-cell office:value-type="float" office:value="11.499999999999998" table:formula="of:=[.K14]-[.K16]-[.K17]" table:style-name="ce149">
              <text:p>11.5</text:p>
            </table:table-cell>
            <table:table-cell office:value-type="float" office:value="21.3" table:formula="of:=[.L14]-[.L16]-[.L17]" table:style-name="ce149">
              <text:p>21.3</text:p>
            </table:table-cell>
            <table:table-cell office:value-type="float" office:value="3.8" table:formula="of:=[.M14]-[.M16]-[.M17]" table:style-name="ce149">
              <text:p>3.8</text:p>
            </table:table-cell>
            <table:table-cell office:value-type="float" office:value="4.5" table:formula="of:=[.N14]-[.N16]-[.N17]" table:style-name="ce149">
              <text:p>4.5</text:p>
            </table:table-cell>
            <table:table-cell office:value-type="float" office:value="8.3000000000000007" table:formula="of:=[.O14]-[.O16]-[.O17]" table:style-name="ce149">
              <text:p>8.3</text:p>
            </table:table-cell>
            <table:table-cell office:value-type="float" office:value="29.500000000000004" table:formula="of:=[.P14]-[.P16]-[.P17]" table:style-name="ce149">
              <text:p>29.5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9.1999999999999993" table:style-name="ce143">
            <text:p>9.2</text:p>
          </table:table-cell>
          <table:table-cell office:value-type="float" office:value="3.9" table:style-name="ce143">
            <text:p>3.9</text:p>
          </table:table-cell>
          <table:table-cell office:value-type="float" office:value="6.3" table:style-name="ce143">
            <text:p>6.3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0" table:style-name="ce143">
            <text:p>0.0</text:p>
          </table:table-cell>
          <table:table-cell office:value-type="float" office:value="0.3" table:style-name="ce143">
            <text:p>0.3</text:p>
          </table:table-cell>
          <table:table-cell office:value-type="float" office:value="7.2" table:style-name="ce143">
            <text:p>7.2</text:p>
          </table:table-cell>
          <table:table-cell office:value-type="float" office:value="7.5" table:style-name="ce143">
            <text:p>7.5</text:p>
          </table:table-cell>
          <table:table-cell office:value-type="float" office:value="17.7" table:style-name="ce143">
            <text:p>17.7</text:p>
          </table:table-cell>
          <table:table-cell office:value-type="float" office:value="26.9" table:style-name="ce143">
            <text:p>26.9</text:p>
          </table:table-cell>
          <table:table-cell office:value-type="float" office:value="5.4" table:style-name="ce143">
            <text:p>5.4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4.5" table:style-name="ce143">
            <text:p>14.5</text:p>
          </table:table-cell>
          <table:table-cell office:value-type="float" office:value="41.4" table:style-name="ce143">
            <text:p>41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.1" table:style-name="ce149">
              <text:p>3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2" table:style-name="ce149">
              <text:p>1.2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6.5" table:style-name="ce149">
              <text:p>6.5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7" table:style-name="ce149">
              <text:p>2.7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10" table:style-name="ce149">
              <text:p>10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.2" table:style-name="ce149">
              <text:p>4.2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2" table:style-name="ce149">
              <text:p>2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10.1" table:style-name="ce149">
              <text:p>10.1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5.4" table:style-name="ce149">
              <text:p>5.4</text:p>
            </table:table-cell>
            <table:table-cell office:value-type="float" office:value="15.4" table:style-name="ce149">
              <text:p>15.4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8999999999999995" table:formula="of:=[.C19]-[.C21]-[.C22]" table:style-name="ce149">
              <text:p>1.9</text:p>
            </table:table-cell>
            <table:table-cell office:value-type="float" office:value="3" table:formula="of:=[.D19]-[.D21]-[.D22]" table:style-name="ce149">
              <text:p>3.0</text:p>
            </table:table-cell>
            <table:table-cell office:value-type="float" office:value="4" table:formula="of:=[.E19]-[.E21]-[.E22]" table:style-name="ce149">
              <text:p>4.0</text:p>
            </table:table-cell>
            <table:table-cell office:value-type="float" office:value="7" table:formula="of:=[.F19]-[.F21]-[.F22]" table:style-name="ce149">
              <text:p>7.0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8" table:formula="of:=[.H19]-[.H21]-[.H22]" table:style-name="ce149">
              <text:p>0.2</text:p>
            </table:table-cell>
            <table:table-cell office:value-type="float" office:value="1.2000000000000002" table:formula="of:=[.I19]-[.I21]-[.I22]" table:style-name="ce149">
              <text:p>1.2</text:p>
            </table:table-cell>
            <table:table-cell office:value-type="float" office:value="1.4" table:formula="of:=[.J19]-[.J21]-[.J22]" table:style-name="ce149">
              <text:p>1.4</text:p>
            </table:table-cell>
            <table:table-cell office:value-type="float" office:value="8.3999999999999986" table:formula="of:=[.K19]-[.K21]-[.K22]" table:style-name="ce149">
              <text:p>8.4</text:p>
            </table:table-cell>
            <table:table-cell office:value-type="float" office:value="10.299999999999999" table:formula="of:=[.L19]-[.L21]-[.L22]" table:style-name="ce149">
              <text:p>10.3</text:p>
            </table:table-cell>
            <table:table-cell office:value-type="float" office:value="3.6000000000000005" table:formula="of:=[.M19]-[.M21]-[.M22]" table:style-name="ce149">
              <text:p>3.6</text:p>
            </table:table-cell>
            <table:table-cell office:value-type="float" office:value="2.1999999999999993" table:formula="of:=[.N19]-[.N21]-[.N22]" table:style-name="ce149">
              <text:p>2.2</text:p>
            </table:table-cell>
            <table:table-cell office:value-type="float" office:value="5.6999999999999993" table:formula="of:=[.O19]-[.O21]-[.O22]" table:style-name="ce149">
              <text:p>5.7</text:p>
            </table:table-cell>
            <table:table-cell office:value-type="float" office:value="15.999999999999998" table:formula="of:=[.P19]-[.P21]-[.P22]" table:style-name="ce149">
              <text:p>16.0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8" table:style-name="ce143">
            <text:p>6.8</text:p>
          </table:table-cell>
          <table:table-cell office:value-type="float" office:value="6.5" table:style-name="ce143">
            <text:p>6.5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5.6" table:style-name="ce143">
            <text:p>15.6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4.3" table:style-name="ce143">
            <text:p>4.3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20.6" table:style-name="ce143">
            <text:p>20.6</text:p>
          </table:table-cell>
          <table:table-cell office:value-type="float" office:value="27.4" table:style-name="ce143">
            <text:p>27.4</text:p>
          </table:table-cell>
          <table:table-cell office:value-type="float" office:value="6.4" table:style-name="ce143">
            <text:p>6.4</text:p>
          </table:table-cell>
          <table:table-cell office:value-type="float" office:value="7.1" table:style-name="ce143">
            <text:p>7.1</text:p>
          </table:table-cell>
          <table:table-cell office:value-type="float" office:value="13.5" table:style-name="ce143">
            <text:p>13.5</text:p>
          </table:table-cell>
          <table:table-cell office:value-type="float" office:value="40.9" table:style-name="ce143">
            <text:p>40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1.9" table:style-name="ce143">
            <text:p>11.9</text:p>
          </table:table-cell>
          <table:table-cell office:value-type="float" office:value="4.2" table:style-name="ce143">
            <text:p>4.2</text:p>
          </table:table-cell>
          <table:table-cell office:value-type="float" office:value="6" table:style-name="ce143">
            <text:p>6.0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7.2" table:style-name="ce143">
            <text:p>7.2</text:p>
          </table:table-cell>
          <table:table-cell office:value-type="float" office:value="8.1" table:style-name="ce143">
            <text:p>8.1</text:p>
          </table:table-cell>
          <table:table-cell office:value-type="float" office:value="18.3" table:style-name="ce143">
            <text:p>18.3</text:p>
          </table:table-cell>
          <table:table-cell office:value-type="float" office:value="30.2" table:style-name="ce143">
            <text:p>30.2</text:p>
          </table:table-cell>
          <table:table-cell office:value-type="float" office:value="5.3" table:style-name="ce143">
            <text:p>5.3</text:p>
          </table:table-cell>
          <table:table-cell office:value-type="float" office:value="12.4" table:style-name="ce143">
            <text:p>12.4</text:p>
          </table:table-cell>
          <table:table-cell office:value-type="float" office:value="17.7" table:style-name="ce143">
            <text:p>17.7</text:p>
          </table:table-cell>
          <table:table-cell office:value-type="float" office:value="47.9" table:style-name="ce143">
            <text:p>47.9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9" table:style-name="ce149">
              <text:p>2.9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8" table:style-name="ce149">
              <text:p>8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3000000000000007" table:style-name="ce149">
              <text:p>8.3</text:p>
            </table:table-cell>
            <table:table-cell office:value-type="float" office:value="8.6" table:style-name="ce149">
              <text:p>8.6</text:p>
            </table:table-cell>
            <table:table-cell office:value-type="float" office:value="16.600000000000001" table:style-name="ce149">
              <text:p>16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9" table:formula="of:=[.C25]-[.C27]" table:style-name="ce149">
              <text:p>9.0</text:p>
            </table:table-cell>
            <table:table-cell office:value-type="float" office:value="4" table:formula="of:=[.D25]-[.D27]" table:style-name="ce149">
              <text:p>4.0</text:p>
            </table:table-cell>
            <table:table-cell office:value-type="float" office:value="5.7" table:formula="of:=[.E25]-[.E27]" table:style-name="ce149">
              <text:p>5.7</text:p>
            </table:table-cell>
            <table:table-cell office:value-type="float" office:value="9.6999999999999993" table:formula="of:=[.F25]-[.F27]" table:style-name="ce149">
              <text:p>9.7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8" table:formula="of:=[.H25]-[.H27]" table:style-name="ce149">
              <text:p>0.8</text:p>
            </table:table-cell>
            <table:table-cell office:value-type="float" office:value="2.8" table:formula="of:=[.I25]-[.I27]" table:style-name="ce149">
              <text:p>2.8</text:p>
            </table:table-cell>
            <table:table-cell office:value-type="float" office:value="3.5" table:formula="of:=[.J25]-[.J27]" table:style-name="ce149">
              <text:p>3.5</text:p>
            </table:table-cell>
            <table:table-cell office:value-type="float" office:value="13.200000000000001" table:formula="of:=[.K25]-[.K27]" table:style-name="ce149">
              <text:p>13.2</text:p>
            </table:table-cell>
            <table:table-cell office:value-type="float" office:value="22.2" table:formula="of:=[.L25]-[.L27]" table:style-name="ce149">
              <text:p>22.2</text:p>
            </table:table-cell>
            <table:table-cell office:value-type="float" office:value="5" table:formula="of:=[.M25]-[.M27]" table:style-name="ce149">
              <text:p>5.0</text:p>
            </table:table-cell>
            <table:table-cell office:value-type="float" office:value="4.0999999999999996" table:formula="of:=[.N25]-[.N27]" table:style-name="ce149">
              <text:p>4.1</text:p>
            </table:table-cell>
            <table:table-cell office:value-type="float" office:value="9.1" table:formula="of:=[.O25]-[.O27]" table:style-name="ce149">
              <text:p>9.1</text:p>
            </table:table-cell>
            <table:table-cell office:value-type="float" office:value="31.299999999999997" table:formula="of:=[.P25]-[.P27]" table:style-name="ce149">
              <text:p>31.3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5" table:style-name="ce143">
            <text:p>8.5</text:p>
          </table:table-cell>
          <table:table-cell office:value-type="float" office:value="9.4" table:style-name="ce143">
            <text:p>9.4</text:p>
          </table:table-cell>
          <table:table-cell office:value-type="float" office:value="10.9" table:style-name="ce143">
            <text:p>10.9</text:p>
          </table:table-cell>
          <table:table-cell office:value-type="float" office:value="20.3" table:style-name="ce143">
            <text:p>20.3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5.5" table:style-name="ce143">
            <text:p>5.5</text:p>
          </table:table-cell>
          <table:table-cell office:value-type="float" office:value="25.8" table:style-name="ce143">
            <text:p>25.8</text:p>
          </table:table-cell>
          <table:table-cell office:value-type="float" office:value="34.299999999999997" table:style-name="ce143">
            <text:p>34.3</text:p>
          </table:table-cell>
          <table:table-cell office:value-type="float" office:value="10.3" table:style-name="ce143">
            <text:p>10.3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20.5" table:style-name="ce143">
            <text:p>20.5</text:p>
          </table:table-cell>
          <table:table-cell office:value-type="float" office:value="54.8" table:style-name="ce143">
            <text:p>54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1" table:style-name="ce143">
            <text:p>2.1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0.7" table:style-name="ce143">
            <text:p>0.7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7.3" table:style-name="ce143">
            <text:p>17.3</text:p>
          </table:table-cell>
          <table:table-cell office:value-type="float" office:value="17.3" table:style-name="ce143">
            <text:p>17.3</text:p>
          </table:table-cell>
          <table:table-cell office:value-type="float" office:value="18" table:style-name="ce143">
            <text:p>18.0</text:p>
          </table:table-cell>
          <table:table-cell office:value-type="float" office:value="20" table:style-name="ce143">
            <text:p>20.0</text:p>
          </table:table-cell>
          <table:table-cell office:value-type="float" office:value="0.1" table:style-name="ce143">
            <text:p>0.1</text:p>
          </table:table-cell>
          <table:table-cell office:value-type="float" office:value="11.4" table:style-name="ce143">
            <text:p>11.4</text:p>
          </table:table-cell>
          <table:table-cell office:value-type="float" office:value="11.6" table:style-name="ce143">
            <text:p>11.6</text:p>
          </table:table-cell>
          <table:table-cell office:value-type="float" office:value="31.6" table:style-name="ce143">
            <text:p>31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2.1" table:style-name="ce143">
            <text:p>22.1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5.5" table:style-name="ce143">
            <text:p>15.5</text:p>
          </table:table-cell>
          <table:table-cell office:value-type="float" office:value="24.9" table:style-name="ce143">
            <text:p>24.9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9.9" table:style-name="ce143">
            <text:p>9.9</text:p>
          </table:table-cell>
          <table:table-cell office:value-type="float" office:value="10.4" table:style-name="ce143">
            <text:p>10.4</text:p>
          </table:table-cell>
          <table:table-cell office:value-type="float" office:value="35.299999999999997" table:style-name="ce143">
            <text:p>35.3</text:p>
          </table:table-cell>
          <table:table-cell office:value-type="float" office:value="57.5" table:style-name="ce143">
            <text:p>57.5</text:p>
          </table:table-cell>
          <table:table-cell office:value-type="float" office:value="11.3" table:style-name="ce143">
            <text:p>11.3</text:p>
          </table:table-cell>
          <table:table-cell office:value-type="float" office:value="16.8" table:style-name="ce143">
            <text:p>16.8</text:p>
          </table:table-cell>
          <table:table-cell office:value-type="float" office:value="28" table:style-name="ce143">
            <text:p>28.0</text:p>
          </table:table-cell>
          <table:table-cell office:value-type="float" office:value="85.5" table:style-name="ce143">
            <text:p>85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8.1" table:style-name="ce143">
            <text:p>8.1</text:p>
          </table:table-cell>
          <table:table-cell office:value-type="float" office:value="6.2" table:style-name="ce143">
            <text:p>6.2</text:p>
          </table:table-cell>
          <table:table-cell office:value-type="float" office:value="10.8" table:style-name="ce143">
            <text:p>10.8</text:p>
          </table:table-cell>
          <table:table-cell office:value-type="float" office:value="17" table:style-name="ce143">
            <text:p>17.0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7" table:style-name="ce143">
            <text:p>4.7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22.1" table:style-name="ce143">
            <text:p>22.1</text:p>
          </table:table-cell>
          <table:table-cell office:value-type="float" office:value="30.1" table:style-name="ce143">
            <text:p>30.1</text:p>
          </table:table-cell>
          <table:table-cell office:value-type="float" office:value="9.1" table:style-name="ce143">
            <text:p>9.1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17.7" table:style-name="ce143">
            <text:p>17.7</text:p>
          </table:table-cell>
          <table:table-cell office:value-type="float" office:value="47.9" table:style-name="ce143">
            <text:p>47.9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7.2" table:style-name="ce143">
            <text:p>87.2</text:p>
          </table:table-cell>
          <table:table-cell office:value-type="float" office:value="44.9" table:style-name="ce143">
            <text:p>44.9</text:p>
          </table:table-cell>
          <table:table-cell office:value-type="float" office:value="69.2" table:style-name="ce143">
            <text:p>69.2</text:p>
          </table:table-cell>
          <table:table-cell office:value-type="float" office:value="114.1" table:style-name="ce143">
            <text:p>114.1</text:p>
          </table:table-cell>
          <table:table-cell office:value-type="float" office:value="0" table:style-name="ce143">
            <text:p>0.0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69.2" table:style-name="ce143">
            <text:p>69.2</text:p>
          </table:table-cell>
          <table:table-cell office:value-type="float" office:value="73.900000000000006" table:style-name="ce143">
            <text:p>73.9</text:p>
          </table:table-cell>
          <table:table-cell office:value-type="float" office:value="188" table:style-name="ce143">
            <text:p>188.0</text:p>
          </table:table-cell>
          <table:table-cell office:value-type="float" office:value="275.10000000000002" table:style-name="ce143">
            <text:p>275.1</text:p>
          </table:table-cell>
          <table:table-cell office:value-type="float" office:value="53.9" table:style-name="ce143">
            <text:p>53.9</text:p>
          </table:table-cell>
          <table:table-cell office:value-type="float" office:value="95.3" table:style-name="ce143">
            <text:p>95.3</text:p>
          </table:table-cell>
          <table:table-cell office:value-type="float" office:value="149.30000000000001" table:style-name="ce143">
            <text:p>149.3</text:p>
          </table:table-cell>
          <table:table-cell office:value-type="float" office:value="424.4" table:style-name="ce143">
            <text:p>424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4" table:style-name="ce143">
            <text:p>3.4</text:p>
          </table:table-cell>
          <table:table-cell office:value-type="float" office:value="5.9" table:style-name="ce143">
            <text:p>5.9</text:p>
          </table:table-cell>
          <table:table-cell office:value-type="float" office:value="4.7" table:style-name="ce143">
            <text:p>4.7</text:p>
          </table:table-cell>
          <table:table-cell office:value-type="float" office:value="10.6" table:style-name="ce143">
            <text:p>10.6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office:value-type="float" office:value="14" table:style-name="ce143">
            <text:p>14.0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4.7" table:style-name="ce143">
            <text:p>4.7</text:p>
          </table:table-cell>
          <table:table-cell office:value-type="float" office:value="5" table:style-name="ce143">
            <text:p>5.0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27.1" table:style-name="ce143">
            <text:p>27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6.1" table:style-name="ce143">
            <text:p>6.1</text:p>
          </table:table-cell>
          <table:table-cell office:value-type="float" office:value="8.9" table:style-name="ce143">
            <text:p>8.9</text:p>
          </table:table-cell>
          <table:table-cell office:value-type="float" office:value="7.6" table:style-name="ce143">
            <text:p>7.6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.5" table:style-name="ce143">
            <text:p>5.5</text:p>
          </table:table-cell>
          <table:table-cell office:value-type="float" office:value="22.1" table:style-name="ce143">
            <text:p>22.1</text:p>
          </table:table-cell>
          <table:table-cell office:value-type="float" office:value="28.2" table:style-name="ce143">
            <text:p>28.2</text:p>
          </table:table-cell>
          <table:table-cell office:value-type="float" office:value="6.3" table:style-name="ce143">
            <text:p>6.3</text:p>
          </table:table-cell>
          <table:table-cell office:value-type="float" office:value="8" table:style-name="ce143">
            <text:p>8.0</text:p>
          </table:table-cell>
          <table:table-cell office:value-type="float" office:value="14.3" table:style-name="ce143">
            <text:p>14.3</text:p>
          </table:table-cell>
          <table:table-cell office:value-type="float" office:value="42.5" table:style-name="ce143">
            <text:p>42.5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96.6" table:style-name="ce174">
            <text:p>96.6</text:p>
          </table:table-cell>
          <table:table-cell office:value-type="float" office:value="59.7" table:style-name="ce174">
            <text:p>59.7</text:p>
          </table:table-cell>
          <table:table-cell office:value-type="float" office:value="81.599999999999994" table:style-name="ce174">
            <text:p>81.6</text:p>
          </table:table-cell>
          <table:table-cell office:value-type="float" office:value="141.30000000000001" table:style-name="ce174">
            <text:p>141.3</text:p>
          </table:table-cell>
          <table:table-cell office:value-type="float" office:value="0" table:style-name="ce174">
            <text:p>0.0</text:p>
          </table:table-cell>
          <table:table-cell office:value-type="float" office:value="6" table:style-name="ce174">
            <text:p>6.0</text:p>
          </table:table-cell>
          <table:table-cell office:value-type="float" office:value="76.8" table:style-name="ce174">
            <text:p>76.8</text:p>
          </table:table-cell>
          <table:table-cell office:value-type="float" office:value="82.8" table:style-name="ce174">
            <text:p>82.8</text:p>
          </table:table-cell>
          <table:table-cell office:value-type="float" office:value="224.1" table:style-name="ce174">
            <text:p>224.1</text:p>
          </table:table-cell>
          <table:table-cell office:value-type="float" office:value="320.7" table:style-name="ce174">
            <text:p>320.7</text:p>
          </table:table-cell>
          <table:table-cell office:value-type="float" office:value="64.900000000000006" table:style-name="ce174">
            <text:p>64.9</text:p>
          </table:table-cell>
          <table:table-cell office:value-type="float" office:value="108.3" table:style-name="ce174">
            <text:p>108.3</text:p>
          </table:table-cell>
          <table:table-cell office:value-type="float" office:value="173.3" table:style-name="ce174">
            <text:p>173.3</text:p>
          </table:table-cell>
          <table:table-cell office:value-type="float" office:value="493.9" table:style-name="ce174">
            <text:p>493.9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4).$A$1:TRA0203_(2004).$P$43" table:base-cell-address="TRA0203_(2004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3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3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1000000000000001" table:style-name="ce143">
            <text:p>1.1</text:p>
          </table:table-cell>
          <table:table-cell office:value-type="float" office:value="2.9" table:style-name="ce143">
            <text:p>2.9</text:p>
          </table:table-cell>
          <table:table-cell office:value-type="float" office:value="3.2" table:style-name="ce143">
            <text:p>3.2</text:p>
          </table:table-cell>
          <table:table-cell office:value-type="float" office:value="6.1" table:style-name="ce143">
            <text:p>6.1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2.9" table:style-name="ce143">
            <text:p>2.9</text:p>
          </table:table-cell>
          <table:table-cell office:value-type="float" office:value="3.8" table:style-name="ce143">
            <text:p>3.8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10.9" table:style-name="ce143">
            <text:p>10.9</text:p>
          </table:table-cell>
          <table:table-cell office:value-type="float" office:value="1.7" table:style-name="ce143">
            <text:p>1.7</text:p>
          </table:table-cell>
          <table:table-cell office:value-type="float" office:value="6.2" table:style-name="ce143">
            <text:p>6.2</text:p>
          </table:table-cell>
          <table:table-cell office:value-type="float" office:value="7.9" table:style-name="ce143">
            <text:p>7.9</text:p>
          </table:table-cell>
          <table:table-cell office:value-type="float" office:value="18.8" table:style-name="ce143">
            <text:p>18.8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7.5" table:style-name="ce149">
              <text:p>7.5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90000000000000013" table:formula="of:=[.C10]-[.C12]" table:style-name="ce149">
              <text:p>0.9</text:p>
            </table:table-cell>
            <table:table-cell office:value-type="float" office:value="2" table:formula="of:=[.D10]-[.D12]" table:style-name="ce149">
              <text:p>2.0</text:p>
            </table:table-cell>
            <table:table-cell office:value-type="float" office:value="2.7" table:formula="of:=[.E10]-[.E12]" table:style-name="ce149">
              <text:p>2.7</text:p>
            </table:table-cell>
            <table:table-cell office:value-type="float" office:value="4.6999999999999993" table:formula="of:=[.F10]-[.F12]" table:style-name="ce149">
              <text:p>4.7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4" table:formula="of:=[.H10]-[.H12]" table:style-name="ce149">
              <text:p>0.4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5999999999999996" table:formula="of:=[.J10]-[.J12]" table:style-name="ce149">
              <text:p>1.6</text:p>
            </table:table-cell>
            <table:table-cell office:value-type="float" office:value="6.2000000000000011" table:formula="of:=[.K10]-[.K12]" table:style-name="ce149">
              <text:p>6.2</text:p>
            </table:table-cell>
            <table:table-cell office:value-type="float" office:value="7.1000000000000005" table:formula="of:=[.L10]-[.L12]" table:style-name="ce149">
              <text:p>7.1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8000000000000003" table:formula="of:=[.N10]-[.N12]" table:style-name="ce149">
              <text:p>2.8</text:p>
            </table:table-cell>
            <table:table-cell office:value-type="float" office:value="4.2" table:formula="of:=[.O10]-[.O12]" table:style-name="ce149">
              <text:p>4.2</text:p>
            </table:table-cell>
            <table:table-cell office:value-type="float" office:value="11.3" table:formula="of:=[.P10]-[.P12]" table:style-name="ce149">
              <text:p>11.3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6.7" table:style-name="ce143">
            <text:p>16.7</text:p>
          </table:table-cell>
          <table:table-cell office:value-type="float" office:value="3.1" table:style-name="ce143">
            <text:p>3.1</text:p>
          </table:table-cell>
          <table:table-cell office:value-type="float" office:value="5.8" table:style-name="ce143">
            <text:p>5.8</text:p>
          </table:table-cell>
          <table:table-cell office:value-type="float" office:value="9" table:style-name="ce143">
            <text:p>9.0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0.8" table:style-name="ce143">
            <text:p>10.8</text:p>
          </table:table-cell>
          <table:table-cell office:value-type="float" office:value="19.8" table:style-name="ce143">
            <text:p>19.8</text:p>
          </table:table-cell>
          <table:table-cell office:value-type="float" office:value="36.5" table:style-name="ce143">
            <text:p>36.5</text:p>
          </table:table-cell>
          <table:table-cell office:value-type="float" office:value="4.3" table:style-name="ce143">
            <text:p>4.3</text:p>
          </table:table-cell>
          <table:table-cell office:value-type="float" office:value="13.7" table:style-name="ce143">
            <text:p>13.7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54.5" table:style-name="ce143">
            <text:p>54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5.9" table:style-name="ce149">
              <text:p>5.9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" table:style-name="ce149">
              <text:p>5.0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1.6" table:style-name="ce149">
              <text:p>11.6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6.1" table:style-name="ce149">
              <text:p>6.1</text:p>
            </table:table-cell>
            <table:table-cell office:value-type="float" office:value="6.5" table:style-name="ce149">
              <text:p>6.5</text:p>
            </table:table-cell>
            <table:table-cell office:value-type="float" office:value="18" table:style-name="ce149">
              <text:p>18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4" table:style-name="ce149">
              <text:p>1.4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7.6" table:style-name="ce149">
              <text:p>7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9.3999999999999986" table:formula="of:=[.C14]-[.C16]-[.C17]" table:style-name="ce149">
              <text:p>9.4</text:p>
            </table:table-cell>
            <table:table-cell office:value-type="float" office:value="2.6" table:formula="of:=[.D14]-[.D16]-[.D17]" table:style-name="ce149">
              <text:p>2.6</text:p>
            </table:table-cell>
            <table:table-cell office:value-type="float" office:value="4.8999999999999995" table:formula="of:=[.E14]-[.E16]-[.E17]" table:style-name="ce149">
              <text:p>4.9</text:p>
            </table:table-cell>
            <table:table-cell office:value-type="float" office:value="7.6000000000000005" table:formula="of:=[.F14]-[.F16]-[.F17]" table:style-name="ce149">
              <text:p>7.6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2" table:formula="of:=[.H14]-[.H16]-[.H17]" table:style-name="ce149">
              <text:p>0.2</text:p>
            </table:table-cell>
            <table:table-cell office:value-type="float" office:value="3.4999999999999996" table:formula="of:=[.I14]-[.I16]-[.I17]" table:style-name="ce149">
              <text:p>3.5</text:p>
            </table:table-cell>
            <table:table-cell office:value-type="float" office:value="3.6000000000000005" table:formula="of:=[.J14]-[.J16]-[.J17]" table:style-name="ce149">
              <text:p>3.6</text:p>
            </table:table-cell>
            <table:table-cell office:value-type="float" office:value="11.3" table:formula="of:=[.K14]-[.K16]-[.K17]" table:style-name="ce149">
              <text:p>11.3</text:p>
            </table:table-cell>
            <table:table-cell office:value-type="float" office:value="20.7" table:formula="of:=[.L14]-[.L16]-[.L17]" table:style-name="ce149">
              <text:p>20.7</text:p>
            </table:table-cell>
            <table:table-cell office:value-type="float" office:value="3.6999999999999997" table:formula="of:=[.M14]-[.M16]-[.M17]" table:style-name="ce149">
              <text:p>3.7</text:p>
            </table:table-cell>
            <table:table-cell office:value-type="float" office:value="4.5" table:formula="of:=[.N14]-[.N16]-[.N17]" table:style-name="ce149">
              <text:p>4.5</text:p>
            </table:table-cell>
            <table:table-cell office:value-type="float" office:value="8.2000000000000011" table:formula="of:=[.O14]-[.O16]-[.O17]" table:style-name="ce149">
              <text:p>8.2</text:p>
            </table:table-cell>
            <table:table-cell office:value-type="float" office:value="28.9" table:formula="of:=[.P14]-[.P16]-[.P17]" table:style-name="ce149">
              <text:p>28.9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8.6999999999999993" table:style-name="ce143">
            <text:p>8.7</text:p>
          </table:table-cell>
          <table:table-cell office:value-type="float" office:value="4.2" table:style-name="ce143">
            <text:p>4.2</text:p>
          </table:table-cell>
          <table:table-cell office:value-type="float" office:value="5.8" table:style-name="ce143">
            <text:p>5.8</text:p>
          </table:table-cell>
          <table:table-cell office:value-type="float" office:value="9.9" table:style-name="ce143">
            <text:p>9.9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6.9" table:style-name="ce143">
            <text:p>6.9</text:p>
          </table:table-cell>
          <table:table-cell office:value-type="float" office:value="7.3" table:style-name="ce143">
            <text:p>7.3</text:p>
          </table:table-cell>
          <table:table-cell office:value-type="float" office:value="17.3" table:style-name="ce143">
            <text:p>17.3</text:p>
          </table:table-cell>
          <table:table-cell office:value-type="float" office:value="26" table:style-name="ce143">
            <text:p>26.0</text:p>
          </table:table-cell>
          <table:table-cell office:value-type="float" office:value="5.2" table:style-name="ce143">
            <text:p>5.2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4.4" table:style-name="ce143">
            <text:p>14.4</text:p>
          </table:table-cell>
          <table:table-cell office:value-type="float" office:value="40.4" table:style-name="ce143">
            <text:p>40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" table:style-name="ce149">
              <text:p>3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1.2" table:style-name="ce149">
              <text:p>1.2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6.2" table:style-name="ce149">
              <text:p>6.2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7" table:style-name="ce149">
              <text:p>2.7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9.6" table:style-name="ce149">
              <text:p>9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" table:style-name="ce149">
              <text:p>4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2" table:style-name="ce149">
              <text:p>2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9.8000000000000007" table:style-name="ce149">
              <text:p>9.8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5.3" table:style-name="ce149">
              <text:p>5.3</text:p>
            </table:table-cell>
            <table:table-cell office:value-type="float" office:value="15.2" table:style-name="ce149">
              <text:p>15.2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6999999999999993" table:formula="of:=[.C19]-[.C21]-[.C22]" table:style-name="ce149">
              <text:p>1.7</text:p>
            </table:table-cell>
            <table:table-cell office:value-type="float" office:value="3.3" table:formula="of:=[.D19]-[.D21]-[.D22]" table:style-name="ce149">
              <text:p>3.3</text:p>
            </table:table-cell>
            <table:table-cell office:value-type="float" office:value="3.5999999999999996" table:formula="of:=[.E19]-[.E21]-[.E22]" table:style-name="ce149">
              <text:p>3.6</text:p>
            </table:table-cell>
            <table:table-cell office:value-type="float" office:value="6.7000000000000011" table:formula="of:=[.F19]-[.F21]-[.F22]" table:style-name="ce149">
              <text:p>6.7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30000000000000004" table:formula="of:=[.H19]-[.H21]-[.H22]" table:style-name="ce149">
              <text:p>0.3</text:p>
            </table:table-cell>
            <table:table-cell office:value-type="float" office:value="1.1000000000000005" table:formula="of:=[.I19]-[.I21]-[.I22]" table:style-name="ce149">
              <text:p>1.1</text:p>
            </table:table-cell>
            <table:table-cell office:value-type="float" office:value="1.2999999999999994" table:formula="of:=[.J19]-[.J21]-[.J22]" table:style-name="ce149">
              <text:p>1.3</text:p>
            </table:table-cell>
            <table:table-cell office:value-type="float" office:value="8.1999999999999993" table:formula="of:=[.K19]-[.K21]-[.K22]" table:style-name="ce149">
              <text:p>8.2</text:p>
            </table:table-cell>
            <table:table-cell office:value-type="float" office:value="10" table:formula="of:=[.L19]-[.L21]-[.L22]" table:style-name="ce149">
              <text:p>10.0</text:p>
            </table:table-cell>
            <table:table-cell office:value-type="float" office:value="3.4000000000000004" table:formula="of:=[.M19]-[.M21]-[.M22]" table:style-name="ce149">
              <text:p>3.4</text:p>
            </table:table-cell>
            <table:table-cell office:value-type="float" office:value="2.1999999999999993" table:formula="of:=[.N19]-[.N21]-[.N22]" table:style-name="ce149">
              <text:p>2.2</text:p>
            </table:table-cell>
            <table:table-cell office:value-type="float" office:value="5.7" table:formula="of:=[.O19]-[.O21]-[.O22]" table:style-name="ce149">
              <text:p>5.7</text:p>
            </table:table-cell>
            <table:table-cell office:value-type="float" office:value="15.599999999999998" table:formula="of:=[.P19]-[.P21]-[.P22]" table:style-name="ce149">
              <text:p>15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5" table:style-name="ce143">
            <text:p>6.5</text:p>
          </table:table-cell>
          <table:table-cell office:value-type="float" office:value="6.5" table:style-name="ce143">
            <text:p>6.5</text:p>
          </table:table-cell>
          <table:table-cell office:value-type="float" office:value="8.9" table:style-name="ce143">
            <text:p>8.9</text:p>
          </table:table-cell>
          <table:table-cell office:value-type="float" office:value="15.4" table:style-name="ce143">
            <text:p>15.4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4.2" table:style-name="ce143">
            <text:p>4.2</text:p>
          </table:table-cell>
          <table:table-cell office:value-type="float" office:value="4.8" table:style-name="ce143">
            <text:p>4.8</text:p>
          </table:table-cell>
          <table:table-cell office:value-type="float" office:value="20.3" table:style-name="ce143">
            <text:p>20.3</text:p>
          </table:table-cell>
          <table:table-cell office:value-type="float" office:value="26.8" table:style-name="ce143">
            <text:p>26.8</text:p>
          </table:table-cell>
          <table:table-cell office:value-type="float" office:value="6.2" table:style-name="ce143">
            <text:p>6.2</text:p>
          </table:table-cell>
          <table:table-cell office:value-type="float" office:value="7.1" table:style-name="ce143">
            <text:p>7.1</text:p>
          </table:table-cell>
          <table:table-cell office:value-type="float" office:value="13.3" table:style-name="ce143">
            <text:p>13.3</text:p>
          </table:table-cell>
          <table:table-cell office:value-type="float" office:value="40.1" table:style-name="ce143">
            <text:p>40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1.2" table:style-name="ce143">
            <text:p>11.2</text:p>
          </table:table-cell>
          <table:table-cell office:value-type="float" office:value="4.3" table:style-name="ce143">
            <text:p>4.3</text:p>
          </table:table-cell>
          <table:table-cell office:value-type="float" office:value="5.8" table:style-name="ce143">
            <text:p>5.8</text:p>
          </table:table-cell>
          <table:table-cell office:value-type="float" office:value="10.1" table:style-name="ce143">
            <text:p>10.1</text:p>
          </table:table-cell>
          <table:table-cell office:value-type="float" office:value="0" table:style-name="ce143">
            <text:p>0.0</text:p>
          </table:table-cell>
          <table:table-cell office:value-type="float" office:value="1" table:style-name="ce143">
            <text:p>1.0</text:p>
          </table:table-cell>
          <table:table-cell office:value-type="float" office:value="7.1" table:style-name="ce143">
            <text:p>7.1</text:p>
          </table:table-cell>
          <table:table-cell office:value-type="float" office:value="8.1" table:style-name="ce143">
            <text:p>8.1</text:p>
          </table:table-cell>
          <table:table-cell office:value-type="float" office:value="18.2" table:style-name="ce143">
            <text:p>18.2</text:p>
          </table:table-cell>
          <table:table-cell office:value-type="float" office:value="29.4" table:style-name="ce143">
            <text:p>29.4</text:p>
          </table:table-cell>
          <table:table-cell office:value-type="float" office:value="5.3" table:style-name="ce143">
            <text:p>5.3</text:p>
          </table:table-cell>
          <table:table-cell office:value-type="float" office:value="12.5" table:style-name="ce143">
            <text:p>12.5</text:p>
          </table:table-cell>
          <table:table-cell office:value-type="float" office:value="17.7" table:style-name="ce143">
            <text:p>17.7</text:p>
          </table:table-cell>
          <table:table-cell office:value-type="float" office:value="47.1" table:style-name="ce143">
            <text:p>47.1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8" table:style-name="ce149">
              <text:p>2.8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7.8" table:style-name="ce149">
              <text:p>7.8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4" table:style-name="ce149">
              <text:p>8.4</text:p>
            </table:table-cell>
            <table:table-cell office:value-type="float" office:value="8.6999999999999993" table:style-name="ce149">
              <text:p>8.7</text:p>
            </table:table-cell>
            <table:table-cell office:value-type="float" office:value="16.5" table:style-name="ce149">
              <text:p>16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8.3999999999999986" table:formula="of:=[.C25]-[.C27]" table:style-name="ce149">
              <text:p>8.4</text:p>
            </table:table-cell>
            <table:table-cell office:value-type="float" office:value="4" table:formula="of:=[.D25]-[.D27]" table:style-name="ce149">
              <text:p>4.0</text:p>
            </table:table-cell>
            <table:table-cell office:value-type="float" office:value="5.6" table:formula="of:=[.E25]-[.E27]" table:style-name="ce149">
              <text:p>5.6</text:p>
            </table:table-cell>
            <table:table-cell office:value-type="float" office:value="9.6" table:formula="of:=[.F25]-[.F27]" table:style-name="ce149">
              <text:p>9.6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8" table:formula="of:=[.H25]-[.H27]" table:style-name="ce149">
              <text:p>0.8</text:p>
            </table:table-cell>
            <table:table-cell office:value-type="float" office:value="2.8" table:formula="of:=[.I25]-[.I27]" table:style-name="ce149">
              <text:p>2.8</text:p>
            </table:table-cell>
            <table:table-cell office:value-type="float" office:value="3.5" table:formula="of:=[.J25]-[.J27]" table:style-name="ce149">
              <text:p>3.5</text:p>
            </table:table-cell>
            <table:table-cell office:value-type="float" office:value="13.1" table:formula="of:=[.K25]-[.K27]" table:style-name="ce149">
              <text:p>13.1</text:p>
            </table:table-cell>
            <table:table-cell office:value-type="float" office:value="21.599999999999998" table:formula="of:=[.L25]-[.L27]" table:style-name="ce149">
              <text:p>21.6</text:p>
            </table:table-cell>
            <table:table-cell office:value-type="float" office:value="5" table:formula="of:=[.M25]-[.M27]" table:style-name="ce149">
              <text:p>5.0</text:p>
            </table:table-cell>
            <table:table-cell office:value-type="float" office:value="4.0999999999999996" table:formula="of:=[.N25]-[.N27]" table:style-name="ce149">
              <text:p>4.1</text:p>
            </table:table-cell>
            <table:table-cell office:value-type="float" office:value="9" table:formula="of:=[.O25]-[.O27]" table:style-name="ce149">
              <text:p>9.0</text:p>
            </table:table-cell>
            <table:table-cell office:value-type="float" office:value="30.6" table:formula="of:=[.P25]-[.P27]" table:style-name="ce149">
              <text:p>30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1" table:style-name="ce143">
            <text:p>8.1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9.899999999999999" table:style-name="ce143">
            <text:p>19.9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4" table:style-name="ce143">
            <text:p>5.4</text:p>
          </table:table-cell>
          <table:table-cell office:value-type="float" office:value="25.4" table:style-name="ce143">
            <text:p>25.4</text:p>
          </table:table-cell>
          <table:table-cell office:value-type="float" office:value="33.5" table:style-name="ce143">
            <text:p>33.5</text:p>
          </table:table-cell>
          <table:table-cell office:value-type="float" office:value="10.1" table:style-name="ce143">
            <text:p>10.1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20.3" table:style-name="ce143">
            <text:p>20.3</text:p>
          </table:table-cell>
          <table:table-cell office:value-type="float" office:value="53.8" table:style-name="ce143">
            <text:p>53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1" table:style-name="ce143">
            <text:p>2.1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0.7" table:style-name="ce143">
            <text:p>0.7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20.2" table:style-name="ce143">
            <text:p>20.2</text:p>
          </table:table-cell>
          <table:table-cell office:value-type="float" office:value="0.1" table:style-name="ce143">
            <text:p>0.1</text:p>
          </table:table-cell>
          <table:table-cell office:value-type="float" office:value="11.6" table:style-name="ce143">
            <text:p>11.6</text:p>
          </table:table-cell>
          <table:table-cell office:value-type="float" office:value="11.8" table:style-name="ce143">
            <text:p>11.8</text:p>
          </table:table-cell>
          <table:table-cell office:value-type="float" office:value="31.9" table:style-name="ce143">
            <text:p>31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1.8" table:style-name="ce143">
            <text:p>21.8</text:p>
          </table:table-cell>
          <table:table-cell office:value-type="float" office:value="10.1" table:style-name="ce143">
            <text:p>10.1</text:p>
          </table:table-cell>
          <table:table-cell office:value-type="float" office:value="14.6" table:style-name="ce143">
            <text:p>14.6</text:p>
          </table:table-cell>
          <table:table-cell office:value-type="float" office:value="24.6" table:style-name="ce143">
            <text:p>24.6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9.5" table:style-name="ce143">
            <text:p>9.5</text:p>
          </table:table-cell>
          <table:table-cell office:value-type="float" office:value="10.3" table:style-name="ce143">
            <text:p>10.3</text:p>
          </table:table-cell>
          <table:table-cell office:value-type="float" office:value="34.9" table:style-name="ce143">
            <text:p>34.9</text:p>
          </table:table-cell>
          <table:table-cell office:value-type="float" office:value="56.7" table:style-name="ce143">
            <text:p>56.7</text:p>
          </table:table-cell>
          <table:table-cell office:value-type="float" office:value="11.1" table:style-name="ce143">
            <text:p>11.1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28" table:style-name="ce143">
            <text:p>28.0</text:p>
          </table:table-cell>
          <table:table-cell office:value-type="float" office:value="84.7" table:style-name="ce143">
            <text:p>84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7.9" table:style-name="ce143">
            <text:p>7.9</text:p>
          </table:table-cell>
          <table:table-cell office:value-type="float" office:value="6.2" table:style-name="ce143">
            <text:p>6.2</text:p>
          </table:table-cell>
          <table:table-cell office:value-type="float" office:value="10.6" table:style-name="ce143">
            <text:p>10.6</text:p>
          </table:table-cell>
          <table:table-cell office:value-type="float" office:value="16.8" table:style-name="ce143">
            <text:p>16.8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" table:style-name="ce143">
            <text:p>5.0</text:p>
          </table:table-cell>
          <table:table-cell office:value-type="float" office:value="21.8" table:style-name="ce143">
            <text:p>21.8</text:p>
          </table:table-cell>
          <table:table-cell office:value-type="float" office:value="29.7" table:style-name="ce143">
            <text:p>29.7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8.6" table:style-name="ce143">
            <text:p>8.6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47.1" table:style-name="ce143">
            <text:p>47.1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4.1" table:style-name="ce143">
            <text:p>84.1</text:p>
          </table:table-cell>
          <table:table-cell office:value-type="float" office:value="47" table:style-name="ce143">
            <text:p>47.0</text:p>
          </table:table-cell>
          <table:table-cell office:value-type="float" office:value="65.5" table:style-name="ce143">
            <text:p>65.5</text:p>
          </table:table-cell>
          <table:table-cell office:value-type="float" office:value="112.5" table:style-name="ce143">
            <text:p>112.5</text:p>
          </table:table-cell>
          <table:table-cell office:value-type="float" office:value="0" table:style-name="ce143">
            <text:p>0.0</text:p>
          </table:table-cell>
          <table:table-cell office:value-type="float" office:value="5.3" table:style-name="ce143">
            <text:p>5.3</text:p>
          </table:table-cell>
          <table:table-cell office:value-type="float" office:value="67.8" table:style-name="ce143">
            <text:p>67.8</text:p>
          </table:table-cell>
          <table:table-cell office:value-type="float" office:value="73.099999999999994" table:style-name="ce143">
            <text:p>73.1</text:p>
          </table:table-cell>
          <table:table-cell office:value-type="float" office:value="185.6" table:style-name="ce143">
            <text:p>185.6</text:p>
          </table:table-cell>
          <table:table-cell office:value-type="float" office:value="269.60000000000002" table:style-name="ce143">
            <text:p>269.6</text:p>
          </table:table-cell>
          <table:table-cell office:value-type="float" office:value="52.9" table:style-name="ce143">
            <text:p>52.9</text:p>
          </table:table-cell>
          <table:table-cell office:value-type="float" office:value="96" table:style-name="ce143">
            <text:p>96.0</text:p>
          </table:table-cell>
          <table:table-cell office:value-type="float" office:value="148.9" table:style-name="ce143">
            <text:p>148.9</text:p>
          </table:table-cell>
          <table:table-cell office:value-type="float" office:value="418.5" table:style-name="ce143">
            <text:p>418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1" table:style-name="ce143">
            <text:p>3.1</text:p>
          </table:table-cell>
          <table:table-cell office:value-type="float" office:value="5.7" table:style-name="ce143">
            <text:p>5.7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10.3" table:style-name="ce143">
            <text:p>10.3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8" table:style-name="ce143">
            <text:p>2.8</text:p>
          </table:table-cell>
          <table:table-cell office:value-type="float" office:value="3.3" table:style-name="ce143">
            <text:p>3.3</text:p>
          </table:table-cell>
          <table:table-cell office:value-type="float" office:value="13.7" table:style-name="ce143">
            <text:p>13.7</text:p>
          </table:table-cell>
          <table:table-cell office:value-type="float" office:value="16.8" table:style-name="ce143">
            <text:p>16.8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" table:style-name="ce143">
            <text:p>5.0</text:p>
          </table:table-cell>
          <table:table-cell office:value-type="float" office:value="9.6" table:style-name="ce143">
            <text:p>9.6</text:p>
          </table:table-cell>
          <table:table-cell office:value-type="float" office:value="26.4" table:style-name="ce143">
            <text:p>26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5.9" table:style-name="ce143">
            <text:p>5.9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7.6" table:style-name="ce143">
            <text:p>7.6</text:p>
          </table:table-cell>
          <table:table-cell office:value-type="float" office:value="16.399999999999999" table:style-name="ce143">
            <text:p>16.4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5" table:style-name="ce143">
            <text:p>4.5</text:p>
          </table:table-cell>
          <table:table-cell office:value-type="float" office:value="5.4" table:style-name="ce143">
            <text:p>5.4</text:p>
          </table:table-cell>
          <table:table-cell office:value-type="float" office:value="21.8" table:style-name="ce143">
            <text:p>21.8</text:p>
          </table:table-cell>
          <table:table-cell office:value-type="float" office:value="27.6" table:style-name="ce143">
            <text:p>27.6</text:p>
          </table:table-cell>
          <table:table-cell office:value-type="float" office:value="6.2" table:style-name="ce143">
            <text:p>6.2</text:p>
          </table:table-cell>
          <table:table-cell office:value-type="float" office:value="8" table:style-name="ce143">
            <text:p>8.0</text:p>
          </table:table-cell>
          <table:table-cell office:value-type="float" office:value="14.1" table:style-name="ce143">
            <text:p>14.1</text:p>
          </table:table-cell>
          <table:table-cell office:value-type="float" office:value="41.8" table:style-name="ce143">
            <text:p>41.8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93" table:style-name="ce174">
            <text:p>93.0</text:p>
          </table:table-cell>
          <table:table-cell office:value-type="float" office:value="61.5" table:style-name="ce174">
            <text:p>61.5</text:p>
          </table:table-cell>
          <table:table-cell office:value-type="float" office:value="77.7" table:style-name="ce174">
            <text:p>77.7</text:p>
          </table:table-cell>
          <table:table-cell office:value-type="float" office:value="139.30000000000001" table:style-name="ce174">
            <text:p>139.3</text:p>
          </table:table-cell>
          <table:table-cell office:value-type="float" office:value="0" table:style-name="ce174">
            <text:p>0.0</text:p>
          </table:table-cell>
          <table:table-cell office:value-type="float" office:value="6.7" table:style-name="ce174">
            <text:p>6.7</text:p>
          </table:table-cell>
          <table:table-cell office:value-type="float" office:value="75.099999999999994" table:style-name="ce174">
            <text:p>75.1</text:p>
          </table:table-cell>
          <table:table-cell office:value-type="float" office:value="81.8" table:style-name="ce174">
            <text:p>81.8</text:p>
          </table:table-cell>
          <table:table-cell office:value-type="float" office:value="221" table:style-name="ce174">
            <text:p>221.0</text:p>
          </table:table-cell>
          <table:table-cell office:value-type="float" office:value="314" table:style-name="ce174">
            <text:p>314.0</text:p>
          </table:table-cell>
          <table:table-cell office:value-type="float" office:value="63.6" table:style-name="ce174">
            <text:p>63.6</text:p>
          </table:table-cell>
          <table:table-cell office:value-type="float" office:value="109" table:style-name="ce174">
            <text:p>109.0</text:p>
          </table:table-cell>
          <table:table-cell office:value-type="float" office:value="172.6" table:style-name="ce174">
            <text:p>172.6</text:p>
          </table:table-cell>
          <table:table-cell office:value-type="float" office:value="486.7" table:style-name="ce174">
            <text:p>486.7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3).$A$1:TRA0203_(2003).$P$43" table:base-cell-address="TRA0203_(2003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2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2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.1000000000000001" table:style-name="ce143">
            <text:p>1.1</text:p>
          </table:table-cell>
          <table:table-cell office:value-type="float" office:value="3.1" table:style-name="ce143">
            <text:p>3.1</text:p>
          </table:table-cell>
          <table:table-cell office:value-type="float" office:value="2.8" table:style-name="ce143">
            <text:p>2.8</text:p>
          </table:table-cell>
          <table:table-cell office:value-type="float" office:value="5.9" table:style-name="ce143">
            <text:p>5.9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2.9" table:style-name="ce143">
            <text:p>2.9</text:p>
          </table:table-cell>
          <table:table-cell office:value-type="float" office:value="3.8" table:style-name="ce143">
            <text:p>3.8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0.8" table:style-name="ce143">
            <text:p>10.8</text:p>
          </table:table-cell>
          <table:table-cell office:value-type="float" office:value="1.7" table:style-name="ce143">
            <text:p>1.7</text:p>
          </table:table-cell>
          <table:table-cell office:value-type="float" office:value="6.3" table:style-name="ce143">
            <text:p>6.3</text:p>
          </table:table-cell>
          <table:table-cell office:value-type="float" office:value="8" table:style-name="ce143">
            <text:p>8.0</text:p>
          </table:table-cell>
          <table:table-cell office:value-type="float" office:value="18.8" table:style-name="ce143">
            <text:p>18.8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4" table:style-name="ce149">
              <text:p>1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7.5" table:style-name="ce149">
              <text:p>7.5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90000000000000013" table:formula="of:=[.C10]-[.C12]" table:style-name="ce149">
              <text:p>0.9</text:p>
            </table:table-cell>
            <table:table-cell office:value-type="float" office:value="2.2999999999999998" table:formula="of:=[.D10]-[.D12]" table:style-name="ce149">
              <text:p>2.3</text:p>
            </table:table-cell>
            <table:table-cell office:value-type="float" office:value="2.2999999999999998" table:formula="of:=[.E10]-[.E12]" table:style-name="ce149">
              <text:p>2.3</text:p>
            </table:table-cell>
            <table:table-cell office:value-type="float" office:value="4.5" table:formula="of:=[.F10]-[.F12]" table:style-name="ce149">
              <text:p>4.5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4" table:formula="of:=[.H10]-[.H12]" table:style-name="ce149">
              <text:p>0.4</text:p>
            </table:table-cell>
            <table:table-cell office:value-type="float" office:value="1.2" table:formula="of:=[.I10]-[.I12]" table:style-name="ce149">
              <text:p>1.2</text:p>
            </table:table-cell>
            <table:table-cell office:value-type="float" office:value="1.5999999999999996" table:formula="of:=[.J10]-[.J12]" table:style-name="ce149">
              <text:p>1.6</text:p>
            </table:table-cell>
            <table:table-cell office:value-type="float" office:value="6.1" table:formula="of:=[.K10]-[.K12]" table:style-name="ce149">
              <text:p>6.1</text:p>
            </table:table-cell>
            <table:table-cell office:value-type="float" office:value="7.0000000000000009" table:formula="of:=[.L10]-[.L12]" table:style-name="ce149">
              <text:p>7.0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9" table:formula="of:=[.N10]-[.N12]" table:style-name="ce149">
              <text:p>2.9</text:p>
            </table:table-cell>
            <table:table-cell office:value-type="float" office:value="4.3" table:formula="of:=[.O10]-[.O12]" table:style-name="ce149">
              <text:p>4.3</text:p>
            </table:table-cell>
            <table:table-cell office:value-type="float" office:value="11.3" table:formula="of:=[.P10]-[.P12]" table:style-name="ce149">
              <text:p>11.3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6.399999999999999" table:style-name="ce143">
            <text:p>16.4</text:p>
          </table:table-cell>
          <table:table-cell office:value-type="float" office:value="3.3" table:style-name="ce143">
            <text:p>3.3</text:p>
          </table:table-cell>
          <table:table-cell office:value-type="float" office:value="5.5" table:style-name="ce143">
            <text:p>5.5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1" table:style-name="ce143">
            <text:p>11.0</text:p>
          </table:table-cell>
          <table:table-cell office:value-type="float" office:value="19.7" table:style-name="ce143">
            <text:p>19.7</text:p>
          </table:table-cell>
          <table:table-cell office:value-type="float" office:value="36.1" table:style-name="ce143">
            <text:p>36.1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13.7" table:style-name="ce143">
            <text:p>13.7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54.3" table:style-name="ce143">
            <text:p>54.3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5.8" table:style-name="ce149">
              <text:p>5.8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" table:style-name="ce149">
              <text:p>5.0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11.5" table:style-name="ce149">
              <text:p>11.5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6.1" table:style-name="ce149">
              <text:p>6.1</text:p>
            </table:table-cell>
            <table:table-cell office:value-type="float" office:value="6.5" table:style-name="ce149">
              <text:p>6.5</text:p>
            </table:table-cell>
            <table:table-cell office:value-type="float" office:value="18" table:style-name="ce149">
              <text:p>18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3" table:style-name="ce149">
              <text:p>1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2" table:style-name="ce149">
              <text:p>2.0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7.6" table:style-name="ce149">
              <text:p>7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9.2999999999999972" table:formula="of:=[.C14]-[.C16]-[.C17]" table:style-name="ce149">
              <text:p>9.3</text:p>
            </table:table-cell>
            <table:table-cell office:value-type="float" office:value="2.8" table:formula="of:=[.D14]-[.D16]-[.D17]" table:style-name="ce149">
              <text:p>2.8</text:p>
            </table:table-cell>
            <table:table-cell office:value-type="float" office:value="4.6999999999999993" table:formula="of:=[.E14]-[.E16]-[.E17]" table:style-name="ce149">
              <text:p>4.7</text:p>
            </table:table-cell>
            <table:table-cell office:value-type="float" office:value="7.2999999999999989" table:formula="of:=[.F14]-[.F16]-[.F17]" table:style-name="ce149">
              <text:p>7.3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3000000000000001" table:formula="of:=[.H14]-[.H16]-[.H17]" table:style-name="ce149">
              <text:p>0.3</text:p>
            </table:table-cell>
            <table:table-cell office:value-type="float" office:value="3.3999999999999995" table:formula="of:=[.I14]-[.I16]-[.I17]" table:style-name="ce149">
              <text:p>3.4</text:p>
            </table:table-cell>
            <table:table-cell office:value-type="float" office:value="3.8" table:formula="of:=[.J14]-[.J16]-[.J17]" table:style-name="ce149">
              <text:p>3.8</text:p>
            </table:table-cell>
            <table:table-cell office:value-type="float" office:value="11.1" table:formula="of:=[.K14]-[.K16]-[.K17]" table:style-name="ce149">
              <text:p>11.1</text:p>
            </table:table-cell>
            <table:table-cell office:value-type="float" office:value="20.400000000000002" table:formula="of:=[.L14]-[.L16]-[.L17]" table:style-name="ce149">
              <text:p>20.4</text:p>
            </table:table-cell>
            <table:table-cell office:value-type="float" office:value="3.8" table:formula="of:=[.M14]-[.M16]-[.M17]" table:style-name="ce149">
              <text:p>3.8</text:p>
            </table:table-cell>
            <table:table-cell office:value-type="float" office:value="4.5" table:formula="of:=[.N14]-[.N16]-[.N17]" table:style-name="ce149">
              <text:p>4.5</text:p>
            </table:table-cell>
            <table:table-cell office:value-type="float" office:value="8.2000000000000011" table:formula="of:=[.O14]-[.O16]-[.O17]" table:style-name="ce149">
              <text:p>8.2</text:p>
            </table:table-cell>
            <table:table-cell office:value-type="float" office:value="28.699999999999996" table:formula="of:=[.P14]-[.P16]-[.P17]" table:style-name="ce149">
              <text:p>28.7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8.6999999999999993" table:style-name="ce143">
            <text:p>8.7</text:p>
          </table:table-cell>
          <table:table-cell office:value-type="float" office:value="4.7" table:style-name="ce143">
            <text:p>4.7</text:p>
          </table:table-cell>
          <table:table-cell office:value-type="float" office:value="5" table:style-name="ce143">
            <text:p>5.0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6.7" table:style-name="ce143">
            <text:p>6.7</text:p>
          </table:table-cell>
          <table:table-cell office:value-type="float" office:value="7.4" table:style-name="ce143">
            <text:p>7.4</text:p>
          </table:table-cell>
          <table:table-cell office:value-type="float" office:value="17.100000000000001" table:style-name="ce143">
            <text:p>17.1</text:p>
          </table:table-cell>
          <table:table-cell office:value-type="float" office:value="25.8" table:style-name="ce143">
            <text:p>25.8</text:p>
          </table:table-cell>
          <table:table-cell office:value-type="float" office:value="5.3" table:style-name="ce143">
            <text:p>5.3</text:p>
          </table:table-cell>
          <table:table-cell office:value-type="float" office:value="9.1" table:style-name="ce143">
            <text:p>9.1</text:p>
          </table:table-cell>
          <table:table-cell office:value-type="float" office:value="14.4" table:style-name="ce143">
            <text:p>14.4</text:p>
          </table:table-cell>
          <table:table-cell office:value-type="float" office:value="40.200000000000003" table:style-name="ce143">
            <text:p>40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3" table:style-name="ce149">
              <text:p>3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1.2" table:style-name="ce149">
              <text:p>1.2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6.2" table:style-name="ce149">
              <text:p>6.2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2.6" table:style-name="ce149">
              <text:p>2.6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9.6" table:style-name="ce149">
              <text:p>9.6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4" table:style-name="ce149">
              <text:p>4.0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9.8000000000000007" table:style-name="ce149">
              <text:p>9.8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5.3" table:style-name="ce149">
              <text:p>5.3</text:p>
            </table:table-cell>
            <table:table-cell office:value-type="float" office:value="15.1" table:style-name="ce149">
              <text:p>15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6999999999999993" table:formula="of:=[.C19]-[.C21]-[.C22]" table:style-name="ce149">
              <text:p>1.7</text:p>
            </table:table-cell>
            <table:table-cell office:value-type="float" office:value="3.5000000000000004" table:formula="of:=[.D19]-[.D21]-[.D22]" table:style-name="ce149">
              <text:p>3.5</text:p>
            </table:table-cell>
            <table:table-cell office:value-type="float" office:value="3.2" table:formula="of:=[.E19]-[.E21]-[.E22]" table:style-name="ce149">
              <text:p>3.2</text:p>
            </table:table-cell>
            <table:table-cell office:value-type="float" office:value="6.6" table:formula="of:=[.F19]-[.F21]-[.F22]" table:style-name="ce149">
              <text:p>6.6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3" table:formula="of:=[.H19]-[.H21]-[.H22]" table:style-name="ce149">
              <text:p>0.3</text:p>
            </table:table-cell>
            <table:table-cell office:value-type="float" office:value="0.99999999999999956" table:formula="of:=[.I19]-[.I21]-[.I22]" table:style-name="ce149">
              <text:p>1.0</text:p>
            </table:table-cell>
            <table:table-cell office:value-type="float" office:value="1.4000000000000008" table:formula="of:=[.J19]-[.J21]-[.J22]" table:style-name="ce149">
              <text:p>1.4</text:p>
            </table:table-cell>
            <table:table-cell office:value-type="float" office:value="8.1000000000000014" table:formula="of:=[.K19]-[.K21]-[.K22]" table:style-name="ce149">
              <text:p>8.1</text:p>
            </table:table-cell>
            <table:table-cell office:value-type="float" office:value="9.8000000000000007" table:formula="of:=[.L19]-[.L21]-[.L22]" table:style-name="ce149">
              <text:p>9.8</text:p>
            </table:table-cell>
            <table:table-cell office:value-type="float" office:value="3.5" table:formula="of:=[.M19]-[.M21]-[.M22]" table:style-name="ce149">
              <text:p>3.5</text:p>
            </table:table-cell>
            <table:table-cell office:value-type="float" office:value="2.2000000000000002" table:formula="of:=[.N19]-[.N21]-[.N22]" table:style-name="ce149">
              <text:p>2.2</text:p>
            </table:table-cell>
            <table:table-cell office:value-type="float" office:value="5.7" table:formula="of:=[.O19]-[.O21]-[.O22]" table:style-name="ce149">
              <text:p>5.7</text:p>
            </table:table-cell>
            <table:table-cell office:value-type="float" office:value="15.500000000000002" table:formula="of:=[.P19]-[.P21]-[.P22]" table:style-name="ce149">
              <text:p>15.5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3" table:style-name="ce143">
            <text:p>6.3</text:p>
          </table:table-cell>
          <table:table-cell office:value-type="float" office:value="8.1" table:style-name="ce143">
            <text:p>8.1</text:p>
          </table:table-cell>
          <table:table-cell office:value-type="float" office:value="6.8" table:style-name="ce143">
            <text:p>6.8</text:p>
          </table:table-cell>
          <table:table-cell office:value-type="float" office:value="14.9" table:style-name="ce143">
            <text:p>14.9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" table:style-name="ce143">
            <text:p>4.0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9.8" table:style-name="ce143">
            <text:p>19.8</text:p>
          </table:table-cell>
          <table:table-cell office:value-type="float" office:value="26.1" table:style-name="ce143">
            <text:p>26.1</text:p>
          </table:table-cell>
          <table:table-cell office:value-type="float" office:value="6.2" table:style-name="ce143">
            <text:p>6.2</text:p>
          </table:table-cell>
          <table:table-cell office:value-type="float" office:value="7" table:style-name="ce143">
            <text:p>7.0</text:p>
          </table:table-cell>
          <table:table-cell office:value-type="float" office:value="13.2" table:style-name="ce143">
            <text:p>13.2</text:p>
          </table:table-cell>
          <table:table-cell office:value-type="float" office:value="39.299999999999997" table:style-name="ce143">
            <text:p>39.3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1.3" table:style-name="ce143">
            <text:p>11.3</text:p>
          </table:table-cell>
          <table:table-cell office:value-type="float" office:value="4.7" table:style-name="ce143">
            <text:p>4.7</text:p>
          </table:table-cell>
          <table:table-cell office:value-type="float" office:value="5.3" table:style-name="ce143">
            <text:p>5.3</text:p>
          </table:table-cell>
          <table:table-cell office:value-type="float" office:value="10" table:style-name="ce143">
            <text:p>10.0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7" table:style-name="ce143">
            <text:p>7.0</text:p>
          </table:table-cell>
          <table:table-cell office:value-type="float" office:value="8.1" table:style-name="ce143">
            <text:p>8.1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29.4" table:style-name="ce143">
            <text:p>29.4</text:p>
          </table:table-cell>
          <table:table-cell office:value-type="float" office:value="5.3" table:style-name="ce143">
            <text:p>5.3</text:p>
          </table:table-cell>
          <table:table-cell office:value-type="float" office:value="12.4" table:style-name="ce143">
            <text:p>12.4</text:p>
          </table:table-cell>
          <table:table-cell office:value-type="float" office:value="17.7" table:style-name="ce143">
            <text:p>17.7</text:p>
          </table:table-cell>
          <table:table-cell office:value-type="float" office:value="47.1" table:style-name="ce143">
            <text:p>47.1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8" table:style-name="ce149">
              <text:p>2.8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5" table:style-name="ce149">
              <text:p>5.0</text:p>
            </table:table-cell>
            <table:table-cell office:value-type="float" office:value="7.8" table:style-name="ce149">
              <text:p>7.8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4" table:style-name="ce149">
              <text:p>8.4</text:p>
            </table:table-cell>
            <table:table-cell office:value-type="float" office:value="8.6" table:style-name="ce149">
              <text:p>8.6</text:p>
            </table:table-cell>
            <table:table-cell office:value-type="float" office:value="16.5" table:style-name="ce149">
              <text:p>16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8.5" table:formula="of:=[.C25]-[.C27]" table:style-name="ce149">
              <text:p>8.5</text:p>
            </table:table-cell>
            <table:table-cell office:value-type="float" office:value="4.4000000000000004" table:formula="of:=[.D25]-[.D27]" table:style-name="ce149">
              <text:p>4.4</text:p>
            </table:table-cell>
            <table:table-cell office:value-type="float" office:value="5.0999999999999996" table:formula="of:=[.E25]-[.E27]" table:style-name="ce149">
              <text:p>5.1</text:p>
            </table:table-cell>
            <table:table-cell office:value-type="float" office:value="9.5" table:formula="of:=[.F25]-[.F27]" table:style-name="ce149">
              <text:p>9.5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7" table:formula="of:=[.I25]-[.I27]" table:style-name="ce149">
              <text:p>2.7</text:p>
            </table:table-cell>
            <table:table-cell office:value-type="float" office:value="3.5" table:formula="of:=[.J25]-[.J27]" table:style-name="ce149">
              <text:p>3.5</text:p>
            </table:table-cell>
            <table:table-cell office:value-type="float" office:value="13.100000000000001" table:formula="of:=[.K25]-[.K27]" table:style-name="ce149">
              <text:p>13.1</text:p>
            </table:table-cell>
            <table:table-cell office:value-type="float" office:value="21.599999999999998" table:formula="of:=[.L25]-[.L27]" table:style-name="ce149">
              <text:p>21.6</text:p>
            </table:table-cell>
            <table:table-cell office:value-type="float" office:value="5" table:formula="of:=[.M25]-[.M27]" table:style-name="ce149">
              <text:p>5.0</text:p>
            </table:table-cell>
            <table:table-cell office:value-type="float" office:value="4" table:formula="of:=[.N25]-[.N27]" table:style-name="ce149">
              <text:p>4.0</text:p>
            </table:table-cell>
            <table:table-cell office:value-type="float" office:value="9.1" table:formula="of:=[.O25]-[.O27]" table:style-name="ce149">
              <text:p>9.1</text:p>
            </table:table-cell>
            <table:table-cell office:value-type="float" office:value="30.6" table:formula="of:=[.P25]-[.P27]" table:style-name="ce149">
              <text:p>30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1" table:style-name="ce143">
            <text:p>8.1</text:p>
          </table:table-cell>
          <table:table-cell office:value-type="float" office:value="9.5" table:style-name="ce143">
            <text:p>9.5</text:p>
          </table:table-cell>
          <table:table-cell office:value-type="float" office:value="10" table:style-name="ce143">
            <text:p>10.0</text:p>
          </table:table-cell>
          <table:table-cell office:value-type="float" office:value="19.600000000000001" table:style-name="ce143">
            <text:p>19.6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5" table:style-name="ce143">
            <text:p>5.0</text:p>
          </table:table-cell>
          <table:table-cell office:value-type="float" office:value="5.5" table:style-name="ce143">
            <text:p>5.5</text:p>
          </table:table-cell>
          <table:table-cell office:value-type="float" office:value="25.1" table:style-name="ce143">
            <text:p>25.1</text:p>
          </table:table-cell>
          <table:table-cell office:value-type="float" office:value="33.200000000000003" table:style-name="ce143">
            <text:p>33.2</text:p>
          </table:table-cell>
          <table:table-cell office:value-type="float" office:value="10.1" table:style-name="ce143">
            <text:p>10.1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20.3" table:style-name="ce143">
            <text:p>20.3</text:p>
          </table:table-cell>
          <table:table-cell office:value-type="float" office:value="53.5" table:style-name="ce143">
            <text:p>53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000000000000002" table:style-name="ce143">
            <text:p>2.2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20.3" table:style-name="ce143">
            <text:p>20.3</text:p>
          </table:table-cell>
          <table:table-cell office:value-type="float" office:value="0.1" table:style-name="ce143">
            <text:p>0.1</text:p>
          </table:table-cell>
          <table:table-cell office:value-type="float" office:value="11.7" table:style-name="ce143">
            <text:p>11.7</text:p>
          </table:table-cell>
          <table:table-cell office:value-type="float" office:value="11.8" table:style-name="ce143">
            <text:p>11.8</text:p>
          </table:table-cell>
          <table:table-cell office:value-type="float" office:value="32.1" table:style-name="ce143">
            <text:p>32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1.9" table:style-name="ce143">
            <text:p>21.9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4.1" table:style-name="ce143">
            <text:p>14.1</text:p>
          </table:table-cell>
          <table:table-cell office:value-type="float" office:value="24.3" table:style-name="ce143">
            <text:p>24.3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9.5" table:style-name="ce143">
            <text:p>9.5</text:p>
          </table:table-cell>
          <table:table-cell office:value-type="float" office:value="10.4" table:style-name="ce143">
            <text:p>10.4</text:p>
          </table:table-cell>
          <table:table-cell office:value-type="float" office:value="34.700000000000003" table:style-name="ce143">
            <text:p>34.7</text:p>
          </table:table-cell>
          <table:table-cell office:value-type="float" office:value="56.6" table:style-name="ce143">
            <text:p>56.6</text:p>
          </table:table-cell>
          <table:table-cell office:value-type="float" office:value="11.2" table:style-name="ce143">
            <text:p>11.2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28" table:style-name="ce143">
            <text:p>28.0</text:p>
          </table:table-cell>
          <table:table-cell office:value-type="float" office:value="84.6" table:style-name="ce143">
            <text:p>84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7.7" table:style-name="ce143">
            <text:p>7.7</text:p>
          </table:table-cell>
          <table:table-cell office:value-type="float" office:value="6.7" table:style-name="ce143">
            <text:p>6.7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16.5" table:style-name="ce143">
            <text:p>16.5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7" table:style-name="ce143">
            <text:p>4.7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21.5" table:style-name="ce143">
            <text:p>21.5</text:p>
          </table:table-cell>
          <table:table-cell office:value-type="float" office:value="29.2" table:style-name="ce143">
            <text:p>29.2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8.4" table:style-name="ce143">
            <text:p>8.4</text:p>
          </table:table-cell>
          <table:table-cell office:value-type="float" office:value="17.2" table:style-name="ce143">
            <text:p>17.2</text:p>
          </table:table-cell>
          <table:table-cell office:value-type="float" office:value="46.4" table:style-name="ce143">
            <text:p>46.4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3.8" table:style-name="ce143">
            <text:p>83.8</text:p>
          </table:table-cell>
          <table:table-cell office:value-type="float" office:value="50.3" table:style-name="ce143">
            <text:p>50.3</text:p>
          </table:table-cell>
          <table:table-cell office:value-type="float" office:value="60" table:style-name="ce143">
            <text:p>60.0</text:p>
          </table:table-cell>
          <table:table-cell office:value-type="float" office:value="110.2" table:style-name="ce143">
            <text:p>110.2</text:p>
          </table:table-cell>
          <table:table-cell office:value-type="float" office:value="0" table:style-name="ce143">
            <text:p>0.0</text:p>
          </table:table-cell>
          <table:table-cell office:value-type="float" office:value="6.1" table:style-name="ce143">
            <text:p>6.1</text:p>
          </table:table-cell>
          <table:table-cell office:value-type="float" office:value="67.400000000000006" table:style-name="ce143">
            <text:p>67.4</text:p>
          </table:table-cell>
          <table:table-cell office:value-type="float" office:value="73.5" table:style-name="ce143">
            <text:p>73.5</text:p>
          </table:table-cell>
          <table:table-cell office:value-type="float" office:value="183.7" table:style-name="ce143">
            <text:p>183.7</text:p>
          </table:table-cell>
          <table:table-cell office:value-type="float" office:value="267.60000000000002" table:style-name="ce143">
            <text:p>267.6</text:p>
          </table:table-cell>
          <table:table-cell office:value-type="float" office:value="53.1" table:style-name="ce143">
            <text:p>53.1</text:p>
          </table:table-cell>
          <table:table-cell office:value-type="float" office:value="95.7" table:style-name="ce143">
            <text:p>95.7</text:p>
          </table:table-cell>
          <table:table-cell office:value-type="float" office:value="148.80000000000001" table:style-name="ce143">
            <text:p>148.8</text:p>
          </table:table-cell>
          <table:table-cell office:value-type="float" office:value="416.4" table:style-name="ce143">
            <text:p>416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3.1" table:style-name="ce143">
            <text:p>3.1</text:p>
          </table:table-cell>
          <table:table-cell office:value-type="float" office:value="5.6" table:style-name="ce143">
            <text:p>5.6</text:p>
          </table:table-cell>
          <table:table-cell office:value-type="float" office:value="4.5" table:style-name="ce143">
            <text:p>4.5</text:p>
          </table:table-cell>
          <table:table-cell office:value-type="float" office:value="10.1" table:style-name="ce143">
            <text:p>10.1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2.9" table:style-name="ce143">
            <text:p>2.9</text:p>
          </table:table-cell>
          <table:table-cell office:value-type="float" office:value="3.3" table:style-name="ce143">
            <text:p>3.3</text:p>
          </table:table-cell>
          <table:table-cell office:value-type="float" office:value="13.4" table:style-name="ce143">
            <text:p>13.4</text:p>
          </table:table-cell>
          <table:table-cell office:value-type="float" office:value="16.399999999999999" table:style-name="ce143">
            <text:p>16.4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" table:style-name="ce143">
            <text:p>5.0</text:p>
          </table:table-cell>
          <table:table-cell office:value-type="float" office:value="9.6" table:style-name="ce143">
            <text:p>9.6</text:p>
          </table:table-cell>
          <table:table-cell office:value-type="float" office:value="26.1" table:style-name="ce143">
            <text:p>26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5.7" table:style-name="ce143">
            <text:p>5.7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7.4" table:style-name="ce143">
            <text:p>7.4</text:p>
          </table:table-cell>
          <table:table-cell office:value-type="float" office:value="16.100000000000001" table:style-name="ce143">
            <text:p>16.1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5" table:style-name="ce143">
            <text:p>4.5</text:p>
          </table:table-cell>
          <table:table-cell office:value-type="float" office:value="5.4" table:style-name="ce143">
            <text:p>5.4</text:p>
          </table:table-cell>
          <table:table-cell office:value-type="float" office:value="21.5" table:style-name="ce143">
            <text:p>21.5</text:p>
          </table:table-cell>
          <table:table-cell office:value-type="float" office:value="27.2" table:style-name="ce143">
            <text:p>27.2</text:p>
          </table:table-cell>
          <table:table-cell office:value-type="float" office:value="6.1" table:style-name="ce143">
            <text:p>6.1</text:p>
          </table:table-cell>
          <table:table-cell office:value-type="float" office:value="7.9" table:style-name="ce143">
            <text:p>7.9</text:p>
          </table:table-cell>
          <table:table-cell office:value-type="float" office:value="14.1" table:style-name="ce143">
            <text:p>14.1</text:p>
          </table:table-cell>
          <table:table-cell office:value-type="float" office:value="41.3" table:style-name="ce143">
            <text:p>41.3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92.6" table:style-name="ce174">
            <text:p>92.6</text:p>
          </table:table-cell>
          <table:table-cell office:value-type="float" office:value="64.599999999999994" table:style-name="ce174">
            <text:p>64.6</text:p>
          </table:table-cell>
          <table:table-cell office:value-type="float" office:value="71.8" table:style-name="ce174">
            <text:p>71.8</text:p>
          </table:table-cell>
          <table:table-cell office:value-type="float" office:value="136.4" table:style-name="ce174">
            <text:p>136.4</text:p>
          </table:table-cell>
          <table:table-cell office:value-type="float" office:value="0" table:style-name="ce174">
            <text:p>0.0</text:p>
          </table:table-cell>
          <table:table-cell office:value-type="float" office:value="7.4" table:style-name="ce174">
            <text:p>7.4</text:p>
          </table:table-cell>
          <table:table-cell office:value-type="float" office:value="74.8" table:style-name="ce174">
            <text:p>74.8</text:p>
          </table:table-cell>
          <table:table-cell office:value-type="float" office:value="82.2" table:style-name="ce174">
            <text:p>82.2</text:p>
          </table:table-cell>
          <table:table-cell office:value-type="float" office:value="218.6" table:style-name="ce174">
            <text:p>218.6</text:p>
          </table:table-cell>
          <table:table-cell office:value-type="float" office:value="311.2" table:style-name="ce174">
            <text:p>311.2</text:p>
          </table:table-cell>
          <table:table-cell office:value-type="float" office:value="63.9" table:style-name="ce174">
            <text:p>63.9</text:p>
          </table:table-cell>
          <table:table-cell office:value-type="float" office:value="108.6" table:style-name="ce174">
            <text:p>108.6</text:p>
          </table:table-cell>
          <table:table-cell office:value-type="float" office:value="172.5" table:style-name="ce174">
            <text:p>172.5</text:p>
          </table:table-cell>
          <table:table-cell office:value-type="float" office:value="483.7" table:style-name="ce174">
            <text:p>483.7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2).$A$1:TRA0203_(2002).$P$43" table:base-cell-address="TRA0203_(2002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1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1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" table:style-name="ce143">
            <text:p>1.0</text:p>
          </table:table-cell>
          <table:table-cell office:value-type="float" office:value="3" table:style-name="ce143">
            <text:p>3.0</text:p>
          </table:table-cell>
          <table:table-cell office:value-type="float" office:value="2.8" table:style-name="ce143">
            <text:p>2.8</text:p>
          </table:table-cell>
          <table:table-cell office:value-type="float" office:value="5.8" table:style-name="ce143">
            <text:p>5.8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2.8" table:style-name="ce143">
            <text:p>2.8</text:p>
          </table:table-cell>
          <table:table-cell office:value-type="float" office:value="3.7" table:style-name="ce143">
            <text:p>3.7</text:p>
          </table:table-cell>
          <table:table-cell office:value-type="float" office:value="9.5" table:style-name="ce143">
            <text:p>9.5</text:p>
          </table:table-cell>
          <table:table-cell office:value-type="float" office:value="10.6" table:style-name="ce143">
            <text:p>10.6</text:p>
          </table:table-cell>
          <table:table-cell office:value-type="float" office:value="1.7" table:style-name="ce143">
            <text:p>1.7</text:p>
          </table:table-cell>
          <table:table-cell office:value-type="float" office:value="6.2" table:style-name="ce143">
            <text:p>6.2</text:p>
          </table:table-cell>
          <table:table-cell office:value-type="float" office:value="7.9" table:style-name="ce143">
            <text:p>7.9</text:p>
          </table:table-cell>
          <table:table-cell office:value-type="float" office:value="18.5" table:style-name="ce143">
            <text:p>18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7.4" table:style-name="ce149">
              <text:p>7.4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8" table:formula="of:=[.C10]-[.C12]" table:style-name="ce149">
              <text:p>0.8</text:p>
            </table:table-cell>
            <table:table-cell office:value-type="float" office:value="2.2000000000000002" table:formula="of:=[.D10]-[.D12]" table:style-name="ce149">
              <text:p>2.2</text:p>
            </table:table-cell>
            <table:table-cell office:value-type="float" office:value="2.2999999999999998" table:formula="of:=[.E10]-[.E12]" table:style-name="ce149">
              <text:p>2.3</text:p>
            </table:table-cell>
            <table:table-cell office:value-type="float" office:value="4.5" table:formula="of:=[.F10]-[.F12]" table:style-name="ce149">
              <text:p>4.5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4" table:formula="of:=[.H10]-[.H12]" table:style-name="ce149">
              <text:p>0.4</text:p>
            </table:table-cell>
            <table:table-cell office:value-type="float" office:value="1.0999999999999999" table:formula="of:=[.I10]-[.I12]" table:style-name="ce149">
              <text:p>1.1</text:p>
            </table:table-cell>
            <table:table-cell office:value-type="float" office:value="1.5" table:formula="of:=[.J10]-[.J12]" table:style-name="ce149">
              <text:p>1.5</text:p>
            </table:table-cell>
            <table:table-cell office:value-type="float" office:value="6" table:formula="of:=[.K10]-[.K12]" table:style-name="ce149">
              <text:p>6.0</text:p>
            </table:table-cell>
            <table:table-cell office:value-type="float" office:value="6.8999999999999995" table:formula="of:=[.L10]-[.L12]" table:style-name="ce149">
              <text:p>6.9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8000000000000003" table:formula="of:=[.N10]-[.N12]" table:style-name="ce149">
              <text:p>2.8</text:p>
            </table:table-cell>
            <table:table-cell office:value-type="float" office:value="4.2" table:formula="of:=[.O10]-[.O12]" table:style-name="ce149">
              <text:p>4.2</text:p>
            </table:table-cell>
            <table:table-cell office:value-type="float" office:value="11.1" table:formula="of:=[.P10]-[.P12]" table:style-name="ce149">
              <text:p>11.1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6.100000000000001" table:style-name="ce143">
            <text:p>16.1</text:p>
          </table:table-cell>
          <table:table-cell office:value-type="float" office:value="3.9" table:style-name="ce143">
            <text:p>3.9</text:p>
          </table:table-cell>
          <table:table-cell office:value-type="float" office:value="4.7" table:style-name="ce143">
            <text:p>4.7</text:p>
          </table:table-cell>
          <table:table-cell office:value-type="float" office:value="8.6" table:style-name="ce143">
            <text:p>8.6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10" table:style-name="ce143">
            <text:p>10.0</text:p>
          </table:table-cell>
          <table:table-cell office:value-type="float" office:value="10.9" table:style-name="ce143">
            <text:p>10.9</text:p>
          </table:table-cell>
          <table:table-cell office:value-type="float" office:value="19.5" table:style-name="ce143">
            <text:p>19.5</text:p>
          </table:table-cell>
          <table:table-cell office:value-type="float" office:value="35.6" table:style-name="ce143">
            <text:p>35.6</text:p>
          </table:table-cell>
          <table:table-cell office:value-type="float" office:value="4.2" table:style-name="ce143">
            <text:p>4.2</text:p>
          </table:table-cell>
          <table:table-cell office:value-type="float" office:value="13.4" table:style-name="ce143">
            <text:p>13.4</text:p>
          </table:table-cell>
          <table:table-cell office:value-type="float" office:value="17.600000000000001" table:style-name="ce143">
            <text:p>17.6</text:p>
          </table:table-cell>
          <table:table-cell office:value-type="float" office:value="53.2" table:style-name="ce143">
            <text:p>53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5.5" table:style-name="ce149">
              <text:p>5.5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" table:style-name="ce149">
              <text:p>5.0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11.2" table:style-name="ce149">
              <text:p>11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6.3" table:style-name="ce149">
              <text:p>6.3</text:p>
            </table:table-cell>
            <table:table-cell office:value-type="float" office:value="17.5" table:style-name="ce149">
              <text:p>17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3" table:style-name="ce149">
              <text:p>1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8" table:style-name="ce149">
              <text:p>2.8</text:p>
            </table:table-cell>
            <table:table-cell office:value-type="float" office:value="4.0999999999999996" table:style-name="ce149">
              <text:p>4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4" table:style-name="ce149">
              <text:p>7.4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9.3000000000000007" table:formula="of:=[.C14]-[.C16]-[.C17]" table:style-name="ce149">
              <text:p>9.3</text:p>
            </table:table-cell>
            <table:table-cell office:value-type="float" office:value="3.4" table:formula="of:=[.D14]-[.D16]-[.D17]" table:style-name="ce149">
              <text:p>3.4</text:p>
            </table:table-cell>
            <table:table-cell office:value-type="float" office:value="4" table:formula="of:=[.E14]-[.E16]-[.E17]" table:style-name="ce149">
              <text:p>4.0</text:p>
            </table:table-cell>
            <table:table-cell office:value-type="float" office:value="7.3" table:formula="of:=[.F14]-[.F16]-[.F17]" table:style-name="ce149">
              <text:p>7.3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39999999999999997" table:formula="of:=[.H14]-[.H16]-[.H17]" table:style-name="ce149">
              <text:p>0.4</text:p>
            </table:table-cell>
            <table:table-cell office:value-type="float" office:value="3.4000000000000004" table:formula="of:=[.I14]-[.I16]-[.I17]" table:style-name="ce149">
              <text:p>3.4</text:p>
            </table:table-cell>
            <table:table-cell office:value-type="float" office:value="3.7" table:formula="of:=[.J14]-[.J16]-[.J17]" table:style-name="ce149">
              <text:p>3.7</text:p>
            </table:table-cell>
            <table:table-cell office:value-type="float" office:value="11" table:formula="of:=[.K14]-[.K16]-[.K17]" table:style-name="ce149">
              <text:p>11.0</text:p>
            </table:table-cell>
            <table:table-cell office:value-type="float" office:value="20.300000000000004" table:formula="of:=[.L14]-[.L16]-[.L17]" table:style-name="ce149">
              <text:p>20.3</text:p>
            </table:table-cell>
            <table:table-cell office:value-type="float" office:value="3.6" table:formula="of:=[.M14]-[.M16]-[.M17]" table:style-name="ce149">
              <text:p>3.6</text:p>
            </table:table-cell>
            <table:table-cell office:value-type="float" office:value="4.4000000000000004" table:formula="of:=[.N14]-[.N16]-[.N17]" table:style-name="ce149">
              <text:p>4.4</text:p>
            </table:table-cell>
            <table:table-cell office:value-type="float" office:value="8" table:formula="of:=[.O14]-[.O16]-[.O17]" table:style-name="ce149">
              <text:p>8.0</text:p>
            </table:table-cell>
            <table:table-cell office:value-type="float" office:value="28.300000000000004" table:formula="of:=[.P14]-[.P16]-[.P17]" table:style-name="ce149">
              <text:p>28.3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8.5" table:style-name="ce143">
            <text:p>8.5</text:p>
          </table:table-cell>
          <table:table-cell office:value-type="float" office:value="4.7" table:style-name="ce143">
            <text:p>4.7</text:p>
          </table:table-cell>
          <table:table-cell office:value-type="float" office:value="4.8" table:style-name="ce143">
            <text:p>4.8</text:p>
          </table:table-cell>
          <table:table-cell office:value-type="float" office:value="9.5" table:style-name="ce143">
            <text:p>9.5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6.6" table:style-name="ce143">
            <text:p>6.6</text:p>
          </table:table-cell>
          <table:table-cell office:value-type="float" office:value="7.3" table:style-name="ce143">
            <text:p>7.3</text:p>
          </table:table-cell>
          <table:table-cell office:value-type="float" office:value="16.8" table:style-name="ce143">
            <text:p>16.8</text:p>
          </table:table-cell>
          <table:table-cell office:value-type="float" office:value="25.2" table:style-name="ce143">
            <text:p>25.2</text:p>
          </table:table-cell>
          <table:table-cell office:value-type="float" office:value="5" table:style-name="ce143">
            <text:p>5.0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13.8" table:style-name="ce143">
            <text:p>13.8</text:p>
          </table:table-cell>
          <table:table-cell office:value-type="float" office:value="39.1" table:style-name="ce143">
            <text:p>39.1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2.9" table:style-name="ce149">
              <text:p>2.9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6" table:style-name="ce149">
              <text:p>6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5" table:style-name="ce149">
              <text:p>2.5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9.3000000000000007" table:style-name="ce149">
              <text:p>9.3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3.9" table:style-name="ce149">
              <text:p>3.9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9.6999999999999993" table:style-name="ce149">
              <text:p>9.7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14.8" table:style-name="ce149">
              <text:p>14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6999999999999997" table:formula="of:=[.C19]-[.C21]-[.C22]" table:style-name="ce149">
              <text:p>1.7</text:p>
            </table:table-cell>
            <table:table-cell office:value-type="float" office:value="3.5000000000000004" table:formula="of:=[.D19]-[.D21]-[.D22]" table:style-name="ce149">
              <text:p>3.5</text:p>
            </table:table-cell>
            <table:table-cell office:value-type="float" office:value="3" table:formula="of:=[.E19]-[.E21]-[.E22]" table:style-name="ce149">
              <text:p>3.0</text:p>
            </table:table-cell>
            <table:table-cell office:value-type="float" office:value="6.5" table:formula="of:=[.F19]-[.F21]-[.F22]" table:style-name="ce149">
              <text:p>6.5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6" table:formula="of:=[.H19]-[.H21]-[.H22]" table:style-name="ce149">
              <text:p>0.2</text:p>
            </table:table-cell>
            <table:table-cell office:value-type="float" office:value="1.0999999999999996" table:formula="of:=[.I19]-[.I21]-[.I22]" table:style-name="ce149">
              <text:p>1.1</text:p>
            </table:table-cell>
            <table:table-cell office:value-type="float" office:value="1.2999999999999994" table:formula="of:=[.J19]-[.J21]-[.J22]" table:style-name="ce149">
              <text:p>1.3</text:p>
            </table:table-cell>
            <table:table-cell office:value-type="float" office:value="7.8000000000000016" table:formula="of:=[.K19]-[.K21]-[.K22]" table:style-name="ce149">
              <text:p>7.8</text:p>
            </table:table-cell>
            <table:table-cell office:value-type="float" office:value="9.5" table:formula="of:=[.L19]-[.L21]-[.L22]" table:style-name="ce149">
              <text:p>9.5</text:p>
            </table:table-cell>
            <table:table-cell office:value-type="float" office:value="3.3" table:formula="of:=[.M19]-[.M21]-[.M22]" table:style-name="ce149">
              <text:p>3.3</text:p>
            </table:table-cell>
            <table:table-cell office:value-type="float" office:value="2.1000000000000005" table:formula="of:=[.N19]-[.N21]-[.N22]" table:style-name="ce149">
              <text:p>2.1</text:p>
            </table:table-cell>
            <table:table-cell office:value-type="float" office:value="5.4" table:formula="of:=[.O19]-[.O21]-[.O22]" table:style-name="ce149">
              <text:p>5.4</text:p>
            </table:table-cell>
            <table:table-cell office:value-type="float" office:value="15" table:formula="of:=[.P19]-[.P21]-[.P22]" table:style-name="ce149">
              <text:p>15.0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2" table:style-name="ce143">
            <text:p>6.2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6.2" table:style-name="ce143">
            <text:p>6.2</text:p>
          </table:table-cell>
          <table:table-cell office:value-type="float" office:value="14.5" table:style-name="ce143">
            <text:p>14.5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3.9" table:style-name="ce143">
            <text:p>3.9</text:p>
          </table:table-cell>
          <table:table-cell office:value-type="float" office:value="4.8" table:style-name="ce143">
            <text:p>4.8</text:p>
          </table:table-cell>
          <table:table-cell office:value-type="float" office:value="19.3" table:style-name="ce143">
            <text:p>19.3</text:p>
          </table:table-cell>
          <table:table-cell office:value-type="float" office:value="25.5" table:style-name="ce143">
            <text:p>25.5</text:p>
          </table:table-cell>
          <table:table-cell office:value-type="float" office:value="5.9" table:style-name="ce143">
            <text:p>5.9</text:p>
          </table:table-cell>
          <table:table-cell office:value-type="float" office:value="6.7" table:style-name="ce143">
            <text:p>6.7</text:p>
          </table:table-cell>
          <table:table-cell office:value-type="float" office:value="12.6" table:style-name="ce143">
            <text:p>12.6</text:p>
          </table:table-cell>
          <table:table-cell office:value-type="float" office:value="38.200000000000003" table:style-name="ce143">
            <text:p>38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1.1" table:style-name="ce143">
            <text:p>11.1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4.8" table:style-name="ce143">
            <text:p>4.8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6.9" table:style-name="ce143">
            <text:p>6.9</text:p>
          </table:table-cell>
          <table:table-cell office:value-type="float" office:value="8" table:style-name="ce143">
            <text:p>8.0</text:p>
          </table:table-cell>
          <table:table-cell office:value-type="float" office:value="17.7" table:style-name="ce143">
            <text:p>17.7</text:p>
          </table:table-cell>
          <table:table-cell office:value-type="float" office:value="28.8" table:style-name="ce143">
            <text:p>28.8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12.1" table:style-name="ce143">
            <text:p>12.1</text:p>
          </table:table-cell>
          <table:table-cell office:value-type="float" office:value="17.2" table:style-name="ce143">
            <text:p>17.2</text:p>
          </table:table-cell>
          <table:table-cell office:value-type="float" office:value="46" table:style-name="ce143">
            <text:p>46.0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7" table:style-name="ce149">
              <text:p>2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5" table:style-name="ce149">
              <text:p>5.0</text:p>
            </table:table-cell>
            <table:table-cell office:value-type="float" office:value="7.7" table:style-name="ce149">
              <text:p>7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1" table:style-name="ce149">
              <text:p>8.1</text:p>
            </table:table-cell>
            <table:table-cell office:value-type="float" office:value="8.4" table:style-name="ce149">
              <text:p>8.4</text:p>
            </table:table-cell>
            <table:table-cell office:value-type="float" office:value="16.100000000000001" table:style-name="ce149">
              <text:p>16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8.3999999999999986" table:formula="of:=[.C25]-[.C27]" table:style-name="ce149">
              <text:p>8.4</text:p>
            </table:table-cell>
            <table:table-cell office:value-type="float" office:value="4.6000000000000005" table:formula="of:=[.D25]-[.D27]" table:style-name="ce149">
              <text:p>4.6</text:p>
            </table:table-cell>
            <table:table-cell office:value-type="float" office:value="4.5999999999999996" table:formula="of:=[.E25]-[.E27]" table:style-name="ce149">
              <text:p>4.6</text:p>
            </table:table-cell>
            <table:table-cell office:value-type="float" office:value="9.1999999999999993" table:formula="of:=[.F25]-[.F27]" table:style-name="ce149">
              <text:p>9.2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6000000000000005" table:formula="of:=[.I25]-[.I27]" table:style-name="ce149">
              <text:p>2.6</text:p>
            </table:table-cell>
            <table:table-cell office:value-type="float" office:value="3.5" table:formula="of:=[.J25]-[.J27]" table:style-name="ce149">
              <text:p>3.5</text:p>
            </table:table-cell>
            <table:table-cell office:value-type="float" office:value="12.7" table:formula="of:=[.K25]-[.K27]" table:style-name="ce149">
              <text:p>12.7</text:p>
            </table:table-cell>
            <table:table-cell office:value-type="float" office:value="21.1" table:formula="of:=[.L25]-[.L27]" table:style-name="ce149">
              <text:p>21.1</text:p>
            </table:table-cell>
            <table:table-cell office:value-type="float" office:value="4.8" table:formula="of:=[.M25]-[.M27]" table:style-name="ce149">
              <text:p>4.8</text:p>
            </table:table-cell>
            <table:table-cell office:value-type="float" office:value="4" table:formula="of:=[.N25]-[.N27]" table:style-name="ce149">
              <text:p>4.0</text:p>
            </table:table-cell>
            <table:table-cell office:value-type="float" office:value="8.7999999999999989" table:formula="of:=[.O25]-[.O27]" table:style-name="ce149">
              <text:p>8.8</text:p>
            </table:table-cell>
            <table:table-cell office:value-type="float" office:value="29.9" table:formula="of:=[.P25]-[.P27]" table:style-name="ce149">
              <text:p>29.9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.1" table:style-name="ce143">
            <text:p>8.1</text:p>
          </table:table-cell>
          <table:table-cell office:value-type="float" office:value="10.6" table:style-name="ce143">
            <text:p>10.6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19.399999999999999" table:style-name="ce143">
            <text:p>19.4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5" table:style-name="ce143">
            <text:p>5.5</text:p>
          </table:table-cell>
          <table:table-cell office:value-type="float" office:value="24.8" table:style-name="ce143">
            <text:p>24.8</text:p>
          </table:table-cell>
          <table:table-cell office:value-type="float" office:value="32.9" table:style-name="ce143">
            <text:p>32.9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19.5" table:style-name="ce143">
            <text:p>19.5</text:p>
          </table:table-cell>
          <table:table-cell office:value-type="float" office:value="52.4" table:style-name="ce143">
            <text:p>52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000000000000002" table:style-name="ce143">
            <text:p>2.2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0" table:style-name="ce143">
            <text:p>0.0</text:p>
          </table:table-cell>
          <table:table-cell office:value-type="float" office:value="17.8" table:style-name="ce143">
            <text:p>17.8</text:p>
          </table:table-cell>
          <table:table-cell office:value-type="float" office:value="17.8" table:style-name="ce143">
            <text:p>17.8</text:p>
          </table:table-cell>
          <table:table-cell office:value-type="float" office:value="18.5" table:style-name="ce143">
            <text:p>18.5</text:p>
          </table:table-cell>
          <table:table-cell office:value-type="float" office:value="20.6" table:style-name="ce143">
            <text:p>20.6</text:p>
          </table:table-cell>
          <table:table-cell office:value-type="float" office:value="0.1" table:style-name="ce143">
            <text:p>0.1</text:p>
          </table:table-cell>
          <table:table-cell office:value-type="float" office:value="11.5" table:style-name="ce143">
            <text:p>11.5</text:p>
          </table:table-cell>
          <table:table-cell office:value-type="float" office:value="11.6" table:style-name="ce143">
            <text:p>11.6</text:p>
          </table:table-cell>
          <table:table-cell office:value-type="float" office:value="32.299999999999997" table:style-name="ce143">
            <text:p>32.3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1.7" table:style-name="ce143">
            <text:p>21.7</text:p>
          </table:table-cell>
          <table:table-cell office:value-type="float" office:value="10.1" table:style-name="ce143">
            <text:p>10.1</text:p>
          </table:table-cell>
          <table:table-cell office:value-type="float" office:value="13.8" table:style-name="ce143">
            <text:p>13.8</text:p>
          </table:table-cell>
          <table:table-cell office:value-type="float" office:value="24" table:style-name="ce143">
            <text:p>24.0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9.5" table:style-name="ce143">
            <text:p>9.5</text:p>
          </table:table-cell>
          <table:table-cell office:value-type="float" office:value="10.3" table:style-name="ce143">
            <text:p>10.3</text:p>
          </table:table-cell>
          <table:table-cell office:value-type="float" office:value="34.299999999999997" table:style-name="ce143">
            <text:p>34.3</text:p>
          </table:table-cell>
          <table:table-cell office:value-type="float" office:value="56" table:style-name="ce143">
            <text:p>56.0</text:p>
          </table:table-cell>
          <table:table-cell office:value-type="float" office:value="10.8" table:style-name="ce143">
            <text:p>10.8</text:p>
          </table:table-cell>
          <table:table-cell office:value-type="float" office:value="16.399999999999999" table:style-name="ce143">
            <text:p>16.4</text:p>
          </table:table-cell>
          <table:table-cell office:value-type="float" office:value="27.1" table:style-name="ce143">
            <text:p>27.1</text:p>
          </table:table-cell>
          <table:table-cell office:value-type="float" office:value="83.1" table:style-name="ce143">
            <text:p>83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7.6" table:style-name="ce143">
            <text:p>7.6</text:p>
          </table:table-cell>
          <table:table-cell office:value-type="float" office:value="6.5" table:style-name="ce143">
            <text:p>6.5</text:p>
          </table:table-cell>
          <table:table-cell office:value-type="float" office:value="9.5" table:style-name="ce143">
            <text:p>9.5</text:p>
          </table:table-cell>
          <table:table-cell office:value-type="float" office:value="16.100000000000001" table:style-name="ce143">
            <text:p>16.1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21" table:style-name="ce143">
            <text:p>21.0</text:p>
          </table:table-cell>
          <table:table-cell office:value-type="float" office:value="28.6" table:style-name="ce143">
            <text:p>28.6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8.1" table:style-name="ce143">
            <text:p>8.1</text:p>
          </table:table-cell>
          <table:table-cell office:value-type="float" office:value="16.3" table:style-name="ce143">
            <text:p>16.3</text:p>
          </table:table-cell>
          <table:table-cell office:value-type="float" office:value="45" table:style-name="ce143">
            <text:p>45.0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2.3" table:style-name="ce143">
            <text:p>82.3</text:p>
          </table:table-cell>
          <table:table-cell office:value-type="float" office:value="52.3" table:style-name="ce143">
            <text:p>52.3</text:p>
          </table:table-cell>
          <table:table-cell office:value-type="float" office:value="55.9" table:style-name="ce143">
            <text:p>55.9</text:p>
          </table:table-cell>
          <table:table-cell office:value-type="float" office:value="108.2" table:style-name="ce143">
            <text:p>108.2</text:p>
          </table:table-cell>
          <table:table-cell office:value-type="float" office:value="0" table:style-name="ce143">
            <text:p>0.0</text:p>
          </table:table-cell>
          <table:table-cell office:value-type="float" office:value="6.3" table:style-name="ce143">
            <text:p>6.3</text:p>
          </table:table-cell>
          <table:table-cell office:value-type="float" office:value="67" table:style-name="ce143">
            <text:p>67.0</text:p>
          </table:table-cell>
          <table:table-cell office:value-type="float" office:value="73.3" table:style-name="ce143">
            <text:p>73.3</text:p>
          </table:table-cell>
          <table:table-cell office:value-type="float" office:value="181.5" table:style-name="ce143">
            <text:p>181.5</text:p>
          </table:table-cell>
          <table:table-cell office:value-type="float" office:value="263.8" table:style-name="ce143">
            <text:p>263.8</text:p>
          </table:table-cell>
          <table:table-cell office:value-type="float" office:value="50.9" table:style-name="ce143">
            <text:p>50.9</text:p>
          </table:table-cell>
          <table:table-cell office:value-type="float" office:value="93" table:style-name="ce143">
            <text:p>93.0</text:p>
          </table:table-cell>
          <table:table-cell office:value-type="float" office:value="143.9" table:style-name="ce143">
            <text:p>143.9</text:p>
          </table:table-cell>
          <table:table-cell office:value-type="float" office:value="407.6" table:style-name="ce143">
            <text:p>407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2.9" table:style-name="ce143">
            <text:p>2.9</text:p>
          </table:table-cell>
          <table:table-cell office:value-type="float" office:value="5.4" table:style-name="ce143">
            <text:p>5.4</text:p>
          </table:table-cell>
          <table:table-cell office:value-type="float" office:value="4.3" table:style-name="ce143">
            <text:p>4.3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2.8" table:style-name="ce143">
            <text:p>2.8</text:p>
          </table:table-cell>
          <table:table-cell office:value-type="float" office:value="3.2" table:style-name="ce143">
            <text:p>3.2</text:p>
          </table:table-cell>
          <table:table-cell office:value-type="float" office:value="12.9" table:style-name="ce143">
            <text:p>12.9</text:p>
          </table:table-cell>
          <table:table-cell office:value-type="float" office:value="15.9" table:style-name="ce143">
            <text:p>15.9</text:p>
          </table:table-cell>
          <table:table-cell office:value-type="float" office:value="4.5" table:style-name="ce143">
            <text:p>4.5</text:p>
          </table:table-cell>
          <table:table-cell office:value-type="float" office:value="4.8" table:style-name="ce143">
            <text:p>4.8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25.2" table:style-name="ce143">
            <text:p>25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5.6" table:style-name="ce143">
            <text:p>5.6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7.2" table:style-name="ce143">
            <text:p>7.2</text:p>
          </table:table-cell>
          <table:table-cell office:value-type="float" office:value="15.4" table:style-name="ce143">
            <text:p>15.4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3" table:style-name="ce143">
            <text:p>5.3</text:p>
          </table:table-cell>
          <table:table-cell office:value-type="float" office:value="20.7" table:style-name="ce143">
            <text:p>20.7</text:p>
          </table:table-cell>
          <table:table-cell office:value-type="float" office:value="26.3" table:style-name="ce143">
            <text:p>26.3</text:p>
          </table:table-cell>
          <table:table-cell office:value-type="float" office:value="5.9" table:style-name="ce143">
            <text:p>5.9</text:p>
          </table:table-cell>
          <table:table-cell office:value-type="float" office:value="7.6" table:style-name="ce143">
            <text:p>7.6</text:p>
          </table:table-cell>
          <table:table-cell office:value-type="float" office:value="13.5" table:style-name="ce143">
            <text:p>13.5</text:p>
          </table:table-cell>
          <table:table-cell office:value-type="float" office:value="39.799999999999997" table:style-name="ce143">
            <text:p>39.8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90.8" table:style-name="ce174">
            <text:p>90.8</text:p>
          </table:table-cell>
          <table:table-cell office:value-type="float" office:value="65.900000000000006" table:style-name="ce174">
            <text:p>65.9</text:p>
          </table:table-cell>
          <table:table-cell office:value-type="float" office:value="67.400000000000006" table:style-name="ce174">
            <text:p>67.4</text:p>
          </table:table-cell>
          <table:table-cell office:value-type="float" office:value="133.30000000000001" table:style-name="ce174">
            <text:p>133.3</text:p>
          </table:table-cell>
          <table:table-cell office:value-type="float" office:value="0" table:style-name="ce174">
            <text:p>0.0</text:p>
          </table:table-cell>
          <table:table-cell office:value-type="float" office:value="7.6" table:style-name="ce174">
            <text:p>7.6</text:p>
          </table:table-cell>
          <table:table-cell office:value-type="float" office:value="74.2" table:style-name="ce174">
            <text:p>74.2</text:p>
          </table:table-cell>
          <table:table-cell office:value-type="float" office:value="81.8" table:style-name="ce174">
            <text:p>81.8</text:p>
          </table:table-cell>
          <table:table-cell office:value-type="float" office:value="215.1" table:style-name="ce174">
            <text:p>215.1</text:p>
          </table:table-cell>
          <table:table-cell office:value-type="float" office:value="305.89999999999998" table:style-name="ce174">
            <text:p>305.9</text:p>
          </table:table-cell>
          <table:table-cell office:value-type="float" office:value="61.2" table:style-name="ce174">
            <text:p>61.2</text:p>
          </table:table-cell>
          <table:table-cell office:value-type="float" office:value="105.5" table:style-name="ce174">
            <text:p>105.5</text:p>
          </table:table-cell>
          <table:table-cell office:value-type="float" office:value="166.7" table:style-name="ce174">
            <text:p>166.7</text:p>
          </table:table-cell>
          <table:table-cell office:value-type="float" office:value="472.6" table:style-name="ce174">
            <text:p>472.6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1).$A$1:TRA0203_(2001).$P$43" table:base-cell-address="TRA0203_(2001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2000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2000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" table:style-name="ce143">
            <text:p>1.0</text:p>
          </table:table-cell>
          <table:table-cell office:value-type="float" office:value="2.9" table:style-name="ce143">
            <text:p>2.9</text:p>
          </table:table-cell>
          <table:table-cell office:value-type="float" office:value="2.7" table:style-name="ce143">
            <text:p>2.7</text:p>
          </table:table-cell>
          <table:table-cell office:value-type="float" office:value="5.6" table:style-name="ce143">
            <text:p>5.6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2.8" table:style-name="ce143">
            <text:p>2.8</text:p>
          </table:table-cell>
          <table:table-cell office:value-type="float" office:value="3.7" table:style-name="ce143">
            <text:p>3.7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0.3" table:style-name="ce143">
            <text:p>10.3</text:p>
          </table:table-cell>
          <table:table-cell office:value-type="float" office:value="1.7" table:style-name="ce143">
            <text:p>1.7</text:p>
          </table:table-cell>
          <table:table-cell office:value-type="float" office:value="6.2" table:style-name="ce143">
            <text:p>6.2</text:p>
          </table:table-cell>
          <table:table-cell office:value-type="float" office:value="8" table:style-name="ce143">
            <text:p>8.0</text:p>
          </table:table-cell>
          <table:table-cell office:value-type="float" office:value="18.3" table:style-name="ce143">
            <text:p>18.3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6" table:style-name="ce149">
              <text:p>1.6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7.3" table:style-name="ce149">
              <text:p>7.3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8" table:formula="of:=[.C10]-[.C12]" table:style-name="ce149">
              <text:p>0.8</text:p>
            </table:table-cell>
            <table:table-cell office:value-type="float" office:value="2.0999999999999996" table:formula="of:=[.D10]-[.D12]" table:style-name="ce149">
              <text:p>2.1</text:p>
            </table:table-cell>
            <table:table-cell office:value-type="float" office:value="2.2000000000000002" table:formula="of:=[.E10]-[.E12]" table:style-name="ce149">
              <text:p>2.2</text:p>
            </table:table-cell>
            <table:table-cell office:value-type="float" office:value="4.3" table:formula="of:=[.F10]-[.F12]" table:style-name="ce149">
              <text:p>4.3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4" table:formula="of:=[.H10]-[.H12]" table:style-name="ce149">
              <text:p>0.4</text:p>
            </table:table-cell>
            <table:table-cell office:value-type="float" office:value="1.1999999999999997" table:formula="of:=[.I10]-[.I12]" table:style-name="ce149">
              <text:p>1.2</text:p>
            </table:table-cell>
            <table:table-cell office:value-type="float" office:value="1.6" table:formula="of:=[.J10]-[.J12]" table:style-name="ce149">
              <text:p>1.6</text:p>
            </table:table-cell>
            <table:table-cell office:value-type="float" office:value="5.9" table:formula="of:=[.K10]-[.K12]" table:style-name="ce149">
              <text:p>5.9</text:p>
            </table:table-cell>
            <table:table-cell office:value-type="float" office:value="6.7000000000000011" table:formula="of:=[.L10]-[.L12]" table:style-name="ce149">
              <text:p>6.7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8000000000000003" table:formula="of:=[.N10]-[.N12]" table:style-name="ce149">
              <text:p>2.8</text:p>
            </table:table-cell>
            <table:table-cell office:value-type="float" office:value="4.3" table:formula="of:=[.O10]-[.O12]" table:style-name="ce149">
              <text:p>4.3</text:p>
            </table:table-cell>
            <table:table-cell office:value-type="float" office:value="11" table:formula="of:=[.P10]-[.P12]" table:style-name="ce149">
              <text:p>11.0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5.3" table:style-name="ce143">
            <text:p>15.3</text:p>
          </table:table-cell>
          <table:table-cell office:value-type="float" office:value="3.9" table:style-name="ce143">
            <text:p>3.9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8.5" table:style-name="ce143">
            <text:p>8.5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10" table:style-name="ce143">
            <text:p>10.0</text:p>
          </table:table-cell>
          <table:table-cell office:value-type="float" office:value="10.9" table:style-name="ce143">
            <text:p>10.9</text:p>
          </table:table-cell>
          <table:table-cell office:value-type="float" office:value="19.5" table:style-name="ce143">
            <text:p>19.5</text:p>
          </table:table-cell>
          <table:table-cell office:value-type="float" office:value="34.799999999999997" table:style-name="ce143">
            <text:p>34.8</text:p>
          </table:table-cell>
          <table:table-cell office:value-type="float" office:value="4.3" table:style-name="ce143">
            <text:p>4.3</text:p>
          </table:table-cell>
          <table:table-cell office:value-type="float" office:value="13.4" table:style-name="ce143">
            <text:p>13.4</text:p>
          </table:table-cell>
          <table:table-cell office:value-type="float" office:value="17.7" table:style-name="ce143">
            <text:p>17.7</text:p>
          </table:table-cell>
          <table:table-cell office:value-type="float" office:value="52.4" table:style-name="ce143">
            <text:p>52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5" table:style-name="ce149">
              <text:p>5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10.7" table:style-name="ce149">
              <text:p>10.7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6.3" table:style-name="ce149">
              <text:p>6.3</text:p>
            </table:table-cell>
            <table:table-cell office:value-type="float" office:value="17" table:style-name="ce149">
              <text:p>17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3" table:style-name="ce149">
              <text:p>1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8" table:style-name="ce149">
              <text:p>2.8</text:p>
            </table:table-cell>
            <table:table-cell office:value-type="float" office:value="4.0999999999999996" table:style-name="ce149">
              <text:p>4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3" table:style-name="ce149">
              <text:p>7.3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9" table:formula="of:=[.C14]-[.C16]-[.C17]" table:style-name="ce149">
              <text:p>9.0</text:p>
            </table:table-cell>
            <table:table-cell office:value-type="float" office:value="3.4" table:formula="of:=[.D14]-[.D16]-[.D17]" table:style-name="ce149">
              <text:p>3.4</text:p>
            </table:table-cell>
            <table:table-cell office:value-type="float" office:value="3.8" table:formula="of:=[.E14]-[.E16]-[.E17]" table:style-name="ce149">
              <text:p>3.8</text:p>
            </table:table-cell>
            <table:table-cell office:value-type="float" office:value="7.2" table:formula="of:=[.F14]-[.F16]-[.F17]" table:style-name="ce149">
              <text:p>7.2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39999999999999997" table:formula="of:=[.H14]-[.H16]-[.H17]" table:style-name="ce149">
              <text:p>0.4</text:p>
            </table:table-cell>
            <table:table-cell office:value-type="float" office:value="3.3" table:formula="of:=[.I14]-[.I16]-[.I17]" table:style-name="ce149">
              <text:p>3.3</text:p>
            </table:table-cell>
            <table:table-cell office:value-type="float" office:value="3.6000000000000005" table:formula="of:=[.J14]-[.J16]-[.J17]" table:style-name="ce149">
              <text:p>3.6</text:p>
            </table:table-cell>
            <table:table-cell office:value-type="float" office:value="11" table:formula="of:=[.K14]-[.K16]-[.K17]" table:style-name="ce149">
              <text:p>11.0</text:p>
            </table:table-cell>
            <table:table-cell office:value-type="float" office:value="20" table:formula="of:=[.L14]-[.L16]-[.L17]" table:style-name="ce149">
              <text:p>20.0</text:p>
            </table:table-cell>
            <table:table-cell office:value-type="float" office:value="3.6999999999999997" table:formula="of:=[.M14]-[.M16]-[.M17]" table:style-name="ce149">
              <text:p>3.7</text:p>
            </table:table-cell>
            <table:table-cell office:value-type="float" office:value="4.5" table:formula="of:=[.N14]-[.N16]-[.N17]" table:style-name="ce149">
              <text:p>4.5</text:p>
            </table:table-cell>
            <table:table-cell office:value-type="float" office:value="8.0999999999999979" table:formula="of:=[.O14]-[.O16]-[.O17]" table:style-name="ce149">
              <text:p>8.1</text:p>
            </table:table-cell>
            <table:table-cell office:value-type="float" office:value="28.099999999999998" table:formula="of:=[.P14]-[.P16]-[.P17]" table:style-name="ce149">
              <text:p>28.1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8.1999999999999993" table:style-name="ce143">
            <text:p>8.2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6.6" table:style-name="ce143">
            <text:p>6.6</text:p>
          </table:table-cell>
          <table:table-cell office:value-type="float" office:value="7.3" table:style-name="ce143">
            <text:p>7.3</text:p>
          </table:table-cell>
          <table:table-cell office:value-type="float" office:value="16.5" table:style-name="ce143">
            <text:p>16.5</text:p>
          </table:table-cell>
          <table:table-cell office:value-type="float" office:value="24.7" table:style-name="ce143">
            <text:p>24.7</text:p>
          </table:table-cell>
          <table:table-cell office:value-type="float" office:value="5" table:style-name="ce143">
            <text:p>5.0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13.8" table:style-name="ce143">
            <text:p>13.8</text:p>
          </table:table-cell>
          <table:table-cell office:value-type="float" office:value="38.5" table:style-name="ce143">
            <text:p>38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2.7" table:style-name="ce149">
              <text:p>2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" table:style-name="ce149">
              <text:p>2.0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5" table:style-name="ce149">
              <text:p>2.5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9.1" table:style-name="ce149">
              <text:p>9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3.8" table:style-name="ce149">
              <text:p>3.8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9.6" table:style-name="ce149">
              <text:p>9.6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0999999999999996" table:style-name="ce149">
              <text:p>4.1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14.7" table:style-name="ce149">
              <text:p>14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6999999999999993" table:formula="of:=[.C19]-[.C21]-[.C22]" table:style-name="ce149">
              <text:p>1.7</text:p>
            </table:table-cell>
            <table:table-cell office:value-type="float" office:value="3.4" table:formula="of:=[.D19]-[.D21]-[.D22]" table:style-name="ce149">
              <text:p>3.4</text:p>
            </table:table-cell>
            <table:table-cell office:value-type="float" office:value="2.8" table:formula="of:=[.E19]-[.E21]-[.E22]" table:style-name="ce149">
              <text:p>2.8</text:p>
            </table:table-cell>
            <table:table-cell office:value-type="float" office:value="6.3000000000000007" table:formula="of:=[.F19]-[.F21]-[.F22]" table:style-name="ce149">
              <text:p>6.3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6" table:formula="of:=[.H19]-[.H21]-[.H22]" table:style-name="ce149">
              <text:p>0.2</text:p>
            </table:table-cell>
            <table:table-cell office:value-type="float" office:value="1.0999999999999996" table:formula="of:=[.I19]-[.I21]-[.I22]" table:style-name="ce149">
              <text:p>1.1</text:p>
            </table:table-cell>
            <table:table-cell office:value-type="float" office:value="1.2999999999999994" table:formula="of:=[.J19]-[.J21]-[.J22]" table:style-name="ce149">
              <text:p>1.3</text:p>
            </table:table-cell>
            <table:table-cell office:value-type="float" office:value="7.6000000000000005" table:formula="of:=[.K19]-[.K21]-[.K22]" table:style-name="ce149">
              <text:p>7.6</text:p>
            </table:table-cell>
            <table:table-cell office:value-type="float" office:value="9.1999999999999975" table:formula="of:=[.L19]-[.L21]-[.L22]" table:style-name="ce149">
              <text:p>9.2</text:p>
            </table:table-cell>
            <table:table-cell office:value-type="float" office:value="3.3" table:formula="of:=[.M19]-[.M21]-[.M22]" table:style-name="ce149">
              <text:p>3.3</text:p>
            </table:table-cell>
            <table:table-cell office:value-type="float" office:value="2.0999999999999996" table:formula="of:=[.N19]-[.N21]-[.N22]" table:style-name="ce149">
              <text:p>2.1</text:p>
            </table:table-cell>
            <table:table-cell office:value-type="float" office:value="5.4" table:formula="of:=[.O19]-[.O21]-[.O22]" table:style-name="ce149">
              <text:p>5.4</text:p>
            </table:table-cell>
            <table:table-cell office:value-type="float" office:value="14.7" table:formula="of:=[.P19]-[.P21]-[.P22]" table:style-name="ce149">
              <text:p>14.7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" table:style-name="ce143">
            <text:p>6.0</text:p>
          </table:table-cell>
          <table:table-cell office:value-type="float" office:value="8.1" table:style-name="ce143">
            <text:p>8.1</text:p>
          </table:table-cell>
          <table:table-cell office:value-type="float" office:value="6.1" table:style-name="ce143">
            <text:p>6.1</text:p>
          </table:table-cell>
          <table:table-cell office:value-type="float" office:value="14.1" table:style-name="ce143">
            <text:p>14.1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" table:style-name="ce143">
            <text:p>4.0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9" table:style-name="ce143">
            <text:p>19.0</text:p>
          </table:table-cell>
          <table:table-cell office:value-type="float" office:value="25" table:style-name="ce143">
            <text:p>25.0</text:p>
          </table:table-cell>
          <table:table-cell office:value-type="float" office:value="5.9" table:style-name="ce143">
            <text:p>5.9</text:p>
          </table:table-cell>
          <table:table-cell office:value-type="float" office:value="6.6" table:style-name="ce143">
            <text:p>6.6</text:p>
          </table:table-cell>
          <table:table-cell office:value-type="float" office:value="12.5" table:style-name="ce143">
            <text:p>12.5</text:p>
          </table:table-cell>
          <table:table-cell office:value-type="float" office:value="37.5" table:style-name="ce143">
            <text:p>37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1.1" table:style-name="ce143">
            <text:p>11.1</text:p>
          </table:table-cell>
          <table:table-cell office:value-type="float" office:value="4.8" table:style-name="ce143">
            <text:p>4.8</text:p>
          </table:table-cell>
          <table:table-cell office:value-type="float" office:value="4.7" table:style-name="ce143">
            <text:p>4.7</text:p>
          </table:table-cell>
          <table:table-cell office:value-type="float" office:value="9.5" table:style-name="ce143">
            <text:p>9.5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6.8" table:style-name="ce143">
            <text:p>6.8</text:p>
          </table:table-cell>
          <table:table-cell office:value-type="float" office:value="7.9" table:style-name="ce143">
            <text:p>7.9</text:p>
          </table:table-cell>
          <table:table-cell office:value-type="float" office:value="17.3" table:style-name="ce143">
            <text:p>17.3</text:p>
          </table:table-cell>
          <table:table-cell office:value-type="float" office:value="28.4" table:style-name="ce143">
            <text:p>28.4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12.1" table:style-name="ce143">
            <text:p>12.1</text:p>
          </table:table-cell>
          <table:table-cell office:value-type="float" office:value="17.2" table:style-name="ce143">
            <text:p>17.2</text:p>
          </table:table-cell>
          <table:table-cell office:value-type="float" office:value="45.6" table:style-name="ce143">
            <text:p>45.6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7" table:style-name="ce149">
              <text:p>2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7.6" table:style-name="ce149">
              <text:p>7.6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1" table:style-name="ce149">
              <text:p>8.1</text:p>
            </table:table-cell>
            <table:table-cell office:value-type="float" office:value="8.4" table:style-name="ce149">
              <text:p>8.4</text:p>
            </table:table-cell>
            <table:table-cell office:value-type="float" office:value="16" table:style-name="ce149">
              <text:p>16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8.3999999999999986" table:formula="of:=[.C25]-[.C27]" table:style-name="ce149">
              <text:p>8.4</text:p>
            </table:table-cell>
            <table:table-cell office:value-type="float" office:value="4.5" table:formula="of:=[.D25]-[.D27]" table:style-name="ce149">
              <text:p>4.5</text:p>
            </table:table-cell>
            <table:table-cell office:value-type="float" office:value="4.5" table:formula="of:=[.E25]-[.E27]" table:style-name="ce149">
              <text:p>4.5</text:p>
            </table:table-cell>
            <table:table-cell office:value-type="float" office:value="9" table:formula="of:=[.F25]-[.F27]" table:style-name="ce149">
              <text:p>9.0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5999999999999996" table:formula="of:=[.I25]-[.I27]" table:style-name="ce149">
              <text:p>2.6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2.4" table:formula="of:=[.K25]-[.K27]" table:style-name="ce149">
              <text:p>12.4</text:p>
            </table:table-cell>
            <table:table-cell office:value-type="float" office:value="20.799999999999997" table:formula="of:=[.L25]-[.L27]" table:style-name="ce149">
              <text:p>20.8</text:p>
            </table:table-cell>
            <table:table-cell office:value-type="float" office:value="4.8" table:formula="of:=[.M25]-[.M27]" table:style-name="ce149">
              <text:p>4.8</text:p>
            </table:table-cell>
            <table:table-cell office:value-type="float" office:value="4" table:formula="of:=[.N25]-[.N27]" table:style-name="ce149">
              <text:p>4.0</text:p>
            </table:table-cell>
            <table:table-cell office:value-type="float" office:value="8.7999999999999989" table:formula="of:=[.O25]-[.O27]" table:style-name="ce149">
              <text:p>8.8</text:p>
            </table:table-cell>
            <table:table-cell office:value-type="float" office:value="29.6" table:formula="of:=[.P25]-[.P27]" table:style-name="ce149">
              <text:p>29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7.8" table:style-name="ce143">
            <text:p>7.8</text:p>
          </table:table-cell>
          <table:table-cell office:value-type="float" office:value="10.3" table:style-name="ce143">
            <text:p>10.3</text:p>
          </table:table-cell>
          <table:table-cell office:value-type="float" office:value="8.5" table:style-name="ce143">
            <text:p>8.5</text:p>
          </table:table-cell>
          <table:table-cell office:value-type="float" office:value="18.899999999999999" table:style-name="ce143">
            <text:p>18.9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5" table:style-name="ce143">
            <text:p>5.5</text:p>
          </table:table-cell>
          <table:table-cell office:value-type="float" office:value="24.3" table:style-name="ce143">
            <text:p>24.3</text:p>
          </table:table-cell>
          <table:table-cell office:value-type="float" office:value="32.200000000000003" table:style-name="ce143">
            <text:p>32.2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9.399999999999999" table:style-name="ce143">
            <text:p>19.4</text:p>
          </table:table-cell>
          <table:table-cell office:value-type="float" office:value="51.6" table:style-name="ce143">
            <text:p>51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4" table:style-name="ce143">
            <text:p>2.4</text:p>
          </table:table-cell>
          <table:table-cell office:value-type="float" office:value="0.3" table:style-name="ce143">
            <text:p>0.3</text:p>
          </table:table-cell>
          <table:table-cell office:value-type="float" office:value="0.3" table:style-name="ce143">
            <text:p>0.3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6.3" table:style-name="ce143">
            <text:p>6.3</text:p>
          </table:table-cell>
          <table:table-cell office:value-type="float" office:value="11.4" table:style-name="ce143">
            <text:p>11.4</text:p>
          </table:table-cell>
          <table:table-cell office:value-type="float" office:value="17.7" table:style-name="ce143">
            <text:p>17.7</text:p>
          </table:table-cell>
          <table:table-cell office:value-type="float" office:value="18.3" table:style-name="ce143">
            <text:p>18.3</text:p>
          </table:table-cell>
          <table:table-cell office:value-type="float" office:value="20.7" table:style-name="ce143">
            <text:p>20.7</text:p>
          </table:table-cell>
          <table:table-cell office:value-type="float" office:value="0.1" table:style-name="ce143">
            <text:p>0.1</text:p>
          </table:table-cell>
          <table:table-cell office:value-type="float" office:value="11.6" table:style-name="ce143">
            <text:p>11.6</text:p>
          </table:table-cell>
          <table:table-cell office:value-type="float" office:value="11.7" table:style-name="ce143">
            <text:p>11.7</text:p>
          </table:table-cell>
          <table:table-cell office:value-type="float" office:value="32.4" table:style-name="ce143">
            <text:p>32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1.1" table:style-name="ce143">
            <text:p>21.1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13.5" table:style-name="ce143">
            <text:p>13.5</text:p>
          </table:table-cell>
          <table:table-cell office:value-type="float" office:value="23.3" table:style-name="ce143">
            <text:p>23.3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9.5" table:style-name="ce143">
            <text:p>9.5</text:p>
          </table:table-cell>
          <table:table-cell office:value-type="float" office:value="10.3" table:style-name="ce143">
            <text:p>10.3</text:p>
          </table:table-cell>
          <table:table-cell office:value-type="float" office:value="33.6" table:style-name="ce143">
            <text:p>33.6</text:p>
          </table:table-cell>
          <table:table-cell office:value-type="float" office:value="54.7" table:style-name="ce143">
            <text:p>54.7</text:p>
          </table:table-cell>
          <table:table-cell office:value-type="float" office:value="10.8" table:style-name="ce143">
            <text:p>10.8</text:p>
          </table:table-cell>
          <table:table-cell office:value-type="float" office:value="16.3" table:style-name="ce143">
            <text:p>16.3</text:p>
          </table:table-cell>
          <table:table-cell office:value-type="float" office:value="27.1" table:style-name="ce143">
            <text:p>27.1</text:p>
          </table:table-cell>
          <table:table-cell office:value-type="float" office:value="81.8" table:style-name="ce143">
            <text:p>81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7.3" table:style-name="ce143">
            <text:p>7.3</text:p>
          </table:table-cell>
          <table:table-cell office:value-type="float" office:value="6.3" table:style-name="ce143">
            <text:p>6.3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5.6" table:style-name="ce143">
            <text:p>15.6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" table:style-name="ce143">
            <text:p>5.0</text:p>
          </table:table-cell>
          <table:table-cell office:value-type="float" office:value="20.5" table:style-name="ce143">
            <text:p>20.5</text:p>
          </table:table-cell>
          <table:table-cell office:value-type="float" office:value="27.8" table:style-name="ce143">
            <text:p>27.8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7.9" table:style-name="ce143">
            <text:p>7.9</text:p>
          </table:table-cell>
          <table:table-cell office:value-type="float" office:value="16.100000000000001" table:style-name="ce143">
            <text:p>16.1</text:p>
          </table:table-cell>
          <table:table-cell office:value-type="float" office:value="43.9" table:style-name="ce143">
            <text:p>43.9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80.099999999999994" table:style-name="ce143">
            <text:p>80.1</text:p>
          </table:table-cell>
          <table:table-cell office:value-type="float" office:value="51" table:style-name="ce143">
            <text:p>51.0</text:p>
          </table:table-cell>
          <table:table-cell office:value-type="float" office:value="54.4" table:style-name="ce143">
            <text:p>54.4</text:p>
          </table:table-cell>
          <table:table-cell office:value-type="float" office:value="105.4" table:style-name="ce143">
            <text:p>105.4</text:p>
          </table:table-cell>
          <table:table-cell office:value-type="float" office:value="0" table:style-name="ce143">
            <text:p>0.0</text:p>
          </table:table-cell>
          <table:table-cell office:value-type="float" office:value="12.7" table:style-name="ce143">
            <text:p>12.7</text:p>
          </table:table-cell>
          <table:table-cell office:value-type="float" office:value="60.4" table:style-name="ce143">
            <text:p>60.4</text:p>
          </table:table-cell>
          <table:table-cell office:value-type="float" office:value="73.099999999999994" table:style-name="ce143">
            <text:p>73.1</text:p>
          </table:table-cell>
          <table:table-cell office:value-type="float" office:value="178.5" table:style-name="ce143">
            <text:p>178.5</text:p>
          </table:table-cell>
          <table:table-cell office:value-type="float" office:value="258.60000000000002" table:style-name="ce143">
            <text:p>258.6</text:p>
          </table:table-cell>
          <table:table-cell office:value-type="float" office:value="51" table:style-name="ce143">
            <text:p>51.0</text:p>
          </table:table-cell>
          <table:table-cell office:value-type="float" office:value="92.5" table:style-name="ce143">
            <text:p>92.5</text:p>
          </table:table-cell>
          <table:table-cell office:value-type="float" office:value="143.5" table:style-name="ce143">
            <text:p>143.5</text:p>
          </table:table-cell>
          <table:table-cell office:value-type="float" office:value="402" table:style-name="ce143">
            <text:p>402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2.8" table:style-name="ce143">
            <text:p>2.8</text:p>
          </table:table-cell>
          <table:table-cell office:value-type="float" office:value="5.3" table:style-name="ce143">
            <text:p>5.3</text:p>
          </table:table-cell>
          <table:table-cell office:value-type="float" office:value="4.3" table:style-name="ce143">
            <text:p>4.3</text:p>
          </table:table-cell>
          <table:table-cell office:value-type="float" office:value="9.5" table:style-name="ce143">
            <text:p>9.5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2.8" table:style-name="ce143">
            <text:p>2.8</text:p>
          </table:table-cell>
          <table:table-cell office:value-type="float" office:value="3.2" table:style-name="ce143">
            <text:p>3.2</text:p>
          </table:table-cell>
          <table:table-cell office:value-type="float" office:value="12.7" table:style-name="ce143">
            <text:p>12.7</text:p>
          </table:table-cell>
          <table:table-cell office:value-type="float" office:value="15.6" table:style-name="ce143">
            <text:p>15.6</text:p>
          </table:table-cell>
          <table:table-cell office:value-type="float" office:value="4.5" table:style-name="ce143">
            <text:p>4.5</text:p>
          </table:table-cell>
          <table:table-cell office:value-type="float" office:value="4.8" table:style-name="ce143">
            <text:p>4.8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24.8" table:style-name="ce143">
            <text:p>24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5.4" table:style-name="ce143">
            <text:p>5.4</text:p>
          </table:table-cell>
          <table:table-cell office:value-type="float" office:value="8" table:style-name="ce143">
            <text:p>8.0</text:p>
          </table:table-cell>
          <table:table-cell office:value-type="float" office:value="7.1" table:style-name="ce143">
            <text:p>7.1</text:p>
          </table:table-cell>
          <table:table-cell office:value-type="float" office:value="15.1" table:style-name="ce143">
            <text:p>15.1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5" table:style-name="ce143">
            <text:p>4.5</text:p>
          </table:table-cell>
          <table:table-cell office:value-type="float" office:value="5.3" table:style-name="ce143">
            <text:p>5.3</text:p>
          </table:table-cell>
          <table:table-cell office:value-type="float" office:value="20.5" table:style-name="ce143">
            <text:p>20.5</text:p>
          </table:table-cell>
          <table:table-cell office:value-type="float" office:value="25.9" table:style-name="ce143">
            <text:p>25.9</text:p>
          </table:table-cell>
          <table:table-cell office:value-type="float" office:value="5.9" table:style-name="ce143">
            <text:p>5.9</text:p>
          </table:table-cell>
          <table:table-cell office:value-type="float" office:value="7.5" table:style-name="ce143">
            <text:p>7.5</text:p>
          </table:table-cell>
          <table:table-cell office:value-type="float" office:value="13.4" table:style-name="ce143">
            <text:p>13.4</text:p>
          </table:table-cell>
          <table:table-cell office:value-type="float" office:value="39.299999999999997" table:style-name="ce143">
            <text:p>39.3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88.3" table:style-name="ce174">
            <text:p>88.3</text:p>
          </table:table-cell>
          <table:table-cell office:value-type="float" office:value="64.2" table:style-name="ce174">
            <text:p>64.2</text:p>
          </table:table-cell>
          <table:table-cell office:value-type="float" office:value="65.8" table:style-name="ce174">
            <text:p>65.8</text:p>
          </table:table-cell>
          <table:table-cell office:value-type="float" office:value="130" table:style-name="ce174">
            <text:p>130.0</text:p>
          </table:table-cell>
          <table:table-cell office:value-type="float" office:value="0" table:style-name="ce174">
            <text:p>0.0</text:p>
          </table:table-cell>
          <table:table-cell office:value-type="float" office:value="14" table:style-name="ce174">
            <text:p>14.0</text:p>
          </table:table-cell>
          <table:table-cell office:value-type="float" office:value="67.7" table:style-name="ce174">
            <text:p>67.7</text:p>
          </table:table-cell>
          <table:table-cell office:value-type="float" office:value="81.7" table:style-name="ce174">
            <text:p>81.7</text:p>
          </table:table-cell>
          <table:table-cell office:value-type="float" office:value="211.7" table:style-name="ce174">
            <text:p>211.7</text:p>
          </table:table-cell>
          <table:table-cell office:value-type="float" office:value="300" table:style-name="ce174">
            <text:p>300.0</text:p>
          </table:table-cell>
          <table:table-cell office:value-type="float" office:value="61.3" table:style-name="ce174">
            <text:p>61.3</text:p>
          </table:table-cell>
          <table:table-cell office:value-type="float" office:value="104.8" table:style-name="ce174">
            <text:p>104.8</text:p>
          </table:table-cell>
          <table:table-cell office:value-type="float" office:value="166.1" table:style-name="ce174">
            <text:p>166.1</text:p>
          </table:table-cell>
          <table:table-cell office:value-type="float" office:value="466.2" table:style-name="ce174">
            <text:p>466.2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2000).$A$1:TRA0203_(2000).$P$43" table:base-cell-address="TRA0203_(2000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1999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1999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" table:style-name="ce143">
            <text:p>1.0</text:p>
          </table:table-cell>
          <table:table-cell office:value-type="float" office:value="2.9" table:style-name="ce143">
            <text:p>2.9</text:p>
          </table:table-cell>
          <table:table-cell office:value-type="float" office:value="2.7" table:style-name="ce143">
            <text:p>2.7</text:p>
          </table:table-cell>
          <table:table-cell office:value-type="float" office:value="5.7" table:style-name="ce143">
            <text:p>5.7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2.8" table:style-name="ce143">
            <text:p>2.8</text:p>
          </table:table-cell>
          <table:table-cell office:value-type="float" office:value="3.7" table:style-name="ce143">
            <text:p>3.7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0.4" table:style-name="ce143">
            <text:p>10.4</text:p>
          </table:table-cell>
          <table:table-cell office:value-type="float" office:value="1.8" table:style-name="ce143">
            <text:p>1.8</text:p>
          </table:table-cell>
          <table:table-cell office:value-type="float" office:value="6.4" table:style-name="ce143">
            <text:p>6.4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18.5" table:style-name="ce143">
            <text:p>18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7.4" table:style-name="ce149">
              <text:p>7.4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8" table:formula="of:=[.C10]-[.C12]" table:style-name="ce149">
              <text:p>0.8</text:p>
            </table:table-cell>
            <table:table-cell office:value-type="float" office:value="2.0999999999999996" table:formula="of:=[.D10]-[.D12]" table:style-name="ce149">
              <text:p>2.1</text:p>
            </table:table-cell>
            <table:table-cell office:value-type="float" office:value="2.2000000000000002" table:formula="of:=[.E10]-[.E12]" table:style-name="ce149">
              <text:p>2.2</text:p>
            </table:table-cell>
            <table:table-cell office:value-type="float" office:value="4.4000000000000004" table:formula="of:=[.F10]-[.F12]" table:style-name="ce149">
              <text:p>4.4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30000000000000004" table:formula="of:=[.H10]-[.H12]" table:style-name="ce149">
              <text:p>0.3</text:p>
            </table:table-cell>
            <table:table-cell office:value-type="float" office:value="1.0999999999999999" table:formula="of:=[.I10]-[.I12]" table:style-name="ce149">
              <text:p>1.1</text:p>
            </table:table-cell>
            <table:table-cell office:value-type="float" office:value="1.6" table:formula="of:=[.J10]-[.J12]" table:style-name="ce149">
              <text:p>1.6</text:p>
            </table:table-cell>
            <table:table-cell office:value-type="float" office:value="5.9" table:formula="of:=[.K10]-[.K12]" table:style-name="ce149">
              <text:p>5.9</text:p>
            </table:table-cell>
            <table:table-cell office:value-type="float" office:value="6.8000000000000007" table:formula="of:=[.L10]-[.L12]" table:style-name="ce149">
              <text:p>6.8</text:p>
            </table:table-cell>
            <table:table-cell office:value-type="float" office:value="1.5" table:formula="of:=[.M10]-[.M12]" table:style-name="ce149">
              <text:p>1.5</text:p>
            </table:table-cell>
            <table:table-cell office:value-type="float" office:value="2.9000000000000004" table:formula="of:=[.N10]-[.N12]" table:style-name="ce149">
              <text:p>2.9</text:p>
            </table:table-cell>
            <table:table-cell office:value-type="float" office:value="4.3999999999999995" table:formula="of:=[.O10]-[.O12]" table:style-name="ce149">
              <text:p>4.4</text:p>
            </table:table-cell>
            <table:table-cell office:value-type="float" office:value="11.1" table:formula="of:=[.P10]-[.P12]" table:style-name="ce149">
              <text:p>11.1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5.2" table:style-name="ce143">
            <text:p>15.2</text:p>
          </table:table-cell>
          <table:table-cell office:value-type="float" office:value="4" table:style-name="ce143">
            <text:p>4.0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8.6" table:style-name="ce143">
            <text:p>8.6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10.1" table:style-name="ce143">
            <text:p>10.1</text:p>
          </table:table-cell>
          <table:table-cell office:value-type="float" office:value="10.9" table:style-name="ce143">
            <text:p>10.9</text:p>
          </table:table-cell>
          <table:table-cell office:value-type="float" office:value="19.5" table:style-name="ce143">
            <text:p>19.5</text:p>
          </table:table-cell>
          <table:table-cell office:value-type="float" office:value="34.700000000000003" table:style-name="ce143">
            <text:p>34.7</text:p>
          </table:table-cell>
          <table:table-cell office:value-type="float" office:value="4.3" table:style-name="ce143">
            <text:p>4.3</text:p>
          </table:table-cell>
          <table:table-cell office:value-type="float" office:value="13.5" table:style-name="ce143">
            <text:p>13.5</text:p>
          </table:table-cell>
          <table:table-cell office:value-type="float" office:value="17.8" table:style-name="ce143">
            <text:p>17.8</text:p>
          </table:table-cell>
          <table:table-cell office:value-type="float" office:value="52.5" table:style-name="ce143">
            <text:p>52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5" table:style-name="ce149">
              <text:p>5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10.7" table:style-name="ce149">
              <text:p>10.7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6" table:style-name="ce149">
              <text:p>6.0</text:p>
            </table:table-cell>
            <table:table-cell office:value-type="float" office:value="6.4" table:style-name="ce149">
              <text:p>6.4</text:p>
            </table:table-cell>
            <table:table-cell office:value-type="float" office:value="17.100000000000001" table:style-name="ce149">
              <text:p>17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2" table:style-name="ce149">
              <text:p>1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7" table:style-name="ce149">
              <text:p>2.7</text:p>
            </table:table-cell>
            <table:table-cell office:value-type="float" office:value="4" table:style-name="ce149">
              <text:p>4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7.3" table:style-name="ce149">
              <text:p>7.3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9" table:formula="of:=[.C14]-[.C16]-[.C17]" table:style-name="ce149">
              <text:p>9.0</text:p>
            </table:table-cell>
            <table:table-cell office:value-type="float" office:value="3.5" table:formula="of:=[.D14]-[.D16]-[.D17]" table:style-name="ce149">
              <text:p>3.5</text:p>
            </table:table-cell>
            <table:table-cell office:value-type="float" office:value="3.8" table:formula="of:=[.E14]-[.E16]-[.E17]" table:style-name="ce149">
              <text:p>3.8</text:p>
            </table:table-cell>
            <table:table-cell office:value-type="float" office:value="7.3" table:formula="of:=[.F14]-[.F16]-[.F17]" table:style-name="ce149">
              <text:p>7.3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39999999999999997" table:formula="of:=[.H14]-[.H16]-[.H17]" table:style-name="ce149">
              <text:p>0.4</text:p>
            </table:table-cell>
            <table:table-cell office:value-type="float" office:value="3.3999999999999995" table:formula="of:=[.I14]-[.I16]-[.I17]" table:style-name="ce149">
              <text:p>3.4</text:p>
            </table:table-cell>
            <table:table-cell office:value-type="float" office:value="3.7000000000000006" table:formula="of:=[.J14]-[.J16]-[.J17]" table:style-name="ce149">
              <text:p>3.7</text:p>
            </table:table-cell>
            <table:table-cell office:value-type="float" office:value="11" table:formula="of:=[.K14]-[.K16]-[.K17]" table:style-name="ce149">
              <text:p>11.0</text:p>
            </table:table-cell>
            <table:table-cell office:value-type="float" office:value="20.000000000000004" table:formula="of:=[.L14]-[.L16]-[.L17]" table:style-name="ce149">
              <text:p>20.0</text:p>
            </table:table-cell>
            <table:table-cell office:value-type="float" office:value="3.6999999999999997" table:formula="of:=[.M14]-[.M16]-[.M17]" table:style-name="ce149">
              <text:p>3.7</text:p>
            </table:table-cell>
            <table:table-cell office:value-type="float" office:value="4.4000000000000004" table:formula="of:=[.N14]-[.N16]-[.N17]" table:style-name="ce149">
              <text:p>4.4</text:p>
            </table:table-cell>
            <table:table-cell office:value-type="float" office:value="8.1000000000000014" table:formula="of:=[.O14]-[.O16]-[.O17]" table:style-name="ce149">
              <text:p>8.1</text:p>
            </table:table-cell>
            <table:table-cell office:value-type="float" office:value="28.099999999999998" table:formula="of:=[.P14]-[.P16]-[.P17]" table:style-name="ce149">
              <text:p>28.1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8.1" table:style-name="ce143">
            <text:p>8.1</text:p>
          </table:table-cell>
          <table:table-cell office:value-type="float" office:value="4.7" table:style-name="ce143">
            <text:p>4.7</text:p>
          </table:table-cell>
          <table:table-cell office:value-type="float" office:value="4.7" table:style-name="ce143">
            <text:p>4.7</text:p>
          </table:table-cell>
          <table:table-cell office:value-type="float" office:value="9.4" table:style-name="ce143">
            <text:p>9.4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6.6" table:style-name="ce143">
            <text:p>6.6</text:p>
          </table:table-cell>
          <table:table-cell office:value-type="float" office:value="7.3" table:style-name="ce143">
            <text:p>7.3</text:p>
          </table:table-cell>
          <table:table-cell office:value-type="float" office:value="16.7" table:style-name="ce143">
            <text:p>16.7</text:p>
          </table:table-cell>
          <table:table-cell office:value-type="float" office:value="24.8" table:style-name="ce143">
            <text:p>24.8</text:p>
          </table:table-cell>
          <table:table-cell office:value-type="float" office:value="5" table:style-name="ce143">
            <text:p>5.0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13.7" table:style-name="ce143">
            <text:p>13.7</text:p>
          </table:table-cell>
          <table:table-cell office:value-type="float" office:value="38.5" table:style-name="ce143">
            <text:p>38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2.7" table:style-name="ce149">
              <text:p>2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2" table:style-name="ce149">
              <text:p>2.0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5" table:style-name="ce149">
              <text:p>2.5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9.1" table:style-name="ce149">
              <text:p>9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3.8" table:style-name="ce149">
              <text:p>3.8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9.6" table:style-name="ce149">
              <text:p>9.6</text:p>
            </table:table-cell>
            <table:table-cell office:value-type="float" office:value="1" table:style-name="ce149">
              <text:p>1.0</text:p>
            </table:table-cell>
            <table:table-cell office:value-type="float" office:value="4.0999999999999996" table:style-name="ce149">
              <text:p>4.1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14.7" table:style-name="ce149">
              <text:p>14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5999999999999996" table:formula="of:=[.C19]-[.C21]-[.C22]" table:style-name="ce149">
              <text:p>1.6</text:p>
            </table:table-cell>
            <table:table-cell office:value-type="float" office:value="3.5000000000000004" table:formula="of:=[.D19]-[.D21]-[.D22]" table:style-name="ce149">
              <text:p>3.5</text:p>
            </table:table-cell>
            <table:table-cell office:value-type="float" office:value="2.9000000000000004" table:formula="of:=[.E19]-[.E21]-[.E22]" table:style-name="ce149">
              <text:p>2.9</text:p>
            </table:table-cell>
            <table:table-cell office:value-type="float" office:value="6.4" table:formula="of:=[.F19]-[.F21]-[.F22]" table:style-name="ce149">
              <text:p>6.4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6" table:formula="of:=[.H19]-[.H21]-[.H22]" table:style-name="ce149">
              <text:p>0.2</text:p>
            </table:table-cell>
            <table:table-cell office:value-type="float" office:value="1.0999999999999996" table:formula="of:=[.I19]-[.I21]-[.I22]" table:style-name="ce149">
              <text:p>1.1</text:p>
            </table:table-cell>
            <table:table-cell office:value-type="float" office:value="1.4" table:formula="of:=[.J19]-[.J21]-[.J22]" table:style-name="ce149">
              <text:p>1.4</text:p>
            </table:table-cell>
            <table:table-cell office:value-type="float" office:value="7.8" table:formula="of:=[.K19]-[.K21]-[.K22]" table:style-name="ce149">
              <text:p>7.8</text:p>
            </table:table-cell>
            <table:table-cell office:value-type="float" office:value="9.4" table:formula="of:=[.L19]-[.L21]-[.L22]" table:style-name="ce149">
              <text:p>9.4</text:p>
            </table:table-cell>
            <table:table-cell office:value-type="float" office:value="3.3" table:formula="of:=[.M19]-[.M21]-[.M22]" table:style-name="ce149">
              <text:p>3.3</text:p>
            </table:table-cell>
            <table:table-cell office:value-type="float" office:value="2.0999999999999996" table:formula="of:=[.N19]-[.N21]-[.N22]" table:style-name="ce149">
              <text:p>2.1</text:p>
            </table:table-cell>
            <table:table-cell office:value-type="float" office:value="5.2999999999999989" table:formula="of:=[.O19]-[.O21]-[.O22]" table:style-name="ce149">
              <text:p>5.3</text:p>
            </table:table-cell>
            <table:table-cell office:value-type="float" office:value="14.7" table:formula="of:=[.P19]-[.P21]-[.P22]" table:style-name="ce149">
              <text:p>14.7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6.1" table:style-name="ce143">
            <text:p>6.1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6.1" table:style-name="ce143">
            <text:p>6.1</text:p>
          </table:table-cell>
          <table:table-cell office:value-type="float" office:value="14.2" table:style-name="ce143">
            <text:p>14.2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.8" table:style-name="ce143">
            <text:p>3.8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9.100000000000001" table:style-name="ce143">
            <text:p>19.1</text:p>
          </table:table-cell>
          <table:table-cell office:value-type="float" office:value="25.3" table:style-name="ce143">
            <text:p>25.3</text:p>
          </table:table-cell>
          <table:table-cell office:value-type="float" office:value="5.8" table:style-name="ce143">
            <text:p>5.8</text:p>
          </table:table-cell>
          <table:table-cell office:value-type="float" office:value="6.6" table:style-name="ce143">
            <text:p>6.6</text:p>
          </table:table-cell>
          <table:table-cell office:value-type="float" office:value="12.4" table:style-name="ce143">
            <text:p>12.4</text:p>
          </table:table-cell>
          <table:table-cell office:value-type="float" office:value="37.6" table:style-name="ce143">
            <text:p>37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0.9" table:style-name="ce143">
            <text:p>10.9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4.7" table:style-name="ce143">
            <text:p>4.7</text:p>
          </table:table-cell>
          <table:table-cell office:value-type="float" office:value="9.5" table:style-name="ce143">
            <text:p>9.5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6.9" table:style-name="ce143">
            <text:p>6.9</text:p>
          </table:table-cell>
          <table:table-cell office:value-type="float" office:value="8" table:style-name="ce143">
            <text:p>8.0</text:p>
          </table:table-cell>
          <table:table-cell office:value-type="float" office:value="17.5" table:style-name="ce143">
            <text:p>17.5</text:p>
          </table:table-cell>
          <table:table-cell office:value-type="float" office:value="28.4" table:style-name="ce143">
            <text:p>28.4</text:p>
          </table:table-cell>
          <table:table-cell office:value-type="float" office:value="5.2" table:style-name="ce143">
            <text:p>5.2</text:p>
          </table:table-cell>
          <table:table-cell office:value-type="float" office:value="12.1" table:style-name="ce143">
            <text:p>12.1</text:p>
          </table:table-cell>
          <table:table-cell office:value-type="float" office:value="17.3" table:style-name="ce143">
            <text:p>17.3</text:p>
          </table:table-cell>
          <table:table-cell office:value-type="float" office:value="45.7" table:style-name="ce143">
            <text:p>45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7" table:style-name="ce149">
              <text:p>2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5" table:style-name="ce149">
              <text:p>5.0</text:p>
            </table:table-cell>
            <table:table-cell office:value-type="float" office:value="7.7" table:style-name="ce149">
              <text:p>7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8.1999999999999993" table:style-name="ce149">
              <text:p>8.2</text:p>
            </table:table-cell>
            <table:table-cell office:value-type="float" office:value="8.4" table:style-name="ce149">
              <text:p>8.4</text:p>
            </table:table-cell>
            <table:table-cell office:value-type="float" office:value="16.100000000000001" table:style-name="ce149">
              <text:p>16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8.1999999999999993" table:formula="of:=[.C25]-[.C27]" table:style-name="ce149">
              <text:p>8.2</text:p>
            </table:table-cell>
            <table:table-cell office:value-type="float" office:value="4.6000000000000005" table:formula="of:=[.D25]-[.D27]" table:style-name="ce149">
              <text:p>4.6</text:p>
            </table:table-cell>
            <table:table-cell office:value-type="float" office:value="4.5" table:formula="of:=[.E25]-[.E27]" table:style-name="ce149">
              <text:p>4.5</text:p>
            </table:table-cell>
            <table:table-cell office:value-type="float" office:value="9" table:formula="of:=[.F25]-[.F27]" table:style-name="ce149">
              <text:p>9.0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6000000000000005" table:formula="of:=[.I25]-[.I27]" table:style-name="ce149">
              <text:p>2.6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2.5" table:formula="of:=[.K25]-[.K27]" table:style-name="ce149">
              <text:p>12.5</text:p>
            </table:table-cell>
            <table:table-cell office:value-type="float" office:value="20.7" table:formula="of:=[.L25]-[.L27]" table:style-name="ce149">
              <text:p>20.7</text:p>
            </table:table-cell>
            <table:table-cell office:value-type="float" office:value="4.9000000000000004" table:formula="of:=[.M25]-[.M27]" table:style-name="ce149">
              <text:p>4.9</text:p>
            </table:table-cell>
            <table:table-cell office:value-type="float" office:value="3.9000000000000004" table:formula="of:=[.N25]-[.N27]" table:style-name="ce149">
              <text:p>3.9</text:p>
            </table:table-cell>
            <table:table-cell office:value-type="float" office:value="8.9" table:formula="of:=[.O25]-[.O27]" table:style-name="ce149">
              <text:p>8.9</text:p>
            </table:table-cell>
            <table:table-cell office:value-type="float" office:value="29.6" table:formula="of:=[.P25]-[.P27]" table:style-name="ce149">
              <text:p>29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8" table:style-name="ce143">
            <text:p>8.0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8.5" table:style-name="ce143">
            <text:p>8.5</text:p>
          </table:table-cell>
          <table:table-cell office:value-type="float" office:value="18.8" table:style-name="ce143">
            <text:p>18.8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6" table:style-name="ce143">
            <text:p>5.6</text:p>
          </table:table-cell>
          <table:table-cell office:value-type="float" office:value="24.3" table:style-name="ce143">
            <text:p>24.3</text:p>
          </table:table-cell>
          <table:table-cell office:value-type="float" office:value="32.299999999999997" table:style-name="ce143">
            <text:p>32.3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9.399999999999999" table:style-name="ce143">
            <text:p>19.4</text:p>
          </table:table-cell>
          <table:table-cell office:value-type="float" office:value="51.8" table:style-name="ce143">
            <text:p>51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5" table:style-name="ce143">
            <text:p>2.5</text:p>
          </table:table-cell>
          <table:table-cell office:value-type="float" office:value="0.3" table:style-name="ce143">
            <text:p>0.3</text:p>
          </table:table-cell>
          <table:table-cell office:value-type="float" office:value="0.3" table:style-name="ce143">
            <text:p>0.3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6.2" table:style-name="ce143">
            <text:p>6.2</text:p>
          </table:table-cell>
          <table:table-cell office:value-type="float" office:value="11.5" table:style-name="ce143">
            <text:p>11.5</text:p>
          </table:table-cell>
          <table:table-cell office:value-type="float" office:value="17.7" table:style-name="ce143">
            <text:p>17.7</text:p>
          </table:table-cell>
          <table:table-cell office:value-type="float" office:value="18.3" table:style-name="ce143">
            <text:p>18.3</text:p>
          </table:table-cell>
          <table:table-cell office:value-type="float" office:value="20.8" table:style-name="ce143">
            <text:p>20.8</text:p>
          </table:table-cell>
          <table:table-cell office:value-type="float" office:value="0.1" table:style-name="ce143">
            <text:p>0.1</text:p>
          </table:table-cell>
          <table:table-cell office:value-type="float" office:value="11.8" table:style-name="ce143">
            <text:p>11.8</text:p>
          </table:table-cell>
          <table:table-cell office:value-type="float" office:value="11.9" table:style-name="ce143">
            <text:p>11.9</text:p>
          </table:table-cell>
          <table:table-cell office:value-type="float" office:value="32.700000000000003" table:style-name="ce143">
            <text:p>32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0.7" table:style-name="ce143">
            <text:p>20.7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3.5" table:style-name="ce143">
            <text:p>13.5</text:p>
          </table:table-cell>
          <table:table-cell office:value-type="float" office:value="23.2" table:style-name="ce143">
            <text:p>23.2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9.5" table:style-name="ce143">
            <text:p>9.5</text:p>
          </table:table-cell>
          <table:table-cell office:value-type="float" office:value="10.3" table:style-name="ce143">
            <text:p>10.3</text:p>
          </table:table-cell>
          <table:table-cell office:value-type="float" office:value="33.5" table:style-name="ce143">
            <text:p>33.5</text:p>
          </table:table-cell>
          <table:table-cell office:value-type="float" office:value="54.3" table:style-name="ce143">
            <text:p>54.3</text:p>
          </table:table-cell>
          <table:table-cell office:value-type="float" office:value="10.9" table:style-name="ce143">
            <text:p>10.9</text:p>
          </table:table-cell>
          <table:table-cell office:value-type="float" office:value="16.399999999999999" table:style-name="ce143">
            <text:p>16.4</text:p>
          </table:table-cell>
          <table:table-cell office:value-type="float" office:value="27.2" table:style-name="ce143">
            <text:p>27.2</text:p>
          </table:table-cell>
          <table:table-cell office:value-type="float" office:value="81.5" table:style-name="ce143">
            <text:p>81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7.2" table:style-name="ce143">
            <text:p>7.2</text:p>
          </table:table-cell>
          <table:table-cell office:value-type="float" office:value="6.1" table:style-name="ce143">
            <text:p>6.1</text:p>
          </table:table-cell>
          <table:table-cell office:value-type="float" office:value="9.5" table:style-name="ce143">
            <text:p>9.5</text:p>
          </table:table-cell>
          <table:table-cell office:value-type="float" office:value="15.6" table:style-name="ce143">
            <text:p>15.6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" table:style-name="ce143">
            <text:p>5.0</text:p>
          </table:table-cell>
          <table:table-cell office:value-type="float" office:value="20.5" table:style-name="ce143">
            <text:p>20.5</text:p>
          </table:table-cell>
          <table:table-cell office:value-type="float" office:value="27.7" table:style-name="ce143">
            <text:p>27.7</text:p>
          </table:table-cell>
          <table:table-cell office:value-type="float" office:value="8.1" table:style-name="ce143">
            <text:p>8.1</text:p>
          </table:table-cell>
          <table:table-cell office:value-type="float" office:value="7.8" table:style-name="ce143">
            <text:p>7.8</text:p>
          </table:table-cell>
          <table:table-cell office:value-type="float" office:value="15.9" table:style-name="ce143">
            <text:p>15.9</text:p>
          </table:table-cell>
          <table:table-cell office:value-type="float" office:value="43.7" table:style-name="ce143">
            <text:p>43.7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79.8" table:style-name="ce143">
            <text:p>79.8</text:p>
          </table:table-cell>
          <table:table-cell office:value-type="float" office:value="51" table:style-name="ce143">
            <text:p>51.0</text:p>
          </table:table-cell>
          <table:table-cell office:value-type="float" office:value="54.5" table:style-name="ce143">
            <text:p>54.5</text:p>
          </table:table-cell>
          <table:table-cell office:value-type="float" office:value="105.5" table:style-name="ce143">
            <text:p>105.5</text:p>
          </table:table-cell>
          <table:table-cell office:value-type="float" office:value="0" table:style-name="ce143">
            <text:p>0.0</text:p>
          </table:table-cell>
          <table:table-cell office:value-type="float" office:value="12.7" table:style-name="ce143">
            <text:p>12.7</text:p>
          </table:table-cell>
          <table:table-cell office:value-type="float" office:value="60.6" table:style-name="ce143">
            <text:p>60.6</text:p>
          </table:table-cell>
          <table:table-cell office:value-type="float" office:value="73.3" table:style-name="ce143">
            <text:p>73.3</text:p>
          </table:table-cell>
          <table:table-cell office:value-type="float" office:value="178.8" table:style-name="ce143">
            <text:p>178.8</text:p>
          </table:table-cell>
          <table:table-cell office:value-type="float" office:value="258.60000000000002" table:style-name="ce143">
            <text:p>258.6</text:p>
          </table:table-cell>
          <table:table-cell office:value-type="float" office:value="51" table:style-name="ce143">
            <text:p>51.0</text:p>
          </table:table-cell>
          <table:table-cell office:value-type="float" office:value="92.9" table:style-name="ce143">
            <text:p>92.9</text:p>
          </table:table-cell>
          <table:table-cell office:value-type="float" office:value="143.9" table:style-name="ce143">
            <text:p>143.9</text:p>
          </table:table-cell>
          <table:table-cell office:value-type="float" office:value="402.5" table:style-name="ce143">
            <text:p>402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2.8" table:style-name="ce143">
            <text:p>2.8</text:p>
          </table:table-cell>
          <table:table-cell office:value-type="float" office:value="5.2" table:style-name="ce143">
            <text:p>5.2</text:p>
          </table:table-cell>
          <table:table-cell office:value-type="float" office:value="4.3" table:style-name="ce143">
            <text:p>4.3</text:p>
          </table:table-cell>
          <table:table-cell office:value-type="float" office:value="9.6" table:style-name="ce143">
            <text:p>9.6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2.8" table:style-name="ce143">
            <text:p>2.8</text:p>
          </table:table-cell>
          <table:table-cell office:value-type="float" office:value="3.2" table:style-name="ce143">
            <text:p>3.2</text:p>
          </table:table-cell>
          <table:table-cell office:value-type="float" office:value="12.8" table:style-name="ce143">
            <text:p>12.8</text:p>
          </table:table-cell>
          <table:table-cell office:value-type="float" office:value="15.6" table:style-name="ce143">
            <text:p>15.6</text:p>
          </table:table-cell>
          <table:table-cell office:value-type="float" office:value="4.5" table:style-name="ce143">
            <text:p>4.5</text:p>
          </table:table-cell>
          <table:table-cell office:value-type="float" office:value="4.8" table:style-name="ce143">
            <text:p>4.8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24.9" table:style-name="ce143">
            <text:p>24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5.2" table:style-name="ce143">
            <text:p>5.2</text:p>
          </table:table-cell>
          <table:table-cell office:value-type="float" office:value="8.4" table:style-name="ce143">
            <text:p>8.4</text:p>
          </table:table-cell>
          <table:table-cell office:value-type="float" office:value="7.2" table:style-name="ce143">
            <text:p>7.2</text:p>
          </table:table-cell>
          <table:table-cell office:value-type="float" office:value="15.6" table:style-name="ce143">
            <text:p>15.6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5" table:style-name="ce143">
            <text:p>4.5</text:p>
          </table:table-cell>
          <table:table-cell office:value-type="float" office:value="5.3" table:style-name="ce143">
            <text:p>5.3</text:p>
          </table:table-cell>
          <table:table-cell office:value-type="float" office:value="21" table:style-name="ce143">
            <text:p>21.0</text:p>
          </table:table-cell>
          <table:table-cell office:value-type="float" office:value="26.1" table:style-name="ce143">
            <text:p>26.1</text:p>
          </table:table-cell>
          <table:table-cell office:value-type="float" office:value="5.9" table:style-name="ce143">
            <text:p>5.9</text:p>
          </table:table-cell>
          <table:table-cell office:value-type="float" office:value="7.5" table:style-name="ce143">
            <text:p>7.5</text:p>
          </table:table-cell>
          <table:table-cell office:value-type="float" office:value="13.4" table:style-name="ce143">
            <text:p>13.4</text:p>
          </table:table-cell>
          <table:table-cell office:value-type="float" office:value="39.5" table:style-name="ce143">
            <text:p>39.5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87.8" table:style-name="ce174">
            <text:p>87.8</text:p>
          </table:table-cell>
          <table:table-cell office:value-type="float" office:value="64.7" table:style-name="ce174">
            <text:p>64.7</text:p>
          </table:table-cell>
          <table:table-cell office:value-type="float" office:value="66" table:style-name="ce174">
            <text:p>66.0</text:p>
          </table:table-cell>
          <table:table-cell office:value-type="float" office:value="130.69999999999999" table:style-name="ce174">
            <text:p>130.7</text:p>
          </table:table-cell>
          <table:table-cell office:value-type="float" office:value="0" table:style-name="ce174">
            <text:p>0.0</text:p>
          </table:table-cell>
          <table:table-cell office:value-type="float" office:value="14" table:style-name="ce174">
            <text:p>14.0</text:p>
          </table:table-cell>
          <table:table-cell office:value-type="float" office:value="67.900000000000006" table:style-name="ce174">
            <text:p>67.9</text:p>
          </table:table-cell>
          <table:table-cell office:value-type="float" office:value="81.900000000000006" table:style-name="ce174">
            <text:p>81.9</text:p>
          </table:table-cell>
          <table:table-cell office:value-type="float" office:value="212.6" table:style-name="ce174">
            <text:p>212.6</text:p>
          </table:table-cell>
          <table:table-cell office:value-type="float" office:value="300.39999999999998" table:style-name="ce174">
            <text:p>300.4</text:p>
          </table:table-cell>
          <table:table-cell office:value-type="float" office:value="61.3" table:style-name="ce174">
            <text:p>61.3</text:p>
          </table:table-cell>
          <table:table-cell office:value-type="float" office:value="105.3" table:style-name="ce174">
            <text:p>105.3</text:p>
          </table:table-cell>
          <table:table-cell office:value-type="float" office:value="166.6" table:style-name="ce174">
            <text:p>166.6</text:p>
          </table:table-cell>
          <table:table-cell office:value-type="float" office:value="467" table:style-name="ce174">
            <text:p>467.0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1999).$A$1:TRA0203_(1999).$P$43" table:base-cell-address="TRA0203_(1999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1998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1998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" table:style-name="ce143">
            <text:p>1.0</text:p>
          </table:table-cell>
          <table:table-cell office:value-type="float" office:value="2.8" table:style-name="ce143">
            <text:p>2.8</text:p>
          </table:table-cell>
          <table:table-cell office:value-type="float" office:value="2.7" table:style-name="ce143">
            <text:p>2.7</text:p>
          </table:table-cell>
          <table:table-cell office:value-type="float" office:value="5.4" table:style-name="ce143">
            <text:p>5.4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2.8" table:style-name="ce143">
            <text:p>2.8</text:p>
          </table:table-cell>
          <table:table-cell office:value-type="float" office:value="3.7" table:style-name="ce143">
            <text:p>3.7</text:p>
          </table:table-cell>
          <table:table-cell office:value-type="float" office:value="9.1" table:style-name="ce143">
            <text:p>9.1</text:p>
          </table:table-cell>
          <table:table-cell office:value-type="float" office:value="10.1" table:style-name="ce143">
            <text:p>10.1</text:p>
          </table:table-cell>
          <table:table-cell office:value-type="float" office:value="1.7" table:style-name="ce143">
            <text:p>1.7</text:p>
          </table:table-cell>
          <table:table-cell office:value-type="float" office:value="6.2" table:style-name="ce143">
            <text:p>6.2</text:p>
          </table:table-cell>
          <table:table-cell office:value-type="float" office:value="7.9" table:style-name="ce143">
            <text:p>7.9</text:p>
          </table:table-cell>
          <table:table-cell office:value-type="float" office:value="18.100000000000001" table:style-name="ce143">
            <text:p>18.1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6" table:style-name="ce149">
              <text:p>1.6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7.3" table:style-name="ce149">
              <text:p>7.3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8" table:formula="of:=[.C10]-[.C12]" table:style-name="ce149">
              <text:p>0.8</text:p>
            </table:table-cell>
            <table:table-cell office:value-type="float" office:value="1.9999999999999998" table:formula="of:=[.D10]-[.D12]" table:style-name="ce149">
              <text:p>2.0</text:p>
            </table:table-cell>
            <table:table-cell office:value-type="float" office:value="2.2000000000000002" table:formula="of:=[.E10]-[.E12]" table:style-name="ce149">
              <text:p>2.2</text:p>
            </table:table-cell>
            <table:table-cell office:value-type="float" office:value="4.1000000000000005" table:formula="of:=[.F10]-[.F12]" table:style-name="ce149">
              <text:p>4.1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30000000000000004" table:formula="of:=[.H10]-[.H12]" table:style-name="ce149">
              <text:p>0.3</text:p>
            </table:table-cell>
            <table:table-cell office:value-type="float" office:value="1.1999999999999997" table:formula="of:=[.I10]-[.I12]" table:style-name="ce149">
              <text:p>1.2</text:p>
            </table:table-cell>
            <table:table-cell office:value-type="float" office:value="1.6" table:formula="of:=[.J10]-[.J12]" table:style-name="ce149">
              <text:p>1.6</text:p>
            </table:table-cell>
            <table:table-cell office:value-type="float" office:value="5.6999999999999993" table:formula="of:=[.K10]-[.K12]" table:style-name="ce149">
              <text:p>5.7</text:p>
            </table:table-cell>
            <table:table-cell office:value-type="float" office:value="6.5" table:formula="of:=[.L10]-[.L12]" table:style-name="ce149">
              <text:p>6.5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8000000000000003" table:formula="of:=[.N10]-[.N12]" table:style-name="ce149">
              <text:p>2.8</text:p>
            </table:table-cell>
            <table:table-cell office:value-type="float" office:value="4.2" table:formula="of:=[.O10]-[.O12]" table:style-name="ce149">
              <text:p>4.2</text:p>
            </table:table-cell>
            <table:table-cell office:value-type="float" office:value="10.8" table:formula="of:=[.P10]-[.P12]" table:style-name="ce149">
              <text:p>10.8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4.8" table:style-name="ce143">
            <text:p>14.8</text:p>
          </table:table-cell>
          <table:table-cell office:value-type="float" office:value="3.9" table:style-name="ce143">
            <text:p>3.9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8.5" table:style-name="ce143">
            <text:p>8.5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10.1" table:style-name="ce143">
            <text:p>10.1</text:p>
          </table:table-cell>
          <table:table-cell office:value-type="float" office:value="11" table:style-name="ce143">
            <text:p>11.0</text:p>
          </table:table-cell>
          <table:table-cell office:value-type="float" office:value="19.5" table:style-name="ce143">
            <text:p>19.5</text:p>
          </table:table-cell>
          <table:table-cell office:value-type="float" office:value="34.299999999999997" table:style-name="ce143">
            <text:p>34.3</text:p>
          </table:table-cell>
          <table:table-cell office:value-type="float" office:value="4.2" table:style-name="ce143">
            <text:p>4.2</text:p>
          </table:table-cell>
          <table:table-cell office:value-type="float" office:value="13.2" table:style-name="ce143">
            <text:p>13.2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51.7" table:style-name="ce143">
            <text:p>51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4.9000000000000004" table:style-name="ce149">
              <text:p>4.9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" table:style-name="ce149">
              <text:p>5.0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10.6" table:style-name="ce149">
              <text:p>10.6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6.2" table:style-name="ce149">
              <text:p>6.2</text:p>
            </table:table-cell>
            <table:table-cell office:value-type="float" office:value="16.8" table:style-name="ce149">
              <text:p>16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2" table:style-name="ce149">
              <text:p>1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8" table:style-name="ce149">
              <text:p>2.8</text:p>
            </table:table-cell>
            <table:table-cell office:value-type="float" office:value="4" table:style-name="ce149">
              <text:p>4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3" table:style-name="ce149">
              <text:p>3.0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7.2" table:style-name="ce149">
              <text:p>7.2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8.7000000000000011" table:formula="of:=[.C14]-[.C16]-[.C17]" table:style-name="ce149">
              <text:p>8.7</text:p>
            </table:table-cell>
            <table:table-cell office:value-type="float" office:value="3.4" table:formula="of:=[.D14]-[.D16]-[.D17]" table:style-name="ce149">
              <text:p>3.4</text:p>
            </table:table-cell>
            <table:table-cell office:value-type="float" office:value="3.8" table:formula="of:=[.E14]-[.E16]-[.E17]" table:style-name="ce149">
              <text:p>3.8</text:p>
            </table:table-cell>
            <table:table-cell office:value-type="float" office:value="7.2" table:formula="of:=[.F14]-[.F16]-[.F17]" table:style-name="ce149">
              <text:p>7.2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29999999999999993" table:formula="of:=[.H14]-[.H16]-[.H17]" table:style-name="ce149">
              <text:p>0.3</text:p>
            </table:table-cell>
            <table:table-cell office:value-type="float" office:value="3.4" table:formula="of:=[.I14]-[.I16]-[.I17]" table:style-name="ce149">
              <text:p>3.4</text:p>
            </table:table-cell>
            <table:table-cell office:value-type="float" office:value="3.8" table:formula="of:=[.J14]-[.J16]-[.J17]" table:style-name="ce149">
              <text:p>3.8</text:p>
            </table:table-cell>
            <table:table-cell office:value-type="float" office:value="11" table:formula="of:=[.K14]-[.K16]-[.K17]" table:style-name="ce149">
              <text:p>11.0</text:p>
            </table:table-cell>
            <table:table-cell office:value-type="float" office:value="19.699999999999996" table:formula="of:=[.L14]-[.L16]-[.L17]" table:style-name="ce149">
              <text:p>19.7</text:p>
            </table:table-cell>
            <table:table-cell office:value-type="float" office:value="3.6" table:formula="of:=[.M14]-[.M16]-[.M17]" table:style-name="ce149">
              <text:p>3.6</text:p>
            </table:table-cell>
            <table:table-cell office:value-type="float" office:value="4.3999999999999995" table:formula="of:=[.N14]-[.N16]-[.N17]" table:style-name="ce149">
              <text:p>4.4</text:p>
            </table:table-cell>
            <table:table-cell office:value-type="float" office:value="7.9999999999999991" table:formula="of:=[.O14]-[.O16]-[.O17]" table:style-name="ce149">
              <text:p>8.0</text:p>
            </table:table-cell>
            <table:table-cell office:value-type="float" office:value="27.700000000000006" table:formula="of:=[.P14]-[.P16]-[.P17]" table:style-name="ce149">
              <text:p>27.7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7.9" table:style-name="ce143">
            <text:p>7.9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4.7" table:style-name="ce143">
            <text:p>4.7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6.6" table:style-name="ce143">
            <text:p>6.6</text:p>
          </table:table-cell>
          <table:table-cell office:value-type="float" office:value="7.3" table:style-name="ce143">
            <text:p>7.3</text:p>
          </table:table-cell>
          <table:table-cell office:value-type="float" office:value="16.7" table:style-name="ce143">
            <text:p>16.7</text:p>
          </table:table-cell>
          <table:table-cell office:value-type="float" office:value="24.6" table:style-name="ce143">
            <text:p>24.6</text:p>
          </table:table-cell>
          <table:table-cell office:value-type="float" office:value="5" table:style-name="ce143">
            <text:p>5.0</text:p>
          </table:table-cell>
          <table:table-cell office:value-type="float" office:value="8.5" table:style-name="ce143">
            <text:p>8.5</text:p>
          </table:table-cell>
          <table:table-cell office:value-type="float" office:value="13.4" table:style-name="ce143">
            <text:p>13.4</text:p>
          </table:table-cell>
          <table:table-cell office:value-type="float" office:value="38" table:style-name="ce143">
            <text:p>38.0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2.6" table:style-name="ce149">
              <text:p>2.6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5" table:style-name="ce149">
              <text:p>2.5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8.9" table:style-name="ce149">
              <text:p>8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3.7" table:style-name="ce149">
              <text:p>3.7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4" table:style-name="ce149">
              <text:p>4.0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9.6" table:style-name="ce149">
              <text:p>9.6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4" table:style-name="ce149">
              <text:p>4.0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14.5" table:style-name="ce149">
              <text:p>14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6000000000000005" table:formula="of:=[.C19]-[.C21]-[.C22]" table:style-name="ce149">
              <text:p>1.6</text:p>
            </table:table-cell>
            <table:table-cell office:value-type="float" office:value="3.4" table:formula="of:=[.D19]-[.D21]-[.D22]" table:style-name="ce149">
              <text:p>3.4</text:p>
            </table:table-cell>
            <table:table-cell office:value-type="float" office:value="2.9000000000000004" table:formula="of:=[.E19]-[.E21]-[.E22]" table:style-name="ce149">
              <text:p>2.9</text:p>
            </table:table-cell>
            <table:table-cell office:value-type="float" office:value="6.3000000000000007" table:formula="of:=[.F19]-[.F21]-[.F22]" table:style-name="ce149">
              <text:p>6.3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6" table:formula="of:=[.H19]-[.H21]-[.H22]" table:style-name="ce149">
              <text:p>0.2</text:p>
            </table:table-cell>
            <table:table-cell office:value-type="float" office:value="1.1999999999999993" table:formula="of:=[.I19]-[.I21]-[.I22]" table:style-name="ce149">
              <text:p>1.2</text:p>
            </table:table-cell>
            <table:table-cell office:value-type="float" office:value="1.2999999999999998" table:formula="of:=[.J19]-[.J21]-[.J22]" table:style-name="ce149">
              <text:p>1.3</text:p>
            </table:table-cell>
            <table:table-cell office:value-type="float" office:value="7.6999999999999993" table:formula="of:=[.K19]-[.K21]-[.K22]" table:style-name="ce149">
              <text:p>7.7</text:p>
            </table:table-cell>
            <table:table-cell office:value-type="float" office:value="9.3000000000000025" table:formula="of:=[.L19]-[.L21]-[.L22]" table:style-name="ce149">
              <text:p>9.3</text:p>
            </table:table-cell>
            <table:table-cell office:value-type="float" office:value="3.4" table:formula="of:=[.M19]-[.M21]-[.M22]" table:style-name="ce149">
              <text:p>3.4</text:p>
            </table:table-cell>
            <table:table-cell office:value-type="float" office:value="2" table:formula="of:=[.N19]-[.N21]-[.N22]" table:style-name="ce149">
              <text:p>2.0</text:p>
            </table:table-cell>
            <table:table-cell office:value-type="float" office:value="5.2999999999999989" table:formula="of:=[.O19]-[.O21]-[.O22]" table:style-name="ce149">
              <text:p>5.3</text:p>
            </table:table-cell>
            <table:table-cell office:value-type="float" office:value="14.600000000000001" table:formula="of:=[.P19]-[.P21]-[.P22]" table:style-name="ce149">
              <text:p>14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5.8" table:style-name="ce143">
            <text:p>5.8</text:p>
          </table:table-cell>
          <table:table-cell office:value-type="float" office:value="7.9" table:style-name="ce143">
            <text:p>7.9</text:p>
          </table:table-cell>
          <table:table-cell office:value-type="float" office:value="6" table:style-name="ce143">
            <text:p>6.0</text:p>
          </table:table-cell>
          <table:table-cell office:value-type="float" office:value="13.9" table:style-name="ce143">
            <text:p>13.9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.8" table:style-name="ce143">
            <text:p>3.8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8.7" table:style-name="ce143">
            <text:p>18.7</text:p>
          </table:table-cell>
          <table:table-cell office:value-type="float" office:value="24.6" table:style-name="ce143">
            <text:p>24.6</text:p>
          </table:table-cell>
          <table:table-cell office:value-type="float" office:value="5.7" table:style-name="ce143">
            <text:p>5.7</text:p>
          </table:table-cell>
          <table:table-cell office:value-type="float" office:value="6.4" table:style-name="ce143">
            <text:p>6.4</text:p>
          </table:table-cell>
          <table:table-cell office:value-type="float" office:value="12.1" table:style-name="ce143">
            <text:p>12.1</text:p>
          </table:table-cell>
          <table:table-cell office:value-type="float" office:value="36.700000000000003" table:style-name="ce143">
            <text:p>36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0.8" table:style-name="ce143">
            <text:p>10.8</text:p>
          </table:table-cell>
          <table:table-cell office:value-type="float" office:value="4.8" table:style-name="ce143">
            <text:p>4.8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9.4" table:style-name="ce143">
            <text:p>9.4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6.9" table:style-name="ce143">
            <text:p>6.9</text:p>
          </table:table-cell>
          <table:table-cell office:value-type="float" office:value="8" table:style-name="ce143">
            <text:p>8.0</text:p>
          </table:table-cell>
          <table:table-cell office:value-type="float" office:value="17.399999999999999" table:style-name="ce143">
            <text:p>17.4</text:p>
          </table:table-cell>
          <table:table-cell office:value-type="float" office:value="28.2" table:style-name="ce143">
            <text:p>28.2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11.8" table:style-name="ce143">
            <text:p>11.8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45.2" table:style-name="ce143">
            <text:p>45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7" table:style-name="ce149">
              <text:p>2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5.0999999999999996" table:style-name="ce149">
              <text:p>5.1</text:p>
            </table:table-cell>
            <table:table-cell office:value-type="float" office:value="7.7" table:style-name="ce149">
              <text:p>7.7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8.1999999999999993" table:style-name="ce149">
              <text:p>8.2</text:p>
            </table:table-cell>
            <table:table-cell office:value-type="float" office:value="15.9" table:style-name="ce149">
              <text:p>15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8.1000000000000014" table:formula="of:=[.C25]-[.C27]" table:style-name="ce149">
              <text:p>8.1</text:p>
            </table:table-cell>
            <table:table-cell office:value-type="float" office:value="4.5" table:formula="of:=[.D25]-[.D27]" table:style-name="ce149">
              <text:p>4.5</text:p>
            </table:table-cell>
            <table:table-cell office:value-type="float" office:value="4.3999999999999995" table:formula="of:=[.E25]-[.E27]" table:style-name="ce149">
              <text:p>4.4</text:p>
            </table:table-cell>
            <table:table-cell office:value-type="float" office:value="8.9" table:formula="of:=[.F25]-[.F27]" table:style-name="ce149">
              <text:p>8.9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6000000000000005" table:formula="of:=[.I25]-[.I27]" table:style-name="ce149">
              <text:p>2.6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2.299999999999999" table:formula="of:=[.K25]-[.K27]" table:style-name="ce149">
              <text:p>12.3</text:p>
            </table:table-cell>
            <table:table-cell office:value-type="float" office:value="20.5" table:formula="of:=[.L25]-[.L27]" table:style-name="ce149">
              <text:p>20.5</text:p>
            </table:table-cell>
            <table:table-cell office:value-type="float" office:value="4.8" table:formula="of:=[.M25]-[.M27]" table:style-name="ce149">
              <text:p>4.8</text:p>
            </table:table-cell>
            <table:table-cell office:value-type="float" office:value="3.9000000000000004" table:formula="of:=[.N25]-[.N27]" table:style-name="ce149">
              <text:p>3.9</text:p>
            </table:table-cell>
            <table:table-cell office:value-type="float" office:value="8.6999999999999993" table:formula="of:=[.O25]-[.O27]" table:style-name="ce149">
              <text:p>8.7</text:p>
            </table:table-cell>
            <table:table-cell office:value-type="float" office:value="29.300000000000004" table:formula="of:=[.P25]-[.P27]" table:style-name="ce149">
              <text:p>29.3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7.9" table:style-name="ce143">
            <text:p>7.9</text:p>
          </table:table-cell>
          <table:table-cell office:value-type="float" office:value="10" table:style-name="ce143">
            <text:p>10.0</text:p>
          </table:table-cell>
          <table:table-cell office:value-type="float" office:value="8.4" table:style-name="ce143">
            <text:p>8.4</text:p>
          </table:table-cell>
          <table:table-cell office:value-type="float" office:value="18.399999999999999" table:style-name="ce143">
            <text:p>18.4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5" table:style-name="ce143">
            <text:p>5.5</text:p>
          </table:table-cell>
          <table:table-cell office:value-type="float" office:value="23.9" table:style-name="ce143">
            <text:p>23.9</text:p>
          </table:table-cell>
          <table:table-cell office:value-type="float" office:value="31.8" table:style-name="ce143">
            <text:p>31.8</text:p>
          </table:table-cell>
          <table:table-cell office:value-type="float" office:value="9.6" table:style-name="ce143">
            <text:p>9.6</text:p>
          </table:table-cell>
          <table:table-cell office:value-type="float" office:value="9.4" table:style-name="ce143">
            <text:p>9.4</text:p>
          </table:table-cell>
          <table:table-cell office:value-type="float" office:value="19" table:style-name="ce143">
            <text:p>19.0</text:p>
          </table:table-cell>
          <table:table-cell office:value-type="float" office:value="50.8" table:style-name="ce143">
            <text:p>50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5" table:style-name="ce143">
            <text:p>2.5</text:p>
          </table:table-cell>
          <table:table-cell office:value-type="float" office:value="0.3" table:style-name="ce143">
            <text:p>0.3</text:p>
          </table:table-cell>
          <table:table-cell office:value-type="float" office:value="0.3" table:style-name="ce143">
            <text:p>0.3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5.9" table:style-name="ce143">
            <text:p>5.9</text:p>
          </table:table-cell>
          <table:table-cell office:value-type="float" office:value="11.2" table:style-name="ce143">
            <text:p>11.2</text:p>
          </table:table-cell>
          <table:table-cell office:value-type="float" office:value="17.2" table:style-name="ce143">
            <text:p>17.2</text:p>
          </table:table-cell>
          <table:table-cell office:value-type="float" office:value="17.8" table:style-name="ce143">
            <text:p>17.8</text:p>
          </table:table-cell>
          <table:table-cell office:value-type="float" office:value="20.3" table:style-name="ce143">
            <text:p>20.3</text:p>
          </table:table-cell>
          <table:table-cell office:value-type="float" office:value="0.1" table:style-name="ce143">
            <text:p>0.1</text:p>
          </table:table-cell>
          <table:table-cell office:value-type="float" office:value="11.5" table:style-name="ce143">
            <text:p>11.5</text:p>
          </table:table-cell>
          <table:table-cell office:value-type="float" office:value="11.6" table:style-name="ce143">
            <text:p>11.6</text:p>
          </table:table-cell>
          <table:table-cell office:value-type="float" office:value="31.9" table:style-name="ce143">
            <text:p>31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20.100000000000001" table:style-name="ce143">
            <text:p>20.1</text:p>
          </table:table-cell>
          <table:table-cell office:value-type="float" office:value="9.5" table:style-name="ce143">
            <text:p>9.5</text:p>
          </table:table-cell>
          <table:table-cell office:value-type="float" office:value="13.4" table:style-name="ce143">
            <text:p>13.4</text:p>
          </table:table-cell>
          <table:table-cell office:value-type="float" office:value="22.9" table:style-name="ce143">
            <text:p>22.9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9.4" table:style-name="ce143">
            <text:p>9.4</text:p>
          </table:table-cell>
          <table:table-cell office:value-type="float" office:value="10.3" table:style-name="ce143">
            <text:p>10.3</text:p>
          </table:table-cell>
          <table:table-cell office:value-type="float" office:value="33.1" table:style-name="ce143">
            <text:p>33.1</text:p>
          </table:table-cell>
          <table:table-cell office:value-type="float" office:value="53.3" table:style-name="ce143">
            <text:p>53.3</text:p>
          </table:table-cell>
          <table:table-cell office:value-type="float" office:value="10.7" table:style-name="ce143">
            <text:p>10.7</text:p>
          </table:table-cell>
          <table:table-cell office:value-type="float" office:value="15.9" table:style-name="ce143">
            <text:p>15.9</text:p>
          </table:table-cell>
          <table:table-cell office:value-type="float" office:value="26.6" table:style-name="ce143">
            <text:p>26.6</text:p>
          </table:table-cell>
          <table:table-cell office:value-type="float" office:value="79.900000000000006" table:style-name="ce143">
            <text:p>79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7" table:style-name="ce143">
            <text:p>7.0</text:p>
          </table:table-cell>
          <table:table-cell office:value-type="float" office:value="6.1" table:style-name="ce143">
            <text:p>6.1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5.4" table:style-name="ce143">
            <text:p>15.4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5" table:style-name="ce143">
            <text:p>4.5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20.3" table:style-name="ce143">
            <text:p>20.3</text:p>
          </table:table-cell>
          <table:table-cell office:value-type="float" office:value="27.3" table:style-name="ce143">
            <text:p>27.3</text:p>
          </table:table-cell>
          <table:table-cell office:value-type="float" office:value="8" table:style-name="ce143">
            <text:p>8.0</text:p>
          </table:table-cell>
          <table:table-cell office:value-type="float" office:value="7.6" table:style-name="ce143">
            <text:p>7.6</text:p>
          </table:table-cell>
          <table:table-cell office:value-type="float" office:value="15.6" table:style-name="ce143">
            <text:p>15.6</text:p>
          </table:table-cell>
          <table:table-cell office:value-type="float" office:value="42.9" table:style-name="ce143">
            <text:p>42.9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77.900000000000006" table:style-name="ce143">
            <text:p>77.9</text:p>
          </table:table-cell>
          <table:table-cell office:value-type="float" office:value="49.8" table:style-name="ce143">
            <text:p>49.8</text:p>
          </table:table-cell>
          <table:table-cell office:value-type="float" office:value="54" table:style-name="ce143">
            <text:p>54.0</text:p>
          </table:table-cell>
          <table:table-cell office:value-type="float" office:value="103.8" table:style-name="ce143">
            <text:p>103.8</text:p>
          </table:table-cell>
          <table:table-cell office:value-type="float" office:value="0" table:style-name="ce143">
            <text:p>0.0</text:p>
          </table:table-cell>
          <table:table-cell office:value-type="float" office:value="12.5" table:style-name="ce143">
            <text:p>12.5</text:p>
          </table:table-cell>
          <table:table-cell office:value-type="float" office:value="60.2" table:style-name="ce143">
            <text:p>60.2</text:p>
          </table:table-cell>
          <table:table-cell office:value-type="float" office:value="72.7" table:style-name="ce143">
            <text:p>72.7</text:p>
          </table:table-cell>
          <table:table-cell office:value-type="float" office:value="176.5" table:style-name="ce143">
            <text:p>176.5</text:p>
          </table:table-cell>
          <table:table-cell office:value-type="float" office:value="254.4" table:style-name="ce143">
            <text:p>254.4</text:p>
          </table:table-cell>
          <table:table-cell office:value-type="float" office:value="50.2" table:style-name="ce143">
            <text:p>50.2</text:p>
          </table:table-cell>
          <table:table-cell office:value-type="float" office:value="90.4" table:style-name="ce143">
            <text:p>90.4</text:p>
          </table:table-cell>
          <table:table-cell office:value-type="float" office:value="140.6" table:style-name="ce143">
            <text:p>140.6</text:p>
          </table:table-cell>
          <table:table-cell office:value-type="float" office:value="395.1" table:style-name="ce143">
            <text:p>395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2.7" table:style-name="ce143">
            <text:p>2.7</text:p>
          </table:table-cell>
          <table:table-cell office:value-type="float" office:value="5.2" table:style-name="ce143">
            <text:p>5.2</text:p>
          </table:table-cell>
          <table:table-cell office:value-type="float" office:value="4.2" table:style-name="ce143">
            <text:p>4.2</text:p>
          </table:table-cell>
          <table:table-cell office:value-type="float" office:value="9.5" table:style-name="ce143">
            <text:p>9.5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2.8" table:style-name="ce143">
            <text:p>2.8</text:p>
          </table:table-cell>
          <table:table-cell office:value-type="float" office:value="3.2" table:style-name="ce143">
            <text:p>3.2</text:p>
          </table:table-cell>
          <table:table-cell office:value-type="float" office:value="12.7" table:style-name="ce143">
            <text:p>12.7</text:p>
          </table:table-cell>
          <table:table-cell office:value-type="float" office:value="15.4" table:style-name="ce143">
            <text:p>15.4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4.7" table:style-name="ce143">
            <text:p>4.7</text:p>
          </table:table-cell>
          <table:table-cell office:value-type="float" office:value="9.1" table:style-name="ce143">
            <text:p>9.1</text:p>
          </table:table-cell>
          <table:table-cell office:value-type="float" office:value="24.5" table:style-name="ce143">
            <text:p>24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5.0999999999999996" table:style-name="ce143">
            <text:p>5.1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7.2" table:style-name="ce143">
            <text:p>7.2</text:p>
          </table:table-cell>
          <table:table-cell office:value-type="float" office:value="15.4" table:style-name="ce143">
            <text:p>15.4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3" table:style-name="ce143">
            <text:p>5.3</text:p>
          </table:table-cell>
          <table:table-cell office:value-type="float" office:value="20.8" table:style-name="ce143">
            <text:p>20.8</text:p>
          </table:table-cell>
          <table:table-cell office:value-type="float" office:value="25.8" table:style-name="ce143">
            <text:p>25.8</text:p>
          </table:table-cell>
          <table:table-cell office:value-type="float" office:value="5.8" table:style-name="ce143">
            <text:p>5.8</text:p>
          </table:table-cell>
          <table:table-cell office:value-type="float" office:value="7.3" table:style-name="ce143">
            <text:p>7.3</text:p>
          </table:table-cell>
          <table:table-cell office:value-type="float" office:value="13.1" table:style-name="ce143">
            <text:p>13.1</text:p>
          </table:table-cell>
          <table:table-cell office:value-type="float" office:value="38.9" table:style-name="ce143">
            <text:p>38.9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85.7" table:style-name="ce174">
            <text:p>85.7</text:p>
          </table:table-cell>
          <table:table-cell office:value-type="float" office:value="63.3" table:style-name="ce174">
            <text:p>63.3</text:p>
          </table:table-cell>
          <table:table-cell office:value-type="float" office:value="65.400000000000006" table:style-name="ce174">
            <text:p>65.4</text:p>
          </table:table-cell>
          <table:table-cell office:value-type="float" office:value="128.69999999999999" table:style-name="ce174">
            <text:p>128.7</text:p>
          </table:table-cell>
          <table:table-cell office:value-type="float" office:value="0" table:style-name="ce174">
            <text:p>0.0</text:p>
          </table:table-cell>
          <table:table-cell office:value-type="float" office:value="13.8" table:style-name="ce174">
            <text:p>13.8</text:p>
          </table:table-cell>
          <table:table-cell office:value-type="float" office:value="67.5" table:style-name="ce174">
            <text:p>67.5</text:p>
          </table:table-cell>
          <table:table-cell office:value-type="float" office:value="81.3" table:style-name="ce174">
            <text:p>81.3</text:p>
          </table:table-cell>
          <table:table-cell office:value-type="float" office:value="210" table:style-name="ce174">
            <text:p>210.0</text:p>
          </table:table-cell>
          <table:table-cell office:value-type="float" office:value="295.7" table:style-name="ce174">
            <text:p>295.7</text:p>
          </table:table-cell>
          <table:table-cell office:value-type="float" office:value="60.4" table:style-name="ce174">
            <text:p>60.4</text:p>
          </table:table-cell>
          <table:table-cell office:value-type="float" office:value="102.4" table:style-name="ce174">
            <text:p>102.4</text:p>
          </table:table-cell>
          <table:table-cell office:value-type="float" office:value="162.80000000000001" table:style-name="ce174">
            <text:p>162.8</text:p>
          </table:table-cell>
          <table:table-cell office:value-type="float" office:value="458.5" table:style-name="ce174">
            <text:p>458.5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1998).$A$1:TRA0203_(1998).$P$43" table:base-cell-address="TRA0203_(1998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1997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1997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1" table:style-name="ce143">
            <text:p>1.0</text:p>
          </table:table-cell>
          <table:table-cell office:value-type="float" office:value="2.7" table:style-name="ce143">
            <text:p>2.7</text:p>
          </table:table-cell>
          <table:table-cell office:value-type="float" office:value="2.6" table:style-name="ce143">
            <text:p>2.6</text:p>
          </table:table-cell>
          <table:table-cell office:value-type="float" office:value="5.4" table:style-name="ce143">
            <text:p>5.4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2.8" table:style-name="ce143">
            <text:p>2.8</text:p>
          </table:table-cell>
          <table:table-cell office:value-type="float" office:value="3.6" table:style-name="ce143">
            <text:p>3.6</text:p>
          </table:table-cell>
          <table:table-cell office:value-type="float" office:value="9" table:style-name="ce143">
            <text:p>9.0</text:p>
          </table:table-cell>
          <table:table-cell office:value-type="float" office:value="10" table:style-name="ce143">
            <text:p>10.0</text:p>
          </table:table-cell>
          <table:table-cell office:value-type="float" office:value="1.7" table:style-name="ce143">
            <text:p>1.7</text:p>
          </table:table-cell>
          <table:table-cell office:value-type="float" office:value="6.1" table:style-name="ce143">
            <text:p>6.1</text:p>
          </table:table-cell>
          <table:table-cell office:value-type="float" office:value="7.8" table:style-name="ce143">
            <text:p>7.8</text:p>
          </table:table-cell>
          <table:table-cell office:value-type="float" office:value="17.8" table:style-name="ce143">
            <text:p>17.8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3" table:style-name="ce149">
              <text:p>1.3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6" table:style-name="ce149">
              <text:p>1.6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7.2" table:style-name="ce149">
              <text:p>7.2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8" table:formula="of:=[.C10]-[.C12]" table:style-name="ce149">
              <text:p>0.8</text:p>
            </table:table-cell>
            <table:table-cell office:value-type="float" office:value="1.9000000000000001" table:formula="of:=[.D10]-[.D12]" table:style-name="ce149">
              <text:p>1.9</text:p>
            </table:table-cell>
            <table:table-cell office:value-type="float" office:value="2.1" table:formula="of:=[.E10]-[.E12]" table:style-name="ce149">
              <text:p>2.1</text:p>
            </table:table-cell>
            <table:table-cell office:value-type="float" office:value="4.1000000000000005" table:formula="of:=[.F10]-[.F12]" table:style-name="ce149">
              <text:p>4.1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30000000000000004" table:formula="of:=[.H10]-[.H12]" table:style-name="ce149">
              <text:p>0.3</text:p>
            </table:table-cell>
            <table:table-cell office:value-type="float" office:value="1.1999999999999997" table:formula="of:=[.I10]-[.I12]" table:style-name="ce149">
              <text:p>1.2</text:p>
            </table:table-cell>
            <table:table-cell office:value-type="float" office:value="1.5" table:formula="of:=[.J10]-[.J12]" table:style-name="ce149">
              <text:p>1.5</text:p>
            </table:table-cell>
            <table:table-cell office:value-type="float" office:value="5.6" table:formula="of:=[.K10]-[.K12]" table:style-name="ce149">
              <text:p>5.6</text:p>
            </table:table-cell>
            <table:table-cell office:value-type="float" office:value="6.4" table:formula="of:=[.L10]-[.L12]" table:style-name="ce149">
              <text:p>6.4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8" table:formula="of:=[.N10]-[.N12]" table:style-name="ce149">
              <text:p>2.8</text:p>
            </table:table-cell>
            <table:table-cell office:value-type="float" office:value="4.1999999999999993" table:formula="of:=[.O10]-[.O12]" table:style-name="ce149">
              <text:p>4.2</text:p>
            </table:table-cell>
            <table:table-cell office:value-type="float" office:value="10.600000000000001" table:formula="of:=[.P10]-[.P12]" table:style-name="ce149">
              <text:p>10.6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4.1" table:style-name="ce143">
            <text:p>14.1</text:p>
          </table:table-cell>
          <table:table-cell office:value-type="float" office:value="3.9" table:style-name="ce143">
            <text:p>3.9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8.5" table:style-name="ce143">
            <text:p>8.5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10" table:style-name="ce143">
            <text:p>10.0</text:p>
          </table:table-cell>
          <table:table-cell office:value-type="float" office:value="10.9" table:style-name="ce143">
            <text:p>10.9</text:p>
          </table:table-cell>
          <table:table-cell office:value-type="float" office:value="19.399999999999999" table:style-name="ce143">
            <text:p>19.4</text:p>
          </table:table-cell>
          <table:table-cell office:value-type="float" office:value="33.5" table:style-name="ce143">
            <text:p>33.5</text:p>
          </table:table-cell>
          <table:table-cell office:value-type="float" office:value="4.2" table:style-name="ce143">
            <text:p>4.2</text:p>
          </table:table-cell>
          <table:table-cell office:value-type="float" office:value="12.9" table:style-name="ce143">
            <text:p>12.9</text:p>
          </table:table-cell>
          <table:table-cell office:value-type="float" office:value="17.100000000000001" table:style-name="ce143">
            <text:p>17.1</text:p>
          </table:table-cell>
          <table:table-cell office:value-type="float" office:value="50.7" table:style-name="ce143">
            <text:p>50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4.7" table:style-name="ce149">
              <text:p>4.7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" table:style-name="ce149">
              <text:p>5.0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0.3" table:style-name="ce149">
              <text:p>10.3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6.1" table:style-name="ce149">
              <text:p>6.1</text:p>
            </table:table-cell>
            <table:table-cell office:value-type="float" office:value="16.399999999999999" table:style-name="ce149">
              <text:p>16.4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1000000000000001" table:style-name="ce149">
              <text:p>1.1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8" table:style-name="ce149">
              <text:p>2.8</text:p>
            </table:table-cell>
            <table:table-cell office:value-type="float" office:value="4" table:style-name="ce149">
              <text:p>4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7.1" table:style-name="ce149">
              <text:p>7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8.2999999999999989" table:formula="of:=[.C14]-[.C16]-[.C17]" table:style-name="ce149">
              <text:p>8.3</text:p>
            </table:table-cell>
            <table:table-cell office:value-type="float" office:value="3.4" table:formula="of:=[.D14]-[.D16]-[.D17]" table:style-name="ce149">
              <text:p>3.4</text:p>
            </table:table-cell>
            <table:table-cell office:value-type="float" office:value="3.8999999999999995" table:formula="of:=[.E14]-[.E16]-[.E17]" table:style-name="ce149">
              <text:p>3.9</text:p>
            </table:table-cell>
            <table:table-cell office:value-type="float" office:value="7.2" table:formula="of:=[.F14]-[.F16]-[.F17]" table:style-name="ce149">
              <text:p>7.2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29999999999999993" table:formula="of:=[.H14]-[.H16]-[.H17]" table:style-name="ce149">
              <text:p>0.3</text:p>
            </table:table-cell>
            <table:table-cell office:value-type="float" office:value="3.3000000000000003" table:formula="of:=[.I14]-[.I16]-[.I17]" table:style-name="ce149">
              <text:p>3.3</text:p>
            </table:table-cell>
            <table:table-cell office:value-type="float" office:value="3.7" table:formula="of:=[.J14]-[.J16]-[.J17]" table:style-name="ce149">
              <text:p>3.7</text:p>
            </table:table-cell>
            <table:table-cell office:value-type="float" office:value="11" table:formula="of:=[.K14]-[.K16]-[.K17]" table:style-name="ce149">
              <text:p>11.0</text:p>
            </table:table-cell>
            <table:table-cell office:value-type="float" office:value="19.2" table:formula="of:=[.L14]-[.L16]-[.L17]" table:style-name="ce149">
              <text:p>19.2</text:p>
            </table:table-cell>
            <table:table-cell office:value-type="float" office:value="3.6" table:formula="of:=[.M14]-[.M16]-[.M17]" table:style-name="ce149">
              <text:p>3.6</text:p>
            </table:table-cell>
            <table:table-cell office:value-type="float" office:value="4.3000000000000007" table:formula="of:=[.N14]-[.N16]-[.N17]" table:style-name="ce149">
              <text:p>4.3</text:p>
            </table:table-cell>
            <table:table-cell office:value-type="float" office:value="7.9000000000000021" table:formula="of:=[.O14]-[.O16]-[.O17]" table:style-name="ce149">
              <text:p>7.9</text:p>
            </table:table-cell>
            <table:table-cell office:value-type="float" office:value="27.200000000000003" table:formula="of:=[.P14]-[.P16]-[.P17]" table:style-name="ce149">
              <text:p>27.2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7.6" table:style-name="ce143">
            <text:p>7.6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6.5" table:style-name="ce143">
            <text:p>6.5</text:p>
          </table:table-cell>
          <table:table-cell office:value-type="float" office:value="7.2" table:style-name="ce143">
            <text:p>7.2</text:p>
          </table:table-cell>
          <table:table-cell office:value-type="float" office:value="16.399999999999999" table:style-name="ce143">
            <text:p>16.4</text:p>
          </table:table-cell>
          <table:table-cell office:value-type="float" office:value="23.9" table:style-name="ce143">
            <text:p>23.9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13.2" table:style-name="ce143">
            <text:p>13.2</text:p>
          </table:table-cell>
          <table:table-cell office:value-type="float" office:value="37.200000000000003" table:style-name="ce143">
            <text:p>37.2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2.5" table:style-name="ce149">
              <text:p>2.5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4" table:style-name="ce149">
              <text:p>2.4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8.6999999999999993" table:style-name="ce149">
              <text:p>8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3.5" table:style-name="ce149">
              <text:p>3.5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8" table:style-name="ce149">
              <text:p>5.8</text:p>
            </table:table-cell>
            <table:table-cell office:value-type="float" office:value="9.3000000000000007" table:style-name="ce149">
              <text:p>9.3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14.2" table:style-name="ce149">
              <text:p>14.2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5999999999999996" table:formula="of:=[.C19]-[.C21]-[.C22]" table:style-name="ce149">
              <text:p>1.6</text:p>
            </table:table-cell>
            <table:table-cell office:value-type="float" office:value="3.4" table:formula="of:=[.D19]-[.D21]-[.D22]" table:style-name="ce149">
              <text:p>3.4</text:p>
            </table:table-cell>
            <table:table-cell office:value-type="float" office:value="2.8" table:formula="of:=[.E19]-[.E21]-[.E22]" table:style-name="ce149">
              <text:p>2.8</text:p>
            </table:table-cell>
            <table:table-cell office:value-type="float" office:value="6.1999999999999993" table:formula="of:=[.F19]-[.F21]-[.F22]" table:style-name="ce149">
              <text:p>6.2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6" table:formula="of:=[.H19]-[.H21]-[.H22]" table:style-name="ce149">
              <text:p>0.2</text:p>
            </table:table-cell>
            <table:table-cell office:value-type="float" office:value="1.0999999999999996" table:formula="of:=[.I19]-[.I21]-[.I22]" table:style-name="ce149">
              <text:p>1.1</text:p>
            </table:table-cell>
            <table:table-cell office:value-type="float" office:value="1.3000000000000003" table:formula="of:=[.J19]-[.J21]-[.J22]" table:style-name="ce149">
              <text:p>1.3</text:p>
            </table:table-cell>
            <table:table-cell office:value-type="float" office:value="7.4999999999999991" table:formula="of:=[.K19]-[.K21]-[.K22]" table:style-name="ce149">
              <text:p>7.5</text:p>
            </table:table-cell>
            <table:table-cell office:value-type="float" office:value="8.9999999999999964" table:formula="of:=[.L19]-[.L21]-[.L22]" table:style-name="ce149">
              <text:p>9.0</text:p>
            </table:table-cell>
            <table:table-cell office:value-type="float" office:value="3.3000000000000003" table:formula="of:=[.M19]-[.M21]-[.M22]" table:style-name="ce149">
              <text:p>3.3</text:p>
            </table:table-cell>
            <table:table-cell office:value-type="float" office:value="2.0000000000000004" table:formula="of:=[.N19]-[.N21]-[.N22]" table:style-name="ce149">
              <text:p>2.0</text:p>
            </table:table-cell>
            <table:table-cell office:value-type="float" office:value="5.1999999999999993" table:formula="of:=[.O19]-[.O21]-[.O22]" table:style-name="ce149">
              <text:p>5.2</text:p>
            </table:table-cell>
            <table:table-cell office:value-type="float" office:value="14.300000000000004" table:formula="of:=[.P19]-[.P21]-[.P22]" table:style-name="ce149">
              <text:p>14.3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5.5" table:style-name="ce143">
            <text:p>5.5</text:p>
          </table:table-cell>
          <table:table-cell office:value-type="float" office:value="7.8" table:style-name="ce143">
            <text:p>7.8</text:p>
          </table:table-cell>
          <table:table-cell office:value-type="float" office:value="5.8" table:style-name="ce143">
            <text:p>5.8</text:p>
          </table:table-cell>
          <table:table-cell office:value-type="float" office:value="13.6" table:style-name="ce143">
            <text:p>13.6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.8" table:style-name="ce143">
            <text:p>3.8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8.5" table:style-name="ce143">
            <text:p>18.5</text:p>
          </table:table-cell>
          <table:table-cell office:value-type="float" office:value="24" table:style-name="ce143">
            <text:p>24.0</text:p>
          </table:table-cell>
          <table:table-cell office:value-type="float" office:value="5.7" table:style-name="ce143">
            <text:p>5.7</text:p>
          </table:table-cell>
          <table:table-cell office:value-type="float" office:value="6.3" table:style-name="ce143">
            <text:p>6.3</text:p>
          </table:table-cell>
          <table:table-cell office:value-type="float" office:value="12" table:style-name="ce143">
            <text:p>12.0</text:p>
          </table:table-cell>
          <table:table-cell office:value-type="float" office:value="36" table:style-name="ce143">
            <text:p>36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10.4" table:style-name="ce143">
            <text:p>10.4</text:p>
          </table:table-cell>
          <table:table-cell office:value-type="float" office:value="4.7" table:style-name="ce143">
            <text:p>4.7</text:p>
          </table:table-cell>
          <table:table-cell office:value-type="float" office:value="4.5" table:style-name="ce143">
            <text:p>4.5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6.9" table:style-name="ce143">
            <text:p>6.9</text:p>
          </table:table-cell>
          <table:table-cell office:value-type="float" office:value="8" table:style-name="ce143">
            <text:p>8.0</text:p>
          </table:table-cell>
          <table:table-cell office:value-type="float" office:value="17.2" table:style-name="ce143">
            <text:p>17.2</text:p>
          </table:table-cell>
          <table:table-cell office:value-type="float" office:value="27.6" table:style-name="ce143">
            <text:p>27.6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11.6" table:style-name="ce143">
            <text:p>11.6</text:p>
          </table:table-cell>
          <table:table-cell office:value-type="float" office:value="16.7" table:style-name="ce143">
            <text:p>16.7</text:p>
          </table:table-cell>
          <table:table-cell office:value-type="float" office:value="44.3" table:style-name="ce143">
            <text:p>44.3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5" table:style-name="ce149">
              <text:p>2.5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5" table:style-name="ce149">
              <text:p>5.0</text:p>
            </table:table-cell>
            <table:table-cell office:value-type="float" office:value="7.6" table:style-name="ce149">
              <text:p>7.6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7.8" table:style-name="ce149">
              <text:p>7.8</text:p>
            </table:table-cell>
            <table:table-cell office:value-type="float" office:value="8.1" table:style-name="ce149">
              <text:p>8.1</text:p>
            </table:table-cell>
            <table:table-cell office:value-type="float" office:value="15.7" table:style-name="ce149">
              <text:p>15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7.9" table:formula="of:=[.C25]-[.C27]" table:style-name="ce149">
              <text:p>7.9</text:p>
            </table:table-cell>
            <table:table-cell office:value-type="float" office:value="4.4000000000000004" table:formula="of:=[.D25]-[.D27]" table:style-name="ce149">
              <text:p>4.4</text:p>
            </table:table-cell>
            <table:table-cell office:value-type="float" office:value="4.3" table:formula="of:=[.E25]-[.E27]" table:style-name="ce149">
              <text:p>4.3</text:p>
            </table:table-cell>
            <table:table-cell office:value-type="float" office:value="8.6999999999999993" table:formula="of:=[.F25]-[.F27]" table:style-name="ce149">
              <text:p>8.7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6000000000000005" table:formula="of:=[.I25]-[.I27]" table:style-name="ce149">
              <text:p>2.6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2.2" table:formula="of:=[.K25]-[.K27]" table:style-name="ce149">
              <text:p>12.2</text:p>
            </table:table-cell>
            <table:table-cell office:value-type="float" office:value="20" table:formula="of:=[.L25]-[.L27]" table:style-name="ce149">
              <text:p>20.0</text:p>
            </table:table-cell>
            <table:table-cell office:value-type="float" office:value="4.8" table:formula="of:=[.M25]-[.M27]" table:style-name="ce149">
              <text:p>4.8</text:p>
            </table:table-cell>
            <table:table-cell office:value-type="float" office:value="3.8" table:formula="of:=[.N25]-[.N27]" table:style-name="ce149">
              <text:p>3.8</text:p>
            </table:table-cell>
            <table:table-cell office:value-type="float" office:value="8.6" table:formula="of:=[.O25]-[.O27]" table:style-name="ce149">
              <text:p>8.6</text:p>
            </table:table-cell>
            <table:table-cell office:value-type="float" office:value="28.599999999999998" table:formula="of:=[.P25]-[.P27]" table:style-name="ce149">
              <text:p>28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7.7" table:style-name="ce143">
            <text:p>7.7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18.100000000000001" table:style-name="ce143">
            <text:p>18.1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8" table:style-name="ce143">
            <text:p>4.8</text:p>
          </table:table-cell>
          <table:table-cell office:value-type="float" office:value="5.5" table:style-name="ce143">
            <text:p>5.5</text:p>
          </table:table-cell>
          <table:table-cell office:value-type="float" office:value="23.5" table:style-name="ce143">
            <text:p>23.5</text:p>
          </table:table-cell>
          <table:table-cell office:value-type="float" office:value="31.2" table:style-name="ce143">
            <text:p>31.2</text:p>
          </table:table-cell>
          <table:table-cell office:value-type="float" office:value="9.5" table:style-name="ce143">
            <text:p>9.5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8.8" table:style-name="ce143">
            <text:p>18.8</text:p>
          </table:table-cell>
          <table:table-cell office:value-type="float" office:value="50" table:style-name="ce143">
            <text:p>50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5" table:style-name="ce143">
            <text:p>2.5</text:p>
          </table:table-cell>
          <table:table-cell office:value-type="float" office:value="0.3" table:style-name="ce143">
            <text:p>0.3</text:p>
          </table:table-cell>
          <table:table-cell office:value-type="float" office:value="0.3" table:style-name="ce143">
            <text:p>0.3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5.9" table:style-name="ce143">
            <text:p>5.9</text:p>
          </table:table-cell>
          <table:table-cell office:value-type="float" office:value="11.3" table:style-name="ce143">
            <text:p>11.3</text:p>
          </table:table-cell>
          <table:table-cell office:value-type="float" office:value="17.2" table:style-name="ce143">
            <text:p>17.2</text:p>
          </table:table-cell>
          <table:table-cell office:value-type="float" office:value="17.8" table:style-name="ce143">
            <text:p>17.8</text:p>
          </table:table-cell>
          <table:table-cell office:value-type="float" office:value="20.3" table:style-name="ce143">
            <text:p>20.3</text:p>
          </table:table-cell>
          <table:table-cell office:value-type="float" office:value="0.1" table:style-name="ce143">
            <text:p>0.1</text:p>
          </table:table-cell>
          <table:table-cell office:value-type="float" office:value="11.3" table:style-name="ce143">
            <text:p>11.3</text:p>
          </table:table-cell>
          <table:table-cell office:value-type="float" office:value="11.4" table:style-name="ce143">
            <text:p>11.4</text:p>
          </table:table-cell>
          <table:table-cell office:value-type="float" office:value="31.7" table:style-name="ce143">
            <text:p>31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19.2" table:style-name="ce143">
            <text:p>19.2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3.1" table:style-name="ce143">
            <text:p>13.1</text:p>
          </table:table-cell>
          <table:table-cell office:value-type="float" office:value="22.4" table:style-name="ce143">
            <text:p>22.4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32.6" table:style-name="ce143">
            <text:p>32.6</text:p>
          </table:table-cell>
          <table:table-cell office:value-type="float" office:value="51.7" table:style-name="ce143">
            <text:p>51.7</text:p>
          </table:table-cell>
          <table:table-cell office:value-type="float" office:value="10.7" table:style-name="ce143">
            <text:p>10.7</text:p>
          </table:table-cell>
          <table:table-cell office:value-type="float" office:value="15.6" table:style-name="ce143">
            <text:p>15.6</text:p>
          </table:table-cell>
          <table:table-cell office:value-type="float" office:value="26.3" table:style-name="ce143">
            <text:p>26.3</text:p>
          </table:table-cell>
          <table:table-cell office:value-type="float" office:value="78" table:style-name="ce143">
            <text:p>78.0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6.7" table:style-name="ce143">
            <text:p>6.7</text:p>
          </table:table-cell>
          <table:table-cell office:value-type="float" office:value="5.9" table:style-name="ce143">
            <text:p>5.9</text:p>
          </table:table-cell>
          <table:table-cell office:value-type="float" office:value="9.1" table:style-name="ce143">
            <text:p>9.1</text:p>
          </table:table-cell>
          <table:table-cell office:value-type="float" office:value="15.1" table:style-name="ce143">
            <text:p>15.1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5" table:style-name="ce143">
            <text:p>4.5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20" table:style-name="ce143">
            <text:p>20.0</text:p>
          </table:table-cell>
          <table:table-cell office:value-type="float" office:value="26.7" table:style-name="ce143">
            <text:p>26.7</text:p>
          </table:table-cell>
          <table:table-cell office:value-type="float" office:value="7.9" table:style-name="ce143">
            <text:p>7.9</text:p>
          </table:table-cell>
          <table:table-cell office:value-type="float" office:value="7.5" table:style-name="ce143">
            <text:p>7.5</text:p>
          </table:table-cell>
          <table:table-cell office:value-type="float" office:value="15.4" table:style-name="ce143">
            <text:p>15.4</text:p>
          </table:table-cell>
          <table:table-cell office:value-type="float" office:value="42.1" table:style-name="ce143">
            <text:p>42.1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74.7" table:style-name="ce143">
            <text:p>74.7</text:p>
          </table:table-cell>
          <table:table-cell office:value-type="float" office:value="49.1" table:style-name="ce143">
            <text:p>49.1</text:p>
          </table:table-cell>
          <table:table-cell office:value-type="float" office:value="52.9" table:style-name="ce143">
            <text:p>52.9</text:p>
          </table:table-cell>
          <table:table-cell office:value-type="float" office:value="102" table:style-name="ce143">
            <text:p>102.0</text:p>
          </table:table-cell>
          <table:table-cell office:value-type="float" office:value="0" table:style-name="ce143">
            <text:p>0.0</text:p>
          </table:table-cell>
          <table:table-cell office:value-type="float" office:value="12.5" table:style-name="ce143">
            <text:p>12.5</text:p>
          </table:table-cell>
          <table:table-cell office:value-type="float" office:value="59.9" table:style-name="ce143">
            <text:p>59.9</text:p>
          </table:table-cell>
          <table:table-cell office:value-type="float" office:value="72.3" table:style-name="ce143">
            <text:p>72.3</text:p>
          </table:table-cell>
          <table:table-cell office:value-type="float" office:value="174.3" table:style-name="ce143">
            <text:p>174.3</text:p>
          </table:table-cell>
          <table:table-cell office:value-type="float" office:value="249" table:style-name="ce143">
            <text:p>249.0</text:p>
          </table:table-cell>
          <table:table-cell office:value-type="float" office:value="49.9" table:style-name="ce143">
            <text:p>49.9</text:p>
          </table:table-cell>
          <table:table-cell office:value-type="float" office:value="88.9" table:style-name="ce143">
            <text:p>88.9</text:p>
          </table:table-cell>
          <table:table-cell office:value-type="float" office:value="138.80000000000001" table:style-name="ce143">
            <text:p>138.8</text:p>
          </table:table-cell>
          <table:table-cell office:value-type="float" office:value="387.8" table:style-name="ce143">
            <text:p>387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2.6" table:style-name="ce143">
            <text:p>2.6</text:p>
          </table:table-cell>
          <table:table-cell office:value-type="float" office:value="5.2" table:style-name="ce143">
            <text:p>5.2</text:p>
          </table:table-cell>
          <table:table-cell office:value-type="float" office:value="4.2" table:style-name="ce143">
            <text:p>4.2</text:p>
          </table:table-cell>
          <table:table-cell office:value-type="float" office:value="9.4" table:style-name="ce143">
            <text:p>9.4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2.8" table:style-name="ce143">
            <text:p>2.8</text:p>
          </table:table-cell>
          <table:table-cell office:value-type="float" office:value="3.2" table:style-name="ce143">
            <text:p>3.2</text:p>
          </table:table-cell>
          <table:table-cell office:value-type="float" office:value="12.6" table:style-name="ce143">
            <text:p>12.6</text:p>
          </table:table-cell>
          <table:table-cell office:value-type="float" office:value="15.2" table:style-name="ce143">
            <text:p>15.2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9" table:style-name="ce143">
            <text:p>9.0</text:p>
          </table:table-cell>
          <table:table-cell office:value-type="float" office:value="24.2" table:style-name="ce143">
            <text:p>24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4.9000000000000004" table:style-name="ce143">
            <text:p>4.9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7" table:style-name="ce143">
            <text:p>7.0</text:p>
          </table:table-cell>
          <table:table-cell office:value-type="float" office:value="15.2" table:style-name="ce143">
            <text:p>15.2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3" table:style-name="ce143">
            <text:p>5.3</text:p>
          </table:table-cell>
          <table:table-cell office:value-type="float" office:value="20.6" table:style-name="ce143">
            <text:p>20.6</text:p>
          </table:table-cell>
          <table:table-cell office:value-type="float" office:value="25.4" table:style-name="ce143">
            <text:p>25.4</text:p>
          </table:table-cell>
          <table:table-cell office:value-type="float" office:value="5.7" table:style-name="ce143">
            <text:p>5.7</text:p>
          </table:table-cell>
          <table:table-cell office:value-type="float" office:value="7.2" table:style-name="ce143">
            <text:p>7.2</text:p>
          </table:table-cell>
          <table:table-cell office:value-type="float" office:value="12.9" table:style-name="ce143">
            <text:p>12.9</text:p>
          </table:table-cell>
          <table:table-cell office:value-type="float" office:value="38.299999999999997" table:style-name="ce143">
            <text:p>38.3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82.1" table:style-name="ce174">
            <text:p>82.1</text:p>
          </table:table-cell>
          <table:table-cell office:value-type="float" office:value="62.5" table:style-name="ce174">
            <text:p>62.5</text:p>
          </table:table-cell>
          <table:table-cell office:value-type="float" office:value="64.099999999999994" table:style-name="ce174">
            <text:p>64.1</text:p>
          </table:table-cell>
          <table:table-cell office:value-type="float" office:value="126.6" table:style-name="ce174">
            <text:p>126.6</text:p>
          </table:table-cell>
          <table:table-cell office:value-type="float" office:value="0" table:style-name="ce174">
            <text:p>0.0</text:p>
          </table:table-cell>
          <table:table-cell office:value-type="float" office:value="13.8" table:style-name="ce174">
            <text:p>13.8</text:p>
          </table:table-cell>
          <table:table-cell office:value-type="float" office:value="67.099999999999994" table:style-name="ce174">
            <text:p>67.1</text:p>
          </table:table-cell>
          <table:table-cell office:value-type="float" office:value="80.900000000000006" table:style-name="ce174">
            <text:p>80.9</text:p>
          </table:table-cell>
          <table:table-cell office:value-type="float" office:value="207.5" table:style-name="ce174">
            <text:p>207.5</text:p>
          </table:table-cell>
          <table:table-cell office:value-type="float" office:value="289.60000000000002" table:style-name="ce174">
            <text:p>289.6</text:p>
          </table:table-cell>
          <table:table-cell office:value-type="float" office:value="60" table:style-name="ce174">
            <text:p>60.0</text:p>
          </table:table-cell>
          <table:table-cell office:value-type="float" office:value="100.7" table:style-name="ce174">
            <text:p>100.7</text:p>
          </table:table-cell>
          <table:table-cell office:value-type="float" office:value="160.69999999999999" table:style-name="ce174">
            <text:p>160.7</text:p>
          </table:table-cell>
          <table:table-cell office:value-type="float" office:value="450.3" table:style-name="ce174">
            <text:p>450.3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1997).$A$1:TRA0203_(1997).$P$43" table:base-cell-address="TRA0203_(1997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1996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1996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0.9" table:style-name="ce143">
            <text:p>0.9</text:p>
          </table:table-cell>
          <table:table-cell office:value-type="float" office:value="2.6" table:style-name="ce143">
            <text:p>2.6</text:p>
          </table:table-cell>
          <table:table-cell office:value-type="float" office:value="2.6" table:style-name="ce143">
            <text:p>2.6</text:p>
          </table:table-cell>
          <table:table-cell office:value-type="float" office:value="5.2" table:style-name="ce143">
            <text:p>5.2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2.8" table:style-name="ce143">
            <text:p>2.8</text:p>
          </table:table-cell>
          <table:table-cell office:value-type="float" office:value="3.6" table:style-name="ce143">
            <text:p>3.6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9.6999999999999993" table:style-name="ce143">
            <text:p>9.7</text:p>
          </table:table-cell>
          <table:table-cell office:value-type="float" office:value="1.7" table:style-name="ce143">
            <text:p>1.7</text:p>
          </table:table-cell>
          <table:table-cell office:value-type="float" office:value="6" table:style-name="ce143">
            <text:p>6.0</text:p>
          </table:table-cell>
          <table:table-cell office:value-type="float" office:value="7.7" table:style-name="ce143">
            <text:p>7.7</text:p>
          </table:table-cell>
          <table:table-cell office:value-type="float" office:value="17.399999999999999" table:style-name="ce143">
            <text:p>17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2" table:style-name="ce149">
              <text:p>1.2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6" table:style-name="ce149">
              <text:p>1.6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3.6" table:style-name="ce149">
              <text:p>3.6</text:p>
            </table:table-cell>
            <table:table-cell office:value-type="float" office:value="7.1" table:style-name="ce149">
              <text:p>7.1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7" table:formula="of:=[.C10]-[.C12]" table:style-name="ce149">
              <text:p>0.7</text:p>
            </table:table-cell>
            <table:table-cell office:value-type="float" office:value="1.9000000000000001" table:formula="of:=[.D10]-[.D12]" table:style-name="ce149">
              <text:p>1.9</text:p>
            </table:table-cell>
            <table:table-cell office:value-type="float" office:value="2.1" table:formula="of:=[.E10]-[.E12]" table:style-name="ce149">
              <text:p>2.1</text:p>
            </table:table-cell>
            <table:table-cell office:value-type="float" office:value="4" table:formula="of:=[.F10]-[.F12]" table:style-name="ce149">
              <text:p>4.0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30000000000000004" table:formula="of:=[.H10]-[.H12]" table:style-name="ce149">
              <text:p>0.3</text:p>
            </table:table-cell>
            <table:table-cell office:value-type="float" office:value="1.1999999999999997" table:formula="of:=[.I10]-[.I12]" table:style-name="ce149">
              <text:p>1.2</text:p>
            </table:table-cell>
            <table:table-cell office:value-type="float" office:value="1.5" table:formula="of:=[.J10]-[.J12]" table:style-name="ce149">
              <text:p>1.5</text:p>
            </table:table-cell>
            <table:table-cell office:value-type="float" office:value="5.5000000000000009" table:formula="of:=[.K10]-[.K12]" table:style-name="ce149">
              <text:p>5.5</text:p>
            </table:table-cell>
            <table:table-cell office:value-type="float" office:value="6.1999999999999993" table:formula="of:=[.L10]-[.L12]" table:style-name="ce149">
              <text:p>6.2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7" table:formula="of:=[.N10]-[.N12]" table:style-name="ce149">
              <text:p>2.7</text:p>
            </table:table-cell>
            <table:table-cell office:value-type="float" office:value="4.0999999999999996" table:formula="of:=[.O10]-[.O12]" table:style-name="ce149">
              <text:p>4.1</text:p>
            </table:table-cell>
            <table:table-cell office:value-type="float" office:value="10.299999999999999" table:formula="of:=[.P10]-[.P12]" table:style-name="ce149">
              <text:p>10.3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3.4" table:style-name="ce143">
            <text:p>13.4</text:p>
          </table:table-cell>
          <table:table-cell office:value-type="float" office:value="3.8" table:style-name="ce143">
            <text:p>3.8</text:p>
          </table:table-cell>
          <table:table-cell office:value-type="float" office:value="4.5" table:style-name="ce143">
            <text:p>4.5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10" table:style-name="ce143">
            <text:p>10.0</text:p>
          </table:table-cell>
          <table:table-cell office:value-type="float" office:value="10.9" table:style-name="ce143">
            <text:p>10.9</text:p>
          </table:table-cell>
          <table:table-cell office:value-type="float" office:value="19.2" table:style-name="ce143">
            <text:p>19.2</text:p>
          </table:table-cell>
          <table:table-cell office:value-type="float" office:value="32.700000000000003" table:style-name="ce143">
            <text:p>32.7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12.8" table:style-name="ce143">
            <text:p>12.8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49.6" table:style-name="ce143">
            <text:p>49.6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4.4000000000000004" table:style-name="ce149">
              <text:p>4.4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" table:style-name="ce149">
              <text:p>5.0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10.1" table:style-name="ce149">
              <text:p>10.1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6.1" table:style-name="ce149">
              <text:p>6.1</text:p>
            </table:table-cell>
            <table:table-cell office:value-type="float" office:value="16.100000000000001" table:style-name="ce149">
              <text:p>16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1000000000000001" table:style-name="ce149">
              <text:p>1.1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8" table:style-name="ce149">
              <text:p>2.8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7" table:style-name="ce149">
              <text:p>7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7.9" table:formula="of:=[.C14]-[.C16]-[.C17]" table:style-name="ce149">
              <text:p>7.9</text:p>
            </table:table-cell>
            <table:table-cell office:value-type="float" office:value="3.3" table:formula="of:=[.D14]-[.D16]-[.D17]" table:style-name="ce149">
              <text:p>3.3</text:p>
            </table:table-cell>
            <table:table-cell office:value-type="float" office:value="3.8" table:formula="of:=[.E14]-[.E16]-[.E17]" table:style-name="ce149">
              <text:p>3.8</text:p>
            </table:table-cell>
            <table:table-cell office:value-type="float" office:value="7.1000000000000014" table:formula="of:=[.F14]-[.F16]-[.F17]" table:style-name="ce149">
              <text:p>7.1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39999999999999997" table:formula="of:=[.H14]-[.H16]-[.H17]" table:style-name="ce149">
              <text:p>0.4</text:p>
            </table:table-cell>
            <table:table-cell office:value-type="float" office:value="3.3000000000000003" table:formula="of:=[.I14]-[.I16]-[.I17]" table:style-name="ce149">
              <text:p>3.3</text:p>
            </table:table-cell>
            <table:table-cell office:value-type="float" office:value="3.7" table:formula="of:=[.J14]-[.J16]-[.J17]" table:style-name="ce149">
              <text:p>3.7</text:p>
            </table:table-cell>
            <table:table-cell office:value-type="float" office:value="10.8" table:formula="of:=[.K14]-[.K16]-[.K17]" table:style-name="ce149">
              <text:p>10.8</text:p>
            </table:table-cell>
            <table:table-cell office:value-type="float" office:value="18.700000000000003" table:formula="of:=[.L14]-[.L16]-[.L17]" table:style-name="ce149">
              <text:p>18.7</text:p>
            </table:table-cell>
            <table:table-cell office:value-type="float" office:value="3.4999999999999996" table:formula="of:=[.M14]-[.M16]-[.M17]" table:style-name="ce149">
              <text:p>3.5</text:p>
            </table:table-cell>
            <table:table-cell office:value-type="float" office:value="4.2000000000000011" table:formula="of:=[.N14]-[.N16]-[.N17]" table:style-name="ce149">
              <text:p>4.2</text:p>
            </table:table-cell>
            <table:table-cell office:value-type="float" office:value="7.6999999999999993" table:formula="of:=[.O14]-[.O16]-[.O17]" table:style-name="ce149">
              <text:p>7.7</text:p>
            </table:table-cell>
            <table:table-cell office:value-type="float" office:value="26.5" table:formula="of:=[.P14]-[.P16]-[.P17]" table:style-name="ce149">
              <text:p>26.5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7.2" table:style-name="ce143">
            <text:p>7.2</text:p>
          </table:table-cell>
          <table:table-cell office:value-type="float" office:value="4.5" table:style-name="ce143">
            <text:p>4.5</text:p>
          </table:table-cell>
          <table:table-cell office:value-type="float" office:value="4.5" table:style-name="ce143">
            <text:p>4.5</text:p>
          </table:table-cell>
          <table:table-cell office:value-type="float" office:value="9" table:style-name="ce143">
            <text:p>9.0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6.5" table:style-name="ce143">
            <text:p>6.5</text:p>
          </table:table-cell>
          <table:table-cell office:value-type="float" office:value="7.2" table:style-name="ce143">
            <text:p>7.2</text:p>
          </table:table-cell>
          <table:table-cell office:value-type="float" office:value="16.2" table:style-name="ce143">
            <text:p>16.2</text:p>
          </table:table-cell>
          <table:table-cell office:value-type="float" office:value="23.5" table:style-name="ce143">
            <text:p>23.5</text:p>
          </table:table-cell>
          <table:table-cell office:value-type="float" office:value="4.8" table:style-name="ce143">
            <text:p>4.8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13" table:style-name="ce143">
            <text:p>13.0</text:p>
          </table:table-cell>
          <table:table-cell office:value-type="float" office:value="36.5" table:style-name="ce143">
            <text:p>36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2.4" table:style-name="ce149">
              <text:p>2.4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1" table:style-name="ce149">
              <text:p>1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2" table:style-name="ce149">
              <text:p>2.0</text:p>
            </table:table-cell>
            <table:table-cell office:value-type="float" office:value="3" table:style-name="ce149">
              <text:p>3.0</text:p>
            </table:table-cell>
            <table:table-cell office:value-type="float" office:value="5.4" table:style-name="ce149">
              <text:p>5.4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4" table:style-name="ce149">
              <text:p>2.4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8.5" table:style-name="ce149">
              <text:p>8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3.4" table:style-name="ce149">
              <text:p>3.4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5.7" table:style-name="ce149">
              <text:p>5.7</text:p>
            </table:table-cell>
            <table:table-cell office:value-type="float" office:value="9.1" table:style-name="ce149">
              <text:p>9.1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3.9" table:style-name="ce149">
              <text:p>3.9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13.9" table:style-name="ce149">
              <text:p>13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4000000000000008" table:formula="of:=[.C19]-[.C21]-[.C22]" table:style-name="ce149">
              <text:p>1.4</text:p>
            </table:table-cell>
            <table:table-cell office:value-type="float" office:value="3.4000000000000004" table:formula="of:=[.D19]-[.D21]-[.D22]" table:style-name="ce149">
              <text:p>3.4</text:p>
            </table:table-cell>
            <table:table-cell office:value-type="float" office:value="2.8" table:formula="of:=[.E19]-[.E21]-[.E22]" table:style-name="ce149">
              <text:p>2.8</text:p>
            </table:table-cell>
            <table:table-cell office:value-type="float" office:value="6.2" table:formula="of:=[.F19]-[.F21]-[.F22]" table:style-name="ce149">
              <text:p>6.2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30000000000000004" table:formula="of:=[.H19]-[.H21]-[.H22]" table:style-name="ce149">
              <text:p>0.3</text:p>
            </table:table-cell>
            <table:table-cell office:value-type="float" office:value="1.0999999999999996" table:formula="of:=[.I19]-[.I21]-[.I22]" table:style-name="ce149">
              <text:p>1.1</text:p>
            </table:table-cell>
            <table:table-cell office:value-type="float" office:value="1.3000000000000003" table:formula="of:=[.J19]-[.J21]-[.J22]" table:style-name="ce149">
              <text:p>1.3</text:p>
            </table:table-cell>
            <table:table-cell office:value-type="float" office:value="7.4999999999999991" table:formula="of:=[.K19]-[.K21]-[.K22]" table:style-name="ce149">
              <text:p>7.5</text:p>
            </table:table-cell>
            <table:table-cell office:value-type="float" office:value="9.0000000000000018" table:formula="of:=[.L19]-[.L21]-[.L22]" table:style-name="ce149">
              <text:p>9.0</text:p>
            </table:table-cell>
            <table:table-cell office:value-type="float" office:value="3.1999999999999997" table:formula="of:=[.M19]-[.M21]-[.M22]" table:style-name="ce149">
              <text:p>3.2</text:p>
            </table:table-cell>
            <table:table-cell office:value-type="float" office:value="1.899999999999999" table:formula="of:=[.N19]-[.N21]-[.N22]" table:style-name="ce149">
              <text:p>1.9</text:p>
            </table:table-cell>
            <table:table-cell office:value-type="float" office:value="5.1000000000000005" table:formula="of:=[.O19]-[.O21]-[.O22]" table:style-name="ce149">
              <text:p>5.1</text:p>
            </table:table-cell>
            <table:table-cell office:value-type="float" office:value="14.1" table:formula="of:=[.P19]-[.P21]-[.P22]" table:style-name="ce149">
              <text:p>14.1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5.2" table:style-name="ce143">
            <text:p>5.2</text:p>
          </table:table-cell>
          <table:table-cell office:value-type="float" office:value="7.5" table:style-name="ce143">
            <text:p>7.5</text:p>
          </table:table-cell>
          <table:table-cell office:value-type="float" office:value="5.7" table:style-name="ce143">
            <text:p>5.7</text:p>
          </table:table-cell>
          <table:table-cell office:value-type="float" office:value="13.3" table:style-name="ce143">
            <text:p>13.3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.8" table:style-name="ce143">
            <text:p>3.8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8.2" table:style-name="ce143">
            <text:p>18.2</text:p>
          </table:table-cell>
          <table:table-cell office:value-type="float" office:value="23.4" table:style-name="ce143">
            <text:p>23.4</text:p>
          </table:table-cell>
          <table:table-cell office:value-type="float" office:value="5.6" table:style-name="ce143">
            <text:p>5.6</text:p>
          </table:table-cell>
          <table:table-cell office:value-type="float" office:value="6.2" table:style-name="ce143">
            <text:p>6.2</text:p>
          </table:table-cell>
          <table:table-cell office:value-type="float" office:value="11.8" table:style-name="ce143">
            <text:p>11.8</text:p>
          </table:table-cell>
          <table:table-cell office:value-type="float" office:value="35.200000000000003" table:style-name="ce143">
            <text:p>35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9.9" table:style-name="ce143">
            <text:p>9.9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9" table:style-name="ce143">
            <text:p>9.0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6.9" table:style-name="ce143">
            <text:p>6.9</text:p>
          </table:table-cell>
          <table:table-cell office:value-type="float" office:value="8" table:style-name="ce143">
            <text:p>8.0</text:p>
          </table:table-cell>
          <table:table-cell office:value-type="float" office:value="17" table:style-name="ce143">
            <text:p>17.0</text:p>
          </table:table-cell>
          <table:table-cell office:value-type="float" office:value="26.9" table:style-name="ce143">
            <text:p>26.9</text:p>
          </table:table-cell>
          <table:table-cell office:value-type="float" office:value="5" table:style-name="ce143">
            <text:p>5.0</text:p>
          </table:table-cell>
          <table:table-cell office:value-type="float" office:value="11.5" table:style-name="ce143">
            <text:p>11.5</text:p>
          </table:table-cell>
          <table:table-cell office:value-type="float" office:value="16.5" table:style-name="ce143">
            <text:p>16.5</text:p>
          </table:table-cell>
          <table:table-cell office:value-type="float" office:value="43.4" table:style-name="ce143">
            <text:p>43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4" table:style-name="ce149">
              <text:p>2.4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5" table:style-name="ce149">
              <text:p>5.0</text:p>
            </table:table-cell>
            <table:table-cell office:value-type="float" office:value="7.5" table:style-name="ce149">
              <text:p>7.5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7.7" table:style-name="ce149">
              <text:p>7.7</text:p>
            </table:table-cell>
            <table:table-cell office:value-type="float" office:value="8" table:style-name="ce149">
              <text:p>8.0</text:p>
            </table:table-cell>
            <table:table-cell office:value-type="float" office:value="15.5" table:style-name="ce149">
              <text:p>15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7.5" table:formula="of:=[.C25]-[.C27]" table:style-name="ce149">
              <text:p>7.5</text:p>
            </table:table-cell>
            <table:table-cell office:value-type="float" office:value="4.3" table:formula="of:=[.D25]-[.D27]" table:style-name="ce149">
              <text:p>4.3</text:p>
            </table:table-cell>
            <table:table-cell office:value-type="float" office:value="4.2" table:formula="of:=[.E25]-[.E27]" table:style-name="ce149">
              <text:p>4.2</text:p>
            </table:table-cell>
            <table:table-cell office:value-type="float" office:value="8.5" table:formula="of:=[.F25]-[.F27]" table:style-name="ce149">
              <text:p>8.5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6000000000000005" table:formula="of:=[.I25]-[.I27]" table:style-name="ce149">
              <text:p>2.6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2" table:formula="of:=[.K25]-[.K27]" table:style-name="ce149">
              <text:p>12.0</text:p>
            </table:table-cell>
            <table:table-cell office:value-type="float" office:value="19.399999999999999" table:formula="of:=[.L25]-[.L27]" table:style-name="ce149">
              <text:p>19.4</text:p>
            </table:table-cell>
            <table:table-cell office:value-type="float" office:value="4.7" table:formula="of:=[.M25]-[.M27]" table:style-name="ce149">
              <text:p>4.7</text:p>
            </table:table-cell>
            <table:table-cell office:value-type="float" office:value="3.8" table:formula="of:=[.N25]-[.N27]" table:style-name="ce149">
              <text:p>3.8</text:p>
            </table:table-cell>
            <table:table-cell office:value-type="float" office:value="8.5" table:formula="of:=[.O25]-[.O27]" table:style-name="ce149">
              <text:p>8.5</text:p>
            </table:table-cell>
            <table:table-cell office:value-type="float" office:value="27.9" table:formula="of:=[.P25]-[.P27]" table:style-name="ce149">
              <text:p>27.9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7.3" table:style-name="ce143">
            <text:p>7.3</text:p>
          </table:table-cell>
          <table:table-cell office:value-type="float" office:value="9.4" table:style-name="ce143">
            <text:p>9.4</text:p>
          </table:table-cell>
          <table:table-cell office:value-type="float" office:value="8.1" table:style-name="ce143">
            <text:p>8.1</text:p>
          </table:table-cell>
          <table:table-cell office:value-type="float" office:value="17.600000000000001" table:style-name="ce143">
            <text:p>17.6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8" table:style-name="ce143">
            <text:p>4.8</text:p>
          </table:table-cell>
          <table:table-cell office:value-type="float" office:value="5.5" table:style-name="ce143">
            <text:p>5.5</text:p>
          </table:table-cell>
          <table:table-cell office:value-type="float" office:value="23" table:style-name="ce143">
            <text:p>23.0</text:p>
          </table:table-cell>
          <table:table-cell office:value-type="float" office:value="30.4" table:style-name="ce143">
            <text:p>30.4</text:p>
          </table:table-cell>
          <table:table-cell office:value-type="float" office:value="9.4" table:style-name="ce143">
            <text:p>9.4</text:p>
          </table:table-cell>
          <table:table-cell office:value-type="float" office:value="9.1" table:style-name="ce143">
            <text:p>9.1</text:p>
          </table:table-cell>
          <table:table-cell office:value-type="float" office:value="18.5" table:style-name="ce143">
            <text:p>18.5</text:p>
          </table:table-cell>
          <table:table-cell office:value-type="float" office:value="48.9" table:style-name="ce143">
            <text:p>48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999999999999998" table:style-name="ce143">
            <text:p>2.3</text:p>
          </table:table-cell>
          <table:table-cell office:value-type="float" office:value="0.3" table:style-name="ce143">
            <text:p>0.3</text:p>
          </table:table-cell>
          <table:table-cell office:value-type="float" office:value="0.3" table:style-name="ce143">
            <text:p>0.3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6" table:style-name="ce143">
            <text:p>6.0</text:p>
          </table:table-cell>
          <table:table-cell office:value-type="float" office:value="11.3" table:style-name="ce143">
            <text:p>11.3</text:p>
          </table:table-cell>
          <table:table-cell office:value-type="float" office:value="17.2" table:style-name="ce143">
            <text:p>17.2</text:p>
          </table:table-cell>
          <table:table-cell office:value-type="float" office:value="17.8" table:style-name="ce143">
            <text:p>17.8</text:p>
          </table:table-cell>
          <table:table-cell office:value-type="float" office:value="20.100000000000001" table:style-name="ce143">
            <text:p>20.1</text:p>
          </table:table-cell>
          <table:table-cell office:value-type="float" office:value="0.1" table:style-name="ce143">
            <text:p>0.1</text:p>
          </table:table-cell>
          <table:table-cell office:value-type="float" office:value="11.2" table:style-name="ce143">
            <text:p>11.2</text:p>
          </table:table-cell>
          <table:table-cell office:value-type="float" office:value="11.3" table:style-name="ce143">
            <text:p>11.3</text:p>
          </table:table-cell>
          <table:table-cell office:value-type="float" office:value="31.5" table:style-name="ce143">
            <text:p>31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18.3" table:style-name="ce143">
            <text:p>18.3</text:p>
          </table:table-cell>
          <table:table-cell office:value-type="float" office:value="8.9" table:style-name="ce143">
            <text:p>8.9</text:p>
          </table:table-cell>
          <table:table-cell office:value-type="float" office:value="12.9" table:style-name="ce143">
            <text:p>12.9</text:p>
          </table:table-cell>
          <table:table-cell office:value-type="float" office:value="21.7" table:style-name="ce143">
            <text:p>21.7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9.3000000000000007" table:style-name="ce143">
            <text:p>9.3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31.9" table:style-name="ce143">
            <text:p>31.9</text:p>
          </table:table-cell>
          <table:table-cell office:value-type="float" office:value="50.2" table:style-name="ce143">
            <text:p>50.2</text:p>
          </table:table-cell>
          <table:table-cell office:value-type="float" office:value="10.5" table:style-name="ce143">
            <text:p>10.5</text:p>
          </table:table-cell>
          <table:table-cell office:value-type="float" office:value="15.5" table:style-name="ce143">
            <text:p>15.5</text:p>
          </table:table-cell>
          <table:table-cell office:value-type="float" office:value="25.9" table:style-name="ce143">
            <text:p>25.9</text:p>
          </table:table-cell>
          <table:table-cell office:value-type="float" office:value="76.2" table:style-name="ce143">
            <text:p>76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6.4" table:style-name="ce143">
            <text:p>6.4</text:p>
          </table:table-cell>
          <table:table-cell office:value-type="float" office:value="5.8" table:style-name="ce143">
            <text:p>5.8</text:p>
          </table:table-cell>
          <table:table-cell office:value-type="float" office:value="9" table:style-name="ce143">
            <text:p>9.0</text:p>
          </table:table-cell>
          <table:table-cell office:value-type="float" office:value="14.8" table:style-name="ce143">
            <text:p>14.8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5" table:style-name="ce143">
            <text:p>4.5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9.7" table:style-name="ce143">
            <text:p>19.7</text:p>
          </table:table-cell>
          <table:table-cell office:value-type="float" office:value="26.1" table:style-name="ce143">
            <text:p>26.1</text:p>
          </table:table-cell>
          <table:table-cell office:value-type="float" office:value="7.8" table:style-name="ce143">
            <text:p>7.8</text:p>
          </table:table-cell>
          <table:table-cell office:value-type="float" office:value="7.4" table:style-name="ce143">
            <text:p>7.4</text:p>
          </table:table-cell>
          <table:table-cell office:value-type="float" office:value="15.2" table:style-name="ce143">
            <text:p>15.2</text:p>
          </table:table-cell>
          <table:table-cell office:value-type="float" office:value="41.3" table:style-name="ce143">
            <text:p>41.3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71.2" table:style-name="ce143">
            <text:p>71.2</text:p>
          </table:table-cell>
          <table:table-cell office:value-type="float" office:value="47.4" table:style-name="ce143">
            <text:p>47.4</text:p>
          </table:table-cell>
          <table:table-cell office:value-type="float" office:value="52" table:style-name="ce143">
            <text:p>52.0</text:p>
          </table:table-cell>
          <table:table-cell office:value-type="float" office:value="99.4" table:style-name="ce143">
            <text:p>99.4</text:p>
          </table:table-cell>
          <table:table-cell office:value-type="float" office:value="0" table:style-name="ce143">
            <text:p>0.0</text:p>
          </table:table-cell>
          <table:table-cell office:value-type="float" office:value="12.5" table:style-name="ce143">
            <text:p>12.5</text:p>
          </table:table-cell>
          <table:table-cell office:value-type="float" office:value="59.9" table:style-name="ce143">
            <text:p>59.9</text:p>
          </table:table-cell>
          <table:table-cell office:value-type="float" office:value="72.400000000000006" table:style-name="ce143">
            <text:p>72.4</text:p>
          </table:table-cell>
          <table:table-cell office:value-type="float" office:value="171.8" table:style-name="ce143">
            <text:p>171.8</text:p>
          </table:table-cell>
          <table:table-cell office:value-type="float" office:value="243" table:style-name="ce143">
            <text:p>243.0</text:p>
          </table:table-cell>
          <table:table-cell office:value-type="float" office:value="49" table:style-name="ce143">
            <text:p>49.0</text:p>
          </table:table-cell>
          <table:table-cell office:value-type="float" office:value="87.9" table:style-name="ce143">
            <text:p>87.9</text:p>
          </table:table-cell>
          <table:table-cell office:value-type="float" office:value="136.9" table:style-name="ce143">
            <text:p>136.9</text:p>
          </table:table-cell>
          <table:table-cell office:value-type="float" office:value="379.9" table:style-name="ce143">
            <text:p>379.9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2.4" table:style-name="ce143">
            <text:p>2.4</text:p>
          </table:table-cell>
          <table:table-cell office:value-type="float" office:value="5" table:style-name="ce143">
            <text:p>5.0</text:p>
          </table:table-cell>
          <table:table-cell office:value-type="float" office:value="4.2" table:style-name="ce143">
            <text:p>4.2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2.8" table:style-name="ce143">
            <text:p>2.8</text:p>
          </table:table-cell>
          <table:table-cell office:value-type="float" office:value="3.2" table:style-name="ce143">
            <text:p>3.2</text:p>
          </table:table-cell>
          <table:table-cell office:value-type="float" office:value="12.4" table:style-name="ce143">
            <text:p>12.4</text:p>
          </table:table-cell>
          <table:table-cell office:value-type="float" office:value="14.8" table:style-name="ce143">
            <text:p>14.8</text:p>
          </table:table-cell>
          <table:table-cell office:value-type="float" office:value="4.3" table:style-name="ce143">
            <text:p>4.3</text:p>
          </table:table-cell>
          <table:table-cell office:value-type="float" office:value="4.5" table:style-name="ce143">
            <text:p>4.5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23.6" table:style-name="ce143">
            <text:p>23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4.5999999999999996" table:style-name="ce143">
            <text:p>4.6</text:p>
          </table:table-cell>
          <table:table-cell office:value-type="float" office:value="8" table:style-name="ce143">
            <text:p>8.0</text:p>
          </table:table-cell>
          <table:table-cell office:value-type="float" office:value="6.9" table:style-name="ce143">
            <text:p>6.9</text:p>
          </table:table-cell>
          <table:table-cell office:value-type="float" office:value="14.9" table:style-name="ce143">
            <text:p>14.9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3" table:style-name="ce143">
            <text:p>5.3</text:p>
          </table:table-cell>
          <table:table-cell office:value-type="float" office:value="20.2" table:style-name="ce143">
            <text:p>20.2</text:p>
          </table:table-cell>
          <table:table-cell office:value-type="float" office:value="24.8" table:style-name="ce143">
            <text:p>24.8</text:p>
          </table:table-cell>
          <table:table-cell office:value-type="float" office:value="5.6" table:style-name="ce143">
            <text:p>5.6</text:p>
          </table:table-cell>
          <table:table-cell office:value-type="float" office:value="7.1" table:style-name="ce143">
            <text:p>7.1</text:p>
          </table:table-cell>
          <table:table-cell office:value-type="float" office:value="12.7" table:style-name="ce143">
            <text:p>12.7</text:p>
          </table:table-cell>
          <table:table-cell office:value-type="float" office:value="37.5" table:style-name="ce143">
            <text:p>37.5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78.3" table:style-name="ce174">
            <text:p>78.3</text:p>
          </table:table-cell>
          <table:table-cell office:value-type="float" office:value="60.4" table:style-name="ce174">
            <text:p>60.4</text:p>
          </table:table-cell>
          <table:table-cell office:value-type="float" office:value="63.1" table:style-name="ce174">
            <text:p>63.1</text:p>
          </table:table-cell>
          <table:table-cell office:value-type="float" office:value="123.5" table:style-name="ce174">
            <text:p>123.5</text:p>
          </table:table-cell>
          <table:table-cell office:value-type="float" office:value="0" table:style-name="ce174">
            <text:p>0.0</text:p>
          </table:table-cell>
          <table:table-cell office:value-type="float" office:value="13.9" table:style-name="ce174">
            <text:p>13.9</text:p>
          </table:table-cell>
          <table:table-cell office:value-type="float" office:value="67" table:style-name="ce174">
            <text:p>67.0</text:p>
          </table:table-cell>
          <table:table-cell office:value-type="float" office:value="80.900000000000006" table:style-name="ce174">
            <text:p>80.9</text:p>
          </table:table-cell>
          <table:table-cell office:value-type="float" office:value="204.4" table:style-name="ce174">
            <text:p>204.4</text:p>
          </table:table-cell>
          <table:table-cell office:value-type="float" office:value="282.7" table:style-name="ce174">
            <text:p>282.7</text:p>
          </table:table-cell>
          <table:table-cell office:value-type="float" office:value="58.9" table:style-name="ce174">
            <text:p>58.9</text:p>
          </table:table-cell>
          <table:table-cell office:value-type="float" office:value="99.6" table:style-name="ce174">
            <text:p>99.6</text:p>
          </table:table-cell>
          <table:table-cell office:value-type="float" office:value="158.5" table:style-name="ce174">
            <text:p>158.5</text:p>
          </table:table-cell>
          <table:table-cell office:value-type="float" office:value="441.1" table:style-name="ce174">
            <text:p>441.1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1996).$A$1:TRA0203_(1996).$P$43" table:base-cell-address="TRA0203_(1996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1995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1995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0.9" table:style-name="ce143">
            <text:p>0.9</text:p>
          </table:table-cell>
          <table:table-cell office:value-type="float" office:value="2.5" table:style-name="ce143">
            <text:p>2.5</text:p>
          </table:table-cell>
          <table:table-cell office:value-type="float" office:value="2.5" table:style-name="ce143">
            <text:p>2.5</text:p>
          </table:table-cell>
          <table:table-cell office:value-type="float" office:value="5" table:style-name="ce143">
            <text:p>5.0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2.7" table:style-name="ce143">
            <text:p>2.7</text:p>
          </table:table-cell>
          <table:table-cell office:value-type="float" office:value="3.5" table:style-name="ce143">
            <text:p>3.5</text:p>
          </table:table-cell>
          <table:table-cell office:value-type="float" office:value="8.6" table:style-name="ce143">
            <text:p>8.6</text:p>
          </table:table-cell>
          <table:table-cell office:value-type="float" office:value="9.5" table:style-name="ce143">
            <text:p>9.5</text:p>
          </table:table-cell>
          <table:table-cell office:value-type="float" office:value="1.7" table:style-name="ce143">
            <text:p>1.7</text:p>
          </table:table-cell>
          <table:table-cell office:value-type="float" office:value="6" table:style-name="ce143">
            <text:p>6.0</text:p>
          </table:table-cell>
          <table:table-cell office:value-type="float" office:value="7.6" table:style-name="ce143">
            <text:p>7.6</text:p>
          </table:table-cell>
          <table:table-cell office:value-type="float" office:value="17.100000000000001" table:style-name="ce143">
            <text:p>17.1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6" table:style-name="ce149">
              <text:p>1.6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7" table:style-name="ce149">
              <text:p>7.0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7" table:formula="of:=[.C10]-[.C12]" table:style-name="ce149">
              <text:p>0.7</text:p>
            </table:table-cell>
            <table:table-cell office:value-type="float" office:value="1.8" table:formula="of:=[.D10]-[.D12]" table:style-name="ce149">
              <text:p>1.8</text:p>
            </table:table-cell>
            <table:table-cell office:value-type="float" office:value="2" table:formula="of:=[.E10]-[.E12]" table:style-name="ce149">
              <text:p>2.0</text:p>
            </table:table-cell>
            <table:table-cell office:value-type="float" office:value="3.9" table:formula="of:=[.F10]-[.F12]" table:style-name="ce149">
              <text:p>3.9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30000000000000004" table:formula="of:=[.H10]-[.H12]" table:style-name="ce149">
              <text:p>0.3</text:p>
            </table:table-cell>
            <table:table-cell office:value-type="float" office:value="1.1000000000000001" table:formula="of:=[.I10]-[.I12]" table:style-name="ce149">
              <text:p>1.1</text:p>
            </table:table-cell>
            <table:table-cell office:value-type="float" office:value="1.4" table:formula="of:=[.J10]-[.J12]" table:style-name="ce149">
              <text:p>1.4</text:p>
            </table:table-cell>
            <table:table-cell office:value-type="float" office:value="5.3999999999999995" table:formula="of:=[.K10]-[.K12]" table:style-name="ce149">
              <text:p>5.4</text:p>
            </table:table-cell>
            <table:table-cell office:value-type="float" office:value="6.1" table:formula="of:=[.L10]-[.L12]" table:style-name="ce149">
              <text:p>6.1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7" table:formula="of:=[.N10]-[.N12]" table:style-name="ce149">
              <text:p>2.7</text:p>
            </table:table-cell>
            <table:table-cell office:value-type="float" office:value="4.0999999999999996" table:formula="of:=[.O10]-[.O12]" table:style-name="ce149">
              <text:p>4.1</text:p>
            </table:table-cell>
            <table:table-cell office:value-type="float" office:value="10.100000000000001" table:formula="of:=[.P10]-[.P12]" table:style-name="ce149">
              <text:p>10.1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2.8" table:style-name="ce143">
            <text:p>12.8</text:p>
          </table:table-cell>
          <table:table-cell office:value-type="float" office:value="3.6" table:style-name="ce143">
            <text:p>3.6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8.1" table:style-name="ce143">
            <text:p>8.1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9.9" table:style-name="ce143">
            <text:p>9.9</text:p>
          </table:table-cell>
          <table:table-cell office:value-type="float" office:value="10.8" table:style-name="ce143">
            <text:p>10.8</text:p>
          </table:table-cell>
          <table:table-cell office:value-type="float" office:value="18.8" table:style-name="ce143">
            <text:p>18.8</text:p>
          </table:table-cell>
          <table:table-cell office:value-type="float" office:value="31.7" table:style-name="ce143">
            <text:p>31.7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12.7" table:style-name="ce143">
            <text:p>12.7</text:p>
          </table:table-cell>
          <table:table-cell office:value-type="float" office:value="16.7" table:style-name="ce143">
            <text:p>16.7</text:p>
          </table:table-cell>
          <table:table-cell office:value-type="float" office:value="48.4" table:style-name="ce143">
            <text:p>48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4.2" table:style-name="ce149">
              <text:p>4.2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9.8000000000000007" table:style-name="ce149">
              <text:p>9.8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6" table:style-name="ce149">
              <text:p>6.0</text:p>
            </table:table-cell>
            <table:table-cell office:value-type="float" office:value="15.8" table:style-name="ce149">
              <text:p>15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1000000000000001" table:style-name="ce149">
              <text:p>1.1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2000000000000002" table:style-name="ce149">
              <text:p>2.2</text:p>
            </table:table-cell>
            <table:table-cell office:value-type="float" office:value="2.7" table:style-name="ce149">
              <text:p>2.7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6.9" table:style-name="ce149">
              <text:p>6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7.5000000000000018" table:formula="of:=[.C14]-[.C16]-[.C17]" table:style-name="ce149">
              <text:p>7.5</text:p>
            </table:table-cell>
            <table:table-cell office:value-type="float" office:value="3.1" table:formula="of:=[.D14]-[.D16]-[.D17]" table:style-name="ce149">
              <text:p>3.1</text:p>
            </table:table-cell>
            <table:table-cell office:value-type="float" office:value="3.7" table:formula="of:=[.E14]-[.E16]-[.E17]" table:style-name="ce149">
              <text:p>3.7</text:p>
            </table:table-cell>
            <table:table-cell office:value-type="float" office:value="6.9" table:formula="of:=[.F14]-[.F16]-[.F17]" table:style-name="ce149">
              <text:p>6.9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29999999999999993" table:formula="of:=[.H14]-[.H16]-[.H17]" table:style-name="ce149">
              <text:p>0.3</text:p>
            </table:table-cell>
            <table:table-cell office:value-type="float" office:value="3.3000000000000007" table:formula="of:=[.I14]-[.I16]-[.I17]" table:style-name="ce149">
              <text:p>3.3</text:p>
            </table:table-cell>
            <table:table-cell office:value-type="float" office:value="3.7" table:formula="of:=[.J14]-[.J16]-[.J17]" table:style-name="ce149">
              <text:p>3.7</text:p>
            </table:table-cell>
            <table:table-cell office:value-type="float" office:value="10.5" table:formula="of:=[.K14]-[.K16]-[.K17]" table:style-name="ce149">
              <text:p>10.5</text:p>
            </table:table-cell>
            <table:table-cell office:value-type="float" office:value="18.099999999999998" table:formula="of:=[.L14]-[.L16]-[.L17]" table:style-name="ce149">
              <text:p>18.1</text:p>
            </table:table-cell>
            <table:table-cell office:value-type="float" office:value="3.4999999999999996" table:formula="of:=[.M14]-[.M16]-[.M17]" table:style-name="ce149">
              <text:p>3.5</text:p>
            </table:table-cell>
            <table:table-cell office:value-type="float" office:value="4.1999999999999993" table:formula="of:=[.N14]-[.N16]-[.N17]" table:style-name="ce149">
              <text:p>4.2</text:p>
            </table:table-cell>
            <table:table-cell office:value-type="float" office:value="7.6" table:formula="of:=[.O14]-[.O16]-[.O17]" table:style-name="ce149">
              <text:p>7.6</text:p>
            </table:table-cell>
            <table:table-cell office:value-type="float" office:value="25.699999999999996" table:formula="of:=[.P14]-[.P16]-[.P17]" table:style-name="ce149">
              <text:p>25.7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6.8" table:style-name="ce143">
            <text:p>6.8</text:p>
          </table:table-cell>
          <table:table-cell office:value-type="float" office:value="4.3" table:style-name="ce143">
            <text:p>4.3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6.4" table:style-name="ce143">
            <text:p>6.4</text:p>
          </table:table-cell>
          <table:table-cell office:value-type="float" office:value="7.1" table:style-name="ce143">
            <text:p>7.1</text:p>
          </table:table-cell>
          <table:table-cell office:value-type="float" office:value="15.8" table:style-name="ce143">
            <text:p>15.8</text:p>
          </table:table-cell>
          <table:table-cell office:value-type="float" office:value="22.6" table:style-name="ce143">
            <text:p>22.6</text:p>
          </table:table-cell>
          <table:table-cell office:value-type="float" office:value="4.7" table:style-name="ce143">
            <text:p>4.7</text:p>
          </table:table-cell>
          <table:table-cell office:value-type="float" office:value="8.1" table:style-name="ce143">
            <text:p>8.1</text:p>
          </table:table-cell>
          <table:table-cell office:value-type="float" office:value="12.9" table:style-name="ce143">
            <text:p>12.9</text:p>
          </table:table-cell>
          <table:table-cell office:value-type="float" office:value="35.5" table:style-name="ce143">
            <text:p>35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2.2999999999999998" table:style-name="ce149">
              <text:p>2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1" table:style-name="ce149">
              <text:p>1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5.2" table:style-name="ce149">
              <text:p>5.2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4" table:style-name="ce149">
              <text:p>2.4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8.3000000000000007" table:style-name="ce149">
              <text:p>8.3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3.2" table:style-name="ce149">
              <text:p>3.2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3.4" table:style-name="ce149">
              <text:p>3.4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8.8000000000000007" table:style-name="ce149">
              <text:p>8.8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4.7" table:style-name="ce149">
              <text:p>4.7</text:p>
            </table:table-cell>
            <table:table-cell office:value-type="float" office:value="13.5" table:style-name="ce149">
              <text:p>13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2999999999999998" table:formula="of:=[.C19]-[.C21]-[.C22]" table:style-name="ce149">
              <text:p>1.3</text:p>
            </table:table-cell>
            <table:table-cell office:value-type="float" office:value="3.2" table:formula="of:=[.D19]-[.D21]-[.D22]" table:style-name="ce149">
              <text:p>3.2</text:p>
            </table:table-cell>
            <table:table-cell office:value-type="float" office:value="2.7" table:formula="of:=[.E19]-[.E21]-[.E22]" table:style-name="ce149">
              <text:p>2.7</text:p>
            </table:table-cell>
            <table:table-cell office:value-type="float" office:value="5.8999999999999995" table:formula="of:=[.F19]-[.F21]-[.F22]" table:style-name="ce149">
              <text:p>5.9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30000000000000004" table:formula="of:=[.H19]-[.H21]-[.H22]" table:style-name="ce149">
              <text:p>0.3</text:p>
            </table:table-cell>
            <table:table-cell office:value-type="float" office:value="1.1000000000000001" table:formula="of:=[.I19]-[.I21]-[.I22]" table:style-name="ce149">
              <text:p>1.1</text:p>
            </table:table-cell>
            <table:table-cell office:value-type="float" office:value="1.3999999999999995" table:formula="of:=[.J19]-[.J21]-[.J22]" table:style-name="ce149">
              <text:p>1.4</text:p>
            </table:table-cell>
            <table:table-cell office:value-type="float" office:value="7.3000000000000007" table:formula="of:=[.K19]-[.K21]-[.K22]" table:style-name="ce149">
              <text:p>7.3</text:p>
            </table:table-cell>
            <table:table-cell office:value-type="float" office:value="8.6000000000000014" table:formula="of:=[.L19]-[.L21]-[.L22]" table:style-name="ce149">
              <text:p>8.6</text:p>
            </table:table-cell>
            <table:table-cell office:value-type="float" office:value="3.1" table:formula="of:=[.M19]-[.M21]-[.M22]" table:style-name="ce149">
              <text:p>3.1</text:p>
            </table:table-cell>
            <table:table-cell office:value-type="float" office:value="1.8999999999999995" table:formula="of:=[.N19]-[.N21]-[.N22]" table:style-name="ce149">
              <text:p>1.9</text:p>
            </table:table-cell>
            <table:table-cell office:value-type="float" office:value="5.1000000000000005" table:formula="of:=[.O19]-[.O21]-[.O22]" table:style-name="ce149">
              <text:p>5.1</text:p>
            </table:table-cell>
            <table:table-cell office:value-type="float" office:value="13.7" table:formula="of:=[.P19]-[.P21]-[.P22]" table:style-name="ce149">
              <text:p>13.7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4.8" table:style-name="ce143">
            <text:p>4.8</text:p>
          </table:table-cell>
          <table:table-cell office:value-type="float" office:value="7.2" table:style-name="ce143">
            <text:p>7.2</text:p>
          </table:table-cell>
          <table:table-cell office:value-type="float" office:value="5.6" table:style-name="ce143">
            <text:p>5.6</text:p>
          </table:table-cell>
          <table:table-cell office:value-type="float" office:value="12.9" table:style-name="ce143">
            <text:p>12.9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.7" table:style-name="ce143">
            <text:p>3.7</text:p>
          </table:table-cell>
          <table:table-cell office:value-type="float" office:value="4.8" table:style-name="ce143">
            <text:p>4.8</text:p>
          </table:table-cell>
          <table:table-cell office:value-type="float" office:value="17.7" table:style-name="ce143">
            <text:p>17.7</text:p>
          </table:table-cell>
          <table:table-cell office:value-type="float" office:value="22.5" table:style-name="ce143">
            <text:p>22.5</text:p>
          </table:table-cell>
          <table:table-cell office:value-type="float" office:value="5.5" table:style-name="ce143">
            <text:p>5.5</text:p>
          </table:table-cell>
          <table:table-cell office:value-type="float" office:value="6.1" table:style-name="ce143">
            <text:p>6.1</text:p>
          </table:table-cell>
          <table:table-cell office:value-type="float" office:value="11.6" table:style-name="ce143">
            <text:p>11.6</text:p>
          </table:table-cell>
          <table:table-cell office:value-type="float" office:value="34.1" table:style-name="ce143">
            <text:p>34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9.5" table:style-name="ce143">
            <text:p>9.5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4.3" table:style-name="ce143">
            <text:p>4.3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6.8" table:style-name="ce143">
            <text:p>6.8</text:p>
          </table:table-cell>
          <table:table-cell office:value-type="float" office:value="7.9" table:style-name="ce143">
            <text:p>7.9</text:p>
          </table:table-cell>
          <table:table-cell office:value-type="float" office:value="16.600000000000001" table:style-name="ce143">
            <text:p>16.6</text:p>
          </table:table-cell>
          <table:table-cell office:value-type="float" office:value="26" table:style-name="ce143">
            <text:p>26.0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1.4" table:style-name="ce143">
            <text:p>11.4</text:p>
          </table:table-cell>
          <table:table-cell office:value-type="float" office:value="16.2" table:style-name="ce143">
            <text:p>16.2</text:p>
          </table:table-cell>
          <table:table-cell office:value-type="float" office:value="42.3" table:style-name="ce143">
            <text:p>42.3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4" table:style-name="ce149">
              <text:p>2.4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5" table:style-name="ce149">
              <text:p>4.5</text:p>
            </table:table-cell>
            <table:table-cell office:value-type="float" office:value="5" table:style-name="ce149">
              <text:p>5.0</text:p>
            </table:table-cell>
            <table:table-cell office:value-type="float" office:value="7.4" table:style-name="ce149">
              <text:p>7.4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7.6" table:style-name="ce149">
              <text:p>7.6</text:p>
            </table:table-cell>
            <table:table-cell office:value-type="float" office:value="7.9" table:style-name="ce149">
              <text:p>7.9</text:p>
            </table:table-cell>
            <table:table-cell office:value-type="float" office:value="15.3" table:style-name="ce149">
              <text:p>15.3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7.1" table:formula="of:=[.C25]-[.C27]" table:style-name="ce149">
              <text:p>7.1</text:p>
            </table:table-cell>
            <table:table-cell office:value-type="float" office:value="4.1000000000000005" table:formula="of:=[.D25]-[.D27]" table:style-name="ce149">
              <text:p>4.1</text:p>
            </table:table-cell>
            <table:table-cell office:value-type="float" office:value="4.0999999999999996" table:formula="of:=[.E25]-[.E27]" table:style-name="ce149">
              <text:p>4.1</text:p>
            </table:table-cell>
            <table:table-cell office:value-type="float" office:value="8.2999999999999989" table:formula="of:=[.F25]-[.F27]" table:style-name="ce149">
              <text:p>8.3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5" table:formula="of:=[.I25]-[.I27]" table:style-name="ce149">
              <text:p>2.5</text:p>
            </table:table-cell>
            <table:table-cell office:value-type="float" office:value="3.4000000000000004" table:formula="of:=[.J25]-[.J27]" table:style-name="ce149">
              <text:p>3.4</text:p>
            </table:table-cell>
            <table:table-cell office:value-type="float" office:value="11.600000000000001" table:formula="of:=[.K25]-[.K27]" table:style-name="ce149">
              <text:p>11.6</text:p>
            </table:table-cell>
            <table:table-cell office:value-type="float" office:value="18.600000000000001" table:formula="of:=[.L25]-[.L27]" table:style-name="ce149">
              <text:p>18.6</text:p>
            </table:table-cell>
            <table:table-cell office:value-type="float" office:value="4.6000000000000005" table:formula="of:=[.M25]-[.M27]" table:style-name="ce149">
              <text:p>4.6</text:p>
            </table:table-cell>
            <table:table-cell office:value-type="float" office:value="3.8000000000000007" table:formula="of:=[.N25]-[.N27]" table:style-name="ce149">
              <text:p>3.8</text:p>
            </table:table-cell>
            <table:table-cell office:value-type="float" office:value="8.2999999999999989" table:formula="of:=[.O25]-[.O27]" table:style-name="ce149">
              <text:p>8.3</text:p>
            </table:table-cell>
            <table:table-cell office:value-type="float" office:value="26.999999999999996" table:formula="of:=[.P25]-[.P27]" table:style-name="ce149">
              <text:p>27.0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7" table:style-name="ce143">
            <text:p>7.0</text:p>
          </table:table-cell>
          <table:table-cell office:value-type="float" office:value="9.1" table:style-name="ce143">
            <text:p>9.1</text:p>
          </table:table-cell>
          <table:table-cell office:value-type="float" office:value="7.9" table:style-name="ce143">
            <text:p>7.9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8" table:style-name="ce143">
            <text:p>4.8</text:p>
          </table:table-cell>
          <table:table-cell office:value-type="float" office:value="5.5" table:style-name="ce143">
            <text:p>5.5</text:p>
          </table:table-cell>
          <table:table-cell office:value-type="float" office:value="22.4" table:style-name="ce143">
            <text:p>22.4</text:p>
          </table:table-cell>
          <table:table-cell office:value-type="float" office:value="29.4" table:style-name="ce143">
            <text:p>29.4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9" table:style-name="ce143">
            <text:p>9.0</text:p>
          </table:table-cell>
          <table:table-cell office:value-type="float" office:value="18.2" table:style-name="ce143">
            <text:p>18.2</text:p>
          </table:table-cell>
          <table:table-cell office:value-type="float" office:value="47.6" table:style-name="ce143">
            <text:p>47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2000000000000002" table:style-name="ce143">
            <text:p>2.2</text:p>
          </table:table-cell>
          <table:table-cell office:value-type="float" office:value="0.3" table:style-name="ce143">
            <text:p>0.3</text:p>
          </table:table-cell>
          <table:table-cell office:value-type="float" office:value="0.3" table:style-name="ce143">
            <text:p>0.3</text:p>
          </table:table-cell>
          <table:table-cell office:value-type="float" office:value="0.6" table:style-name="ce143">
            <text:p>0.6</text:p>
          </table:table-cell>
          <table:table-cell office:value-type="float" office:value="0" table:style-name="ce143">
            <text:p>0.0</text:p>
          </table:table-cell>
          <table:table-cell office:value-type="float" office:value="5.9" table:style-name="ce143">
            <text:p>5.9</text:p>
          </table:table-cell>
          <table:table-cell office:value-type="float" office:value="11.2" table:style-name="ce143">
            <text:p>11.2</text:p>
          </table:table-cell>
          <table:table-cell office:value-type="float" office:value="17.2" table:style-name="ce143">
            <text:p>17.2</text:p>
          </table:table-cell>
          <table:table-cell office:value-type="float" office:value="17.7" table:style-name="ce143">
            <text:p>17.7</text:p>
          </table:table-cell>
          <table:table-cell office:value-type="float" office:value="20" table:style-name="ce143">
            <text:p>20.0</text:p>
          </table:table-cell>
          <table:table-cell office:value-type="float" office:value="0.1" table:style-name="ce143">
            <text:p>0.1</text:p>
          </table:table-cell>
          <table:table-cell office:value-type="float" office:value="11.1" table:style-name="ce143">
            <text:p>11.1</text:p>
          </table:table-cell>
          <table:table-cell office:value-type="float" office:value="11.2" table:style-name="ce143">
            <text:p>11.2</text:p>
          </table:table-cell>
          <table:table-cell office:value-type="float" office:value="31.2" table:style-name="ce143">
            <text:p>31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17.3" table:style-name="ce143">
            <text:p>17.3</text:p>
          </table:table-cell>
          <table:table-cell office:value-type="float" office:value="8.5" table:style-name="ce143">
            <text:p>8.5</text:p>
          </table:table-cell>
          <table:table-cell office:value-type="float" office:value="12.5" table:style-name="ce143">
            <text:p>12.5</text:p>
          </table:table-cell>
          <table:table-cell office:value-type="float" office:value="20.9" table:style-name="ce143">
            <text:p>20.9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0" table:style-name="ce143">
            <text:p>10.0</text:p>
          </table:table-cell>
          <table:table-cell office:value-type="float" office:value="31" table:style-name="ce143">
            <text:p>31.0</text:p>
          </table:table-cell>
          <table:table-cell office:value-type="float" office:value="48.2" table:style-name="ce143">
            <text:p>48.2</text:p>
          </table:table-cell>
          <table:table-cell office:value-type="float" office:value="10.3" table:style-name="ce143">
            <text:p>10.3</text:p>
          </table:table-cell>
          <table:table-cell office:value-type="float" office:value="15.3" table:style-name="ce143">
            <text:p>15.3</text:p>
          </table:table-cell>
          <table:table-cell office:value-type="float" office:value="25.6" table:style-name="ce143">
            <text:p>25.6</text:p>
          </table:table-cell>
          <table:table-cell office:value-type="float" office:value="73.8" table:style-name="ce143">
            <text:p>73.8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6.1" table:style-name="ce143">
            <text:p>6.1</text:p>
          </table:table-cell>
          <table:table-cell office:value-type="float" office:value="5.6" table:style-name="ce143">
            <text:p>5.6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14.4" table:style-name="ce143">
            <text:p>14.4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5" table:style-name="ce143">
            <text:p>4.5</text:p>
          </table:table-cell>
          <table:table-cell office:value-type="float" office:value="4.8" table:style-name="ce143">
            <text:p>4.8</text:p>
          </table:table-cell>
          <table:table-cell office:value-type="float" office:value="19.2" table:style-name="ce143">
            <text:p>19.2</text:p>
          </table:table-cell>
          <table:table-cell office:value-type="float" office:value="25.3" table:style-name="ce143">
            <text:p>25.3</text:p>
          </table:table-cell>
          <table:table-cell office:value-type="float" office:value="7.6" table:style-name="ce143">
            <text:p>7.6</text:p>
          </table:table-cell>
          <table:table-cell office:value-type="float" office:value="7.3" table:style-name="ce143">
            <text:p>7.3</text:p>
          </table:table-cell>
          <table:table-cell office:value-type="float" office:value="15" table:style-name="ce143">
            <text:p>15.0</text:p>
          </table:table-cell>
          <table:table-cell office:value-type="float" office:value="40.299999999999997" table:style-name="ce143">
            <text:p>40.3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67.3" table:style-name="ce143">
            <text:p>67.3</text:p>
          </table:table-cell>
          <table:table-cell office:value-type="float" office:value="45.4" table:style-name="ce143">
            <text:p>45.4</text:p>
          </table:table-cell>
          <table:table-cell office:value-type="float" office:value="50.7" table:style-name="ce143">
            <text:p>50.7</text:p>
          </table:table-cell>
          <table:table-cell office:value-type="float" office:value="96.2" table:style-name="ce143">
            <text:p>96.2</text:p>
          </table:table-cell>
          <table:table-cell office:value-type="float" office:value="0" table:style-name="ce143">
            <text:p>0.0</text:p>
          </table:table-cell>
          <table:table-cell office:value-type="float" office:value="12.5" table:style-name="ce143">
            <text:p>12.5</text:p>
          </table:table-cell>
          <table:table-cell office:value-type="float" office:value="59.2" table:style-name="ce143">
            <text:p>59.2</text:p>
          </table:table-cell>
          <table:table-cell office:value-type="float" office:value="71.7" table:style-name="ce143">
            <text:p>71.7</text:p>
          </table:table-cell>
          <table:table-cell office:value-type="float" office:value="167.9" table:style-name="ce143">
            <text:p>167.9</text:p>
          </table:table-cell>
          <table:table-cell office:value-type="float" office:value="235.2" table:style-name="ce143">
            <text:p>235.2</text:p>
          </table:table-cell>
          <table:table-cell office:value-type="float" office:value="48.1" table:style-name="ce143">
            <text:p>48.1</text:p>
          </table:table-cell>
          <table:table-cell office:value-type="float" office:value="86.9" table:style-name="ce143">
            <text:p>86.9</text:p>
          </table:table-cell>
          <table:table-cell office:value-type="float" office:value="135" table:style-name="ce143">
            <text:p>135.0</text:p>
          </table:table-cell>
          <table:table-cell office:value-type="float" office:value="370.2" table:style-name="ce143">
            <text:p>370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2.2999999999999998" table:style-name="ce143">
            <text:p>2.3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8.9" table:style-name="ce143">
            <text:p>8.9</text:p>
          </table:table-cell>
          <table:table-cell office:value-type="float" office:value="0" table:style-name="ce143">
            <text:p>0.0</text:p>
          </table:table-cell>
          <table:table-cell office:value-type="float" office:value="0.5" table:style-name="ce143">
            <text:p>0.5</text:p>
          </table:table-cell>
          <table:table-cell office:value-type="float" office:value="2.7" table:style-name="ce143">
            <text:p>2.7</text:p>
          </table:table-cell>
          <table:table-cell office:value-type="float" office:value="3.2" table:style-name="ce143">
            <text:p>3.2</text:p>
          </table:table-cell>
          <table:table-cell office:value-type="float" office:value="12.1" table:style-name="ce143">
            <text:p>12.1</text:p>
          </table:table-cell>
          <table:table-cell office:value-type="float" office:value="14.4" table:style-name="ce143">
            <text:p>14.4</text:p>
          </table:table-cell>
          <table:table-cell office:value-type="float" office:value="4.2" table:style-name="ce143">
            <text:p>4.2</text:p>
          </table:table-cell>
          <table:table-cell office:value-type="float" office:value="4.5" table:style-name="ce143">
            <text:p>4.5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23.1" table:style-name="ce143">
            <text:p>23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4.3" table:style-name="ce143">
            <text:p>4.3</text:p>
          </table:table-cell>
          <table:table-cell office:value-type="float" office:value="7.7" table:style-name="ce143">
            <text:p>7.7</text:p>
          </table:table-cell>
          <table:table-cell office:value-type="float" office:value="6.8" table:style-name="ce143">
            <text:p>6.8</text:p>
          </table:table-cell>
          <table:table-cell office:value-type="float" office:value="14.4" table:style-name="ce143">
            <text:p>14.4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3" table:style-name="ce143">
            <text:p>4.3</text:p>
          </table:table-cell>
          <table:table-cell office:value-type="float" office:value="5.2" table:style-name="ce143">
            <text:p>5.2</text:p>
          </table:table-cell>
          <table:table-cell office:value-type="float" office:value="19.600000000000001" table:style-name="ce143">
            <text:p>19.6</text:p>
          </table:table-cell>
          <table:table-cell office:value-type="float" office:value="23.9" table:style-name="ce143">
            <text:p>23.9</text:p>
          </table:table-cell>
          <table:table-cell office:value-type="float" office:value="5.5" table:style-name="ce143">
            <text:p>5.5</text:p>
          </table:table-cell>
          <table:table-cell office:value-type="float" office:value="7.1" table:style-name="ce143">
            <text:p>7.1</text:p>
          </table:table-cell>
          <table:table-cell office:value-type="float" office:value="12.6" table:style-name="ce143">
            <text:p>12.6</text:p>
          </table:table-cell>
          <table:table-cell office:value-type="float" office:value="36.5" table:style-name="ce143">
            <text:p>36.5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73.900000000000006" table:style-name="ce174">
            <text:p>73.9</text:p>
          </table:table-cell>
          <table:table-cell office:value-type="float" office:value="57.9" table:style-name="ce174">
            <text:p>57.9</text:p>
          </table:table-cell>
          <table:table-cell office:value-type="float" office:value="61.6" table:style-name="ce174">
            <text:p>61.6</text:p>
          </table:table-cell>
          <table:table-cell office:value-type="float" office:value="119.5" table:style-name="ce174">
            <text:p>119.5</text:p>
          </table:table-cell>
          <table:table-cell office:value-type="float" office:value="0" table:style-name="ce174">
            <text:p>0.0</text:p>
          </table:table-cell>
          <table:table-cell office:value-type="float" office:value="13.8" table:style-name="ce174">
            <text:p>13.8</text:p>
          </table:table-cell>
          <table:table-cell office:value-type="float" office:value="66.2" table:style-name="ce174">
            <text:p>66.2</text:p>
          </table:table-cell>
          <table:table-cell office:value-type="float" office:value="80.099999999999994" table:style-name="ce174">
            <text:p>80.1</text:p>
          </table:table-cell>
          <table:table-cell office:value-type="float" office:value="199.6" table:style-name="ce174">
            <text:p>199.6</text:p>
          </table:table-cell>
          <table:table-cell office:value-type="float" office:value="273.5" table:style-name="ce174">
            <text:p>273.5</text:p>
          </table:table-cell>
          <table:table-cell office:value-type="float" office:value="57.8" table:style-name="ce174">
            <text:p>57.8</text:p>
          </table:table-cell>
          <table:table-cell office:value-type="float" office:value="98.5" table:style-name="ce174">
            <text:p>98.5</text:p>
          </table:table-cell>
          <table:table-cell office:value-type="float" office:value="156.19999999999999" table:style-name="ce174">
            <text:p>156.2</text:p>
          </table:table-cell>
          <table:table-cell office:value-type="float" office:value="429.7" table:style-name="ce174">
            <text:p>429.7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1995).$A$1:TRA0203_(1995).$P$43" table:base-cell-address="TRA0203_(1995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1994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1994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0.9" table:style-name="ce143">
            <text:p>0.9</text:p>
          </table:table-cell>
          <table:table-cell office:value-type="float" office:value="2.4" table:style-name="ce143">
            <text:p>2.4</text:p>
          </table:table-cell>
          <table:table-cell office:value-type="float" office:value="2.4" table:style-name="ce143">
            <text:p>2.4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2.7" table:style-name="ce143">
            <text:p>2.7</text:p>
          </table:table-cell>
          <table:table-cell office:value-type="float" office:value="3.4" table:style-name="ce143">
            <text:p>3.4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1.7" table:style-name="ce143">
            <text:p>1.7</text:p>
          </table:table-cell>
          <table:table-cell office:value-type="float" office:value="5.9" table:style-name="ce143">
            <text:p>5.9</text:p>
          </table:table-cell>
          <table:table-cell office:value-type="float" office:value="7.6" table:style-name="ce143">
            <text:p>7.6</text:p>
          </table:table-cell>
          <table:table-cell office:value-type="float" office:value="16.8" table:style-name="ce143">
            <text:p>16.8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6" table:style-name="ce149">
              <text:p>1.6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6.9" table:style-name="ce149">
              <text:p>6.9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7" table:formula="of:=[.C10]-[.C12]" table:style-name="ce149">
              <text:p>0.7</text:p>
            </table:table-cell>
            <table:table-cell office:value-type="float" office:value="1.7" table:formula="of:=[.D10]-[.D12]" table:style-name="ce149">
              <text:p>1.7</text:p>
            </table:table-cell>
            <table:table-cell office:value-type="float" office:value="1.9" table:formula="of:=[.E10]-[.E12]" table:style-name="ce149">
              <text:p>1.9</text:p>
            </table:table-cell>
            <table:table-cell office:value-type="float" office:value="3.8000000000000003" table:formula="of:=[.F10]-[.F12]" table:style-name="ce149">
              <text:p>3.8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30000000000000004" table:formula="of:=[.H10]-[.H12]" table:style-name="ce149">
              <text:p>0.3</text:p>
            </table:table-cell>
            <table:table-cell office:value-type="float" office:value="1.1000000000000001" table:formula="of:=[.I10]-[.I12]" table:style-name="ce149">
              <text:p>1.1</text:p>
            </table:table-cell>
            <table:table-cell office:value-type="float" office:value="1.4" table:formula="of:=[.J10]-[.J12]" table:style-name="ce149">
              <text:p>1.4</text:p>
            </table:table-cell>
            <table:table-cell office:value-type="float" office:value="5.2000000000000011" table:formula="of:=[.K10]-[.K12]" table:style-name="ce149">
              <text:p>5.2</text:p>
            </table:table-cell>
            <table:table-cell office:value-type="float" office:value="5.8999999999999995" table:formula="of:=[.L10]-[.L12]" table:style-name="ce149">
              <text:p>5.9</text:p>
            </table:table-cell>
            <table:table-cell office:value-type="float" office:value="1.4" table:formula="of:=[.M10]-[.M12]" table:style-name="ce149">
              <text:p>1.4</text:p>
            </table:table-cell>
            <table:table-cell office:value-type="float" office:value="2.7" table:formula="of:=[.N10]-[.N12]" table:style-name="ce149">
              <text:p>2.7</text:p>
            </table:table-cell>
            <table:table-cell office:value-type="float" office:value="4.0999999999999996" table:formula="of:=[.O10]-[.O12]" table:style-name="ce149">
              <text:p>4.1</text:p>
            </table:table-cell>
            <table:table-cell office:value-type="float" office:value="9.9" table:formula="of:=[.P10]-[.P12]" table:style-name="ce149">
              <text:p>9.9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2.4" table:style-name="ce143">
            <text:p>12.4</text:p>
          </table:table-cell>
          <table:table-cell office:value-type="float" office:value="3.5" table:style-name="ce143">
            <text:p>3.5</text:p>
          </table:table-cell>
          <table:table-cell office:value-type="float" office:value="4.3" table:style-name="ce143">
            <text:p>4.3</text:p>
          </table:table-cell>
          <table:table-cell office:value-type="float" office:value="7.9" table:style-name="ce143">
            <text:p>7.9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9.6" table:style-name="ce143">
            <text:p>9.6</text:p>
          </table:table-cell>
          <table:table-cell office:value-type="float" office:value="10.5" table:style-name="ce143">
            <text:p>10.5</text:p>
          </table:table-cell>
          <table:table-cell office:value-type="float" office:value="18.399999999999999" table:style-name="ce143">
            <text:p>18.4</text:p>
          </table:table-cell>
          <table:table-cell office:value-type="float" office:value="30.7" table:style-name="ce143">
            <text:p>30.7</text:p>
          </table:table-cell>
          <table:table-cell office:value-type="float" office:value="4" table:style-name="ce143">
            <text:p>4.0</text:p>
          </table:table-cell>
          <table:table-cell office:value-type="float" office:value="12.6" table:style-name="ce143">
            <text:p>12.6</text:p>
          </table:table-cell>
          <table:table-cell office:value-type="float" office:value="16.7" table:style-name="ce143">
            <text:p>16.7</text:p>
          </table:table-cell>
          <table:table-cell office:value-type="float" office:value="47.4" table:style-name="ce143">
            <text:p>47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4.0999999999999996" table:style-name="ce149">
              <text:p>4.1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5.4" table:style-name="ce149">
              <text:p>5.4</text:p>
            </table:table-cell>
            <table:table-cell office:value-type="float" office:value="9.5" table:style-name="ce149">
              <text:p>9.5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6" table:style-name="ce149">
              <text:p>6.0</text:p>
            </table:table-cell>
            <table:table-cell office:value-type="float" office:value="15.5" table:style-name="ce149">
              <text:p>15.5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.1000000000000001" table:style-name="ce149">
              <text:p>1.1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7" table:style-name="ce149">
              <text:p>2.7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8" table:style-name="ce149">
              <text:p>2.8</text:p>
            </table:table-cell>
            <table:table-cell office:value-type="float" office:value="3" table:style-name="ce149">
              <text:p>3.0</text:p>
            </table:table-cell>
            <table:table-cell office:value-type="float" office:value="6.8" table:style-name="ce149">
              <text:p>6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7.2000000000000011" table:formula="of:=[.C14]-[.C16]-[.C17]" table:style-name="ce149">
              <text:p>7.2</text:p>
            </table:table-cell>
            <table:table-cell office:value-type="float" office:value="3" table:formula="of:=[.D14]-[.D16]-[.D17]" table:style-name="ce149">
              <text:p>3.0</text:p>
            </table:table-cell>
            <table:table-cell office:value-type="float" office:value="3.6" table:formula="of:=[.E14]-[.E16]-[.E17]" table:style-name="ce149">
              <text:p>3.6</text:p>
            </table:table-cell>
            <table:table-cell office:value-type="float" office:value="6.7000000000000011" table:formula="of:=[.F14]-[.F16]-[.F17]" table:style-name="ce149">
              <text:p>6.7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29999999999999993" table:formula="of:=[.H14]-[.H16]-[.H17]" table:style-name="ce149">
              <text:p>0.3</text:p>
            </table:table-cell>
            <table:table-cell office:value-type="float" office:value="3.2" table:formula="of:=[.I14]-[.I16]-[.I17]" table:style-name="ce149">
              <text:p>3.2</text:p>
            </table:table-cell>
            <table:table-cell office:value-type="float" office:value="3.6" table:formula="of:=[.J14]-[.J16]-[.J17]" table:style-name="ce149">
              <text:p>3.6</text:p>
            </table:table-cell>
            <table:table-cell office:value-type="float" office:value="10.299999999999997" table:formula="of:=[.K14]-[.K16]-[.K17]" table:style-name="ce149">
              <text:p>10.3</text:p>
            </table:table-cell>
            <table:table-cell office:value-type="float" office:value="17.5" table:formula="of:=[.L14]-[.L16]-[.L17]" table:style-name="ce149">
              <text:p>17.5</text:p>
            </table:table-cell>
            <table:table-cell office:value-type="float" office:value="3.4" table:formula="of:=[.M14]-[.M16]-[.M17]" table:style-name="ce149">
              <text:p>3.4</text:p>
            </table:table-cell>
            <table:table-cell office:value-type="float" office:value="4.2" table:formula="of:=[.N14]-[.N16]-[.N17]" table:style-name="ce149">
              <text:p>4.2</text:p>
            </table:table-cell>
            <table:table-cell office:value-type="float" office:value="7.6999999999999993" table:formula="of:=[.O14]-[.O16]-[.O17]" table:style-name="ce149">
              <text:p>7.7</text:p>
            </table:table-cell>
            <table:table-cell office:value-type="float" office:value="25.099999999999998" table:formula="of:=[.P14]-[.P16]-[.P17]" table:style-name="ce149">
              <text:p>25.1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6.5" table:style-name="ce143">
            <text:p>6.5</text:p>
          </table:table-cell>
          <table:table-cell office:value-type="float" office:value="4.2" table:style-name="ce143">
            <text:p>4.2</text:p>
          </table:table-cell>
          <table:table-cell office:value-type="float" office:value="4.3" table:style-name="ce143">
            <text:p>4.3</text:p>
          </table:table-cell>
          <table:table-cell office:value-type="float" office:value="8.5" table:style-name="ce143">
            <text:p>8.5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6.2" table:style-name="ce143">
            <text:p>6.2</text:p>
          </table:table-cell>
          <table:table-cell office:value-type="float" office:value="6.9" table:style-name="ce143">
            <text:p>6.9</text:p>
          </table:table-cell>
          <table:table-cell office:value-type="float" office:value="15.4" table:style-name="ce143">
            <text:p>15.4</text:p>
          </table:table-cell>
          <table:table-cell office:value-type="float" office:value="21.9" table:style-name="ce143">
            <text:p>21.9</text:p>
          </table:table-cell>
          <table:table-cell office:value-type="float" office:value="4.7" table:style-name="ce143">
            <text:p>4.7</text:p>
          </table:table-cell>
          <table:table-cell office:value-type="float" office:value="8.1" table:style-name="ce143">
            <text:p>8.1</text:p>
          </table:table-cell>
          <table:table-cell office:value-type="float" office:value="12.8" table:style-name="ce143">
            <text:p>12.8</text:p>
          </table:table-cell>
          <table:table-cell office:value-type="float" office:value="34.700000000000003" table:style-name="ce143">
            <text:p>34.7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2.2000000000000002" table:style-name="ce149">
              <text:p>2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1" table:style-name="ce149">
              <text:p>1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1.9" table:style-name="ce149">
              <text:p>1.9</text:p>
            </table:table-cell>
            <table:table-cell office:value-type="float" office:value="2.9" table:style-name="ce149">
              <text:p>2.9</text:p>
            </table:table-cell>
            <table:table-cell office:value-type="float" office:value="5" table:style-name="ce149">
              <text:p>5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4" table:style-name="ce149">
              <text:p>2.4</text:p>
            </table:table-cell>
            <table:table-cell office:value-type="float" office:value="3" table:style-name="ce149">
              <text:p>3.0</text:p>
            </table:table-cell>
            <table:table-cell office:value-type="float" office:value="8.1" table:style-name="ce149">
              <text:p>8.1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3" table:style-name="ce149">
              <text:p>3.0</text:p>
            </table:table-cell>
            <table:table-cell office:value-type="float" office:value="0.8" table:style-name="ce149">
              <text:p>0.8</text:p>
            </table:table-cell>
            <table:table-cell office:value-type="float" office:value="1" table:style-name="ce149">
              <text:p>1.0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5.4" table:style-name="ce149">
              <text:p>5.4</text:p>
            </table:table-cell>
            <table:table-cell office:value-type="float" office:value="8.5" table:style-name="ce149">
              <text:p>8.5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4.7" table:style-name="ce149">
              <text:p>4.7</text:p>
            </table:table-cell>
            <table:table-cell office:value-type="float" office:value="13.2" table:style-name="ce149">
              <text:p>13.2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2999999999999998" table:formula="of:=[.C19]-[.C21]-[.C22]" table:style-name="ce149">
              <text:p>1.3</text:p>
            </table:table-cell>
            <table:table-cell office:value-type="float" office:value="3.1000000000000005" table:formula="of:=[.D19]-[.D21]-[.D22]" table:style-name="ce149">
              <text:p>3.1</text:p>
            </table:table-cell>
            <table:table-cell office:value-type="float" office:value="2.5999999999999996" table:formula="of:=[.E19]-[.E21]-[.E22]" table:style-name="ce149">
              <text:p>2.6</text:p>
            </table:table-cell>
            <table:table-cell office:value-type="float" office:value="5.8" table:formula="of:=[.F19]-[.F21]-[.F22]" table:style-name="ce149">
              <text:p>5.8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6" table:formula="of:=[.H19]-[.H21]-[.H22]" table:style-name="ce149">
              <text:p>0.2</text:p>
            </table:table-cell>
            <table:table-cell office:value-type="float" office:value="1.1000000000000005" table:formula="of:=[.I19]-[.I21]-[.I22]" table:style-name="ce149">
              <text:p>1.1</text:p>
            </table:table-cell>
            <table:table-cell office:value-type="float" office:value="1.2999999999999998" table:formula="of:=[.J19]-[.J21]-[.J22]" table:style-name="ce149">
              <text:p>1.3</text:p>
            </table:table-cell>
            <table:table-cell office:value-type="float" office:value="7.1" table:formula="of:=[.K19]-[.K21]-[.K22]" table:style-name="ce149">
              <text:p>7.1</text:p>
            </table:table-cell>
            <table:table-cell office:value-type="float" office:value="8.3999999999999986" table:formula="of:=[.L19]-[.L21]-[.L22]" table:style-name="ce149">
              <text:p>8.4</text:p>
            </table:table-cell>
            <table:table-cell office:value-type="float" office:value="3.1" table:formula="of:=[.M19]-[.M21]-[.M22]" table:style-name="ce149">
              <text:p>3.1</text:p>
            </table:table-cell>
            <table:table-cell office:value-type="float" office:value="1.8999999999999995" table:formula="of:=[.N19]-[.N21]-[.N22]" table:style-name="ce149">
              <text:p>1.9</text:p>
            </table:table-cell>
            <table:table-cell office:value-type="float" office:value="5.1000000000000005" table:formula="of:=[.O19]-[.O21]-[.O22]" table:style-name="ce149">
              <text:p>5.1</text:p>
            </table:table-cell>
            <table:table-cell office:value-type="float" office:value="13.400000000000002" table:formula="of:=[.P19]-[.P21]-[.P22]" table:style-name="ce149">
              <text:p>13.4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4.5999999999999996" table:style-name="ce143">
            <text:p>4.6</text:p>
          </table:table-cell>
          <table:table-cell office:value-type="float" office:value="7" table:style-name="ce143">
            <text:p>7.0</text:p>
          </table:table-cell>
          <table:table-cell office:value-type="float" office:value="5.5" table:style-name="ce143">
            <text:p>5.5</text:p>
          </table:table-cell>
          <table:table-cell office:value-type="float" office:value="12.5" table:style-name="ce143">
            <text:p>12.5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.6" table:style-name="ce143">
            <text:p>3.6</text:p>
          </table:table-cell>
          <table:table-cell office:value-type="float" office:value="4.7" table:style-name="ce143">
            <text:p>4.7</text:p>
          </table:table-cell>
          <table:table-cell office:value-type="float" office:value="17.3" table:style-name="ce143">
            <text:p>17.3</text:p>
          </table:table-cell>
          <table:table-cell office:value-type="float" office:value="21.8" table:style-name="ce143">
            <text:p>21.8</text:p>
          </table:table-cell>
          <table:table-cell office:value-type="float" office:value="5.5" table:style-name="ce143">
            <text:p>5.5</text:p>
          </table:table-cell>
          <table:table-cell office:value-type="float" office:value="6.1" table:style-name="ce143">
            <text:p>6.1</text:p>
          </table:table-cell>
          <table:table-cell office:value-type="float" office:value="11.6" table:style-name="ce143">
            <text:p>11.6</text:p>
          </table:table-cell>
          <table:table-cell office:value-type="float" office:value="33.4" table:style-name="ce143">
            <text:p>33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9" table:style-name="ce143">
            <text:p>9.0</text:p>
          </table:table-cell>
          <table:table-cell office:value-type="float" office:value="4.2" table:style-name="ce143">
            <text:p>4.2</text:p>
          </table:table-cell>
          <table:table-cell office:value-type="float" office:value="4.2" table:style-name="ce143">
            <text:p>4.2</text:p>
          </table:table-cell>
          <table:table-cell office:value-type="float" office:value="8.5" table:style-name="ce143">
            <text:p>8.5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6.6" table:style-name="ce143">
            <text:p>6.6</text:p>
          </table:table-cell>
          <table:table-cell office:value-type="float" office:value="7.7" table:style-name="ce143">
            <text:p>7.7</text:p>
          </table:table-cell>
          <table:table-cell office:value-type="float" office:value="16.2" table:style-name="ce143">
            <text:p>16.2</text:p>
          </table:table-cell>
          <table:table-cell office:value-type="float" office:value="25.2" table:style-name="ce143">
            <text:p>25.2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11.3" table:style-name="ce143">
            <text:p>11.3</text:p>
          </table:table-cell>
          <table:table-cell office:value-type="float" office:value="16.2" table:style-name="ce143">
            <text:p>16.2</text:p>
          </table:table-cell>
          <table:table-cell office:value-type="float" office:value="41.4" table:style-name="ce143">
            <text:p>41.4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2999999999999998" table:style-name="ce149">
              <text:p>2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2" table:style-name="ce149">
              <text:p>4.2</text:p>
            </table:table-cell>
            <table:table-cell office:value-type="float" office:value="4.4000000000000004" table:style-name="ce149">
              <text:p>4.4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7.2" table:style-name="ce149">
              <text:p>7.2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7.6" table:style-name="ce149">
              <text:p>7.6</text:p>
            </table:table-cell>
            <table:table-cell office:value-type="float" office:value="7.8" table:style-name="ce149">
              <text:p>7.8</text:p>
            </table:table-cell>
            <table:table-cell office:value-type="float" office:value="15" table:style-name="ce149">
              <text:p>15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6.7" table:formula="of:=[.C25]-[.C27]" table:style-name="ce149">
              <text:p>6.7</text:p>
            </table:table-cell>
            <table:table-cell office:value-type="float" office:value="3.9000000000000004" table:formula="of:=[.D25]-[.D27]" table:style-name="ce149">
              <text:p>3.9</text:p>
            </table:table-cell>
            <table:table-cell office:value-type="float" office:value="4" table:formula="of:=[.E25]-[.E27]" table:style-name="ce149">
              <text:p>4.0</text:p>
            </table:table-cell>
            <table:table-cell office:value-type="float" office:value="8.1" table:formula="of:=[.F25]-[.F27]" table:style-name="ce149">
              <text:p>8.1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3999999999999995" table:formula="of:=[.I25]-[.I27]" table:style-name="ce149">
              <text:p>2.4</text:p>
            </table:table-cell>
            <table:table-cell office:value-type="float" office:value="3.3" table:formula="of:=[.J25]-[.J27]" table:style-name="ce149">
              <text:p>3.3</text:p>
            </table:table-cell>
            <table:table-cell office:value-type="float" office:value="11.299999999999999" table:formula="of:=[.K25]-[.K27]" table:style-name="ce149">
              <text:p>11.3</text:p>
            </table:table-cell>
            <table:table-cell office:value-type="float" office:value="18" table:formula="of:=[.L25]-[.L27]" table:style-name="ce149">
              <text:p>18.0</text:p>
            </table:table-cell>
            <table:table-cell office:value-type="float" office:value="4.6000000000000005" table:formula="of:=[.M25]-[.M27]" table:style-name="ce149">
              <text:p>4.6</text:p>
            </table:table-cell>
            <table:table-cell office:value-type="float" office:value="3.7000000000000011" table:formula="of:=[.N25]-[.N27]" table:style-name="ce149">
              <text:p>3.7</text:p>
            </table:table-cell>
            <table:table-cell office:value-type="float" office:value="8.3999999999999986" table:formula="of:=[.O25]-[.O27]" table:style-name="ce149">
              <text:p>8.4</text:p>
            </table:table-cell>
            <table:table-cell office:value-type="float" office:value="26.4" table:formula="of:=[.P25]-[.P27]" table:style-name="ce149">
              <text:p>26.4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6.6" table:style-name="ce143">
            <text:p>6.6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7.7" table:style-name="ce143">
            <text:p>7.7</text:p>
          </table:table-cell>
          <table:table-cell office:value-type="float" office:value="16.5" table:style-name="ce143">
            <text:p>16.5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7" table:style-name="ce143">
            <text:p>4.7</text:p>
          </table:table-cell>
          <table:table-cell office:value-type="float" office:value="5.3" table:style-name="ce143">
            <text:p>5.3</text:p>
          </table:table-cell>
          <table:table-cell office:value-type="float" office:value="21.8" table:style-name="ce143">
            <text:p>21.8</text:p>
          </table:table-cell>
          <table:table-cell office:value-type="float" office:value="28.5" table:style-name="ce143">
            <text:p>28.5</text:p>
          </table:table-cell>
          <table:table-cell office:value-type="float" office:value="9.1999999999999993" table:style-name="ce143">
            <text:p>9.2</text:p>
          </table:table-cell>
          <table:table-cell office:value-type="float" office:value="9" table:style-name="ce143">
            <text:p>9.0</text:p>
          </table:table-cell>
          <table:table-cell office:value-type="float" office:value="18.2" table:style-name="ce143">
            <text:p>18.2</text:p>
          </table:table-cell>
          <table:table-cell office:value-type="float" office:value="46.6" table:style-name="ce143">
            <text:p>46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.1" table:style-name="ce143">
            <text:p>2.1</text:p>
          </table:table-cell>
          <table:table-cell office:value-type="float" office:value="0.3" table:style-name="ce143">
            <text:p>0.3</text:p>
          </table:table-cell>
          <table:table-cell office:value-type="float" office:value="0.2" table:style-name="ce143">
            <text:p>0.2</text:p>
          </table:table-cell>
          <table:table-cell office:value-type="float" office:value="0.5" table:style-name="ce143">
            <text:p>0.5</text:p>
          </table:table-cell>
          <table:table-cell office:value-type="float" office:value="0" table:style-name="ce143">
            <text:p>0.0</text:p>
          </table:table-cell>
          <table:table-cell office:value-type="float" office:value="6.1" table:style-name="ce143">
            <text:p>6.1</text:p>
          </table:table-cell>
          <table:table-cell office:value-type="float" office:value="11.3" table:style-name="ce143">
            <text:p>11.3</text:p>
          </table:table-cell>
          <table:table-cell office:value-type="float" office:value="17.3" table:style-name="ce143">
            <text:p>17.3</text:p>
          </table:table-cell>
          <table:table-cell office:value-type="float" office:value="17.899999999999999" table:style-name="ce143">
            <text:p>17.9</text:p>
          </table:table-cell>
          <table:table-cell office:value-type="float" office:value="20" table:style-name="ce143">
            <text:p>20.0</text:p>
          </table:table-cell>
          <table:table-cell office:value-type="float" office:value="0.1" table:style-name="ce143">
            <text:p>0.1</text:p>
          </table:table-cell>
          <table:table-cell office:value-type="float" office:value="11" table:style-name="ce143">
            <text:p>11.0</text:p>
          </table:table-cell>
          <table:table-cell office:value-type="float" office:value="11.2" table:style-name="ce143">
            <text:p>11.2</text:p>
          </table:table-cell>
          <table:table-cell office:value-type="float" office:value="31.1" table:style-name="ce143">
            <text:p>31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16.5" table:style-name="ce143">
            <text:p>16.5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12.2" table:style-name="ce143">
            <text:p>12.2</text:p>
          </table:table-cell>
          <table:table-cell office:value-type="float" office:value="20.5" table:style-name="ce143">
            <text:p>20.5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8.9" table:style-name="ce143">
            <text:p>8.9</text:p>
          </table:table-cell>
          <table:table-cell office:value-type="float" office:value="9.8000000000000007" table:style-name="ce143">
            <text:p>9.8</text:p>
          </table:table-cell>
          <table:table-cell office:value-type="float" office:value="30.2" table:style-name="ce143">
            <text:p>30.2</text:p>
          </table:table-cell>
          <table:table-cell office:value-type="float" office:value="46.7" table:style-name="ce143">
            <text:p>46.7</text:p>
          </table:table-cell>
          <table:table-cell office:value-type="float" office:value="10.3" table:style-name="ce143">
            <text:p>10.3</text:p>
          </table:table-cell>
          <table:table-cell office:value-type="float" office:value="15.2" table:style-name="ce143">
            <text:p>15.2</text:p>
          </table:table-cell>
          <table:table-cell office:value-type="float" office:value="25.5" table:style-name="ce143">
            <text:p>25.5</text:p>
          </table:table-cell>
          <table:table-cell office:value-type="float" office:value="72.2" table:style-name="ce143">
            <text:p>72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5.8" table:style-name="ce143">
            <text:p>5.8</text:p>
          </table:table-cell>
          <table:table-cell office:value-type="float" office:value="5.4" table:style-name="ce143">
            <text:p>5.4</text:p>
          </table:table-cell>
          <table:table-cell office:value-type="float" office:value="8.6" table:style-name="ce143">
            <text:p>8.6</text:p>
          </table:table-cell>
          <table:table-cell office:value-type="float" office:value="14" table:style-name="ce143">
            <text:p>14.0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3" table:style-name="ce143">
            <text:p>4.3</text:p>
          </table:table-cell>
          <table:table-cell office:value-type="float" office:value="4.7" table:style-name="ce143">
            <text:p>4.7</text:p>
          </table:table-cell>
          <table:table-cell office:value-type="float" office:value="18.7" table:style-name="ce143">
            <text:p>18.7</text:p>
          </table:table-cell>
          <table:table-cell office:value-type="float" office:value="24.5" table:style-name="ce143">
            <text:p>24.5</text:p>
          </table:table-cell>
          <table:table-cell office:value-type="float" office:value="7.6" table:style-name="ce143">
            <text:p>7.6</text:p>
          </table:table-cell>
          <table:table-cell office:value-type="float" office:value="7.3" table:style-name="ce143">
            <text:p>7.3</text:p>
          </table:table-cell>
          <table:table-cell office:value-type="float" office:value="14.9" table:style-name="ce143">
            <text:p>14.9</text:p>
          </table:table-cell>
          <table:table-cell office:value-type="float" office:value="39.4" table:style-name="ce143">
            <text:p>39.4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64.400000000000006" table:style-name="ce143">
            <text:p>64.4</text:p>
          </table:table-cell>
          <table:table-cell office:value-type="float" office:value="44.3" table:style-name="ce143">
            <text:p>44.3</text:p>
          </table:table-cell>
          <table:table-cell office:value-type="float" office:value="49.5" table:style-name="ce143">
            <text:p>49.5</text:p>
          </table:table-cell>
          <table:table-cell office:value-type="float" office:value="93.8" table:style-name="ce143">
            <text:p>93.8</text:p>
          </table:table-cell>
          <table:table-cell office:value-type="float" office:value="0" table:style-name="ce143">
            <text:p>0.0</text:p>
          </table:table-cell>
          <table:table-cell office:value-type="float" office:value="12.5" table:style-name="ce143">
            <text:p>12.5</text:p>
          </table:table-cell>
          <table:table-cell office:value-type="float" office:value="57.9" table:style-name="ce143">
            <text:p>57.9</text:p>
          </table:table-cell>
          <table:table-cell office:value-type="float" office:value="70.400000000000006" table:style-name="ce143">
            <text:p>70.4</text:p>
          </table:table-cell>
          <table:table-cell office:value-type="float" office:value="164.2" table:style-name="ce143">
            <text:p>164.2</text:p>
          </table:table-cell>
          <table:table-cell office:value-type="float" office:value="228.6" table:style-name="ce143">
            <text:p>228.6</text:p>
          </table:table-cell>
          <table:table-cell office:value-type="float" office:value="48" table:style-name="ce143">
            <text:p>48.0</text:p>
          </table:table-cell>
          <table:table-cell office:value-type="float" office:value="86.6" table:style-name="ce143">
            <text:p>86.6</text:p>
          </table:table-cell>
          <table:table-cell office:value-type="float" office:value="134.6" table:style-name="ce143">
            <text:p>134.6</text:p>
          </table:table-cell>
          <table:table-cell office:value-type="float" office:value="363.2" table:style-name="ce143">
            <text:p>363.2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2.2000000000000002" table:style-name="ce143">
            <text:p>2.2</text:p>
          </table:table-cell>
          <table:table-cell office:value-type="float" office:value="4.7" table:style-name="ce143">
            <text:p>4.7</text:p>
          </table:table-cell>
          <table:table-cell office:value-type="float" office:value="4" table:style-name="ce143">
            <text:p>4.0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2.7" table:style-name="ce143">
            <text:p>2.7</text:p>
          </table:table-cell>
          <table:table-cell office:value-type="float" office:value="3.1" table:style-name="ce143">
            <text:p>3.1</text:p>
          </table:table-cell>
          <table:table-cell office:value-type="float" office:value="11.8" table:style-name="ce143">
            <text:p>11.8</text:p>
          </table:table-cell>
          <table:table-cell office:value-type="float" office:value="14" table:style-name="ce143">
            <text:p>14.0</text:p>
          </table:table-cell>
          <table:table-cell office:value-type="float" office:value="4.2" table:style-name="ce143">
            <text:p>4.2</text:p>
          </table:table-cell>
          <table:table-cell office:value-type="float" office:value="4.5" table:style-name="ce143">
            <text:p>4.5</text:p>
          </table:table-cell>
          <table:table-cell office:value-type="float" office:value="8.6999999999999993" table:style-name="ce143">
            <text:p>8.7</text:p>
          </table:table-cell>
          <table:table-cell office:value-type="float" office:value="22.6" table:style-name="ce143">
            <text:p>22.6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4.0999999999999996" table:style-name="ce143">
            <text:p>4.1</text:p>
          </table:table-cell>
          <table:table-cell office:value-type="float" office:value="7.5" table:style-name="ce143">
            <text:p>7.5</text:p>
          </table:table-cell>
          <table:table-cell office:value-type="float" office:value="6.6" table:style-name="ce143">
            <text:p>6.6</text:p>
          </table:table-cell>
          <table:table-cell office:value-type="float" office:value="14.1" table:style-name="ce143">
            <text:p>14.1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5" table:style-name="ce143">
            <text:p>5.0</text:p>
          </table:table-cell>
          <table:table-cell office:value-type="float" office:value="19.100000000000001" table:style-name="ce143">
            <text:p>19.1</text:p>
          </table:table-cell>
          <table:table-cell office:value-type="float" office:value="23.3" table:style-name="ce143">
            <text:p>23.3</text:p>
          </table:table-cell>
          <table:table-cell office:value-type="float" office:value="5.5" table:style-name="ce143">
            <text:p>5.5</text:p>
          </table:table-cell>
          <table:table-cell office:value-type="float" office:value="7" table:style-name="ce143">
            <text:p>7.0</text:p>
          </table:table-cell>
          <table:table-cell office:value-type="float" office:value="12.5" table:style-name="ce143">
            <text:p>12.5</text:p>
          </table:table-cell>
          <table:table-cell office:value-type="float" office:value="35.799999999999997" table:style-name="ce143">
            <text:p>35.8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70.7" table:style-name="ce174">
            <text:p>70.7</text:p>
          </table:table-cell>
          <table:table-cell office:value-type="float" office:value="56.5" table:style-name="ce174">
            <text:p>56.5</text:p>
          </table:table-cell>
          <table:table-cell office:value-type="float" office:value="60" table:style-name="ce174">
            <text:p>60.0</text:p>
          </table:table-cell>
          <table:table-cell office:value-type="float" office:value="116.5" table:style-name="ce174">
            <text:p>116.5</text:p>
          </table:table-cell>
          <table:table-cell office:value-type="float" office:value="0" table:style-name="ce174">
            <text:p>0.0</text:p>
          </table:table-cell>
          <table:table-cell office:value-type="float" office:value="13.8" table:style-name="ce174">
            <text:p>13.8</text:p>
          </table:table-cell>
          <table:table-cell office:value-type="float" office:value="64.7" table:style-name="ce174">
            <text:p>64.7</text:p>
          </table:table-cell>
          <table:table-cell office:value-type="float" office:value="78.5" table:style-name="ce174">
            <text:p>78.5</text:p>
          </table:table-cell>
          <table:table-cell office:value-type="float" office:value="195.1" table:style-name="ce174">
            <text:p>195.1</text:p>
          </table:table-cell>
          <table:table-cell office:value-type="float" office:value="265.8" table:style-name="ce174">
            <text:p>265.8</text:p>
          </table:table-cell>
          <table:table-cell office:value-type="float" office:value="57.6" table:style-name="ce174">
            <text:p>57.6</text:p>
          </table:table-cell>
          <table:table-cell office:value-type="float" office:value="98.1" table:style-name="ce174">
            <text:p>98.1</text:p>
          </table:table-cell>
          <table:table-cell office:value-type="float" office:value="155.69999999999999" table:style-name="ce174">
            <text:p>155.7</text:p>
          </table:table-cell>
          <table:table-cell office:value-type="float" office:value="421.5" table:style-name="ce174">
            <text:p>421.5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1994).$A$1:TRA0203_(1994).$P$43" table:base-cell-address="TRA0203_(1994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TRA0203_(1993)" table:style-name="ta3">
        <table:table-column table:style-name="co1" table:default-cell-style-name="ce118"/>
        <table:table-column table:style-name="co6" table:default-cell-style-name="ce118"/>
        <table:table-column table:style-name="co3" table:number-columns-repeated="4" table:default-cell-style-name="ce118"/>
        <table:table-column table:style-name="co6" table:default-cell-style-name="ce118"/>
        <table:table-column table:style-name="co3" table:number-columns-repeated="9" table:default-cell-style-name="ce118"/>
        <table:table-column table:style-name="co5" table:number-columns-repeated="16368" table:default-cell-style-name="ce118"/>
        <table:table-row table:style-name="ro1">
          <table:table-cell office:value-type="string" table:style-name="ce173">
            <text:p>Department for Transport statistics</text:p>
          </table:table-cell>
          <table:table-cell table:style-name="ce173"/>
          <table:table-cell table:number-columns-repeated="16382" table:style-name="ce166"/>
        </table:table-row>
        <table:table-row table:style-name="ro16">
          <table:table-cell office:value-type="string" table:style-name="ce172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1"/>
          <table:table-cell table:number-columns-repeated="7" table:style-name="ce118"/>
          <table:table-cell table:style-name="ce170"/>
          <table:table-cell table:number-columns-repeated="6" table:style-name="ce118"/>
          <table:table-cell table:number-columns-repeated="16368" table:style-name="ce66"/>
        </table:table-row>
        <table:table-row table:style-name="ro3">
          <table:table-cell office:value-type="string" table:style-name="ce169">
            <text:p>Table TRA0203</text:p>
          </table:table-cell>
          <table:table-cell table:style-name="ce169"/>
          <table:table-cell table:number-columns-repeated="16382" table:style-name="ce166"/>
        </table:table-row>
        <table:table-row table:style-name="ro4">
          <table:table-cell office:value-type="string" table:style-name="ce169">
            <text:p>Motor vehicle traffic (vehicle kilometres) by road class and region and country in Great Britain, annual 1993</text:p>
          </table:table-cell>
          <table:table-cell table:style-name="ce169"/>
          <table:table-cell table:number-columns-repeated="8" table:style-name="ce167"/>
          <table:table-cell table:style-name="ce168"/>
          <table:table-cell table:number-columns-repeated="5" table:style-name="ce167"/>
          <table:table-cell table:number-columns-repeated="16368" table:style-name="ce166"/>
        </table:table-row>
        <table:table-row table:style-name="ro5">
          <table:table-cell table:number-columns-repeated="5" table:style-name="ce165"/>
          <table:table-cell table:number-columns-repeated="10" table:style-name="ce164"/>
          <table:table-cell office:value-type="string" table:style-name="ce163">
            <text:p>Billion vehicle kilometres</text:p>
          </table:table-cell>
          <table:table-cell table:number-columns-repeated="16368" table:style-name="ce66"/>
        </table:table-row>
        <table:table-row table:style-name="ro4">
          <table:table-cell table:number-columns-repeated="2" table:style-name="ce159"/>
          <table:table-cell office:value-type="string" table:number-columns-spanned="10" table:number-rows-spanned="1" table:style-name="ce162">
            <text:p>Major roads</text:p>
          </table:table-cell>
          <table:covered-table-cell table:number-columns-repeated="9"/>
          <table:table-cell table:number-columns-repeated="2" table:style-name="ce161"/>
          <table:table-cell table:style-name="ce160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8" table:number-rows-spanned="1" table:style-name="ce158">
            <text:p>'A' roads</text:p>
          </table:table-cell>
          <table:covered-table-cell table:number-columns-repeated="7"/>
          <table:table-cell table:number-columns-repeated="4" table:style-name="ce118"/>
          <table:table-cell table:style-name="ce155"/>
          <table:table-cell table:number-columns-repeated="16368" table:style-name="ce66"/>
        </table:table-row>
        <table:table-row table:style-name="ro4">
          <table:table-cell table:number-columns-repeated="3" table:style-name="ce159"/>
          <table:table-cell office:value-type="string" table:number-columns-spanned="3" table:number-rows-spanned="1" table:style-name="ce158">
            <text:p>Rural</text:p>
          </table:table-cell>
          <table:covered-table-cell table:number-columns-repeated="2"/>
          <table:table-cell table:style-name="ce157"/>
          <table:table-cell office:value-type="string" table:number-columns-spanned="3" table:number-rows-spanned="1" table:style-name="ce158">
            <text:p>Urban</text:p>
          </table:table-cell>
          <table:covered-table-cell table:number-columns-repeated="2"/>
          <table:table-cell table:style-name="ce157"/>
          <table:table-cell table:style-name="ce118"/>
          <table:table-cell office:value-type="string" table:number-columns-spanned="3" table:number-rows-spanned="1" table:style-name="ce156">
            <text:p>Minor roads</text:p>
          </table:table-cell>
          <table:covered-table-cell table:number-columns-repeated="2"/>
          <table:table-cell table:style-name="ce155"/>
          <table:table-cell table:number-columns-repeated="16368" table:style-name="ce66"/>
        </table:table-row>
        <table:table-row table:style-name="ro6">
          <table:table-cell table:number-columns-repeated="2" table:style-name="ce154"/>
          <table:table-cell office:value-type="string" table:style-name="ce153">
            <text:p>Motorway<text:s/><text:span text:style-name="T2">1</text:span></text:p>
          </table:table-cell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table:style-name="ce153"/>
          <table:table-cell office:value-type="string" table:style-name="ce153">
            <text:p>Trunk</text:p>
          </table:table-cell>
          <table:table-cell office:value-type="string" table:style-name="ce153">
            <text:p>Principal</text:p>
          </table:table-cell>
          <table:table-cell office:value-type="string" table:style-name="ce153">
            <text:p>Total</text:p>
          </table:table-cell>
          <table:table-cell office:value-type="string" table:style-name="ce153">
            <text:p>All 'A' roads</text:p>
          </table:table-cell>
          <table:table-cell office:value-type="string" table:style-name="ce153">
            <text:p>All major roads</text:p>
          </table:table-cell>
          <table:table-cell office:value-type="string" table:style-name="ce153">
            <text:p>Rural</text:p>
          </table:table-cell>
          <table:table-cell office:value-type="string" table:style-name="ce153">
            <text:p>Urban</text:p>
          </table:table-cell>
          <table:table-cell office:value-type="string" table:style-name="ce153">
            <text:p>All minor roads</text:p>
          </table:table-cell>
          <table:table-cell office:value-type="string" table:style-name="ce153">
            <text:p>All roads</text:p>
          </table:table-cell>
          <table:table-cell table:number-columns-repeated="16368" table:style-name="ce66"/>
        </table:table-row>
        <table:table-row table:style-name="ro7">
          <table:table-cell office:value-type="string" table:style-name="ce145">
            <text:p>North East<text:s/><text:span text:style-name="T2">2</text:span></text:p>
          </table:table-cell>
          <table:table-cell table:style-name="ce147"/>
          <table:table-cell office:value-type="float" office:value="0.8" table:style-name="ce143">
            <text:p>0.8</text:p>
          </table:table-cell>
          <table:table-cell office:value-type="float" office:value="2.4" table:style-name="ce143">
            <text:p>2.4</text:p>
          </table:table-cell>
          <table:table-cell office:value-type="float" office:value="2.4" table:style-name="ce143">
            <text:p>2.4</text:p>
          </table:table-cell>
          <table:table-cell office:value-type="float" office:value="4.8" table:style-name="ce143">
            <text:p>4.8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2.6" table:style-name="ce143">
            <text:p>2.6</text:p>
          </table:table-cell>
          <table:table-cell office:value-type="float" office:value="3.4" table:style-name="ce143">
            <text:p>3.4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9" table:style-name="ce143">
            <text:p>9.0</text:p>
          </table:table-cell>
          <table:table-cell office:value-type="float" office:value="1.6" table:style-name="ce143">
            <text:p>1.6</text:p>
          </table:table-cell>
          <table:table-cell office:value-type="float" office:value="5.9" table:style-name="ce143">
            <text:p>5.9</text:p>
          </table:table-cell>
          <table:table-cell office:value-type="float" office:value="7.5" table:style-name="ce143">
            <text:p>7.5</text:p>
          </table:table-cell>
          <table:table-cell office:value-type="float" office:value="16.5" table:style-name="ce143">
            <text:p>16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Tyne and Wear FMC</text:p>
            </table:table-cell>
            <table:table-cell table:style-name="ce152"/>
            <table:table-cell office:value-type="float" office:value="0.2" table:style-name="ce149">
              <text:p>0.2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1000000000000001" table:style-name="ce149">
              <text:p>1.1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1.5" table:style-name="ce149">
              <text:p>1.5</text:p>
            </table:table-cell>
            <table:table-cell office:value-type="float" office:value="2" table:style-name="ce149">
              <text:p>2.0</text:p>
            </table:table-cell>
            <table:table-cell office:value-type="float" office:value="3.1" table:style-name="ce149">
              <text:p>3.1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3.2" table:style-name="ce149">
              <text:p>3.2</text:p>
            </table:table-cell>
            <table:table-cell office:value-type="float" office:value="3.5" table:style-name="ce149">
              <text:p>3.5</text:p>
            </table:table-cell>
            <table:table-cell office:value-type="float" office:value="6.8" table:style-name="ce149">
              <text:p>6.8</text:p>
            </table:table-cell>
            <table:table-cell table:number-columns-repeated="16368" table:style-name="ce151"/>
          </table:table-row>
          <table:table-row table:style-name="ro8">
            <table:table-cell office:value-type="string" table:style-name="ce150">
              <text:p><text:s text:c="2"/>Rest of North East</text:p>
            </table:table-cell>
            <table:table-cell table:style-name="ce152"/>
            <table:table-cell office:value-type="float" office:value="0.60000000000000009" table:formula="of:=[.C10]-[.C12]" table:style-name="ce149">
              <text:p>0.6</text:p>
            </table:table-cell>
            <table:table-cell office:value-type="float" office:value="1.7999999999999998" table:formula="of:=[.D10]-[.D12]" table:style-name="ce149">
              <text:p>1.8</text:p>
            </table:table-cell>
            <table:table-cell office:value-type="float" office:value="1.9" table:formula="of:=[.E10]-[.E12]" table:style-name="ce149">
              <text:p>1.9</text:p>
            </table:table-cell>
            <table:table-cell office:value-type="float" office:value="3.6999999999999997" table:formula="of:=[.F10]-[.F12]" table:style-name="ce149">
              <text:p>3.7</text:p>
            </table:table-cell>
            <table:table-cell office:value-type="float" office:value="0" table:formula="of:=[.G10]-[.G12]" table:style-name="ce149">
              <text:p>0.0</text:p>
            </table:table-cell>
            <table:table-cell office:value-type="float" office:value="0.30000000000000004" table:formula="of:=[.H10]-[.H12]" table:style-name="ce149">
              <text:p>0.3</text:p>
            </table:table-cell>
            <table:table-cell office:value-type="float" office:value="1.1000000000000001" table:formula="of:=[.I10]-[.I12]" table:style-name="ce149">
              <text:p>1.1</text:p>
            </table:table-cell>
            <table:table-cell office:value-type="float" office:value="1.4" table:formula="of:=[.J10]-[.J12]" table:style-name="ce149">
              <text:p>1.4</text:p>
            </table:table-cell>
            <table:table-cell office:value-type="float" office:value="5.0999999999999996" table:formula="of:=[.K10]-[.K12]" table:style-name="ce149">
              <text:p>5.1</text:p>
            </table:table-cell>
            <table:table-cell office:value-type="float" office:value="5.7" table:formula="of:=[.L10]-[.L12]" table:style-name="ce149">
              <text:p>5.7</text:p>
            </table:table-cell>
            <table:table-cell office:value-type="float" office:value="1.3" table:formula="of:=[.M10]-[.M12]" table:style-name="ce149">
              <text:p>1.3</text:p>
            </table:table-cell>
            <table:table-cell office:value-type="float" office:value="2.7" table:formula="of:=[.N10]-[.N12]" table:style-name="ce149">
              <text:p>2.7</text:p>
            </table:table-cell>
            <table:table-cell office:value-type="float" office:value="4" table:formula="of:=[.O10]-[.O12]" table:style-name="ce149">
              <text:p>4.0</text:p>
            </table:table-cell>
            <table:table-cell office:value-type="float" office:value="9.6999999999999993" table:formula="of:=[.P10]-[.P12]" table:style-name="ce149">
              <text:p>9.7</text:p>
            </table:table-cell>
            <table:table-cell table:number-columns-repeated="16368" table:style-name="ce151"/>
          </table:table-row>
        </table:table-row-group>
        <table:table-row table:style-name="ro9">
          <table:table-cell office:value-type="string" table:style-name="ce145">
            <text:p>North West<text:span text:style-name="T2"><text:s/>2</text:span></text:p>
          </table:table-cell>
          <table:table-cell table:style-name="ce147"/>
          <table:table-cell office:value-type="float" office:value="12" table:style-name="ce143">
            <text:p>12.0</text:p>
          </table:table-cell>
          <table:table-cell office:value-type="float" office:value="3.4" table:style-name="ce143">
            <text:p>3.4</text:p>
          </table:table-cell>
          <table:table-cell office:value-type="float" office:value="4.2" table:style-name="ce143">
            <text:p>4.2</text:p>
          </table:table-cell>
          <table:table-cell office:value-type="float" office:value="7.7" table:style-name="ce143">
            <text:p>7.7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9.5" table:style-name="ce143">
            <text:p>9.5</text:p>
          </table:table-cell>
          <table:table-cell office:value-type="float" office:value="10.3" table:style-name="ce143">
            <text:p>10.3</text:p>
          </table:table-cell>
          <table:table-cell office:value-type="float" office:value="18" table:style-name="ce143">
            <text:p>18.0</text:p>
          </table:table-cell>
          <table:table-cell office:value-type="float" office:value="30.1" table:style-name="ce143">
            <text:p>30.1</text:p>
          </table:table-cell>
          <table:table-cell office:value-type="float" office:value="3.9" table:style-name="ce143">
            <text:p>3.9</text:p>
          </table:table-cell>
          <table:table-cell office:value-type="float" office:value="12.5" table:style-name="ce143">
            <text:p>12.5</text:p>
          </table:table-cell>
          <table:table-cell office:value-type="float" office:value="16.5" table:style-name="ce143">
            <text:p>16.5</text:p>
          </table:table-cell>
          <table:table-cell office:value-type="float" office:value="46.5" table:style-name="ce143">
            <text:p>46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Greater Manchester FMC</text:p>
            </table:table-cell>
            <table:table-cell table:style-name="ce147"/>
            <table:table-cell office:value-type="float" office:value="3.9" table:style-name="ce149">
              <text:p>3.9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.6" table:style-name="ce149">
              <text:p>0.6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5999999999999996" table:style-name="ce149">
              <text:p>4.6</text:p>
            </table:table-cell>
            <table:table-cell office:value-type="float" office:value="4.7" table:style-name="ce149">
              <text:p>4.7</text:p>
            </table:table-cell>
            <table:table-cell office:value-type="float" office:value="5.3" table:style-name="ce149">
              <text:p>5.3</text:p>
            </table:table-cell>
            <table:table-cell office:value-type="float" office:value="9.3000000000000007" table:style-name="ce149">
              <text:p>9.3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5.6" table:style-name="ce149">
              <text:p>5.6</text:p>
            </table:table-cell>
            <table:table-cell office:value-type="float" office:value="5.9" table:style-name="ce149">
              <text:p>5.9</text:p>
            </table:table-cell>
            <table:table-cell office:value-type="float" office:value="15.2" table:style-name="ce149">
              <text:p>15.2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Merseyside FMC</text:p>
            </table:table-cell>
            <table:table-cell table:style-name="ce147"/>
            <table:table-cell office:value-type="float" office:value="1" table:style-name="ce149">
              <text:p>1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5" table:style-name="ce149">
              <text:p>0.5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2.1" table:style-name="ce149">
              <text:p>2.1</text:p>
            </table:table-cell>
            <table:table-cell office:value-type="float" office:value="2.6" table:style-name="ce149">
              <text:p>2.6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2.8" table:style-name="ce149">
              <text:p>2.8</text:p>
            </table:table-cell>
            <table:table-cell office:value-type="float" office:value="3" table:style-name="ce149">
              <text:p>3.0</text:p>
            </table:table-cell>
            <table:table-cell office:value-type="float" office:value="6.7" table:style-name="ce149">
              <text:p>6.7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North West</text:p>
            </table:table-cell>
            <table:table-cell table:style-name="ce147"/>
            <table:table-cell office:value-type="float" office:value="7.1" table:formula="of:=[.C14]-[.C16]-[.C17]" table:style-name="ce149">
              <text:p>7.1</text:p>
            </table:table-cell>
            <table:table-cell office:value-type="float" office:value="2.9" table:formula="of:=[.D14]-[.D16]-[.D17]" table:style-name="ce149">
              <text:p>2.9</text:p>
            </table:table-cell>
            <table:table-cell office:value-type="float" office:value="3.5000000000000004" table:formula="of:=[.E14]-[.E16]-[.E17]" table:style-name="ce149">
              <text:p>3.5</text:p>
            </table:table-cell>
            <table:table-cell office:value-type="float" office:value="6.6000000000000005" table:formula="of:=[.F14]-[.F16]-[.F17]" table:style-name="ce149">
              <text:p>6.6</text:p>
            </table:table-cell>
            <table:table-cell office:value-type="float" office:value="0" table:formula="of:=[.G14]-[.G16]-[.G17]" table:style-name="ce149">
              <text:p>0.0</text:p>
            </table:table-cell>
            <table:table-cell office:value-type="float" office:value="0.39999999999999997" table:formula="of:=[.H14]-[.H16]-[.H17]" table:style-name="ce149">
              <text:p>0.4</text:p>
            </table:table-cell>
            <table:table-cell office:value-type="float" office:value="3.2" table:formula="of:=[.I14]-[.I16]-[.I17]" table:style-name="ce149">
              <text:p>3.2</text:p>
            </table:table-cell>
            <table:table-cell office:value-type="float" office:value="3.5000000000000004" table:formula="of:=[.J14]-[.J16]-[.J17]" table:style-name="ce149">
              <text:p>3.5</text:p>
            </table:table-cell>
            <table:table-cell office:value-type="float" office:value="10.1" table:formula="of:=[.K14]-[.K16]-[.K17]" table:style-name="ce149">
              <text:p>10.1</text:p>
            </table:table-cell>
            <table:table-cell office:value-type="float" office:value="17.100000000000001" table:formula="of:=[.L14]-[.L16]-[.L17]" table:style-name="ce149">
              <text:p>17.1</text:p>
            </table:table-cell>
            <table:table-cell office:value-type="float" office:value="3.3" table:formula="of:=[.M14]-[.M16]-[.M17]" table:style-name="ce149">
              <text:p>3.3</text:p>
            </table:table-cell>
            <table:table-cell office:value-type="float" office:value="4.1000000000000005" table:formula="of:=[.N14]-[.N16]-[.N17]" table:style-name="ce149">
              <text:p>4.1</text:p>
            </table:table-cell>
            <table:table-cell office:value-type="float" office:value="7.6" table:formula="of:=[.O14]-[.O16]-[.O17]" table:style-name="ce149">
              <text:p>7.6</text:p>
            </table:table-cell>
            <table:table-cell office:value-type="float" office:value="24.6" table:formula="of:=[.P14]-[.P16]-[.P17]" table:style-name="ce149">
              <text:p>24.6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Yorkshire and the Humber<text:span text:style-name="T2"><text:s/>2</text:span></text:p>
          </table:table-cell>
          <table:table-cell table:style-name="ce147"/>
          <table:table-cell office:value-type="float" office:value="6.3" table:style-name="ce143">
            <text:p>6.3</text:p>
          </table:table-cell>
          <table:table-cell office:value-type="float" office:value="4" table:style-name="ce143">
            <text:p>4.0</text:p>
          </table:table-cell>
          <table:table-cell office:value-type="float" office:value="4.2" table:style-name="ce143">
            <text:p>4.2</text:p>
          </table:table-cell>
          <table:table-cell office:value-type="float" office:value="8.1999999999999993" table:style-name="ce143">
            <text:p>8.2</text:p>
          </table:table-cell>
          <table:table-cell office:value-type="float" office:value="0" table:style-name="ce143">
            <text:p>0.0</text:p>
          </table:table-cell>
          <table:table-cell office:value-type="float" office:value="0.7" table:style-name="ce143">
            <text:p>0.7</text:p>
          </table:table-cell>
          <table:table-cell office:value-type="float" office:value="6.1" table:style-name="ce143">
            <text:p>6.1</text:p>
          </table:table-cell>
          <table:table-cell office:value-type="float" office:value="6.8" table:style-name="ce143">
            <text:p>6.8</text:p>
          </table:table-cell>
          <table:table-cell office:value-type="float" office:value="15" table:style-name="ce143">
            <text:p>15.0</text:p>
          </table:table-cell>
          <table:table-cell office:value-type="float" office:value="21.3" table:style-name="ce143">
            <text:p>21.3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8" table:style-name="ce143">
            <text:p>8.0</text:p>
          </table:table-cell>
          <table:table-cell office:value-type="float" office:value="12.6" table:style-name="ce143">
            <text:p>12.6</text:p>
          </table:table-cell>
          <table:table-cell office:value-type="float" office:value="34" table:style-name="ce143">
            <text:p>34.0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South Yorkshire FMC</text:p>
            </table:table-cell>
            <table:table-cell table:style-name="ce147"/>
            <table:table-cell office:value-type="float" office:value="2.1" table:style-name="ce149">
              <text:p>2.1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1" table:style-name="ce149">
              <text:p>1.0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1.8" table:style-name="ce149">
              <text:p>1.8</text:p>
            </table:table-cell>
            <table:table-cell office:value-type="float" office:value="2.8" table:style-name="ce149">
              <text:p>2.8</text:p>
            </table:table-cell>
            <table:table-cell office:value-type="float" office:value="4.9000000000000004" table:style-name="ce149">
              <text:p>4.9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2.2999999999999998" table:style-name="ce149">
              <text:p>2.3</text:p>
            </table:table-cell>
            <table:table-cell office:value-type="float" office:value="3" table:style-name="ce149">
              <text:p>3.0</text:p>
            </table:table-cell>
            <table:table-cell office:value-type="float" office:value="7.9" table:style-name="ce149">
              <text:p>7.9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Yorkshire FMC</text:p>
            </table:table-cell>
            <table:table-cell table:style-name="ce147"/>
            <table:table-cell office:value-type="float" office:value="3" table:style-name="ce149">
              <text:p>3.0</text:p>
            </table:table-cell>
            <table:table-cell office:value-type="float" office:value="0.7" table:style-name="ce149">
              <text:p>0.7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1.7" table:style-name="ce149">
              <text:p>1.7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3.3" table:style-name="ce149">
              <text:p>3.3</text:p>
            </table:table-cell>
            <table:table-cell office:value-type="float" office:value="3.7" table:style-name="ce149">
              <text:p>3.7</text:p>
            </table:table-cell>
            <table:table-cell office:value-type="float" office:value="5.3" table:style-name="ce149">
              <text:p>5.3</text:p>
            </table:table-cell>
            <table:table-cell office:value-type="float" office:value="8.3000000000000007" table:style-name="ce149">
              <text:p>8.3</text:p>
            </table:table-cell>
            <table:table-cell office:value-type="float" office:value="0.9" table:style-name="ce149">
              <text:p>0.9</text:p>
            </table:table-cell>
            <table:table-cell office:value-type="float" office:value="3.8" table:style-name="ce149">
              <text:p>3.8</text:p>
            </table:table-cell>
            <table:table-cell office:value-type="float" office:value="4.7" table:style-name="ce149">
              <text:p>4.7</text:p>
            </table:table-cell>
            <table:table-cell office:value-type="float" office:value="13" table:style-name="ce149">
              <text:p>13.0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Yorkshire and the Humber<text:s/></text:p>
            </table:table-cell>
            <table:table-cell table:style-name="ce147"/>
            <table:table-cell office:value-type="float" office:value="1.1999999999999993" table:formula="of:=[.C19]-[.C21]-[.C22]" table:style-name="ce149">
              <text:p>1.2</text:p>
            </table:table-cell>
            <table:table-cell office:value-type="float" office:value="3" table:formula="of:=[.D19]-[.D21]-[.D22]" table:style-name="ce149">
              <text:p>3.0</text:p>
            </table:table-cell>
            <table:table-cell office:value-type="float" office:value="2.6" table:formula="of:=[.E19]-[.E21]-[.E22]" table:style-name="ce149">
              <text:p>2.6</text:p>
            </table:table-cell>
            <table:table-cell office:value-type="float" office:value="5.4999999999999991" table:formula="of:=[.F19]-[.F21]-[.F22]" table:style-name="ce149">
              <text:p>5.5</text:p>
            </table:table-cell>
            <table:table-cell office:value-type="float" office:value="0" table:formula="of:=[.G19]-[.G21]-[.G22]" table:style-name="ce149">
              <text:p>0.0</text:p>
            </table:table-cell>
            <table:table-cell office:value-type="float" office:value="0.19999999999999996" table:formula="of:=[.H19]-[.H21]-[.H22]" table:style-name="ce149">
              <text:p>0.2</text:p>
            </table:table-cell>
            <table:table-cell office:value-type="float" office:value="1" table:formula="of:=[.I19]-[.I21]-[.I22]" table:style-name="ce149">
              <text:p>1.0</text:p>
            </table:table-cell>
            <table:table-cell office:value-type="float" office:value="1.2999999999999998" table:formula="of:=[.J19]-[.J21]-[.J22]" table:style-name="ce149">
              <text:p>1.3</text:p>
            </table:table-cell>
            <table:table-cell office:value-type="float" office:value="6.8999999999999995" table:formula="of:=[.K19]-[.K21]-[.K22]" table:style-name="ce149">
              <text:p>6.9</text:p>
            </table:table-cell>
            <table:table-cell office:value-type="float" office:value="8.0999999999999979" table:formula="of:=[.L19]-[.L21]-[.L22]" table:style-name="ce149">
              <text:p>8.1</text:p>
            </table:table-cell>
            <table:table-cell office:value-type="float" office:value="2.9999999999999996" table:formula="of:=[.M19]-[.M21]-[.M22]" table:style-name="ce149">
              <text:p>3.0</text:p>
            </table:table-cell>
            <table:table-cell office:value-type="float" office:value="1.9000000000000004" table:formula="of:=[.N19]-[.N21]-[.N22]" table:style-name="ce149">
              <text:p>1.9</text:p>
            </table:table-cell>
            <table:table-cell office:value-type="float" office:value="4.8999999999999995" table:formula="of:=[.O19]-[.O21]-[.O22]" table:style-name="ce149">
              <text:p>4.9</text:p>
            </table:table-cell>
            <table:table-cell office:value-type="float" office:value="13.100000000000001" table:formula="of:=[.P19]-[.P21]-[.P22]" table:style-name="ce149">
              <text:p>13.1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Midlands</text:p>
          </table:table-cell>
          <table:table-cell table:style-name="ce147"/>
          <table:table-cell office:value-type="float" office:value="4.4000000000000004" table:style-name="ce143">
            <text:p>4.4</text:p>
          </table:table-cell>
          <table:table-cell office:value-type="float" office:value="6.9" table:style-name="ce143">
            <text:p>6.9</text:p>
          </table:table-cell>
          <table:table-cell office:value-type="float" office:value="5.3" table:style-name="ce143">
            <text:p>5.3</text:p>
          </table:table-cell>
          <table:table-cell office:value-type="float" office:value="12.2" table:style-name="ce143">
            <text:p>12.2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.6" table:style-name="ce143">
            <text:p>3.6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16.899999999999999" table:style-name="ce143">
            <text:p>16.9</text:p>
          </table:table-cell>
          <table:table-cell office:value-type="float" office:value="21.3" table:style-name="ce143">
            <text:p>21.3</text:p>
          </table:table-cell>
          <table:table-cell office:value-type="float" office:value="5.3" table:style-name="ce143">
            <text:p>5.3</text:p>
          </table:table-cell>
          <table:table-cell office:value-type="float" office:value="6.1" table:style-name="ce143">
            <text:p>6.1</text:p>
          </table:table-cell>
          <table:table-cell office:value-type="float" office:value="11.4" table:style-name="ce143">
            <text:p>11.4</text:p>
          </table:table-cell>
          <table:table-cell office:value-type="float" office:value="32.700000000000003" table:style-name="ce143">
            <text:p>32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est Midlands<text:span text:style-name="T2"><text:s/>2</text:span></text:p>
          </table:table-cell>
          <table:table-cell table:style-name="ce147"/>
          <table:table-cell office:value-type="float" office:value="8.6999999999999993" table:style-name="ce143">
            <text:p>8.7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0" table:style-name="ce143">
            <text:p>0.0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6.5" table:style-name="ce143">
            <text:p>6.5</text:p>
          </table:table-cell>
          <table:table-cell office:value-type="float" office:value="7.6" table:style-name="ce143">
            <text:p>7.6</text:p>
          </table:table-cell>
          <table:table-cell office:value-type="float" office:value="15.8" table:style-name="ce143">
            <text:p>15.8</text:p>
          </table:table-cell>
          <table:table-cell office:value-type="float" office:value="24.6" table:style-name="ce143">
            <text:p>24.6</text:p>
          </table:table-cell>
          <table:table-cell office:value-type="float" office:value="4.7" table:style-name="ce143">
            <text:p>4.7</text:p>
          </table:table-cell>
          <table:table-cell office:value-type="float" office:value="11.2" table:style-name="ce143">
            <text:p>11.2</text:p>
          </table:table-cell>
          <table:table-cell office:value-type="float" office:value="16" table:style-name="ce143">
            <text:p>16.0</text:p>
          </table:table-cell>
          <table:table-cell office:value-type="float" office:value="40.5" table:style-name="ce143">
            <text:p>40.5</text:p>
          </table:table-cell>
          <table:table-cell table:number-columns-repeated="16368" table:style-name="ce146"/>
        </table:table-row>
        <table:table-row-group>
          <table:table-row table:style-name="ro8">
            <table:table-cell office:value-type="string" table:style-name="ce150">
              <text:p>of which:</text:p>
            </table:table-cell>
            <table:table-cell table:style-name="ce147"/>
            <table:table-cell table:number-columns-repeated="14" table:style-name="ce143"/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West Midlands FMC</text:p>
            </table:table-cell>
            <table:table-cell table:style-name="ce147"/>
            <table:table-cell office:value-type="float" office:value="2.2999999999999998" table:style-name="ce149">
              <text:p>2.3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0.1" table:style-name="ce149">
              <text:p>0.1</text:p>
            </table:table-cell>
            <table:table-cell office:value-type="float" office:value="0.4" table:style-name="ce149">
              <text:p>0.4</text:p>
            </table:table-cell>
            <table:table-cell office:value-type="float" office:value="0" table:style-name="ce149">
              <text:p>0.0</text:p>
            </table:table-cell>
            <table:table-cell office:value-type="float" office:value="0.2" table:style-name="ce149">
              <text:p>0.2</text:p>
            </table:table-cell>
            <table:table-cell office:value-type="float" office:value="4.0999999999999996" table:style-name="ce149">
              <text:p>4.1</text:p>
            </table:table-cell>
            <table:table-cell office:value-type="float" office:value="4.3" table:style-name="ce149">
              <text:p>4.3</text:p>
            </table:table-cell>
            <table:table-cell office:value-type="float" office:value="4.8" table:style-name="ce149">
              <text:p>4.8</text:p>
            </table:table-cell>
            <table:table-cell office:value-type="float" office:value="7" table:style-name="ce149">
              <text:p>7.0</text:p>
            </table:table-cell>
            <table:table-cell office:value-type="float" office:value="0.3" table:style-name="ce149">
              <text:p>0.3</text:p>
            </table:table-cell>
            <table:table-cell office:value-type="float" office:value="7.5" table:style-name="ce149">
              <text:p>7.5</text:p>
            </table:table-cell>
            <table:table-cell office:value-type="float" office:value="7.8" table:style-name="ce149">
              <text:p>7.8</text:p>
            </table:table-cell>
            <table:table-cell office:value-type="float" office:value="14.8" table:style-name="ce149">
              <text:p>14.8</text:p>
            </table:table-cell>
            <table:table-cell table:number-columns-repeated="16368" table:style-name="ce146"/>
          </table:table-row>
          <table:table-row table:style-name="ro8">
            <table:table-cell office:value-type="string" table:style-name="ce150">
              <text:p><text:s text:c="2"/>Rest of West Midlands</text:p>
            </table:table-cell>
            <table:table-cell table:style-name="ce147"/>
            <table:table-cell office:value-type="float" office:value="6.3999999999999995" table:formula="of:=[.C25]-[.C27]" table:style-name="ce149">
              <text:p>6.4</text:p>
            </table:table-cell>
            <table:table-cell office:value-type="float" office:value="3.8" table:formula="of:=[.D25]-[.D27]" table:style-name="ce149">
              <text:p>3.8</text:p>
            </table:table-cell>
            <table:table-cell office:value-type="float" office:value="3.9999999999999996" table:formula="of:=[.E25]-[.E27]" table:style-name="ce149">
              <text:p>4.0</text:p>
            </table:table-cell>
            <table:table-cell office:value-type="float" office:value="7.9" table:formula="of:=[.F25]-[.F27]" table:style-name="ce149">
              <text:p>7.9</text:p>
            </table:table-cell>
            <table:table-cell office:value-type="float" office:value="0" table:formula="of:=[.G25]-[.G27]" table:style-name="ce149">
              <text:p>0.0</text:p>
            </table:table-cell>
            <table:table-cell office:value-type="float" office:value="0.90000000000000013" table:formula="of:=[.H25]-[.H27]" table:style-name="ce149">
              <text:p>0.9</text:p>
            </table:table-cell>
            <table:table-cell office:value-type="float" office:value="2.4000000000000004" table:formula="of:=[.I25]-[.I27]" table:style-name="ce149">
              <text:p>2.4</text:p>
            </table:table-cell>
            <table:table-cell office:value-type="float" office:value="3.3" table:formula="of:=[.J25]-[.J27]" table:style-name="ce149">
              <text:p>3.3</text:p>
            </table:table-cell>
            <table:table-cell office:value-type="float" office:value="11" table:formula="of:=[.K25]-[.K27]" table:style-name="ce149">
              <text:p>11.0</text:p>
            </table:table-cell>
            <table:table-cell office:value-type="float" office:value="17.600000000000001" table:formula="of:=[.L25]-[.L27]" table:style-name="ce149">
              <text:p>17.6</text:p>
            </table:table-cell>
            <table:table-cell office:value-type="float" office:value="4.4000000000000004" table:formula="of:=[.M25]-[.M27]" table:style-name="ce149">
              <text:p>4.4</text:p>
            </table:table-cell>
            <table:table-cell office:value-type="float" office:value="3.6999999999999993" table:formula="of:=[.N25]-[.N27]" table:style-name="ce149">
              <text:p>3.7</text:p>
            </table:table-cell>
            <table:table-cell office:value-type="float" office:value="8.1999999999999993" table:formula="of:=[.O25]-[.O27]" table:style-name="ce149">
              <text:p>8.2</text:p>
            </table:table-cell>
            <table:table-cell office:value-type="float" office:value="25.7" table:formula="of:=[.P25]-[.P27]" table:style-name="ce149">
              <text:p>25.7</text:p>
            </table:table-cell>
            <table:table-cell table:number-columns-repeated="16368" table:style-name="ce146"/>
          </table:table-row>
        </table:table-row-group>
        <table:table-row table:style-name="ro9">
          <table:table-cell office:value-type="string" table:style-name="ce145">
            <text:p>East of England</text:p>
          </table:table-cell>
          <table:table-cell table:style-name="ce147"/>
          <table:table-cell office:value-type="float" office:value="6.3" table:style-name="ce143">
            <text:p>6.3</text:p>
          </table:table-cell>
          <table:table-cell office:value-type="float" office:value="8.6" table:style-name="ce143">
            <text:p>8.6</text:p>
          </table:table-cell>
          <table:table-cell office:value-type="float" office:value="7.4" table:style-name="ce143">
            <text:p>7.4</text:p>
          </table:table-cell>
          <table:table-cell office:value-type="float" office:value="16" table:style-name="ce143">
            <text:p>16.0</text:p>
          </table:table-cell>
          <table:table-cell office:value-type="float" office:value="0" table:style-name="ce143">
            <text:p>0.0</text:p>
          </table:table-cell>
          <table:table-cell office:value-type="float" office:value="0.6" table:style-name="ce143">
            <text:p>0.6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.3" table:style-name="ce143">
            <text:p>5.3</text:p>
          </table:table-cell>
          <table:table-cell office:value-type="float" office:value="21.3" table:style-name="ce143">
            <text:p>21.3</text:p>
          </table:table-cell>
          <table:table-cell office:value-type="float" office:value="27.6" table:style-name="ce143">
            <text:p>27.6</text:p>
          </table:table-cell>
          <table:table-cell office:value-type="float" office:value="8.9" table:style-name="ce143">
            <text:p>8.9</text:p>
          </table:table-cell>
          <table:table-cell office:value-type="float" office:value="8.9" table:style-name="ce143">
            <text:p>8.9</text:p>
          </table:table-cell>
          <table:table-cell office:value-type="float" office:value="17.8" table:style-name="ce143">
            <text:p>17.8</text:p>
          </table:table-cell>
          <table:table-cell office:value-type="float" office:value="45.4" table:style-name="ce143">
            <text:p>45.4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London</text:p>
          </table:table-cell>
          <table:table-cell table:style-name="ce147"/>
          <table:table-cell office:value-type="float" office:value="2" table:style-name="ce143">
            <text:p>2.0</text:p>
          </table:table-cell>
          <table:table-cell office:value-type="float" office:value="0.3" table:style-name="ce143">
            <text:p>0.3</text:p>
          </table:table-cell>
          <table:table-cell office:value-type="float" office:value="0.2" table:style-name="ce143">
            <text:p>0.2</text:p>
          </table:table-cell>
          <table:table-cell office:value-type="float" office:value="0.5" table:style-name="ce143">
            <text:p>0.5</text:p>
          </table:table-cell>
          <table:table-cell office:value-type="float" office:value="0" table:style-name="ce143">
            <text:p>0.0</text:p>
          </table:table-cell>
          <table:table-cell office:value-type="float" office:value="6" table:style-name="ce143">
            <text:p>6.0</text:p>
          </table:table-cell>
          <table:table-cell office:value-type="float" office:value="11.1" table:style-name="ce143">
            <text:p>11.1</text:p>
          </table:table-cell>
          <table:table-cell office:value-type="float" office:value="17.100000000000001" table:style-name="ce143">
            <text:p>17.1</text:p>
          </table:table-cell>
          <table:table-cell office:value-type="float" office:value="17.600000000000001" table:style-name="ce143">
            <text:p>17.6</text:p>
          </table:table-cell>
          <table:table-cell office:value-type="float" office:value="19.600000000000001" table:style-name="ce143">
            <text:p>19.6</text:p>
          </table:table-cell>
          <table:table-cell office:value-type="float" office:value="0.1" table:style-name="ce143">
            <text:p>0.1</text:p>
          </table:table-cell>
          <table:table-cell office:value-type="float" office:value="11" table:style-name="ce143">
            <text:p>11.0</text:p>
          </table:table-cell>
          <table:table-cell office:value-type="float" office:value="11.1" table:style-name="ce143">
            <text:p>11.1</text:p>
          </table:table-cell>
          <table:table-cell office:value-type="float" office:value="30.7" table:style-name="ce143">
            <text:p>30.7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East</text:p>
          </table:table-cell>
          <table:table-cell table:style-name="ce147"/>
          <table:table-cell office:value-type="float" office:value="15.8" table:style-name="ce143">
            <text:p>15.8</text:p>
          </table:table-cell>
          <table:table-cell office:value-type="float" office:value="8.1" table:style-name="ce143">
            <text:p>8.1</text:p>
          </table:table-cell>
          <table:table-cell office:value-type="float" office:value="11.9" table:style-name="ce143">
            <text:p>11.9</text:p>
          </table:table-cell>
          <table:table-cell office:value-type="float" office:value="20" table:style-name="ce143">
            <text:p>20.0</text:p>
          </table:table-cell>
          <table:table-cell office:value-type="float" office:value="0" table:style-name="ce143">
            <text:p>0.0</text:p>
          </table:table-cell>
          <table:table-cell office:value-type="float" office:value="0.8" table:style-name="ce143">
            <text:p>0.8</text:p>
          </table:table-cell>
          <table:table-cell office:value-type="float" office:value="8.8000000000000007" table:style-name="ce143">
            <text:p>8.8</text:p>
          </table:table-cell>
          <table:table-cell office:value-type="float" office:value="9.6" table:style-name="ce143">
            <text:p>9.6</text:p>
          </table:table-cell>
          <table:table-cell office:value-type="float" office:value="29.6" table:style-name="ce143">
            <text:p>29.6</text:p>
          </table:table-cell>
          <table:table-cell office:value-type="float" office:value="45.4" table:style-name="ce143">
            <text:p>45.4</text:p>
          </table:table-cell>
          <table:table-cell office:value-type="float" office:value="10" table:style-name="ce143">
            <text:p>10.0</text:p>
          </table:table-cell>
          <table:table-cell office:value-type="float" office:value="15.1" table:style-name="ce143">
            <text:p>15.1</text:p>
          </table:table-cell>
          <table:table-cell office:value-type="float" office:value="25.1" table:style-name="ce143">
            <text:p>25.1</text:p>
          </table:table-cell>
          <table:table-cell office:value-type="float" office:value="70.5" table:style-name="ce143">
            <text:p>70.5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outh West</text:p>
          </table:table-cell>
          <table:table-cell table:style-name="ce148"/>
          <table:table-cell office:value-type="float" office:value="5.6" table:style-name="ce143">
            <text:p>5.6</text:p>
          </table:table-cell>
          <table:table-cell office:value-type="float" office:value="5.2" table:style-name="ce143">
            <text:p>5.2</text:p>
          </table:table-cell>
          <table:table-cell office:value-type="float" office:value="8.3000000000000007" table:style-name="ce143">
            <text:p>8.3</text:p>
          </table:table-cell>
          <table:table-cell office:value-type="float" office:value="13.6" table:style-name="ce143">
            <text:p>13.6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4.2" table:style-name="ce143">
            <text:p>4.2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18.2" table:style-name="ce143">
            <text:p>18.2</text:p>
          </table:table-cell>
          <table:table-cell office:value-type="float" office:value="23.7" table:style-name="ce143">
            <text:p>23.7</text:p>
          </table:table-cell>
          <table:table-cell office:value-type="float" office:value="7.4" table:style-name="ce143">
            <text:p>7.4</text:p>
          </table:table-cell>
          <table:table-cell office:value-type="float" office:value="7.3" table:style-name="ce143">
            <text:p>7.3</text:p>
          </table:table-cell>
          <table:table-cell office:value-type="float" office:value="14.7" table:style-name="ce143">
            <text:p>14.7</text:p>
          </table:table-cell>
          <table:table-cell office:value-type="float" office:value="38.4" table:style-name="ce143">
            <text:p>38.4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England</text:p>
          </table:table-cell>
          <table:table-cell table:style-name="ce147"/>
          <table:table-cell office:value-type="float" office:value="62.1" table:style-name="ce143">
            <text:p>62.1</text:p>
          </table:table-cell>
          <table:table-cell office:value-type="float" office:value="43.1" table:style-name="ce143">
            <text:p>43.1</text:p>
          </table:table-cell>
          <table:table-cell office:value-type="float" office:value="48.1" table:style-name="ce143">
            <text:p>48.1</text:p>
          </table:table-cell>
          <table:table-cell office:value-type="float" office:value="91.2" table:style-name="ce143">
            <text:p>91.2</text:p>
          </table:table-cell>
          <table:table-cell office:value-type="float" office:value="0" table:style-name="ce143">
            <text:p>0.0</text:p>
          </table:table-cell>
          <table:table-cell office:value-type="float" office:value="12.4" table:style-name="ce143">
            <text:p>12.4</text:p>
          </table:table-cell>
          <table:table-cell office:value-type="float" office:value="56.9" table:style-name="ce143">
            <text:p>56.9</text:p>
          </table:table-cell>
          <table:table-cell office:value-type="float" office:value="69.3" table:style-name="ce143">
            <text:p>69.3</text:p>
          </table:table-cell>
          <table:table-cell office:value-type="float" office:value="160.6" table:style-name="ce143">
            <text:p>160.6</text:p>
          </table:table-cell>
          <table:table-cell office:value-type="float" office:value="222.6" table:style-name="ce143">
            <text:p>222.6</text:p>
          </table:table-cell>
          <table:table-cell office:value-type="float" office:value="46.6" table:style-name="ce143">
            <text:p>46.6</text:p>
          </table:table-cell>
          <table:table-cell office:value-type="float" office:value="86" table:style-name="ce143">
            <text:p>86.0</text:p>
          </table:table-cell>
          <table:table-cell office:value-type="float" office:value="132.69999999999999" table:style-name="ce143">
            <text:p>132.7</text:p>
          </table:table-cell>
          <table:table-cell office:value-type="float" office:value="355.3" table:style-name="ce143">
            <text:p>355.3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Wales</text:p>
          </table:table-cell>
          <table:table-cell table:style-name="ce147"/>
          <table:table-cell office:value-type="float" office:value="2.1" table:style-name="ce143">
            <text:p>2.1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3.8" table:style-name="ce143">
            <text:p>3.8</text:p>
          </table:table-cell>
          <table:table-cell office:value-type="float" office:value="8.4" table:style-name="ce143">
            <text:p>8.4</text:p>
          </table:table-cell>
          <table:table-cell office:value-type="float" office:value="0" table:style-name="ce143">
            <text:p>0.0</text:p>
          </table:table-cell>
          <table:table-cell office:value-type="float" office:value="0.4" table:style-name="ce143">
            <text:p>0.4</text:p>
          </table:table-cell>
          <table:table-cell office:value-type="float" office:value="2.6" table:style-name="ce143">
            <text:p>2.6</text:p>
          </table:table-cell>
          <table:table-cell office:value-type="float" office:value="3.1" table:style-name="ce143">
            <text:p>3.1</text:p>
          </table:table-cell>
          <table:table-cell office:value-type="float" office:value="11.5" table:style-name="ce143">
            <text:p>11.5</text:p>
          </table:table-cell>
          <table:table-cell office:value-type="float" office:value="13.6" table:style-name="ce143">
            <text:p>13.6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8.5" table:style-name="ce143">
            <text:p>8.5</text:p>
          </table:table-cell>
          <table:table-cell office:value-type="float" office:value="22.1" table:style-name="ce143">
            <text:p>22.1</text:p>
          </table:table-cell>
          <table:table-cell table:number-columns-repeated="16368" table:style-name="ce146"/>
        </table:table-row>
        <table:table-row table:style-name="ro9">
          <table:table-cell office:value-type="string" table:style-name="ce145">
            <text:p>Scotland</text:p>
          </table:table-cell>
          <table:table-cell table:style-name="ce147"/>
          <table:table-cell office:value-type="float" office:value="4" table:style-name="ce143">
            <text:p>4.0</text:p>
          </table:table-cell>
          <table:table-cell office:value-type="float" office:value="7.3" table:style-name="ce143">
            <text:p>7.3</text:p>
          </table:table-cell>
          <table:table-cell office:value-type="float" office:value="6.4" table:style-name="ce143">
            <text:p>6.4</text:p>
          </table:table-cell>
          <table:table-cell office:value-type="float" office:value="13.7" table:style-name="ce143">
            <text:p>13.7</text:p>
          </table:table-cell>
          <table:table-cell office:value-type="float" office:value="0" table:style-name="ce143">
            <text:p>0.0</text:p>
          </table:table-cell>
          <table:table-cell office:value-type="float" office:value="0.9" table:style-name="ce143">
            <text:p>0.9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5" table:style-name="ce143">
            <text:p>5.0</text:p>
          </table:table-cell>
          <table:table-cell office:value-type="float" office:value="18.600000000000001" table:style-name="ce143">
            <text:p>18.6</text:p>
          </table:table-cell>
          <table:table-cell office:value-type="float" office:value="22.6" table:style-name="ce143">
            <text:p>22.6</text:p>
          </table:table-cell>
          <table:table-cell office:value-type="float" office:value="5.3" table:style-name="ce143">
            <text:p>5.3</text:p>
          </table:table-cell>
          <table:table-cell office:value-type="float" office:value="7" table:style-name="ce143">
            <text:p>7.0</text:p>
          </table:table-cell>
          <table:table-cell office:value-type="float" office:value="12.3" table:style-name="ce143">
            <text:p>12.3</text:p>
          </table:table-cell>
          <table:table-cell office:value-type="float" office:value="34.9" table:style-name="ce143">
            <text:p>34.9</text:p>
          </table:table-cell>
          <table:table-cell table:number-columns-repeated="16368" table:style-name="ce146"/>
        </table:table-row>
        <table:table-row table:style-name="ro7">
          <table:table-cell office:value-type="string" table:style-name="ce145">
            <text:p>Great Britain</text:p>
          </table:table-cell>
          <table:table-cell table:style-name="ce147"/>
          <table:table-cell office:value-type="float" office:value="68.2" table:style-name="ce174">
            <text:p>68.2</text:p>
          </table:table-cell>
          <table:table-cell office:value-type="float" office:value="55" table:style-name="ce174">
            <text:p>55.0</text:p>
          </table:table-cell>
          <table:table-cell office:value-type="float" office:value="58.4" table:style-name="ce174">
            <text:p>58.4</text:p>
          </table:table-cell>
          <table:table-cell office:value-type="float" office:value="113.3" table:style-name="ce174">
            <text:p>113.3</text:p>
          </table:table-cell>
          <table:table-cell office:value-type="float" office:value="0" table:style-name="ce174">
            <text:p>0.0</text:p>
          </table:table-cell>
          <table:table-cell office:value-type="float" office:value="13.7" table:style-name="ce174">
            <text:p>13.7</text:p>
          </table:table-cell>
          <table:table-cell office:value-type="float" office:value="63.6" table:style-name="ce174">
            <text:p>63.6</text:p>
          </table:table-cell>
          <table:table-cell office:value-type="float" office:value="77.3" table:style-name="ce174">
            <text:p>77.3</text:p>
          </table:table-cell>
          <table:table-cell office:value-type="float" office:value="190.6" table:style-name="ce174">
            <text:p>190.6</text:p>
          </table:table-cell>
          <table:table-cell office:value-type="float" office:value="258.8" table:style-name="ce174">
            <text:p>258.8</text:p>
          </table:table-cell>
          <table:table-cell office:value-type="float" office:value="56.1" table:style-name="ce174">
            <text:p>56.1</text:p>
          </table:table-cell>
          <table:table-cell office:value-type="float" office:value="97.4" table:style-name="ce174">
            <text:p>97.4</text:p>
          </table:table-cell>
          <table:table-cell office:value-type="float" office:value="153.5" table:style-name="ce174">
            <text:p>153.5</text:p>
          </table:table-cell>
          <table:table-cell office:value-type="float" office:value="412.3" table:style-name="ce174">
            <text:p>412.3</text:p>
          </table:table-cell>
          <table:table-cell table:number-columns-repeated="16368" table:style-name="ce142"/>
        </table:table-row>
        <table:table-row table:style-name="ro11">
          <table:table-cell table:style-name="ce141"/>
          <table:table-cell table:style-name="ce140"/>
          <table:table-cell table:number-columns-repeated="13" table:style-name="ce139"/>
          <table:table-cell table:style-name="ce138"/>
          <table:table-cell table:number-columns-repeated="16368" table:style-name="ce136"/>
        </table:table-row>
        <table:table-row table:style-name="ro12">
          <table:table-cell office:value-type="string" table:style-name="ce130">
            <text:p>1 Includes trunk motorways and principal motorways</text:p>
          </table:table-cell>
          <table:table-cell table:style-name="ce127"/>
          <table:table-cell table:style-name="ce126"/>
          <table:table-cell table:number-columns-repeated="4" table:style-name="ce125"/>
          <table:table-cell table:number-columns-repeated="8" table:style-name="ce134"/>
          <table:table-cell office:value-type="string" table:style-name="ce133">
            <text:p>Source: DfT National Road Traffic Survey</text:p>
          </table:table-cell>
          <table:table-cell table:number-columns-repeated="16368" table:style-name="ce131"/>
        </table:table-row>
        <table:table-row table:style-name="ro8">
          <table:table-cell office:value-type="string" table:style-name="ce130">
            <text:p>2 Urban roads: Major and minor roads within an urban area with a population of 10,000 or more. These are based on the 2001 urban settlements.</text:p>
          </table:table-cell>
          <table:table-cell table:style-name="ce127"/>
          <table:table-cell table:style-name="ce135"/>
          <table:table-cell table:number-columns-repeated="12" table:style-name="ce134"/>
          <table:table-cell office:value-type="string" table:style-name="ce133">
            <text:p>Last updated: May 2015</text:p>
          </table:table-cell>
          <table:table-cell table:number-columns-repeated="16368" table:style-name="ce131"/>
        </table:table-row>
        <table:table-row table:style-name="ro13">
          <table:table-cell office:value-type="string" table:style-name="ce13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0"/>
          <table:table-cell table:number-columns-repeated="3" table:style-name="ce125"/>
          <table:table-cell office:value-type="string" table:style-name="ce128">
            <text:p>Next update: May 2016</text:p>
          </table:table-cell>
          <table:table-cell table:number-columns-repeated="16368" table:style-name="ce131"/>
        </table:table-row>
        <table:table-row table:style-name="ro16">
          <table:table-cell office:value-type="string" table:style-name="ce130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8">
          <table:table-cell office:value-type="string" table:style-name="ce130">
            <text:p>4 Principal roads are those managed by local authorities</text:p>
          </table:table-cell>
          <table:table-cell table:number-columns-repeated="11" table:style-name="ce129"/>
          <table:table-cell table:number-columns-repeated="3" table:style-name="ce125"/>
          <table:table-cell table:style-name="ce128"/>
          <table:table-cell table:number-columns-repeated="16368" table:style-name="ce66"/>
        </table:table-row>
        <table:table-row table:style-name="ro14">
          <table:table-cell table:style-name="ce125"/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Telephone: 020 7944 3095</text:p>
          </table:table-cell>
          <table:table-cell table:style-name="ce127"/>
          <table:table-cell table:style-name="ce126"/>
          <table:table-cell table:number-columns-repeated="13" table:style-name="ce125"/>
          <table:table-cell table:number-columns-repeated="16368" table:style-name="ce66"/>
        </table:table-row>
        <table:table-row table:style-name="ro15">
          <table:table-cell office:value-type="string" table:style-name="ce122">
            <text:p>Email: roadtraff.stats@dft.gsi.gov.uk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4">
            <text:p>Notes &amp; definitions (www.gov.uk/transport-statistics-notes-and-guidance-road-traffic)</text:p>
          </table:table-cell>
          <table:table-cell table:style-name="ce123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4">
          <table:table-cell table:style-name="ce119"/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style-name="ro15">
          <table:table-cell office:value-type="string" table:style-name="ce122">
            <text:p>The figures in this table are National Statistics.</text:p>
          </table:table-cell>
          <table:table-cell table:style-name="ce121"/>
          <table:table-cell table:style-name="ce120"/>
          <table:table-cell table:number-columns-repeated="13" table:style-name="ce119"/>
          <table:table-cell table:number-columns-repeated="16368" table:style-name="ce66"/>
        </table:table-row>
        <table:table-row table:number-rows-repeated="1048528" table:style-name="ro15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203_(2017).$A$1"/>
          <table:named-range table:name="\p" table:cell-range-address="'file:///C:/2005Publications/RoRo%20Q2_2005/Bulletin205draft.xls'#TABLE1a.$P$1" table:base-cell-address="TRA0203_(2017).$A$1"/>
          <table:named-range table:name="\t" table:cell-range-address="'file:///C:/2005Publications/RoRo%20Q2_2005/Bulletin205draft.xls'#TABLE1a.$U$3" table:base-cell-address="TRA0203_(2017).$A$1"/>
          <table:named-expression table:name="_1.2__Average_distance_travelled_by_mode_of_travel__1975_76__1985_86_and_1993_95" table:expression="of:=[.#REF!]" table:base-cell-address="TRA0203_(2017).$A$1"/>
          <table:named-expression table:name="_1981" table:expression="of:=[.#REF!]" table:base-cell-address="TRA0203_(2017).$A$1"/>
          <table:named-expression table:name="_tab13" table:expression="of:=[.#REF!]" table:base-cell-address="TRA0203_(2017).$A$1"/>
          <table:named-expression table:name="_tab14" table:expression="of:=[.#REF!]" table:base-cell-address="TRA0203_(2017).$A$1"/>
          <table:named-expression table:name="activeCell" table:expression="of:=[.#REF!]" table:base-cell-address="TRA0203_(2017).$A$1"/>
          <table:named-range table:name="ANNBELGIUM" table:cell-range-address="'file:///C:/2005Publications/RoRo%20Q2_2005/Bulletin205draft.xls'#TABLE5.$D$5:TABLE5.$D$12" table:base-cell-address="TRA0203_(2017).$A$1"/>
          <table:named-range table:name="ANNDVR" table:cell-range-address="'file:///C:/2005Publications/RoRo%20Q2_2005/Bulletin205draft.xls'#TABLE4AL.$D$6:TABLE4AL.$D$12" table:base-cell-address="TRA0203_(2017).$A$1"/>
          <table:named-range table:name="ANNENG" table:cell-range-address="'file:///C:/2005Publications/RoRo%20Q2_2005/Bulletin205draft.xls'#TABLE4AL.$F$6:TABLE4AL.$F$12" table:base-cell-address="TRA0203_(2017).$A$1"/>
          <table:named-range table:name="ANNFORIEGN" table:cell-range-address="'file:///C:/2005Publications/RoRo%20Q2_2005/Bulletin205draft.xls'#TABLE1a.$P$37" table:base-cell-address="TRA0203_(2017).$A$1"/>
          <table:named-range table:name="ANNFRANCE" table:cell-range-address="'file:///C:/2005Publications/RoRo%20Q2_2005/Bulletin205draft.xls'#TABLE5.$B$5:TABLE5.$B$12" table:base-cell-address="TRA0203_(2017).$A$1"/>
          <table:named-range table:name="ANNL" table:cell-range-address="'file:///C:/2005Publications/RoRo%20Q2_2005/Bulletin205draft.xls'#TABLE5.$F$5:TABLE5.$F$12" table:base-cell-address="TRA0203_(2017).$A$1"/>
          <table:named-range table:name="ANNOTHER" table:cell-range-address="'file:///C:/2005Publications/RoRo%20Q2_2005/Bulletin205draft.xls'#TABLE5.$J$5:TABLE5.$J$12" table:base-cell-address="TRA0203_(2017).$A$1"/>
          <table:named-range table:name="ANNSE" table:cell-range-address="'file:///C:/2005Publications/RoRo%20Q2_2005/Bulletin205draft.xls'#TABLE4AL.$B$6:TABLE4AL.$B$12" table:base-cell-address="TRA0203_(2017).$A$1"/>
          <table:named-expression table:name="ANNUAL" table:expression="of:=[.#REF!]" table:base-cell-address="TRA0203_(2017).$A$1"/>
          <table:named-range table:name="ANNUK" table:cell-range-address="'file:///C:/2005Publications/RoRo%20Q2_2005/Bulletin205draft.xls'#TABLE1a.$E$8:TABLE1a.$E$14" table:base-cell-address="TRA0203_(2017).$A$1"/>
          <table:named-range table:name="ANNUT" table:cell-range-address="'file:///C:/2005Publications/RoRo%20Q2_2005/Bulletin205draft.xls'#TABLE1a.$M$8:TABLE1a.$M$14" table:base-cell-address="TRA0203_(2017).$A$1"/>
          <table:named-expression table:name="BARQTR" table:expression="of:=[.#REF!]" table:base-cell-address="TRA0203_(2017).$A$1"/>
          <table:named-expression table:name="BELGIUM" table:expression="of:=[.#REF!]" table:base-cell-address="TRA0203_(2017).$A$1"/>
          <table:named-range table:name="CAMARA" table:cell-range-address="'file:///C:/2005Publications/RoRo%20Q2_2005/Bulletin205draft.xls'#TABLE1a.$P$4" table:base-cell-address="TRA0203_(2017).$A$1"/>
          <table:named-expression table:name="CategoryTitle" table:expression="of:=[.#REF!]" table:base-cell-address="TRA0203_(2017).$A$1"/>
          <table:named-range table:name="CLONE" table:cell-range-address="'file:///C:/2005Publications/RoRo%20Q2_2005/Bulletin205draft.xls'#TABLE1a.$P$6" table:base-cell-address="TRA0203_(2017).$A$1"/>
          <table:named-expression table:name="DEFLATOR" table:expression="of:=[.#REF!]" table:base-cell-address="TRA0203_(2017).$A$1"/>
          <table:named-expression table:name="dgdsfyh" table:expression="of:=[.#REF!]" table:base-cell-address="TRA0203_(2017).$A$1"/>
          <table:named-expression table:name="DK" table:expression="of:=[.#REF!]" table:base-cell-address="TRA0203_(2017).$A$1"/>
          <table:named-expression table:name="DNK_D" table:expression="of:=[.#REF!]" table:base-cell-address="TRA0203_(2017).$A$1"/>
          <table:named-expression table:name="EIRE" table:expression="of:=[.#REF!]" table:base-cell-address="TRA0203_(2017).$A$1"/>
          <table:named-expression table:name="fbegyear" table:expression="of:=[.#REF!]" table:base-cell-address="TRA0203_(2017).$A$1"/>
          <table:named-expression table:name="fendyear" table:expression="of:=[.#REF!]" table:base-cell-address="TRA0203_(2017).$A$1"/>
          <table:named-expression table:name="FL" table:expression="of:=[.#REF!]" table:base-cell-address="TRA0203_(2017).$A$1"/>
          <table:named-expression table:name="Footnotes" table:expression="of:=[.#REF!]" table:base-cell-address="TRA0203_(2017).$A$1"/>
          <table:named-range table:name="FOREIGN" table:cell-range-address="'file:///C:/2005Publications/RoRo%20Q2_2005/Bulletin205draft.xls'#TABLE1a.$P$38:TABLE1a.$P$52" table:base-cell-address="TRA0203_(2017).$A$1"/>
          <table:named-expression table:name="FRANCE" table:expression="of:=[.#REF!]" table:base-cell-address="TRA0203_(2017).$A$1"/>
          <table:named-expression table:name="fyear" table:expression="of:=[.#REF!]" table:base-cell-address="TRA0203_(2017).$A$1"/>
          <table:named-expression table:name="GERMANY" table:expression="of:=[.#REF!]" table:base-cell-address="TRA0203_(2017).$A$1"/>
          <table:named-expression table:name="GraphData" table:expression="of:=['file:///C:/TSGB1998/SECTION1/1-13-98.XLS'#'TIS-INDEX'.$B$13:.$Q$44]~['file:///C:/TSGB1998/SECTION1/1-13-98.XLS'#'TIS-INDEX'.$E$9:.$R$9]" table:base-cell-address="TRA0203_(2017).$A$1"/>
          <table:named-expression table:name="GraphTitle" table:expression="of:=[.#REF!]" table:base-cell-address="TRA0203_(2017).$A$1"/>
          <table:named-expression table:name="ITALY" table:expression="of:=[.#REF!]" table:base-cell-address="TRA0203_(2017).$A$1"/>
          <table:named-expression table:name="NLS" table:expression="of:=[.#REF!]" table:base-cell-address="TRA0203_(2017).$A$1"/>
          <table:named-expression table:name="NONEC" table:expression="of:=[.#REF!]" table:base-cell-address="TRA0203_(2017).$A$1"/>
          <table:named-expression table:name="OldData" table:expression="of:=[.#REF!]" table:base-cell-address="TRA0203_(2017).$A$1"/>
          <table:named-expression table:name="OTHEREC" table:expression="of:=[.#REF!]" table:base-cell-address="TRA0203_(2017).$A$1"/>
          <table:named-expression table:name="PIE" table:expression="of:=[.#REF!]" table:base-cell-address="TRA0203_(2017).$A$1"/>
          <table:named-range table:name="Print_Area" table:cell-range-address="TRA0203_(1993).$A$1:TRA0203_(1993).$P$43" table:base-cell-address="TRA0203_(1993).$A$1"/>
          <table:named-range table:name="Print_Area_MI" table:cell-range-address="'file:///C:/2005Publications/RoRo%20Q2_2005/Bulletin205draft.xls'#TABLE1a.$A$1:TABLE1a.$O$37" table:base-cell-address="TRA0203_(2017).$A$1"/>
          <table:named-expression table:name="PUBLISH_Print_Area" table:expression="of:=[.#REF!]" table:base-cell-address="TRA0203_(2017).$A$1"/>
          <table:named-expression table:name="PUBLISH1998_Print_Area" table:expression="of:=[.#REF!]" table:base-cell-address="TRA0203_(2017).$A$1"/>
          <table:named-expression table:name="qryNonEUBreakdown" table:expression="of:=[.#REF!]" table:base-cell-address="TRA0203_(2017).$A$1"/>
          <table:named-expression table:name="QUARTER" table:expression="of:=[.#REF!]" table:base-cell-address="TRA0203_(2017).$A$1"/>
          <table:named-expression table:name="SPAIN" table:expression="of:=[.#REF!]" table:base-cell-address="TRA0203_(2017).$A$1"/>
          <table:named-range table:name="tab" table:cell-range-address="'file:///C:/IRHS/EXCEL/RORO/bulletins/2003/SA%20Changes/SA%20Changes%20to%20bulletin%20-%20draft.xls'#TABLE1a.$U$3" table:base-cell-address="TRA0203_(2017).$A$1"/>
          <table:named-expression table:name="TableTitle" table:expression="of:=[.#REF!]" table:base-cell-address="TRA0203_(2017).$A$1"/>
          <table:named-expression table:name="testing" table:expression="of:=[.#REF!]" table:base-cell-address="TRA0203_(2017).$A$1"/>
          <table:named-expression table:name="ValueTitle" table:expression="of:=[.#REF!]" table:base-cell-address="TRA0203_(2017).$A$1"/>
        </table:named-expressions>
      </table:table>
      <table:table table:name="'file:///C:/2005Publications/RoRo%20Q2_2005/Bulletin205draft.xls'#CommentarySA" table:style-name="ta4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4">
        <table:table-source xlink:href="file:///C: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/C:/2005Publications/RoRo%20Q2_2005/Bulletin205draft.xls'#TABLE1b" table:style-name="ta4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4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3" table:style-name="ta4">
        <table:table-source xlink:href="file:///C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4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4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4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4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4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4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4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4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3" table:style-name="ta4">
        <table:table-source xlink:href="file:///C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4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4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4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4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4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4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4" table:style-name="ta4">
        <table:table-source xlink:href="file:///C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4" table:style-name="ta4">
        <table:table-source xlink:href="file:///C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ommentarySA" table:style-name="ta4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4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4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4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4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4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4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4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4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4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4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4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4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4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4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4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4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4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4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4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4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4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4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4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4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4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4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4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4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4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4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4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4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4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4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4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4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4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4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4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4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4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4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4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4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4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4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4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4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4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4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3%20and%200203.xlsx'#SQL_Import" table:style-name="ta4">
        <table:table-source xlink:href="file:///G:/TSTATS/TS_GROUPS/COMM/02%20Annual%20Publication/4_Table%20compilation/2017/TRA0103%20and%200203.xlsx" table:table-name="SQL_Im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3%20and%200203.xlsx'#calcTRA0103" table:style-name="ta4">
        <table:table-source xlink:href="file:///G:/TSTATS/TS_GROUPS/COMM/02%20Annual%20Publication/4_Table%20compilation/2017/TRA0103%20and%200203.xlsx" table:table-name="calcTRA01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3%20and%200203.xlsx'#calcTRA0203" table:style-name="ta4">
        <table:table-source xlink:href="file:///G:/TSTATS/TS_GROUPS/COMM/02%20Annual%20Publication/4_Table%20compilation/2017/TRA0103%20and%200203.xlsx" table:table-name="calcTRA0203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2"/>
          <table:table-cell office:value-type="float" office:value="1.221050699983"/>
          <table:table-cell table:number-columns-repeated="16381"/>
        </table:table-row>
        <table:table-row table:number-rows-repeated="1048566">
          <table:table-cell table:number-columns-repeated="16381"/>
        </table:table-row>
      </table:table>
      <table:table table:name="'file:///G:/TSTATS/TS_GROUPS/COMM/02%20Annual%20Publication/4_Table%20compilation/2017/TRA0103%20and%200203.xlsx'#TRA0103" table:style-name="ta4">
        <table:table-source xlink:href="file:///G:/TSTATS/TS_GROUPS/COMM/02%20Annual%20Publication/4_Table%20compilation/2017/TRA0103%20and%200203.xlsx" table:table-name="TRA01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3%20and%200203.xlsx'#TRA0203" table:style-name="ta4">
        <table:table-source xlink:href="file:///G:/TSTATS/TS_GROUPS/COMM/02%20Annual%20Publication/4_Table%20compilation/2017/TRA0103%20and%200203.xlsx" table:table-name="TRA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4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4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4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4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4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4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4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4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4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4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4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4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4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4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4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4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4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4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4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4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4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4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4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4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4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4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4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4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4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4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4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4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4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4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4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4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4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4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4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4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4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4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4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4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4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4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4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4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4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4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4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4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4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4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4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4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4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4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4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4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4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4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4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4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4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4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4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4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4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4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4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4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4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4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4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4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4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4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4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4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4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4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4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4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4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4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4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4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4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4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4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4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4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4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5" table:style-name="ta4">
        <table:table-source xlink:href="file://virago.internal.dtlr.gov.uk/data/Publications%20&amp;%20DataProvision/SR2/Annual%20Bulletin%20working%20version/work/Sect1.xls" table:table-name="t13_09_(probs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5" table:style-name="ta4">
        <table:table-source xlink:href="file://virago.internal.dtlr.gov.uk/data/Publications%20&amp;%20DataProvision/SR2/Annual%20Bulletin%20working%20version/work/Sect1.xls" table:table-name="t14_time_seri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5" table:style-name="ta4">
        <table:table-source xlink:href="file://virago.internal.dtlr.gov.uk/data/Publications%20&amp;%20DataProvision/SR2/Annual%20Bulletin%20working%20version/work/Sect1.xls" table:table-name="t42_fin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5" table:style-name="ta4">
        <table:table-source xlink:href="file://virago.internal.dtlr.gov.uk/data/Publications%20&amp;%20DataProvision/SR2/Annual%20Bulletin%20working%20version/work/Sect1.xls" table:table-name="revised_Urban_Rural_dat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4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TSGB1998/SECTION1/1-13-98.XLS'#TIS-INDEX" table:style-name="ta4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C:/IRHS/EXCEL/RORO/bulletins/2003/SA%20Changes/SA%20Changes%20to%20bulletin%20-%20draft.xls'#CommentarySA" table:style-name="ta4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4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4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4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4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4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4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4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4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4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4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CommentarySA" table:style-name="ta4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4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4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4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4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4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4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4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4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4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4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0203_(2017).$A$1"/>
        <table:named-range table:name="\p" table:cell-range-address="'file://virago.internal.dtlr.gov.uk/data/2005Publications/RoRo%20Q2_2005/Bulletin205draft.xls'#TABLE1a.$P$1" table:base-cell-address="TRA0203_(2017).$A$1"/>
        <table:named-range table:name="\t" table:cell-range-address="'file://virago.internal.dtlr.gov.uk/data/2005Publications/RoRo%20Q2_2005/Bulletin205draft.xls'#TABLE1a.$U$3" table:base-cell-address="TRA0203_(2017).$A$1"/>
        <table:named-expression table:name="_1.2__Average_distance_travelled_by_mode_of_travel__1975_76__1985_86_and_1993_95" table:expression="of:=[.#REF!]" table:base-cell-address="TRA0203_(2017).$A$1"/>
        <table:named-expression table:name="_1981" table:expression="of:=[.#REF!]" table:base-cell-address="TRA0203_(2017).$A$1"/>
        <table:named-expression table:name="_tab13" table:expression="of:=[.#REF!]" table:base-cell-address="TRA0203_(2017).$A$1"/>
        <table:named-expression table:name="_tab14" table:expression="of:=[.#REF!]" table:base-cell-address="TRA0203_(2017).$A$1"/>
        <table:named-expression table:name="activeCell" table:expression="of:=[.#REF!]" table:base-cell-address="TRA0203_(2017).$A$1"/>
        <table:named-expression table:name="ALL" table:expression="of:=#N/A" table:base-cell-address="TRA0203_(2017).$A$1"/>
        <table:named-range table:name="ANNBELGIUM" table:cell-range-address="'file://virago.internal.dtlr.gov.uk/data/2005Publications/RoRo%20Q2_2005/Bulletin205draft.xls'#TABLE5.$D$5:TABLE5.$D$12" table:base-cell-address="TRA0203_(2017).$A$1"/>
        <table:named-range table:name="ANNDVR" table:cell-range-address="'file://virago.internal.dtlr.gov.uk/data/2005Publications/RoRo%20Q2_2005/Bulletin205draft.xls'#TABLE4AL.$D$6:TABLE4AL.$D$12" table:base-cell-address="TRA0203_(2017).$A$1"/>
        <table:named-range table:name="ANNENG" table:cell-range-address="'file://virago.internal.dtlr.gov.uk/data/2005Publications/RoRo%20Q2_2005/Bulletin205draft.xls'#TABLE4AL.$F$6:TABLE4AL.$F$12" table:base-cell-address="TRA0203_(2017).$A$1"/>
        <table:named-range table:name="ANNFORIEGN" table:cell-range-address="'file://virago.internal.dtlr.gov.uk/data/2005Publications/RoRo%20Q2_2005/Bulletin205draft.xls'#TABLE1a.$P$37" table:base-cell-address="TRA0203_(2017).$A$1"/>
        <table:named-range table:name="ANNFRANCE" table:cell-range-address="'file://virago.internal.dtlr.gov.uk/data/2005Publications/RoRo%20Q2_2005/Bulletin205draft.xls'#TABLE5.$B$5:TABLE5.$B$12" table:base-cell-address="TRA0203_(2017).$A$1"/>
        <table:named-range table:name="ANNL" table:cell-range-address="'file://virago.internal.dtlr.gov.uk/data/2005Publications/RoRo%20Q2_2005/Bulletin205draft.xls'#TABLE5.$F$5:TABLE5.$F$12" table:base-cell-address="TRA0203_(2017).$A$1"/>
        <table:named-range table:name="ANNOTHER" table:cell-range-address="'file://virago.internal.dtlr.gov.uk/data/2005Publications/RoRo%20Q2_2005/Bulletin205draft.xls'#TABLE5.$J$5:TABLE5.$J$12" table:base-cell-address="TRA0203_(2017).$A$1"/>
        <table:named-range table:name="ANNSE" table:cell-range-address="'file://virago.internal.dtlr.gov.uk/data/2005Publications/RoRo%20Q2_2005/Bulletin205draft.xls'#TABLE4AL.$B$6:TABLE4AL.$B$12" table:base-cell-address="TRA0203_(2017).$A$1"/>
        <table:named-expression table:name="ANNUAL" table:expression="of:=[.#REF!]" table:base-cell-address="TRA0203_(2017).$A$1"/>
        <table:named-range table:name="ANNUK" table:cell-range-address="'file://virago.internal.dtlr.gov.uk/data/2005Publications/RoRo%20Q2_2005/Bulletin205draft.xls'#TABLE1a.$E$8:TABLE1a.$E$14" table:base-cell-address="TRA0203_(2017).$A$1"/>
        <table:named-range table:name="ANNUT" table:cell-range-address="'file://virago.internal.dtlr.gov.uk/data/2005Publications/RoRo%20Q2_2005/Bulletin205draft.xls'#TABLE1a.$M$8:TABLE1a.$M$14" table:base-cell-address="TRA0203_(2017).$A$1"/>
        <table:named-expression table:name="BARQTR" table:expression="of:=[.#REF!]" table:base-cell-address="TRA0203_(2017).$A$1"/>
        <table:named-expression table:name="BELGIUM" table:expression="of:=[.#REF!]" table:base-cell-address="TRA0203_(2017).$A$1"/>
        <table:named-expression table:name="BULL" table:expression="of:=#N/A" table:base-cell-address="TRA0203_(2017).$A$1"/>
        <table:named-range table:name="CAMARA" table:cell-range-address="'file://virago.internal.dtlr.gov.uk/data/2005Publications/RoRo%20Q2_2005/Bulletin205draft.xls'#TABLE1a.$P$4" table:base-cell-address="TRA0203_(2017).$A$1"/>
        <table:named-expression table:name="CategoryTitle" table:expression="of:=[.#REF!]" table:base-cell-address="TRA0203_(2017).$A$1"/>
        <table:named-range table:name="CLONE" table:cell-range-address="'file://virago.internal.dtlr.gov.uk/data/2005Publications/RoRo%20Q2_2005/Bulletin205draft.xls'#TABLE1a.$P$6" table:base-cell-address="TRA0203_(2017).$A$1"/>
        <table:named-expression table:name="DEFLATOR" table:expression="of:=[.#REF!]" table:base-cell-address="TRA0203_(2017).$A$1"/>
        <table:named-expression table:name="dgdsfyh" table:expression="of:=[.#REF!]" table:base-cell-address="TRA0203_(2017).$A$1"/>
        <table:named-expression table:name="DK" table:expression="of:=[.#REF!]" table:base-cell-address="TRA0203_(2017).$A$1"/>
        <table:named-expression table:name="DNK_D" table:expression="of:=[.#REF!]" table:base-cell-address="TRA0203_(2017).$A$1"/>
        <table:named-expression table:name="DOVER" table:expression="of:=#N/A" table:base-cell-address="TRA0203_(2017).$A$1"/>
        <table:named-expression table:name="EIRE" table:expression="of:=[.#REF!]" table:base-cell-address="TRA0203_(2017).$A$1"/>
        <table:named-expression table:name="ENGLISH" table:expression="of:=#N/A" table:base-cell-address="TRA0203_(2017).$A$1"/>
        <table:named-expression table:name="fbegyear" table:expression="of:=[.#REF!]" table:base-cell-address="TRA0203_(2017).$A$1"/>
        <table:named-range table:name="fendyear" table:cell-range-address="'file://virago.internal.dtlr.gov.uk/data/Publications%20&amp;%20DataProvision/SR2/Annual%20Bulletin%20working%20version/work/Sect1.xls'#Year.$B$3" table:base-cell-address="TRA0203_(2017).$A$1"/>
        <table:named-expression table:name="FL" table:expression="of:=[.#REF!]" table:base-cell-address="TRA0203_(2017).$A$1"/>
        <table:named-expression table:name="Footnotes" table:expression="of:=[.#REF!]" table:base-cell-address="TRA0203_(2017).$A$1"/>
        <table:named-range table:name="FOREIGN" table:cell-range-address="'file://virago.internal.dtlr.gov.uk/data/2005Publications/RoRo%20Q2_2005/Bulletin205draft.xls'#TABLE1a.$P$38:TABLE1a.$P$52" table:base-cell-address="TRA0203_(2017).$A$1"/>
        <table:named-expression table:name="FRANCE" table:expression="of:=[.#REF!]" table:base-cell-address="TRA0203_(2017).$A$1"/>
        <table:named-range table:name="fyear" table:cell-range-address="'file://virago.internal.dtlr.gov.uk/data/Publications%20&amp;%20DataProvision/SR2/Annual%20Bulletin%20working%20version/work/Sect1.xls'#c11.$D$42" table:base-cell-address="TRA0203_(2017).$A$1"/>
        <table:named-expression table:name="GERMANY" table:expression="of:=[.#REF!]" table:base-cell-address="TRA0203_(2017)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203_(2017).$A$1"/>
        <table:named-expression table:name="GraphTitle" table:expression="of:=[.#REF!]" table:base-cell-address="TRA0203_(2017).$A$1"/>
        <table:named-expression table:name="ITALY" table:expression="of:=[.#REF!]" table:base-cell-address="TRA0203_(2017).$A$1"/>
        <table:named-expression table:name="NLS" table:expression="of:=[.#REF!]" table:base-cell-address="TRA0203_(2017).$A$1"/>
        <table:named-expression table:name="NONEC" table:expression="of:=[.#REF!]" table:base-cell-address="TRA0203_(2017).$A$1"/>
        <table:named-expression table:name="NORTHSEA" table:expression="of:=#N/A" table:base-cell-address="TRA0203_(2017).$A$1"/>
        <table:named-expression table:name="OldData" table:expression="of:=[.#REF!]" table:base-cell-address="TRA0203_(2017).$A$1"/>
        <table:named-expression table:name="OTHER" table:expression="of:=#N/A" table:base-cell-address="TRA0203_(2017).$A$1"/>
        <table:named-expression table:name="OTHEREC" table:expression="of:=[.#REF!]" table:base-cell-address="TRA0203_(2017).$A$1"/>
        <table:named-expression table:name="PIE" table:expression="of:=[.#REF!]" table:base-cell-address="TRA0203_(2017).$A$1"/>
        <table:named-expression table:name="Print_Area" table:expression="of:=[.#REF!]" table:base-cell-address="TRA0203_(2017).$A$1"/>
        <table:named-range table:name="Print_Area_MI" table:cell-range-address="'file://virago.internal.dtlr.gov.uk/data/2005Publications/RoRo%20Q2_2005/Bulletin205draft.xls'#TABLE1a.$A$1:TABLE1a.$O$37" table:base-cell-address="TRA0203_(2017).$A$1"/>
        <table:named-expression table:name="PUBLISH_Print_Area" table:expression="of:=[.#REF!]" table:base-cell-address="TRA0203_(2017).$A$1"/>
        <table:named-expression table:name="PUBLISH1998_Print_Area" table:expression="of:=[.#REF!]" table:base-cell-address="TRA0203_(2017).$A$1"/>
        <table:named-expression table:name="qryNonEUBreakdown" table:expression="of:=[.#REF!]" table:base-cell-address="TRA0203_(2017).$A$1"/>
        <table:named-expression table:name="QUARTER" table:expression="of:=[.#REF!]" table:base-cell-address="TRA0203_(2017).$A$1"/>
        <table:named-expression table:name="SPAIN" table:expression="of:=[.#REF!]" table:base-cell-address="TRA0203_(2017).$A$1"/>
        <table:named-range table:name="tab" table:cell-range-address="'file://virago.internal.dtlr.gov.uk/data/IRHS/EXCEL/RORO/bulletins/2003/SA%20Changes/SA%20Changes%20to%20bulletin%20-%20draft.xls'#TABLE1a.$U$3" table:base-cell-address="TRA0203_(2017).$A$1"/>
        <table:named-expression table:name="TAB4ALL" table:expression="of:=#N/A" table:base-cell-address="TRA0203_(2017).$A$1"/>
        <table:named-expression table:name="TAB4PV" table:expression="of:=#N/A" table:base-cell-address="TRA0203_(2017).$A$1"/>
        <table:named-expression table:name="TAB4UT" table:expression="of:=#N/A" table:base-cell-address="TRA0203_(2017).$A$1"/>
        <table:named-expression table:name="TableTitle" table:expression="of:=[.#REF!]" table:base-cell-address="TRA0203_(2017).$A$1"/>
        <table:named-expression table:name="testing" table:expression="of:=[.#REF!]" table:base-cell-address="TRA0203_(2017).$A$1"/>
        <table:named-expression table:name="UK" table:expression="of:=#N/A" table:base-cell-address="TRA0203_(2017).$A$1"/>
        <table:named-expression table:name="UT" table:expression="of:=#N/A" table:base-cell-address="TRA0203_(2017).$A$1"/>
        <table:named-expression table:name="ValueTitle" table:expression="of:=[.#REF!]" table:base-cell-address="TRA0203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eading_6._32_New_32_topics_32_3" style:display-name="Heading_6. New topics 3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3" style:display-name="Hyperlink 3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WebTable_32_Template" style:display-name="Hyperlink_WebTable Template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._32_DM_32_PERSONAL_32_TRAVEL_32_ab" style:display-name="Normal_1. DM PERSONAL TRAVEL ab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1._32_DM_32_PERSONAL_32_TRAVEL_32_ab_32_3" style:display-name="Normal_1. DM PERSONAL TRAVEL ab 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fo:color="#000000" style:font-name="Tms Rmn" style:font-name-asian="Tms Rmn" style:font-name-complex="Tms Rmn" fo:font-size="10pt" style:font-size-asian="10pt" style:font-size-complex="10pt"/>
    </style:style>
    <style:style style:name="Normal_70108_32_updated_32_3" style:display-name="Normal_70108 updated 3" style:family="table-cell" style:data-style-name="N0">
      <style:table-cell-properties style:vertical-align="automatic" fo:background-color="transparent"/>
      <style:text-properties fo:color="#000000"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3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Main_32_3" style:display-name="Normal_Main 3" style:family="table-cell" style:data-style-name="N3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" style:family="table-cell" style:data-style-name="N3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3" style:display-name="Normal_TRA2501 3" style:family="table-cell" style:data-style-name="N3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TRA9901_32_3" style:display-name="Normal_TRA990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73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73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77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hnom Havaei-Ahary</meta:initial-creator>
    <dc:creator>Behnom Havaei-Ahary</dc:creator>
    <meta:creation-date>2018-07-03T17:33:32Z</meta:creation-date>
    <dc:date>2018-07-03T17:34:38Z</dc:date>
  </office:meta>
</office:document-meta>
</file>